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4" style:family="table-column">
      <style:table-column-properties fo:break-before="auto" style:column-width="1.2957in"/>
    </style:style>
    <style:style style:name="co5" style:family="table-column">
      <style:table-column-properties fo:break-before="auto" style:column-width="3.7736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075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"/>
        <table:table-column table:style-name="co3" table:default-cell-style-name="ce3"/>
        <table:table-column table:style-name="co3" table:number-columns-repeated="2" table:default-cell-style-name="Default"/>
        <table:table-column table:style-name="co8" table:default-cell-style-name="Default"/>
        <table:table-row table:style-name="ro2">
          <table:table-cell office:value-type="string">
            <text:p>word</text:p>
          </table:table-cell>
          <table:table-cell office:value-type="string">
            <text:p>count</text:p>
          </table:table-cell>
          <table:table-cell office:value-type="string">
            <text:p>pos pmi</text:p>
          </table:table-cell>
          <table:table-cell office:value-type="string">
            <text:p>neg pmi </text:p>
          </table:table-cell>
          <table:table-cell office:value-type="string">
            <text:p>diff pmi</text:p>
          </table:table-cell>
          <table:table-cell office:value-type="string">
            <text:p>normalized diff pmi</text:p>
          </table:table-cell>
          <table:table-cell office:value-type="string">
            <text:p>assigned polarity</text:p>
          </table:table-cell>
          <table:table-cell office:value-type="string">
            <text:p>true polarity</text:p>
          </table:table-cell>
          <table:table-cell office:value-type="string">
            <text:p>error</text:p>
          </table:table-cell>
          <table:table-cell office:value-type="string">
            <text:p>error count</text:p>
          </table:table-cell>
          <table:table-cell office:value-type="string">
            <text:p>precision so far</text:p>
          </table:table-cell>
        </table:table-row>
        <table:table-row table:style-name="ro3">
          <table:table-cell office:value-type="string">
            <text:p>تتكلميش</text:p>
          </table:table-cell>
          <table:table-cell office:value-type="float" office:value="49">
            <text:p>49</text:p>
          </table:table-cell>
          <table:table-cell office:value-type="float" office:value="0.023386176079">
            <text:p>0.0233861761</text:p>
          </table:table-cell>
          <table:table-cell office:value-type="float" office:value="0.0243592453448">
            <text:p>0.0243592453</text:p>
          </table:table-cell>
          <table:table-cell table:formula="of:=ABS(SUM([.C2];-1*[.D2]))" office:value-type="float" office:value="0.0009730692658">
            <text:p>0.0009730693</text:p>
          </table:table-cell>
          <table:table-cell table:formula="of:=[.E2]/POWER(SUM(POWER([.C2];2);POWER([.D2];2));0.5)" office:value-type="float" office:value="0.0288162091147392">
            <text:p>0.0288162091</text:p>
          </table:table-cell>
          <table:table-cell table:number-columns-repeated="2" office:value-type="string">
            <text:p>NEG</text:p>
          </table:table-cell>
          <table:table-cell table:formula="of:=IF([.G2]=[.H2];0;1)" office:value-type="float" office:value="0">
            <text:p>0</text:p>
          </table:table-cell>
          <table:table-cell table:formula="of:=SUM([.I$2:.I2])" office:value-type="float" office:value="0">
            <text:p>0</text:p>
          </table:table-cell>
          <table:table-cell table:formula="of:=81-[.J2]" office:value-type="float" office:value="81">
            <text:p>81</text:p>
          </table:table-cell>
        </table:table-row>
        <table:table-row table:style-name="ro3">
          <table:table-cell office:value-type="string">
            <text:p>صايعين</text:p>
          </table:table-cell>
          <table:table-cell office:value-type="float" office:value="53">
            <text:p>53</text:p>
          </table:table-cell>
          <table:table-cell office:value-type="float" office:value="0.0238788260134">
            <text:p>0.023878826</text:p>
          </table:table-cell>
          <table:table-cell office:value-type="float" office:value="0.0185133536018">
            <text:p>0.0185133536</text:p>
          </table:table-cell>
          <table:table-cell table:formula="of:=ABS(SUM([.C3];-1*[.D3]))" office:value-type="float" office:value="0.0053654724116">
            <text:p>0.0053654724</text:p>
          </table:table-cell>
          <table:table-cell table:formula="of:=[.E3]/POWER(SUM(POWER([.C3];2);POWER([.D3];2));0.5)" office:value-type="float" office:value="0.177576802362058">
            <text:p>0.1775768024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3]=[.H3];0;1)" office:value-type="float" office:value="1">
            <text:p>1</text:p>
          </table:table-cell>
          <table:table-cell table:formula="of:=SUM([.I$2:.I3])" office:value-type="float" office:value="1">
            <text:p>1</text:p>
          </table:table-cell>
          <table:table-cell table:formula="of:=81-[.J3]" office:value-type="float" office:value="80">
            <text:p>80</text:p>
          </table:table-cell>
        </table:table-row>
        <table:table-row table:style-name="ro3">
          <table:table-cell office:value-type="string">
            <text:p>مش ممكن</text:p>
          </table:table-cell>
          <table:table-cell office:value-type="float" office:value="54">
            <text:p>54</text:p>
          </table:table-cell>
          <table:table-cell office:value-type="float" office:value="0.033538239695">
            <text:p>0.0335382397</text:p>
          </table:table-cell>
          <table:table-cell office:value-type="float" office:value="0.0212850753419">
            <text:p>0.0212850753</text:p>
          </table:table-cell>
          <table:table-cell table:formula="of:=ABS(SUM([.C4];-1*[.D4]))" office:value-type="float" office:value="0.0122531643531">
            <text:p>0.0122531644</text:p>
          </table:table-cell>
          <table:table-cell table:formula="of:=[.E4]/POWER(SUM(POWER([.C4];2);POWER([.D4];2));0.5)" office:value-type="float" office:value="0.308469998130888">
            <text:p>0.308469998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4]=[.H4];0;1)" office:value-type="float" office:value="1">
            <text:p>1</text:p>
          </table:table-cell>
          <table:table-cell table:formula="of:=SUM([.I$2:.I4])" office:value-type="float" office:value="2">
            <text:p>2</text:p>
          </table:table-cell>
          <table:table-cell table:formula="of:=81-[.J4]" office:value-type="float" office:value="79">
            <text:p>79</text:p>
          </table:table-cell>
        </table:table-row>
        <table:table-row table:style-name="ro3">
          <table:table-cell office:value-type="string">
            <text:p>اتسجنو</text:p>
          </table:table-cell>
          <table:table-cell office:value-type="float" office:value="64">
            <text:p>64</text:p>
          </table:table-cell>
          <table:table-cell office:value-type="float" office:value="-0.0250214488312">
            <text:p>-0.0250214488</text:p>
          </table:table-cell>
          <table:table-cell office:value-type="float" office:value="0.0327031518354">
            <text:p>0.0327031518</text:p>
          </table:table-cell>
          <table:table-cell table:formula="of:=ABS(SUM([.C5];-1*[.D5]))" office:value-type="float" office:value="0.0577246006666">
            <text:p>0.0577246007</text:p>
          </table:table-cell>
          <table:table-cell table:formula="of:=[.E5]/POWER(SUM(POWER([.C5];2);POWER([.D5];2));0.5)" office:value-type="float" office:value="1.4018553324694">
            <text:p>1.4018553325</text:p>
          </table:table-cell>
          <table:table-cell table:number-columns-repeated="2" office:value-type="string">
            <text:p>NEG</text:p>
          </table:table-cell>
          <table:table-cell table:formula="of:=IF([.G5]=[.H5];0;1)" office:value-type="float" office:value="0">
            <text:p>0</text:p>
          </table:table-cell>
          <table:table-cell table:formula="of:=SUM([.I$2:.I5])" office:value-type="float" office:value="2">
            <text:p>2</text:p>
          </table:table-cell>
          <table:table-cell table:formula="of:=81-[.J5]" office:value-type="float" office:value="79">
            <text:p>79</text:p>
          </table:table-cell>
        </table:table-row>
        <table:table-row table:style-name="ro3">
          <table:table-cell office:value-type="string">
            <text:p>فيه حالات</text:p>
          </table:table-cell>
          <table:table-cell office:value-type="float" office:value="68">
            <text:p>68</text:p>
          </table:table-cell>
          <table:table-cell office:value-type="float" office:value="0.0204214944683">
            <text:p>0.0204214945</text:p>
          </table:table-cell>
          <table:table-cell office:value-type="float" office:value="0.0167242130301">
            <text:p>0.016724213</text:p>
          </table:table-cell>
          <table:table-cell table:formula="of:=ABS(SUM([.C6];-1*[.D6]))" office:value-type="float" office:value="0.0036972814382">
            <text:p>0.0036972814</text:p>
          </table:table-cell>
          <table:table-cell table:formula="of:=[.E6]/POWER(SUM(POWER([.C6];2);POWER([.D6];2));0.5)" office:value-type="float" office:value="0.140070976093882">
            <text:p>0.140070976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6]=[.H6];0;1)" office:value-type="float" office:value="1">
            <text:p>1</text:p>
          </table:table-cell>
          <table:table-cell table:formula="of:=SUM([.I$2:.I6])" office:value-type="float" office:value="3">
            <text:p>3</text:p>
          </table:table-cell>
          <table:table-cell table:formula="of:=81-[.J6]" office:value-type="float" office:value="78">
            <text:p>78</text:p>
          </table:table-cell>
        </table:table-row>
        <table:table-row table:style-name="ro3">
          <table:table-cell office:value-type="string">
            <text:p>الكلب دي</text:p>
          </table:table-cell>
          <table:table-cell office:value-type="float" office:value="76">
            <text:p>76</text:p>
          </table:table-cell>
          <table:table-cell office:value-type="float" office:value="-0.00834102886972">
            <text:p>-0.0083410289</text:p>
          </table:table-cell>
          <table:table-cell office:value-type="float" office:value="0.0357110241663">
            <text:p>0.0357110242</text:p>
          </table:table-cell>
          <table:table-cell table:formula="of:=ABS(SUM([.C7];-1*[.D7]))" office:value-type="float" office:value="0.04405205303602">
            <text:p>0.044052053</text:p>
          </table:table-cell>
          <table:table-cell table:formula="of:=[.E7]/POWER(SUM(POWER([.C7];2);POWER([.D7];2));0.5)" office:value-type="float" office:value="1.20123845909513">
            <text:p>1.2012384591</text:p>
          </table:table-cell>
          <table:table-cell table:number-columns-repeated="2" office:value-type="string">
            <text:p>NEG</text:p>
          </table:table-cell>
          <table:table-cell table:formula="of:=IF([.G7]=[.H7];0;1)" office:value-type="float" office:value="0">
            <text:p>0</text:p>
          </table:table-cell>
          <table:table-cell table:formula="of:=SUM([.I$2:.I7])" office:value-type="float" office:value="3">
            <text:p>3</text:p>
          </table:table-cell>
          <table:table-cell table:formula="of:=81-[.J7]" office:value-type="float" office:value="78">
            <text:p>78</text:p>
          </table:table-cell>
        </table:table-row>
        <table:table-row table:style-name="ro3">
          <table:table-cell office:value-type="string">
            <text:p>وسخة</text:p>
          </table:table-cell>
          <table:table-cell office:value-type="float" office:value="82">
            <text:p>82</text:p>
          </table:table-cell>
          <table:table-cell office:value-type="float" office:value="-0.0362226771311">
            <text:p>-0.0362226771</text:p>
          </table:table-cell>
          <table:table-cell office:value-type="float" office:value="0.0452612279851">
            <text:p>0.045261228</text:p>
          </table:table-cell>
          <table:table-cell table:formula="of:=ABS(SUM([.C8];-1*[.D8]))" office:value-type="float" office:value="0.0814839051162">
            <text:p>0.0814839051</text:p>
          </table:table-cell>
          <table:table-cell table:formula="of:=[.E8]/POWER(SUM(POWER([.C8];2);POWER([.D8];2));0.5)" office:value-type="float" office:value="1.40559264204933">
            <text:p>1.405592642</text:p>
          </table:table-cell>
          <table:table-cell table:number-columns-repeated="2" office:value-type="string">
            <text:p>NEG</text:p>
          </table:table-cell>
          <table:table-cell table:formula="of:=IF([.G8]=[.H8];0;1)" office:value-type="float" office:value="0">
            <text:p>0</text:p>
          </table:table-cell>
          <table:table-cell table:formula="of:=SUM([.I$2:.I8])" office:value-type="float" office:value="3">
            <text:p>3</text:p>
          </table:table-cell>
          <table:table-cell table:formula="of:=81-[.J8]" office:value-type="float" office:value="78">
            <text:p>78</text:p>
          </table:table-cell>
        </table:table-row>
        <table:table-row table:style-name="ro3">
          <table:table-cell office:value-type="string">
            <text:p>خبؤ</text:p>
          </table:table-cell>
          <table:table-cell office:value-type="float" office:value="83">
            <text:p>83</text:p>
          </table:table-cell>
          <table:table-cell office:value-type="float" office:value="0.00354874881691">
            <text:p>0.0035487488</text:p>
          </table:table-cell>
          <table:table-cell office:value-type="float" office:value="0.0329529314112">
            <text:p>0.0329529314</text:p>
          </table:table-cell>
          <table:table-cell table:formula="of:=ABS(SUM([.C9];-1*[.D9]))" office:value-type="float" office:value="0.02940418259429">
            <text:p>0.0294041826</text:p>
          </table:table-cell>
          <table:table-cell table:formula="of:=[.E9]/POWER(SUM(POWER([.C9];2);POWER([.D9];2));0.5)" office:value-type="float" office:value="0.887178879210979">
            <text:p>0.8871788792</text:p>
          </table:table-cell>
          <table:table-cell table:number-columns-repeated="2" office:value-type="string">
            <text:p>NEG</text:p>
          </table:table-cell>
          <table:table-cell table:formula="of:=IF([.G9]=[.H9];0;1)" office:value-type="float" office:value="0">
            <text:p>0</text:p>
          </table:table-cell>
          <table:table-cell table:formula="of:=SUM([.I$2:.I9])" office:value-type="float" office:value="3">
            <text:p>3</text:p>
          </table:table-cell>
          <table:table-cell table:formula="of:=81-[.J9]" office:value-type="float" office:value="78">
            <text:p>78</text:p>
          </table:table-cell>
        </table:table-row>
        <table:table-row table:style-name="ro3">
          <table:table-cell office:value-type="string">
            <text:p>سميع الدعاء</text:p>
          </table:table-cell>
          <table:table-cell office:value-type="float" office:value="94">
            <text:p>94</text:p>
          </table:table-cell>
          <table:table-cell office:value-type="float" office:value="0.0225983941196">
            <text:p>0.0225983941</text:p>
          </table:table-cell>
          <table:table-cell office:value-type="float" office:value="0.0136684640666">
            <text:p>0.0136684641</text:p>
          </table:table-cell>
          <table:table-cell table:formula="of:=ABS(SUM([.C10];-1*[.D10]))" office:value-type="float" office:value="0.008929930053">
            <text:p>0.0089299301</text:p>
          </table:table-cell>
          <table:table-cell table:formula="of:=[.E10]/POWER(SUM(POWER([.C10];2);POWER([.D10];2));0.5)" office:value-type="float" office:value="0.338120491008939">
            <text:p>0.338120491</text:p>
          </table:table-cell>
          <table:table-cell table:number-columns-repeated="2" office:value-type="string">
            <text:p>POS</text:p>
          </table:table-cell>
          <table:table-cell table:formula="of:=IF([.G10]=[.H10];0;1)" office:value-type="float" office:value="0">
            <text:p>0</text:p>
          </table:table-cell>
          <table:table-cell table:formula="of:=SUM([.I$2:.I10])" office:value-type="float" office:value="3">
            <text:p>3</text:p>
          </table:table-cell>
          <table:table-cell table:formula="of:=81-[.J10]" office:value-type="float" office:value="78">
            <text:p>78</text:p>
          </table:table-cell>
        </table:table-row>
        <table:table-row table:style-name="ro3">
          <table:table-cell office:value-type="string">
            <text:p>cool</text:p>
          </table:table-cell>
          <table:table-cell office:value-type="float" office:value="105">
            <text:p>105</text:p>
          </table:table-cell>
          <table:table-cell office:value-type="float" office:value="0.0400783545973">
            <text:p>0.0400783546</text:p>
          </table:table-cell>
          <table:table-cell office:value-type="float" office:value="0.0045077871634">
            <text:p>0.0045077872</text:p>
          </table:table-cell>
          <table:table-cell table:formula="of:=ABS(SUM([.C11];-1*[.D11]))" office:value-type="float" office:value="0.0355705674339">
            <text:p>0.0355705674</text:p>
          </table:table-cell>
          <table:table-cell table:formula="of:=[.E11]/POWER(SUM(POWER([.C11];2);POWER([.D11];2));0.5)" office:value-type="float" office:value="0.881964537573253">
            <text:p>0.8819645376</text:p>
          </table:table-cell>
          <table:table-cell table:number-columns-repeated="2" office:value-type="string">
            <text:p>POS</text:p>
          </table:table-cell>
          <table:table-cell table:formula="of:=IF([.G11]=[.H11];0;1)" office:value-type="float" office:value="0">
            <text:p>0</text:p>
          </table:table-cell>
          <table:table-cell table:formula="of:=SUM([.I$2:.I11])" office:value-type="float" office:value="3">
            <text:p>3</text:p>
          </table:table-cell>
          <table:table-cell table:formula="of:=81-[.J11]" office:value-type="float" office:value="78">
            <text:p>78</text:p>
          </table:table-cell>
        </table:table-row>
        <table:table-row table:style-name="ro3">
          <table:table-cell office:value-type="string">
            <text:p>مسليني</text:p>
          </table:table-cell>
          <table:table-cell office:value-type="float" office:value="112">
            <text:p>112</text:p>
          </table:table-cell>
          <table:table-cell office:value-type="float" office:value="0.0526917671005">
            <text:p>0.0526917671</text:p>
          </table:table-cell>
          <table:table-cell office:value-type="float" office:value="0.0094953622067">
            <text:p>0.0094953622</text:p>
          </table:table-cell>
          <table:table-cell table:formula="of:=ABS(SUM([.C12];-1*[.D12]))" office:value-type="float" office:value="0.0431964048938">
            <text:p>0.0431964049</text:p>
          </table:table-cell>
          <table:table-cell table:formula="of:=[.E12]/POWER(SUM(POWER([.C12];2);POWER([.D12];2));0.5)" office:value-type="float" office:value="0.806798812117946">
            <text:p>0.8067988121</text:p>
          </table:table-cell>
          <table:table-cell table:number-columns-repeated="2" office:value-type="string">
            <text:p>POS</text:p>
          </table:table-cell>
          <table:table-cell table:formula="of:=IF([.G12]=[.H12];0;1)" office:value-type="float" office:value="0">
            <text:p>0</text:p>
          </table:table-cell>
          <table:table-cell table:formula="of:=SUM([.I$2:.I12])" office:value-type="float" office:value="3">
            <text:p>3</text:p>
          </table:table-cell>
          <table:table-cell table:formula="of:=81-[.J12]" office:value-type="float" office:value="78">
            <text:p>78</text:p>
          </table:table-cell>
        </table:table-row>
        <table:table-row table:style-name="ro3">
          <table:table-cell office:value-type="string">
            <text:p>محنكه</text:p>
          </table:table-cell>
          <table:table-cell office:value-type="float" office:value="113">
            <text:p>113</text:p>
          </table:table-cell>
          <table:table-cell office:value-type="float" office:value="0.0418011728947">
            <text:p>0.0418011729</text:p>
          </table:table-cell>
          <table:table-cell office:value-type="float" office:value="0.0113966702981">
            <text:p>0.0113966703</text:p>
          </table:table-cell>
          <table:table-cell table:formula="of:=ABS(SUM([.C13];-1*[.D13]))" office:value-type="float" office:value="0.0304045025966">
            <text:p>0.0304045026</text:p>
          </table:table-cell>
          <table:table-cell table:formula="of:=[.E13]/POWER(SUM(POWER([.C13];2);POWER([.D13];2));0.5)" office:value-type="float" office:value="0.701746197538357">
            <text:p>0.7017461975</text:p>
          </table:table-cell>
          <table:table-cell table:number-columns-repeated="2" office:value-type="string">
            <text:p>POS</text:p>
          </table:table-cell>
          <table:table-cell table:formula="of:=IF([.G13]=[.H13];0;1)" office:value-type="float" office:value="0">
            <text:p>0</text:p>
          </table:table-cell>
          <table:table-cell table:formula="of:=SUM([.I$2:.I13])" office:value-type="float" office:value="3">
            <text:p>3</text:p>
          </table:table-cell>
          <table:table-cell table:formula="of:=81-[.J13]" office:value-type="float" office:value="78">
            <text:p>78</text:p>
          </table:table-cell>
        </table:table-row>
        <table:table-row table:style-name="ro3">
          <table:table-cell office:value-type="string">
            <text:p>كان محترم</text:p>
          </table:table-cell>
          <table:table-cell office:value-type="float" office:value="114">
            <text:p>114</text:p>
          </table:table-cell>
          <table:table-cell office:value-type="float" office:value="0.0282806440408">
            <text:p>0.028280644</text:p>
          </table:table-cell>
          <table:table-cell office:value-type="float" office:value="0.014643307318">
            <text:p>0.0146433073</text:p>
          </table:table-cell>
          <table:table-cell table:formula="of:=ABS(SUM([.C14];-1*[.D14]))" office:value-type="float" office:value="0.0136373367228">
            <text:p>0.0136373367</text:p>
          </table:table-cell>
          <table:table-cell table:formula="of:=[.E14]/POWER(SUM(POWER([.C14];2);POWER([.D14];2));0.5)" office:value-type="float" office:value="0.42821631059538">
            <text:p>0.4282163106</text:p>
          </table:table-cell>
          <table:table-cell table:number-columns-repeated="2" office:value-type="string">
            <text:p>POS</text:p>
          </table:table-cell>
          <table:table-cell table:formula="of:=IF([.G14]=[.H14];0;1)" office:value-type="float" office:value="0">
            <text:p>0</text:p>
          </table:table-cell>
          <table:table-cell table:formula="of:=SUM([.I$2:.I14])" office:value-type="float" office:value="3">
            <text:p>3</text:p>
          </table:table-cell>
          <table:table-cell table:formula="of:=81-[.J14]" office:value-type="float" office:value="78">
            <text:p>78</text:p>
          </table:table-cell>
        </table:table-row>
        <table:table-row table:style-name="ro3">
          <table:table-cell office:value-type="string">
            <text:p>ساداتي</text:p>
          </table:table-cell>
          <table:table-cell office:value-type="float" office:value="123">
            <text:p>123</text:p>
          </table:table-cell>
          <table:table-cell office:value-type="float" office:value="0.0454143667963">
            <text:p>0.0454143668</text:p>
          </table:table-cell>
          <table:table-cell office:value-type="float" office:value="0.00704437071947">
            <text:p>0.0070443707</text:p>
          </table:table-cell>
          <table:table-cell table:formula="of:=ABS(SUM([.C15];-1*[.D15]))" office:value-type="float" office:value="0.03836999607683">
            <text:p>0.0383699961</text:p>
          </table:table-cell>
          <table:table-cell table:formula="of:=[.E15]/POWER(SUM(POWER([.C15];2);POWER([.D15];2));0.5)" office:value-type="float" office:value="0.834902504016718">
            <text:p>0.834902504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15]=[.H15];0;1)" office:value-type="float" office:value="1">
            <text:p>1</text:p>
          </table:table-cell>
          <table:table-cell table:formula="of:=SUM([.I$2:.I15])" office:value-type="float" office:value="4">
            <text:p>4</text:p>
          </table:table-cell>
          <table:table-cell table:formula="of:=81-[.J15]" office:value-type="float" office:value="77">
            <text:p>77</text:p>
          </table:table-cell>
        </table:table-row>
        <table:table-row table:style-name="ro3">
          <table:table-cell office:value-type="string">
            <text:p>يعني مش</text:p>
          </table:table-cell>
          <table:table-cell office:value-type="float" office:value="124">
            <text:p>124</text:p>
          </table:table-cell>
          <table:table-cell office:value-type="float" office:value="0.00758716418005">
            <text:p>0.0075871642</text:p>
          </table:table-cell>
          <table:table-cell office:value-type="float" office:value="0.0248650415311">
            <text:p>0.0248650415</text:p>
          </table:table-cell>
          <table:table-cell table:formula="of:=ABS(SUM([.C16];-1*[.D16]))" office:value-type="float" office:value="0.01727787735105">
            <text:p>0.0172778774</text:p>
          </table:table-cell>
          <table:table-cell table:formula="of:=[.E16]/POWER(SUM(POWER([.C16];2);POWER([.D16];2));0.5)" office:value-type="float" office:value="0.664614687354015">
            <text:p>0.6646146874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16]=[.H16];0;1)" office:value-type="float" office:value="1">
            <text:p>1</text:p>
          </table:table-cell>
          <table:table-cell table:formula="of:=SUM([.I$2:.I16])" office:value-type="float" office:value="5">
            <text:p>5</text:p>
          </table:table-cell>
          <table:table-cell table:formula="of:=81-[.J16]" office:value-type="float" office:value="76">
            <text:p>76</text:p>
          </table:table-cell>
        </table:table-row>
        <table:table-row table:style-name="ro3">
          <table:table-cell office:value-type="string">
            <text:p>طيبان</text:p>
          </table:table-cell>
          <table:table-cell office:value-type="float" office:value="130">
            <text:p>130</text:p>
          </table:table-cell>
          <table:table-cell office:value-type="float" office:value="0.0204174067455">
            <text:p>0.0204174067</text:p>
          </table:table-cell>
          <table:table-cell office:value-type="float" office:value="0.0256746474723">
            <text:p>0.0256746475</text:p>
          </table:table-cell>
          <table:table-cell table:formula="of:=ABS(SUM([.C17];-1*[.D17]))" office:value-type="float" office:value="0.0052572407268">
            <text:p>0.0052572407</text:p>
          </table:table-cell>
          <table:table-cell table:formula="of:=[.E17]/POWER(SUM(POWER([.C17];2);POWER([.D17];2));0.5)" office:value-type="float" office:value="0.160265491243754">
            <text:p>0.1602654912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G17]=[.H17];0;1)" office:value-type="float" office:value="1">
            <text:p>1</text:p>
          </table:table-cell>
          <table:table-cell table:formula="of:=SUM([.I$2:.I17])" office:value-type="float" office:value="6">
            <text:p>6</text:p>
          </table:table-cell>
          <table:table-cell table:formula="of:=81-[.J17]" office:value-type="float" office:value="75">
            <text:p>75</text:p>
          </table:table-cell>
        </table:table-row>
        <table:table-row table:style-name="ro3">
          <table:table-cell office:value-type="string">
            <text:p>بنحب مصر</text:p>
          </table:table-cell>
          <table:table-cell office:value-type="float" office:value="131">
            <text:p>131</text:p>
          </table:table-cell>
          <table:table-cell office:value-type="float" office:value="0.0374914949572">
            <text:p>0.037491495</text:p>
          </table:table-cell>
          <table:table-cell office:value-type="float" office:value="0.0117339140825">
            <text:p>0.0117339141</text:p>
          </table:table-cell>
          <table:table-cell table:formula="of:=ABS(SUM([.C18];-1*[.D18]))" office:value-type="float" office:value="0.0257575808747">
            <text:p>0.0257575809</text:p>
          </table:table-cell>
          <table:table-cell table:formula="of:=[.E18]/POWER(SUM(POWER([.C18];2);POWER([.D18];2));0.5)" office:value-type="float" office:value="0.655662470003882">
            <text:p>0.65566247</text:p>
          </table:table-cell>
          <table:table-cell table:number-columns-repeated="2" office:value-type="string">
            <text:p>POS</text:p>
          </table:table-cell>
          <table:table-cell table:formula="of:=IF([.G18]=[.H18];0;1)" office:value-type="float" office:value="0">
            <text:p>0</text:p>
          </table:table-cell>
          <table:table-cell table:formula="of:=SUM([.I$2:.I18])" office:value-type="float" office:value="6">
            <text:p>6</text:p>
          </table:table-cell>
          <table:table-cell table:formula="of:=81-[.J18]" office:value-type="float" office:value="75">
            <text:p>75</text:p>
          </table:table-cell>
        </table:table-row>
        <table:table-row table:style-name="ro3">
          <table:table-cell office:value-type="string">
            <text:p>جدعه و</text:p>
          </table:table-cell>
          <table:table-cell office:value-type="float" office:value="139">
            <text:p>139</text:p>
          </table:table-cell>
          <table:table-cell office:value-type="float" office:value="0.0484322244106">
            <text:p>0.0484322244</text:p>
          </table:table-cell>
          <table:table-cell office:value-type="float" office:value="0.00953290266552">
            <text:p>0.0095329027</text:p>
          </table:table-cell>
          <table:table-cell table:formula="of:=ABS(SUM([.C19];-1*[.D19]))" office:value-type="float" office:value="0.03889932174508">
            <text:p>0.0388993217</text:p>
          </table:table-cell>
          <table:table-cell table:formula="of:=[.E19]/POWER(SUM(POWER([.C19];2);POWER([.D19];2));0.5)" office:value-type="float" office:value="0.788050007136434">
            <text:p>0.7880500071</text:p>
          </table:table-cell>
          <table:table-cell table:number-columns-repeated="2" office:value-type="string">
            <text:p>POS</text:p>
          </table:table-cell>
          <table:table-cell table:formula="of:=IF([.G19]=[.H19];0;1)" office:value-type="float" office:value="0">
            <text:p>0</text:p>
          </table:table-cell>
          <table:table-cell table:formula="of:=SUM([.I$2:.I19])" office:value-type="float" office:value="6">
            <text:p>6</text:p>
          </table:table-cell>
          <table:table-cell table:formula="of:=81-[.J19]" office:value-type="float" office:value="75">
            <text:p>75</text:p>
          </table:table-cell>
        </table:table-row>
        <table:table-row table:style-name="ro3">
          <table:table-cell office:value-type="string">
            <text:p>ديوس</text:p>
          </table:table-cell>
          <table:table-cell office:value-type="float" office:value="163">
            <text:p>163</text:p>
          </table:table-cell>
          <table:table-cell office:value-type="float" office:value="0.00604571853236">
            <text:p>0.0060457185</text:p>
          </table:table-cell>
          <table:table-cell office:value-type="float" office:value="0.0282507303542">
            <text:p>0.0282507304</text:p>
          </table:table-cell>
          <table:table-cell table:formula="of:=ABS(SUM([.C20];-1*[.D20]))" office:value-type="float" office:value="0.02220501182184">
            <text:p>0.0222050118</text:p>
          </table:table-cell>
          <table:table-cell table:formula="of:=[.E20]/POWER(SUM(POWER([.C20];2);POWER([.D20];2));0.5)" office:value-type="float" office:value="0.768595159153269">
            <text:p>0.7685951592</text:p>
          </table:table-cell>
          <table:table-cell table:number-columns-repeated="2" office:value-type="string">
            <text:p>NEG</text:p>
          </table:table-cell>
          <table:table-cell table:formula="of:=IF([.G20]=[.H20];0;1)" office:value-type="float" office:value="0">
            <text:p>0</text:p>
          </table:table-cell>
          <table:table-cell table:formula="of:=SUM([.I$2:.I20])" office:value-type="float" office:value="6">
            <text:p>6</text:p>
          </table:table-cell>
          <table:table-cell table:formula="of:=81-[.J20]" office:value-type="float" office:value="75">
            <text:p>75</text:p>
          </table:table-cell>
        </table:table-row>
        <table:table-row table:style-name="ro3">
          <table:table-cell office:value-type="string">
            <text:p>غالي علي</text:p>
          </table:table-cell>
          <table:table-cell office:value-type="float" office:value="170">
            <text:p>170</text:p>
          </table:table-cell>
          <table:table-cell office:value-type="float" office:value="0.0585387321646">
            <text:p>0.0585387322</text:p>
          </table:table-cell>
          <table:table-cell office:value-type="float" office:value="-0.0128363627018">
            <text:p>-0.0128363627</text:p>
          </table:table-cell>
          <table:table-cell table:formula="of:=ABS(SUM([.C21];-1*[.D21]))" office:value-type="float" office:value="0.0713750948664">
            <text:p>0.0713750949</text:p>
          </table:table-cell>
          <table:table-cell table:formula="of:=[.E21]/POWER(SUM(POWER([.C21];2);POWER([.D21];2));0.5)" office:value-type="float" office:value="1.19098259656075">
            <text:p>1.1909825966</text:p>
          </table:table-cell>
          <table:table-cell table:number-columns-repeated="2" office:value-type="string">
            <text:p>POS</text:p>
          </table:table-cell>
          <table:table-cell table:formula="of:=IF([.G21]=[.H21];0;1)" office:value-type="float" office:value="0">
            <text:p>0</text:p>
          </table:table-cell>
          <table:table-cell table:formula="of:=SUM([.I$2:.I21])" office:value-type="float" office:value="6">
            <text:p>6</text:p>
          </table:table-cell>
          <table:table-cell table:formula="of:=81-[.J21]" office:value-type="float" office:value="75">
            <text:p>75</text:p>
          </table:table-cell>
        </table:table-row>
        <table:table-row table:style-name="ro3">
          <table:table-cell office:value-type="string">
            <text:p>اولاد الوسخه</text:p>
          </table:table-cell>
          <table:table-cell office:value-type="float" office:value="176">
            <text:p>176</text:p>
          </table:table-cell>
          <table:table-cell office:value-type="float" office:value="-0.0155233083361">
            <text:p>-0.0155233083</text:p>
          </table:table-cell>
          <table:table-cell office:value-type="float" office:value="0.0439415757289">
            <text:p>0.0439415757</text:p>
          </table:table-cell>
          <table:table-cell table:formula="of:=ABS(SUM([.C22];-1*[.D22]))" office:value-type="float" office:value="0.059464884065">
            <text:p>0.0594648841</text:p>
          </table:table-cell>
          <table:table-cell table:formula="of:=[.E22]/POWER(SUM(POWER([.C22];2);POWER([.D22];2));0.5)" office:value-type="float" office:value="1.27598962960479">
            <text:p>1.2759896296</text:p>
          </table:table-cell>
          <table:table-cell table:number-columns-repeated="2" office:value-type="string">
            <text:p>NEG</text:p>
          </table:table-cell>
          <table:table-cell table:formula="of:=IF([.G22]=[.H22];0;1)" office:value-type="float" office:value="0">
            <text:p>0</text:p>
          </table:table-cell>
          <table:table-cell table:formula="of:=SUM([.I$2:.I22])" office:value-type="float" office:value="6">
            <text:p>6</text:p>
          </table:table-cell>
          <table:table-cell table:formula="of:=81-[.J22]" office:value-type="float" office:value="75">
            <text:p>75</text:p>
          </table:table-cell>
        </table:table-row>
        <table:table-row table:style-name="ro3">
          <table:table-cell office:value-type="string">
            <text:p>صدامي</text:p>
          </table:table-cell>
          <table:table-cell office:value-type="float" office:value="180">
            <text:p>180</text:p>
          </table:table-cell>
          <table:table-cell office:value-type="float" office:value="0.0179685394922">
            <text:p>0.0179685395</text:p>
          </table:table-cell>
          <table:table-cell office:value-type="float" office:value="0.0242483888396">
            <text:p>0.0242483888</text:p>
          </table:table-cell>
          <table:table-cell table:formula="of:=ABS(SUM([.C23];-1*[.D23]))" office:value-type="float" office:value="0.0062798493474">
            <text:p>0.0062798493</text:p>
          </table:table-cell>
          <table:table-cell table:formula="of:=[.E23]/POWER(SUM(POWER([.C23];2);POWER([.D23];2));0.5)" office:value-type="float" office:value="0.208077505538632">
            <text:p>0.2080775055</text:p>
          </table:table-cell>
          <table:table-cell table:number-columns-repeated="2" office:value-type="string">
            <text:p>NEG</text:p>
          </table:table-cell>
          <table:table-cell table:formula="of:=IF([.G23]=[.H23];0;1)" office:value-type="float" office:value="0">
            <text:p>0</text:p>
          </table:table-cell>
          <table:table-cell table:formula="of:=SUM([.I$2:.I23])" office:value-type="float" office:value="6">
            <text:p>6</text:p>
          </table:table-cell>
          <table:table-cell table:formula="of:=81-[.J23]" office:value-type="float" office:value="75">
            <text:p>75</text:p>
          </table:table-cell>
        </table:table-row>
        <table:table-row table:style-name="ro3">
          <table:table-cell office:value-type="string">
            <text:p>ولاد كلب</text:p>
          </table:table-cell>
          <table:table-cell office:value-type="float" office:value="182">
            <text:p>182</text:p>
          </table:table-cell>
          <table:table-cell office:value-type="float" office:value="0.00531962254397">
            <text:p>0.0053196225</text:p>
          </table:table-cell>
          <table:table-cell office:value-type="float" office:value="0.0332725778574">
            <text:p>0.0332725779</text:p>
          </table:table-cell>
          <table:table-cell table:formula="of:=ABS(SUM([.C24];-1*[.D24]))" office:value-type="float" office:value="0.02795295531343">
            <text:p>0.0279529553</text:p>
          </table:table-cell>
          <table:table-cell table:formula="of:=[.E24]/POWER(SUM(POWER([.C24];2);POWER([.D24];2));0.5)" office:value-type="float" office:value="0.8295840545922">
            <text:p>0.8295840546</text:p>
          </table:table-cell>
          <table:table-cell table:number-columns-repeated="2" office:value-type="string">
            <text:p>NEG</text:p>
          </table:table-cell>
          <table:table-cell table:formula="of:=IF([.G24]=[.H24];0;1)" office:value-type="float" office:value="0">
            <text:p>0</text:p>
          </table:table-cell>
          <table:table-cell table:formula="of:=SUM([.I$2:.I24])" office:value-type="float" office:value="6">
            <text:p>6</text:p>
          </table:table-cell>
          <table:table-cell table:formula="of:=81-[.J24]" office:value-type="float" office:value="75">
            <text:p>75</text:p>
          </table:table-cell>
        </table:table-row>
        <table:table-row table:style-name="ro3">
          <table:table-cell office:value-type="string">
            <text:p>بجحه</text:p>
          </table:table-cell>
          <table:table-cell office:value-type="float" office:value="184">
            <text:p>184</text:p>
          </table:table-cell>
          <table:table-cell office:value-type="float" office:value="0.00154193687209">
            <text:p>0.0015419369</text:p>
          </table:table-cell>
          <table:table-cell office:value-type="float" office:value="0.0269341247779">
            <text:p>0.0269341248</text:p>
          </table:table-cell>
          <table:table-cell table:formula="of:=ABS(SUM([.C25];-1*[.D25]))" office:value-type="float" office:value="0.02539218790581">
            <text:p>0.0253921879</text:p>
          </table:table-cell>
          <table:table-cell table:formula="of:=[.E25]/POWER(SUM(POWER([.C25];2);POWER([.D25];2));0.5)" office:value-type="float" office:value="0.941210458045819">
            <text:p>0.941210458</text:p>
          </table:table-cell>
          <table:table-cell table:number-columns-repeated="2" office:value-type="string">
            <text:p>NEG</text:p>
          </table:table-cell>
          <table:table-cell table:formula="of:=IF([.G25]=[.H25];0;1)" office:value-type="float" office:value="0">
            <text:p>0</text:p>
          </table:table-cell>
          <table:table-cell table:formula="of:=SUM([.I$2:.I25])" office:value-type="float" office:value="6">
            <text:p>6</text:p>
          </table:table-cell>
          <table:table-cell table:formula="of:=81-[.J25]" office:value-type="float" office:value="75">
            <text:p>75</text:p>
          </table:table-cell>
        </table:table-row>
        <table:table-row table:style-name="ro3">
          <table:table-cell office:value-type="string">
            <text:p>فقيع</text:p>
          </table:table-cell>
          <table:table-cell office:value-type="float" office:value="187">
            <text:p>187</text:p>
          </table:table-cell>
          <table:table-cell table:style-name="ce1" office:value-type="float" office:value="0.00448118098808">
            <text:p>0.00448118098808</text:p>
          </table:table-cell>
          <table:table-cell office:value-type="float" office:value="0.0350881007746">
            <text:p>0.0350881008</text:p>
          </table:table-cell>
          <table:table-cell table:formula="of:=ABS(SUM([.C26];-1*[.D26]))" office:value-type="float" office:value="0.03060691978652">
            <text:p>0.0306069198</text:p>
          </table:table-cell>
          <table:table-cell table:formula="of:=[.E26]/POWER(SUM(POWER([.C26];2);POWER([.D26];2));0.5)" office:value-type="float" office:value="0.86525989339056">
            <text:p>0.8652598934</text:p>
          </table:table-cell>
          <table:table-cell table:number-columns-repeated="2" office:value-type="string">
            <text:p>NEG</text:p>
          </table:table-cell>
          <table:table-cell table:formula="of:=IF([.G26]=[.H26];0;1)" office:value-type="float" office:value="0">
            <text:p>0</text:p>
          </table:table-cell>
          <table:table-cell table:formula="of:=SUM([.I$2:.I26])" office:value-type="float" office:value="6">
            <text:p>6</text:p>
          </table:table-cell>
          <table:table-cell table:formula="of:=81-[.J26]" office:value-type="float" office:value="75">
            <text:p>75</text:p>
          </table:table-cell>
        </table:table-row>
        <table:table-row table:style-name="ro3">
          <table:table-cell office:value-type="string">
            <text:p>ضلالي</text:p>
          </table:table-cell>
          <table:table-cell office:value-type="float" office:value="195">
            <text:p>195</text:p>
          </table:table-cell>
          <table:table-cell office:value-type="float" office:value="0.0201629693492">
            <text:p>0.0201629693</text:p>
          </table:table-cell>
          <table:table-cell office:value-type="float" office:value="0.0278062894059">
            <text:p>0.0278062894</text:p>
          </table:table-cell>
          <table:table-cell table:formula="of:=ABS(SUM([.C27];-1*[.D27]))" office:value-type="float" office:value="0.0076433200567">
            <text:p>0.0076433201</text:p>
          </table:table-cell>
          <table:table-cell table:formula="of:=[.E27]/POWER(SUM(POWER([.C27];2);POWER([.D27];2));0.5)" office:value-type="float" office:value="0.222530632272217">
            <text:p>0.2225306323</text:p>
          </table:table-cell>
          <table:table-cell table:number-columns-repeated="2" office:value-type="string">
            <text:p>NEG</text:p>
          </table:table-cell>
          <table:table-cell table:formula="of:=IF([.G27]=[.H27];0;1)" office:value-type="float" office:value="0">
            <text:p>0</text:p>
          </table:table-cell>
          <table:table-cell table:formula="of:=SUM([.I$2:.I27])" office:value-type="float" office:value="6">
            <text:p>6</text:p>
          </table:table-cell>
          <table:table-cell table:formula="of:=81-[.J27]" office:value-type="float" office:value="75">
            <text:p>75</text:p>
          </table:table-cell>
        </table:table-row>
        <table:table-row table:style-name="ro3">
          <table:table-cell office:value-type="string">
            <text:p>اتبهدل</text:p>
          </table:table-cell>
          <table:table-cell office:value-type="float" office:value="210">
            <text:p>210</text:p>
          </table:table-cell>
          <table:table-cell office:value-type="float" office:value="0.000524842256408">
            <text:p>0.0005248423</text:p>
          </table:table-cell>
          <table:table-cell office:value-type="float" office:value="0.0390033300776">
            <text:p>0.0390033301</text:p>
          </table:table-cell>
          <table:table-cell table:formula="of:=ABS(SUM([.C28];-1*[.D28]))" office:value-type="float" office:value="0.038478487821192">
            <text:p>0.0384784878</text:p>
          </table:table-cell>
          <table:table-cell table:formula="of:=[.E28]/POWER(SUM(POWER([.C28];2);POWER([.D28];2));0.5)" office:value-type="float" office:value="0.986454349050198">
            <text:p>0.9864543491</text:p>
          </table:table-cell>
          <table:table-cell table:number-columns-repeated="2" office:value-type="string">
            <text:p>NEG</text:p>
          </table:table-cell>
          <table:table-cell table:formula="of:=IF([.G28]=[.H28];0;1)" office:value-type="float" office:value="0">
            <text:p>0</text:p>
          </table:table-cell>
          <table:table-cell table:formula="of:=SUM([.I$2:.I28])" office:value-type="float" office:value="6">
            <text:p>6</text:p>
          </table:table-cell>
          <table:table-cell table:formula="of:=81-[.J28]" office:value-type="float" office:value="75">
            <text:p>75</text:p>
          </table:table-cell>
        </table:table-row>
        <table:table-row table:style-name="ro3">
          <table:table-cell office:value-type="string">
            <text:p>استغلالي</text:p>
          </table:table-cell>
          <table:table-cell office:value-type="float" office:value="229">
            <text:p>229</text:p>
          </table:table-cell>
          <table:table-cell office:value-type="float" office:value="0.0208552804979">
            <text:p>0.0208552805</text:p>
          </table:table-cell>
          <table:table-cell office:value-type="float" office:value="0.0249571895082">
            <text:p>0.0249571895</text:p>
          </table:table-cell>
          <table:table-cell table:formula="of:=ABS(SUM([.C29];-1*[.D29]))" office:value-type="float" office:value="0.0041019090103">
            <text:p>0.004101909</text:p>
          </table:table-cell>
          <table:table-cell table:formula="of:=[.E29]/POWER(SUM(POWER([.C29];2);POWER([.D29];2));0.5)" office:value-type="float" office:value="0.126119840633608">
            <text:p>0.1261198406</text:p>
          </table:table-cell>
          <table:table-cell table:number-columns-repeated="2" office:value-type="string">
            <text:p>NEG</text:p>
          </table:table-cell>
          <table:table-cell table:formula="of:=IF([.G29]=[.H29];0;1)" office:value-type="float" office:value="0">
            <text:p>0</text:p>
          </table:table-cell>
          <table:table-cell table:formula="of:=SUM([.I$2:.I29])" office:value-type="float" office:value="6">
            <text:p>6</text:p>
          </table:table-cell>
          <table:table-cell table:formula="of:=81-[.J29]" office:value-type="float" office:value="75">
            <text:p>75</text:p>
          </table:table-cell>
        </table:table-row>
        <table:table-row table:style-name="ro3">
          <table:table-cell office:value-type="string">
            <text:p>جااامد</text:p>
          </table:table-cell>
          <table:table-cell office:value-type="float" office:value="231">
            <text:p>231</text:p>
          </table:table-cell>
          <table:table-cell office:value-type="float" office:value="0.0263348643742">
            <text:p>0.0263348644</text:p>
          </table:table-cell>
          <table:table-cell office:value-type="float" office:value="0.0266751535116">
            <text:p>0.0266751535</text:p>
          </table:table-cell>
          <table:table-cell table:formula="of:=ABS(SUM([.C30];-1*[.D30]))" office:value-type="float" office:value="0.000340289137400002">
            <text:p>0.0003402891</text:p>
          </table:table-cell>
          <table:table-cell table:formula="of:=[.E30]/POWER(SUM(POWER([.C30];2);POWER([.D30];2));0.5)" office:value-type="float" office:value="0.00907812555564989">
            <text:p>0.0090781256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G30]=[.H30];0;1)" office:value-type="float" office:value="1">
            <text:p>1</text:p>
          </table:table-cell>
          <table:table-cell table:formula="of:=SUM([.I$2:.I30])" office:value-type="float" office:value="7">
            <text:p>7</text:p>
          </table:table-cell>
          <table:table-cell table:formula="of:=81-[.J30]" office:value-type="float" office:value="74">
            <text:p>74</text:p>
          </table:table-cell>
        </table:table-row>
        <table:table-row table:style-name="ro3">
          <table:table-cell office:value-type="string">
            <text:p>رغاي</text:p>
          </table:table-cell>
          <table:table-cell office:value-type="float" office:value="241">
            <text:p>241</text:p>
          </table:table-cell>
          <table:table-cell office:value-type="float" office:value="0.0113187954691">
            <text:p>0.0113187955</text:p>
          </table:table-cell>
          <table:table-cell office:value-type="float" office:value="0.0345238473342">
            <text:p>0.0345238473</text:p>
          </table:table-cell>
          <table:table-cell table:formula="of:=ABS(SUM([.C31];-1*[.D31]))" office:value-type="float" office:value="0.0232050518651">
            <text:p>0.0232050519</text:p>
          </table:table-cell>
          <table:table-cell table:formula="of:=[.E31]/POWER(SUM(POWER([.C31];2);POWER([.D31];2));0.5)" office:value-type="float" office:value="0.638695330488974">
            <text:p>0.6386953305</text:p>
          </table:table-cell>
          <table:table-cell table:number-columns-repeated="2" office:value-type="string">
            <text:p>NEG</text:p>
          </table:table-cell>
          <table:table-cell table:formula="of:=IF([.G31]=[.H31];0;1)" office:value-type="float" office:value="0">
            <text:p>0</text:p>
          </table:table-cell>
          <table:table-cell table:formula="of:=SUM([.I$2:.I31])" office:value-type="float" office:value="7">
            <text:p>7</text:p>
          </table:table-cell>
          <table:table-cell table:formula="of:=81-[.J31]" office:value-type="float" office:value="74">
            <text:p>74</text:p>
          </table:table-cell>
        </table:table-row>
        <table:table-row table:style-name="ro3">
          <table:table-cell office:value-type="string">
            <text:p>هتخرج</text:p>
          </table:table-cell>
          <table:table-cell office:value-type="float" office:value="253">
            <text:p>253</text:p>
          </table:table-cell>
          <table:table-cell office:value-type="float" office:value="0.0324715939157">
            <text:p>0.0324715939</text:p>
          </table:table-cell>
          <table:table-cell office:value-type="float" office:value="0.0240524904893">
            <text:p>0.0240524905</text:p>
          </table:table-cell>
          <table:table-cell table:formula="of:=ABS(SUM([.C32];-1*[.D32]))" office:value-type="float" office:value="0.0084191034264">
            <text:p>0.0084191034</text:p>
          </table:table-cell>
          <table:table-cell table:formula="of:=[.E32]/POWER(SUM(POWER([.C32];2);POWER([.D32];2));0.5)" office:value-type="float" office:value="0.208344719756031">
            <text:p>0.2083447198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32]=[.H32];0;1)" office:value-type="float" office:value="1">
            <text:p>1</text:p>
          </table:table-cell>
          <table:table-cell table:formula="of:=SUM([.I$2:.I32])" office:value-type="float" office:value="8">
            <text:p>8</text:p>
          </table:table-cell>
          <table:table-cell table:formula="of:=81-[.J32]" office:value-type="float" office:value="73">
            <text:p>73</text:p>
          </table:table-cell>
        </table:table-row>
        <table:table-row table:style-name="ro3">
          <table:table-cell office:value-type="string">
            <text:p>اتهبلت</text:p>
          </table:table-cell>
          <table:table-cell office:value-type="float" office:value="256">
            <text:p>256</text:p>
          </table:table-cell>
          <table:table-cell office:value-type="float" office:value="0.0256649408861">
            <text:p>0.0256649409</text:p>
          </table:table-cell>
          <table:table-cell office:value-type="float" office:value="0.0285601866106">
            <text:p>0.0285601866</text:p>
          </table:table-cell>
          <table:table-cell table:formula="of:=ABS(SUM([.C33];-1*[.D33]))" office:value-type="float" office:value="0.0028952457245">
            <text:p>0.0028952457</text:p>
          </table:table-cell>
          <table:table-cell table:formula="of:=[.E33]/POWER(SUM(POWER([.C33];2);POWER([.D33];2));0.5)" office:value-type="float" office:value="0.0754017938562162">
            <text:p>0.0754017939</text:p>
          </table:table-cell>
          <table:table-cell table:number-columns-repeated="2" office:value-type="string">
            <text:p>NEG</text:p>
          </table:table-cell>
          <table:table-cell table:formula="of:=IF([.G33]=[.H33];0;1)" office:value-type="float" office:value="0">
            <text:p>0</text:p>
          </table:table-cell>
          <table:table-cell table:formula="of:=SUM([.I$2:.I33])" office:value-type="float" office:value="8">
            <text:p>8</text:p>
          </table:table-cell>
          <table:table-cell table:formula="of:=81-[.J33]" office:value-type="float" office:value="73">
            <text:p>73</text:p>
          </table:table-cell>
        </table:table-row>
        <table:table-row table:style-name="ro3">
          <table:table-cell office:value-type="string">
            <text:p>الزانيه</text:p>
          </table:table-cell>
          <table:table-cell office:value-type="float" office:value="267">
            <text:p>267</text:p>
          </table:table-cell>
          <table:table-cell office:value-type="float" office:value="-0.00204856023735">
            <text:p>-0.0020485602</text:p>
          </table:table-cell>
          <table:table-cell office:value-type="float" office:value="0.0423846697273">
            <text:p>0.0423846697</text:p>
          </table:table-cell>
          <table:table-cell table:formula="of:=ABS(SUM([.C34];-1*[.D34]))" office:value-type="float" office:value="0.04443322996465">
            <text:p>0.04443323</text:p>
          </table:table-cell>
          <table:table-cell table:formula="of:=[.E34]/POWER(SUM(POWER([.C34];2);POWER([.D34];2));0.5)" office:value-type="float" office:value="1.04711024407732">
            <text:p>1.0471102441</text:p>
          </table:table-cell>
          <table:table-cell table:number-columns-repeated="2" office:value-type="string">
            <text:p>NEG</text:p>
          </table:table-cell>
          <table:table-cell table:formula="of:=IF([.G34]=[.H34];0;1)" office:value-type="float" office:value="0">
            <text:p>0</text:p>
          </table:table-cell>
          <table:table-cell table:formula="of:=SUM([.I$2:.I34])" office:value-type="float" office:value="8">
            <text:p>8</text:p>
          </table:table-cell>
          <table:table-cell table:formula="of:=81-[.J34]" office:value-type="float" office:value="73">
            <text:p>73</text:p>
          </table:table-cell>
        </table:table-row>
        <table:table-row table:style-name="ro3">
          <table:table-cell office:value-type="string">
            <text:p>مشكوك فيه</text:p>
          </table:table-cell>
          <table:table-cell office:value-type="float" office:value="270">
            <text:p>270</text:p>
          </table:table-cell>
          <table:table-cell office:value-type="float" office:value="0.035468737486">
            <text:p>0.0354687375</text:p>
          </table:table-cell>
          <table:table-cell office:value-type="float" office:value="0.0203042438784">
            <text:p>0.0203042439</text:p>
          </table:table-cell>
          <table:table-cell table:formula="of:=ABS(SUM([.C35];-1*[.D35]))" office:value-type="float" office:value="0.0151644936076">
            <text:p>0.0151644936</text:p>
          </table:table-cell>
          <table:table-cell table:formula="of:=[.E35]/POWER(SUM(POWER([.C35];2);POWER([.D35];2));0.5)" office:value-type="float" office:value="0.371049197174665">
            <text:p>0.3710491972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35]=[.H35];0;1)" office:value-type="float" office:value="1">
            <text:p>1</text:p>
          </table:table-cell>
          <table:table-cell table:formula="of:=SUM([.I$2:.I35])" office:value-type="float" office:value="9">
            <text:p>9</text:p>
          </table:table-cell>
          <table:table-cell table:formula="of:=81-[.J35]" office:value-type="float" office:value="72">
            <text:p>72</text:p>
          </table:table-cell>
        </table:table-row>
        <table:table-row table:style-name="ro3">
          <table:table-cell office:value-type="string">
            <text:p>وبتقولي</text:p>
          </table:table-cell>
          <table:table-cell office:value-type="float" office:value="271">
            <text:p>271</text:p>
          </table:table-cell>
          <table:table-cell office:value-type="float" office:value="0.0312181999964">
            <text:p>0.0312182</text:p>
          </table:table-cell>
          <table:table-cell office:value-type="float" office:value="0.0185311289499">
            <text:p>0.0185311289</text:p>
          </table:table-cell>
          <table:table-cell table:formula="of:=ABS(SUM([.C36];-1*[.D36]))" office:value-type="float" office:value="0.0126870710465">
            <text:p>0.012687071</text:p>
          </table:table-cell>
          <table:table-cell table:formula="of:=[.E36]/POWER(SUM(POWER([.C36];2);POWER([.D36];2));0.5)" office:value-type="float" office:value="0.349467801328798">
            <text:p>0.3494678013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36]=[.H36];0;1)" office:value-type="float" office:value="1">
            <text:p>1</text:p>
          </table:table-cell>
          <table:table-cell table:formula="of:=SUM([.I$2:.I36])" office:value-type="float" office:value="10">
            <text:p>10</text:p>
          </table:table-cell>
          <table:table-cell table:formula="of:=81-[.J36]" office:value-type="float" office:value="71">
            <text:p>71</text:p>
          </table:table-cell>
        </table:table-row>
        <table:table-row table:style-name="ro3">
          <table:table-cell office:value-type="string">
            <text:p>روقني</text:p>
          </table:table-cell>
          <table:table-cell office:value-type="float" office:value="296">
            <text:p>296</text:p>
          </table:table-cell>
          <table:table-cell office:value-type="float" office:value="0.0495493543275">
            <text:p>0.0495493543</text:p>
          </table:table-cell>
          <table:table-cell office:value-type="float" office:value="0.00320031145879">
            <text:p>0.0032003115</text:p>
          </table:table-cell>
          <table:table-cell table:formula="of:=ABS(SUM([.C37];-1*[.D37]))" office:value-type="float" office:value="0.04634904286871">
            <text:p>0.0463490429</text:p>
          </table:table-cell>
          <table:table-cell table:formula="of:=[.E37]/POWER(SUM(POWER([.C37];2);POWER([.D37];2));0.5)" office:value-type="float" office:value="0.933466617091937">
            <text:p>0.9334666171</text:p>
          </table:table-cell>
          <table:table-cell table:number-columns-repeated="2" office:value-type="string">
            <text:p>POS</text:p>
          </table:table-cell>
          <table:table-cell table:formula="of:=IF([.G37]=[.H37];0;1)" office:value-type="float" office:value="0">
            <text:p>0</text:p>
          </table:table-cell>
          <table:table-cell table:formula="of:=SUM([.I$2:.I37])" office:value-type="float" office:value="10">
            <text:p>10</text:p>
          </table:table-cell>
          <table:table-cell table:formula="of:=81-[.J37]" office:value-type="float" office:value="71">
            <text:p>71</text:p>
          </table:table-cell>
        </table:table-row>
        <table:table-row table:style-name="ro3">
          <table:table-cell office:value-type="string">
            <text:p>هتموت</text:p>
          </table:table-cell>
          <table:table-cell office:value-type="float" office:value="303">
            <text:p>303</text:p>
          </table:table-cell>
          <table:table-cell office:value-type="float" office:value="0.014470585754">
            <text:p>0.0144705858</text:p>
          </table:table-cell>
          <table:table-cell office:value-type="float" office:value="0.0296937621969">
            <text:p>0.0296937622</text:p>
          </table:table-cell>
          <table:table-cell table:formula="of:=ABS(SUM([.C38];-1*[.D38]))" office:value-type="float" office:value="0.0152231764429">
            <text:p>0.0152231764</text:p>
          </table:table-cell>
          <table:table-cell table:formula="of:=[.E38]/POWER(SUM(POWER([.C38];2);POWER([.D38];2));0.5)" office:value-type="float" office:value="0.460860564209277">
            <text:p>0.4608605642</text:p>
          </table:table-cell>
          <table:table-cell table:number-columns-repeated="2" office:value-type="string">
            <text:p>NEG</text:p>
          </table:table-cell>
          <table:table-cell table:formula="of:=IF([.G38]=[.H38];0;1)" office:value-type="float" office:value="0">
            <text:p>0</text:p>
          </table:table-cell>
          <table:table-cell table:formula="of:=SUM([.I$2:.I38])" office:value-type="float" office:value="10">
            <text:p>10</text:p>
          </table:table-cell>
          <table:table-cell table:formula="of:=81-[.J38]" office:value-type="float" office:value="71">
            <text:p>71</text:p>
          </table:table-cell>
        </table:table-row>
        <table:table-row table:style-name="ro3">
          <table:table-cell office:value-type="string">
            <text:p>مسليه</text:p>
          </table:table-cell>
          <table:table-cell office:value-type="float" office:value="312">
            <text:p>312</text:p>
          </table:table-cell>
          <table:table-cell office:value-type="float" office:value="0.0379242294315">
            <text:p>0.0379242294</text:p>
          </table:table-cell>
          <table:table-cell office:value-type="float" office:value="0.0194890517209">
            <text:p>0.0194890517</text:p>
          </table:table-cell>
          <table:table-cell table:formula="of:=ABS(SUM([.C39];-1*[.D39]))" office:value-type="float" office:value="0.0184351777106">
            <text:p>0.0184351777</text:p>
          </table:table-cell>
          <table:table-cell table:formula="of:=[.E39]/POWER(SUM(POWER([.C39];2);POWER([.D39];2));0.5)" office:value-type="float" office:value="0.432356498063012">
            <text:p>0.4323564981</text:p>
          </table:table-cell>
          <table:table-cell table:number-columns-repeated="2" office:value-type="string">
            <text:p>POS</text:p>
          </table:table-cell>
          <table:table-cell table:formula="of:=IF([.G39]=[.H39];0;1)" office:value-type="float" office:value="0">
            <text:p>0</text:p>
          </table:table-cell>
          <table:table-cell table:formula="of:=SUM([.I$2:.I39])" office:value-type="float" office:value="10">
            <text:p>10</text:p>
          </table:table-cell>
          <table:table-cell table:formula="of:=81-[.J39]" office:value-type="float" office:value="71">
            <text:p>71</text:p>
          </table:table-cell>
        </table:table-row>
        <table:table-row table:style-name="ro3">
          <table:table-cell office:value-type="string">
            <text:p>رزل</text:p>
          </table:table-cell>
          <table:table-cell office:value-type="float" office:value="314">
            <text:p>314</text:p>
          </table:table-cell>
          <table:table-cell office:value-type="float" office:value="0.0128863812657">
            <text:p>0.0128863813</text:p>
          </table:table-cell>
          <table:table-cell office:value-type="float" office:value="0.0339982607565">
            <text:p>0.0339982608</text:p>
          </table:table-cell>
          <table:table-cell table:formula="of:=ABS(SUM([.C40];-1*[.D40]))" office:value-type="float" office:value="0.0211118794908">
            <text:p>0.0211118795</text:p>
          </table:table-cell>
          <table:table-cell table:formula="of:=[.E40]/POWER(SUM(POWER([.C40];2);POWER([.D40];2));0.5)" office:value-type="float" office:value="0.580658696496642">
            <text:p>0.5806586965</text:p>
          </table:table-cell>
          <table:table-cell table:number-columns-repeated="2" office:value-type="string">
            <text:p>NEG</text:p>
          </table:table-cell>
          <table:table-cell table:formula="of:=IF([.G40]=[.H40];0;1)" office:value-type="float" office:value="0">
            <text:p>0</text:p>
          </table:table-cell>
          <table:table-cell table:formula="of:=SUM([.I$2:.I40])" office:value-type="float" office:value="10">
            <text:p>10</text:p>
          </table:table-cell>
          <table:table-cell table:formula="of:=81-[.J40]" office:value-type="float" office:value="71">
            <text:p>71</text:p>
          </table:table-cell>
        </table:table-row>
        <table:table-row table:style-name="ro3">
          <table:table-cell office:value-type="string">
            <text:p>جاموسه</text:p>
          </table:table-cell>
          <table:table-cell office:value-type="float" office:value="317">
            <text:p>317</text:p>
          </table:table-cell>
          <table:table-cell office:value-type="float" office:value="0.0108027551302">
            <text:p>0.0108027551</text:p>
          </table:table-cell>
          <table:table-cell office:value-type="float" office:value="0.0379123911615">
            <text:p>0.0379123912</text:p>
          </table:table-cell>
          <table:table-cell table:formula="of:=ABS(SUM([.C41];-1*[.D41]))" office:value-type="float" office:value="0.0271096360313">
            <text:p>0.027109636</text:p>
          </table:table-cell>
          <table:table-cell table:formula="of:=[.E41]/POWER(SUM(POWER([.C41];2);POWER([.D41];2));0.5)" office:value-type="float" office:value="0.687687837837962">
            <text:p>0.6876878378</text:p>
          </table:table-cell>
          <table:table-cell table:number-columns-repeated="2" office:value-type="string">
            <text:p>NEG</text:p>
          </table:table-cell>
          <table:table-cell table:formula="of:=IF([.G41]=[.H41];0;1)" office:value-type="float" office:value="0">
            <text:p>0</text:p>
          </table:table-cell>
          <table:table-cell table:formula="of:=SUM([.I$2:.I41])" office:value-type="float" office:value="10">
            <text:p>10</text:p>
          </table:table-cell>
          <table:table-cell table:formula="of:=81-[.J41]" office:value-type="float" office:value="71">
            <text:p>71</text:p>
          </table:table-cell>
        </table:table-row>
        <table:table-row table:style-name="ro3">
          <table:table-cell office:value-type="string">
            <text:p>لزيزه</text:p>
          </table:table-cell>
          <table:table-cell office:value-type="float" office:value="321">
            <text:p>321</text:p>
          </table:table-cell>
          <table:table-cell office:value-type="float" office:value="0.0496915303263">
            <text:p>0.0496915303</text:p>
          </table:table-cell>
          <table:table-cell office:value-type="float" office:value="0.00599282702898">
            <text:p>0.005992827</text:p>
          </table:table-cell>
          <table:table-cell table:formula="of:=ABS(SUM([.C42];-1*[.D42]))" office:value-type="float" office:value="0.04369870329732">
            <text:p>0.0436987033</text:p>
          </table:table-cell>
          <table:table-cell table:formula="of:=[.E42]/POWER(SUM(POWER([.C42];2);POWER([.D42];2));0.5)" office:value-type="float" office:value="0.873073141784503">
            <text:p>0.8730731418</text:p>
          </table:table-cell>
          <table:table-cell table:number-columns-repeated="2" office:value-type="string">
            <text:p>POS</text:p>
          </table:table-cell>
          <table:table-cell table:formula="of:=IF([.G42]=[.H42];0;1)" office:value-type="float" office:value="0">
            <text:p>0</text:p>
          </table:table-cell>
          <table:table-cell table:formula="of:=SUM([.I$2:.I42])" office:value-type="float" office:value="10">
            <text:p>10</text:p>
          </table:table-cell>
          <table:table-cell table:formula="of:=81-[.J42]" office:value-type="float" office:value="71">
            <text:p>71</text:p>
          </table:table-cell>
        </table:table-row>
        <table:table-row table:style-name="ro3">
          <table:table-cell office:value-type="string">
            <text:p>ناصريه</text:p>
          </table:table-cell>
          <table:table-cell office:value-type="float" office:value="322">
            <text:p>322</text:p>
          </table:table-cell>
          <table:table-cell office:value-type="float" office:value="0.00453163475983">
            <text:p>0.0045316348</text:p>
          </table:table-cell>
          <table:table-cell office:value-type="float" office:value="0.0369739844142">
            <text:p>0.0369739844</text:p>
          </table:table-cell>
          <table:table-cell table:formula="of:=ABS(SUM([.C43];-1*[.D43]))" office:value-type="float" office:value="0.03244234965437">
            <text:p>0.0324423497</text:p>
          </table:table-cell>
          <table:table-cell table:formula="of:=[.E43]/POWER(SUM(POWER([.C43];2);POWER([.D43];2));0.5)" office:value-type="float" office:value="0.870920266125581">
            <text:p>0.8709202661</text:p>
          </table:table-cell>
          <table:table-cell table:number-columns-repeated="2" office:value-type="string">
            <text:p>NEG</text:p>
          </table:table-cell>
          <table:table-cell table:formula="of:=IF([.G43]=[.H43];0;1)" office:value-type="float" office:value="0">
            <text:p>0</text:p>
          </table:table-cell>
          <table:table-cell table:formula="of:=SUM([.I$2:.I43])" office:value-type="float" office:value="10">
            <text:p>10</text:p>
          </table:table-cell>
          <table:table-cell table:formula="of:=81-[.J43]" office:value-type="float" office:value="71">
            <text:p>71</text:p>
          </table:table-cell>
        </table:table-row>
        <table:table-row table:style-name="ro3">
          <table:table-cell office:value-type="string">
            <text:p>تزهق</text:p>
          </table:table-cell>
          <table:table-cell office:value-type="float" office:value="339">
            <text:p>339</text:p>
          </table:table-cell>
          <table:table-cell office:value-type="float" office:value="0.00969568356155">
            <text:p>0.0096956836</text:p>
          </table:table-cell>
          <table:table-cell office:value-type="float" office:value="0.0350497927592">
            <text:p>0.0350497928</text:p>
          </table:table-cell>
          <table:table-cell table:formula="of:=ABS(SUM([.C44];-1*[.D44]))" office:value-type="float" office:value="0.02535410919765">
            <text:p>0.0253541092</text:p>
          </table:table-cell>
          <table:table-cell table:formula="of:=[.E44]/POWER(SUM(POWER([.C44];2);POWER([.D44];2));0.5)" office:value-type="float" office:value="0.697190498614527">
            <text:p>0.6971904986</text:p>
          </table:table-cell>
          <table:table-cell table:number-columns-repeated="2" office:value-type="string">
            <text:p>NEG</text:p>
          </table:table-cell>
          <table:table-cell table:formula="of:=IF([.G44]=[.H44];0;1)" office:value-type="float" office:value="0">
            <text:p>0</text:p>
          </table:table-cell>
          <table:table-cell table:formula="of:=SUM([.I$2:.I44])" office:value-type="float" office:value="10">
            <text:p>10</text:p>
          </table:table-cell>
          <table:table-cell table:formula="of:=81-[.J44]" office:value-type="float" office:value="71">
            <text:p>71</text:p>
          </table:table-cell>
        </table:table-row>
        <table:table-row table:style-name="ro3">
          <table:table-cell office:value-type="string">
            <text:p>قدوس</text:p>
          </table:table-cell>
          <table:table-cell office:value-type="float" office:value="363">
            <text:p>363</text:p>
          </table:table-cell>
          <table:table-cell office:value-type="float" office:value="0.0323683302174">
            <text:p>0.0323683302</text:p>
          </table:table-cell>
          <table:table-cell office:value-type="float" office:value="0.0209996600003">
            <text:p>0.02099966</text:p>
          </table:table-cell>
          <table:table-cell table:formula="of:=ABS(SUM([.C45];-1*[.D45]))" office:value-type="float" office:value="0.0113686702171">
            <text:p>0.0113686702</text:p>
          </table:table-cell>
          <table:table-cell table:formula="of:=[.E45]/POWER(SUM(POWER([.C45];2);POWER([.D45];2));0.5)" office:value-type="float" office:value="0.294650290499878">
            <text:p>0.2946502905</text:p>
          </table:table-cell>
          <table:table-cell table:number-columns-repeated="2" office:value-type="string">
            <text:p>POS</text:p>
          </table:table-cell>
          <table:table-cell table:formula="of:=IF([.G45]=[.H45];0;1)" office:value-type="float" office:value="0">
            <text:p>0</text:p>
          </table:table-cell>
          <table:table-cell table:formula="of:=SUM([.I$2:.I45])" office:value-type="float" office:value="10">
            <text:p>10</text:p>
          </table:table-cell>
          <table:table-cell table:formula="of:=81-[.J45]" office:value-type="float" office:value="71">
            <text:p>71</text:p>
          </table:table-cell>
        </table:table-row>
        <table:table-row table:style-name="ro3">
          <table:table-cell office:value-type="string">
            <text:p>يسحر</text:p>
          </table:table-cell>
          <table:table-cell office:value-type="float" office:value="419">
            <text:p>419</text:p>
          </table:table-cell>
          <table:table-cell office:value-type="float" office:value="0.040233379434">
            <text:p>0.0402333794</text:p>
          </table:table-cell>
          <table:table-cell office:value-type="float" office:value="0.0178727594054">
            <text:p>0.0178727594</text:p>
          </table:table-cell>
          <table:table-cell table:formula="of:=ABS(SUM([.C46];-1*[.D46]))" office:value-type="float" office:value="0.0223606200286">
            <text:p>0.02236062</text:p>
          </table:table-cell>
          <table:table-cell table:formula="of:=[.E46]/POWER(SUM(POWER([.C46];2);POWER([.D46];2));0.5)" office:value-type="float" office:value="0.507912603239212">
            <text:p>0.5079126032</text:p>
          </table:table-cell>
          <table:table-cell table:number-columns-repeated="2" office:value-type="string">
            <text:p>POS</text:p>
          </table:table-cell>
          <table:table-cell table:formula="of:=IF([.G46]=[.H46];0;1)" office:value-type="float" office:value="0">
            <text:p>0</text:p>
          </table:table-cell>
          <table:table-cell table:formula="of:=SUM([.I$2:.I46])" office:value-type="float" office:value="10">
            <text:p>10</text:p>
          </table:table-cell>
          <table:table-cell table:formula="of:=81-[.J46]" office:value-type="float" office:value="71">
            <text:p>71</text:p>
          </table:table-cell>
        </table:table-row>
        <table:table-row table:style-name="ro3">
          <table:table-cell office:value-type="string">
            <text:p>عسليه</text:p>
          </table:table-cell>
          <table:table-cell office:value-type="float" office:value="454">
            <text:p>454</text:p>
          </table:table-cell>
          <table:table-cell office:value-type="float" office:value="0.0481633993764">
            <text:p>0.0481633994</text:p>
          </table:table-cell>
          <table:table-cell office:value-type="float" office:value="0.0102838685571">
            <text:p>0.0102838686</text:p>
          </table:table-cell>
          <table:table-cell table:formula="of:=ABS(SUM([.C47];-1*[.D47]))" office:value-type="float" office:value="0.0378795308193">
            <text:p>0.0378795308</text:p>
          </table:table-cell>
          <table:table-cell table:formula="of:=[.E47]/POWER(SUM(POWER([.C47];2);POWER([.D47];2));0.5)" office:value-type="float" office:value="0.769142037985404">
            <text:p>0.769142038</text:p>
          </table:table-cell>
          <table:table-cell table:number-columns-repeated="2" office:value-type="string">
            <text:p>POS</text:p>
          </table:table-cell>
          <table:table-cell table:formula="of:=IF([.G47]=[.H47];0;1)" office:value-type="float" office:value="0">
            <text:p>0</text:p>
          </table:table-cell>
          <table:table-cell table:formula="of:=SUM([.I$2:.I47])" office:value-type="float" office:value="10">
            <text:p>10</text:p>
          </table:table-cell>
          <table:table-cell table:formula="of:=81-[.J47]" office:value-type="float" office:value="71">
            <text:p>71</text:p>
          </table:table-cell>
        </table:table-row>
        <table:table-row table:style-name="ro3">
          <table:table-cell office:value-type="string">
            <text:p>ايمانك</text:p>
          </table:table-cell>
          <table:table-cell office:value-type="float" office:value="456">
            <text:p>456</text:p>
          </table:table-cell>
          <table:table-cell office:value-type="float" office:value="0.0470457833366">
            <text:p>0.0470457833</text:p>
          </table:table-cell>
          <table:table-cell office:value-type="float" office:value="0.00604508259703">
            <text:p>0.0060450826</text:p>
          </table:table-cell>
          <table:table-cell table:formula="of:=ABS(SUM([.C48];-1*[.D48]))" office:value-type="float" office:value="0.04100070073957">
            <text:p>0.0410007007</text:p>
          </table:table-cell>
          <table:table-cell table:formula="of:=[.E48]/POWER(SUM(POWER([.C48];2);POWER([.D48];2));0.5)" office:value-type="float" office:value="0.864399719944625">
            <text:p>0.8643997199</text:p>
          </table:table-cell>
          <table:table-cell table:number-columns-repeated="2" office:value-type="string">
            <text:p>POS</text:p>
          </table:table-cell>
          <table:table-cell table:formula="of:=IF([.G48]=[.H48];0;1)" office:value-type="float" office:value="0">
            <text:p>0</text:p>
          </table:table-cell>
          <table:table-cell table:formula="of:=SUM([.I$2:.I48])" office:value-type="float" office:value="10">
            <text:p>10</text:p>
          </table:table-cell>
          <table:table-cell table:formula="of:=81-[.J48]" office:value-type="float" office:value="71">
            <text:p>71</text:p>
          </table:table-cell>
        </table:table-row>
        <table:table-row table:style-name="ro3">
          <table:table-cell office:value-type="string">
            <text:p>اتفشخ</text:p>
          </table:table-cell>
          <table:table-cell office:value-type="float" office:value="470">
            <text:p>470</text:p>
          </table:table-cell>
          <table:table-cell office:value-type="float" office:value="0.0167212428578">
            <text:p>0.0167212429</text:p>
          </table:table-cell>
          <table:table-cell office:value-type="float" office:value="0.0307757859035">
            <text:p>0.0307757859</text:p>
          </table:table-cell>
          <table:table-cell table:formula="of:=ABS(SUM([.C49];-1*[.D49]))" office:value-type="float" office:value="0.0140545430457">
            <text:p>0.014054543</text:p>
          </table:table-cell>
          <table:table-cell table:formula="of:=[.E49]/POWER(SUM(POWER([.C49];2);POWER([.D49];2));0.5)" office:value-type="float" office:value="0.401272022255344">
            <text:p>0.4012720223</text:p>
          </table:table-cell>
          <table:table-cell table:number-columns-repeated="2" office:value-type="string">
            <text:p>NEG</text:p>
          </table:table-cell>
          <table:table-cell table:formula="of:=IF([.G49]=[.H49];0;1)" office:value-type="float" office:value="0">
            <text:p>0</text:p>
          </table:table-cell>
          <table:table-cell table:formula="of:=SUM([.I$2:.I49])" office:value-type="float" office:value="10">
            <text:p>10</text:p>
          </table:table-cell>
          <table:table-cell table:formula="of:=81-[.J49]" office:value-type="float" office:value="71">
            <text:p>71</text:p>
          </table:table-cell>
        </table:table-row>
        <table:table-row table:style-name="ro3">
          <table:table-cell office:value-type="string">
            <text:p>المتناكه</text:p>
          </table:table-cell>
          <table:table-cell office:value-type="float" office:value="475">
            <text:p>475</text:p>
          </table:table-cell>
          <table:table-cell office:value-type="float" office:value="-0.0282432948565">
            <text:p>-0.0282432949</text:p>
          </table:table-cell>
          <table:table-cell office:value-type="float" office:value="0.0516093960796">
            <text:p>0.0516093961</text:p>
          </table:table-cell>
          <table:table-cell table:formula="of:=ABS(SUM([.C50];-1*[.D50]))" office:value-type="float" office:value="0.0798526909361">
            <text:p>0.0798526909</text:p>
          </table:table-cell>
          <table:table-cell table:formula="of:=[.E50]/POWER(SUM(POWER([.C50];2);POWER([.D50];2));0.5)" office:value-type="float" office:value="1.35729848216197">
            <text:p>1.3572984822</text:p>
          </table:table-cell>
          <table:table-cell table:number-columns-repeated="2" office:value-type="string">
            <text:p>NEG</text:p>
          </table:table-cell>
          <table:table-cell table:formula="of:=IF([.G50]=[.H50];0;1)" office:value-type="float" office:value="0">
            <text:p>0</text:p>
          </table:table-cell>
          <table:table-cell table:formula="of:=SUM([.I$2:.I50])" office:value-type="float" office:value="10">
            <text:p>10</text:p>
          </table:table-cell>
          <table:table-cell table:formula="of:=81-[.J50]" office:value-type="float" office:value="71">
            <text:p>71</text:p>
          </table:table-cell>
        </table:table-row>
        <table:table-row table:style-name="ro3">
          <table:table-cell office:value-type="string">
            <text:p>حريمه</text:p>
          </table:table-cell>
          <table:table-cell office:value-type="float" office:value="502">
            <text:p>502</text:p>
          </table:table-cell>
          <table:table-cell office:value-type="float" office:value="0.0162276969609">
            <text:p>0.016227697</text:p>
          </table:table-cell>
          <table:table-cell office:value-type="float" office:value="0.0327399277998">
            <text:p>0.0327399278</text:p>
          </table:table-cell>
          <table:table-cell table:formula="of:=ABS(SUM([.C51];-1*[.D51]))" office:value-type="float" office:value="0.0165122308389">
            <text:p>0.0165122308</text:p>
          </table:table-cell>
          <table:table-cell table:formula="of:=[.E51]/POWER(SUM(POWER([.C51];2);POWER([.D51];2));0.5)" office:value-type="float" office:value="0.451882911513048">
            <text:p>0.4518829115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51]=[.H51];0;1)" office:value-type="float" office:value="1">
            <text:p>1</text:p>
          </table:table-cell>
          <table:table-cell table:formula="of:=SUM([.I$2:.I51])" office:value-type="float" office:value="11">
            <text:p>11</text:p>
          </table:table-cell>
          <table:table-cell table:formula="of:=81-[.J51]" office:value-type="float" office:value="70">
            <text:p>70</text:p>
          </table:table-cell>
        </table:table-row>
        <table:table-row table:style-name="ro3">
          <table:table-cell office:value-type="string">
            <text:p>عدائي</text:p>
          </table:table-cell>
          <table:table-cell office:value-type="float" office:value="507">
            <text:p>507</text:p>
          </table:table-cell>
          <table:table-cell office:value-type="float" office:value="0.026934224499">
            <text:p>0.0269342245</text:p>
          </table:table-cell>
          <table:table-cell office:value-type="float" office:value="0.0264173217508">
            <text:p>0.0264173218</text:p>
          </table:table-cell>
          <table:table-cell table:formula="of:=ABS(SUM([.C52];-1*[.D52]))" office:value-type="float" office:value="0.000516902748200002">
            <text:p>0.0005169027</text:p>
          </table:table-cell>
          <table:table-cell table:formula="of:=[.E52]/POWER(SUM(POWER([.C52];2);POWER([.D52];2));0.5)" office:value-type="float" office:value="0.0137011318505937">
            <text:p>0.0137011319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52]=[.H52];0;1)" office:value-type="float" office:value="1">
            <text:p>1</text:p>
          </table:table-cell>
          <table:table-cell table:formula="of:=SUM([.I$2:.I52])" office:value-type="float" office:value="12">
            <text:p>12</text:p>
          </table:table-cell>
          <table:table-cell table:formula="of:=81-[.J52]" office:value-type="float" office:value="69">
            <text:p>69</text:p>
          </table:table-cell>
        </table:table-row>
        <table:table-row table:style-name="ro3">
          <table:table-cell office:value-type="string">
            <text:p>حشري</text:p>
          </table:table-cell>
          <table:table-cell office:value-type="float" office:value="538">
            <text:p>538</text:p>
          </table:table-cell>
          <table:table-cell office:value-type="float" office:value="0.0224147967653">
            <text:p>0.0224147968</text:p>
          </table:table-cell>
          <table:table-cell office:value-type="float" office:value="0.0291680525985">
            <text:p>0.0291680526</text:p>
          </table:table-cell>
          <table:table-cell table:formula="of:=ABS(SUM([.C53];-1*[.D53]))" office:value-type="float" office:value="0.0067532558332">
            <text:p>0.0067532558</text:p>
          </table:table-cell>
          <table:table-cell table:formula="of:=[.E53]/POWER(SUM(POWER([.C53];2);POWER([.D53];2));0.5)" office:value-type="float" office:value="0.183583000421216">
            <text:p>0.1835830004</text:p>
          </table:table-cell>
          <table:table-cell table:number-columns-repeated="2" office:value-type="string">
            <text:p>NEG</text:p>
          </table:table-cell>
          <table:table-cell table:formula="of:=IF([.G53]=[.H53];0;1)" office:value-type="float" office:value="0">
            <text:p>0</text:p>
          </table:table-cell>
          <table:table-cell table:formula="of:=SUM([.I$2:.I53])" office:value-type="float" office:value="12">
            <text:p>12</text:p>
          </table:table-cell>
          <table:table-cell table:formula="of:=81-[.J53]" office:value-type="float" office:value="69">
            <text:p>69</text:p>
          </table:table-cell>
        </table:table-row>
        <table:table-row table:style-name="ro3">
          <table:table-cell office:value-type="string">
            <text:p>لقيط</text:p>
          </table:table-cell>
          <table:table-cell office:value-type="float" office:value="570">
            <text:p>570</text:p>
          </table:table-cell>
          <table:table-cell office:value-type="float" office:value="0.0165638646982">
            <text:p>0.0165638647</text:p>
          </table:table-cell>
          <table:table-cell office:value-type="float" office:value="0.0329621843843">
            <text:p>0.0329621844</text:p>
          </table:table-cell>
          <table:table-cell table:formula="of:=ABS(SUM([.C54];-1*[.D54]))" office:value-type="float" office:value="0.0163983196861">
            <text:p>0.0163983197</text:p>
          </table:table-cell>
          <table:table-cell table:formula="of:=[.E54]/POWER(SUM(POWER([.C54];2);POWER([.D54];2));0.5)" office:value-type="float" office:value="0.444520171571223">
            <text:p>0.4445201716</text:p>
          </table:table-cell>
          <table:table-cell table:number-columns-repeated="2" office:value-type="string">
            <text:p>NEG</text:p>
          </table:table-cell>
          <table:table-cell table:formula="of:=IF([.G54]=[.H54];0;1)" office:value-type="float" office:value="0">
            <text:p>0</text:p>
          </table:table-cell>
          <table:table-cell table:formula="of:=SUM([.I$2:.I54])" office:value-type="float" office:value="12">
            <text:p>12</text:p>
          </table:table-cell>
          <table:table-cell table:formula="of:=81-[.J54]" office:value-type="float" office:value="69">
            <text:p>69</text:p>
          </table:table-cell>
        </table:table-row>
        <table:table-row table:style-name="ro3">
          <table:table-cell office:value-type="string">
            <text:p>اغبيه</text:p>
          </table:table-cell>
          <table:table-cell office:value-type="float" office:value="570">
            <text:p>570</text:p>
          </table:table-cell>
          <table:table-cell office:value-type="float" office:value="0.0108150274067">
            <text:p>0.0108150274</text:p>
          </table:table-cell>
          <table:table-cell office:value-type="float" office:value="0.0356356153152">
            <text:p>0.0356356153</text:p>
          </table:table-cell>
          <table:table-cell table:formula="of:=ABS(SUM([.C55];-1*[.D55]))" office:value-type="float" office:value="0.0248205879085">
            <text:p>0.0248205879</text:p>
          </table:table-cell>
          <table:table-cell table:formula="of:=[.E55]/POWER(SUM(POWER([.C55];2);POWER([.D55];2));0.5)" office:value-type="float" office:value="0.666492790482774">
            <text:p>0.6664927905</text:p>
          </table:table-cell>
          <table:table-cell table:number-columns-repeated="2" office:value-type="string">
            <text:p>NEG</text:p>
          </table:table-cell>
          <table:table-cell table:formula="of:=IF([.G55]=[.H55];0;1)" office:value-type="float" office:value="0">
            <text:p>0</text:p>
          </table:table-cell>
          <table:table-cell table:formula="of:=SUM([.I$2:.I55])" office:value-type="float" office:value="12">
            <text:p>12</text:p>
          </table:table-cell>
          <table:table-cell table:formula="of:=81-[.J55]" office:value-type="float" office:value="69">
            <text:p>69</text:p>
          </table:table-cell>
        </table:table-row>
        <table:table-row table:style-name="ro3">
          <table:table-cell office:value-type="string">
            <text:p>ودود</text:p>
          </table:table-cell>
          <table:table-cell office:value-type="float" office:value="581">
            <text:p>581</text:p>
          </table:table-cell>
          <table:table-cell office:value-type="float" office:value="0.0532170864738">
            <text:p>0.0532170865</text:p>
          </table:table-cell>
          <table:table-cell office:value-type="float" office:value="-0.00744995207589">
            <text:p>-0.0074499521</text:p>
          </table:table-cell>
          <table:table-cell table:formula="of:=ABS(SUM([.C56];-1*[.D56]))" office:value-type="float" office:value="0.06066703854969">
            <text:p>0.0606670385</text:p>
          </table:table-cell>
          <table:table-cell table:formula="of:=[.E56]/POWER(SUM(POWER([.C56];2);POWER([.D56];2));0.5)" office:value-type="float" office:value="1.12898268422924">
            <text:p>1.1289826842</text:p>
          </table:table-cell>
          <table:table-cell table:number-columns-repeated="2" office:value-type="string">
            <text:p>POS</text:p>
          </table:table-cell>
          <table:table-cell table:formula="of:=IF([.G56]=[.H56];0;1)" office:value-type="float" office:value="0">
            <text:p>0</text:p>
          </table:table-cell>
          <table:table-cell table:formula="of:=SUM([.I$2:.I56])" office:value-type="float" office:value="12">
            <text:p>12</text:p>
          </table:table-cell>
          <table:table-cell table:formula="of:=81-[.J56]" office:value-type="float" office:value="69">
            <text:p>69</text:p>
          </table:table-cell>
        </table:table-row>
        <table:table-row table:style-name="ro3">
          <table:table-cell office:value-type="string">
            <text:p>لواطي</text:p>
          </table:table-cell>
          <table:table-cell office:value-type="float" office:value="602">
            <text:p>602</text:p>
          </table:table-cell>
          <table:table-cell office:value-type="float" office:value="0.000815323718296">
            <text:p>0.0008153237</text:p>
          </table:table-cell>
          <table:table-cell office:value-type="float" office:value="0.0364312754853">
            <text:p>0.0364312755</text:p>
          </table:table-cell>
          <table:table-cell table:formula="of:=ABS(SUM([.C57];-1*[.D57]))" office:value-type="float" office:value="0.035615951767004">
            <text:p>0.0356159518</text:p>
          </table:table-cell>
          <table:table-cell table:formula="of:=[.E57]/POWER(SUM(POWER([.C57];2);POWER([.D57];2));0.5)" office:value-type="float" office:value="0.977375495108121">
            <text:p>0.9773754951</text:p>
          </table:table-cell>
          <table:table-cell table:number-columns-repeated="2" office:value-type="string">
            <text:p>NEG</text:p>
          </table:table-cell>
          <table:table-cell table:formula="of:=IF([.G57]=[.H57];0;1)" office:value-type="float" office:value="0">
            <text:p>0</text:p>
          </table:table-cell>
          <table:table-cell table:formula="of:=SUM([.I$2:.I57])" office:value-type="float" office:value="12">
            <text:p>12</text:p>
          </table:table-cell>
          <table:table-cell table:formula="of:=81-[.J57]" office:value-type="float" office:value="69">
            <text:p>69</text:p>
          </table:table-cell>
        </table:table-row>
        <table:table-row table:style-name="ro3">
          <table:table-cell office:value-type="string">
            <text:p>محروقه</text:p>
          </table:table-cell>
          <table:table-cell office:value-type="float" office:value="640">
            <text:p>640</text:p>
          </table:table-cell>
          <table:table-cell office:value-type="float" office:value="0.0256529476079">
            <text:p>0.0256529476</text:p>
          </table:table-cell>
          <table:table-cell office:value-type="float" office:value="0.0320867277509">
            <text:p>0.0320867278</text:p>
          </table:table-cell>
          <table:table-cell table:formula="of:=ABS(SUM([.C58];-1*[.D58]))" office:value-type="float" office:value="0.006433780143">
            <text:p>0.0064337801</text:p>
          </table:table-cell>
          <table:table-cell table:formula="of:=[.E58]/POWER(SUM(POWER([.C58];2);POWER([.D58];2));0.5)" office:value-type="float" office:value="0.156612839422046">
            <text:p>0.1566128394</text:p>
          </table:table-cell>
          <table:table-cell table:number-columns-repeated="2" office:value-type="string">
            <text:p>NEG</text:p>
          </table:table-cell>
          <table:table-cell table:formula="of:=IF([.G58]=[.H58];0;1)" office:value-type="float" office:value="0">
            <text:p>0</text:p>
          </table:table-cell>
          <table:table-cell table:formula="of:=SUM([.I$2:.I58])" office:value-type="float" office:value="12">
            <text:p>12</text:p>
          </table:table-cell>
          <table:table-cell table:formula="of:=81-[.J58]" office:value-type="float" office:value="69">
            <text:p>69</text:p>
          </table:table-cell>
        </table:table-row>
        <table:table-row table:style-name="ro3">
          <table:table-cell office:value-type="string">
            <text:p>مسالم</text:p>
          </table:table-cell>
          <table:table-cell office:value-type="float" office:value="641">
            <text:p>641</text:p>
          </table:table-cell>
          <table:table-cell office:value-type="float" office:value="0.0119249446989">
            <text:p>0.0119249447</text:p>
          </table:table-cell>
          <table:table-cell office:value-type="float" office:value="0.0321703340246">
            <text:p>0.032170334</text:p>
          </table:table-cell>
          <table:table-cell table:formula="of:=ABS(SUM([.C59];-1*[.D59]))" office:value-type="float" office:value="0.0202453893257">
            <text:p>0.0202453893</text:p>
          </table:table-cell>
          <table:table-cell table:formula="of:=[.E59]/POWER(SUM(POWER([.C59];2);POWER([.D59];2));0.5)" office:value-type="float" office:value="0.590082930988611">
            <text:p>0.590082931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G59]=[.H59];0;1)" office:value-type="float" office:value="1">
            <text:p>1</text:p>
          </table:table-cell>
          <table:table-cell table:formula="of:=SUM([.I$2:.I59])" office:value-type="float" office:value="13">
            <text:p>13</text:p>
          </table:table-cell>
          <table:table-cell table:formula="of:=81-[.J59]" office:value-type="float" office:value="68">
            <text:p>68</text:p>
          </table:table-cell>
        </table:table-row>
        <table:table-row table:style-name="ro3">
          <table:table-cell office:value-type="string">
            <text:p>متحجر</text:p>
          </table:table-cell>
          <table:table-cell office:value-type="float" office:value="654">
            <text:p>654</text:p>
          </table:table-cell>
          <table:table-cell office:value-type="float" office:value="0.0124609365879">
            <text:p>0.0124609366</text:p>
          </table:table-cell>
          <table:table-cell office:value-type="float" office:value="0.035139161703">
            <text:p>0.0351391617</text:p>
          </table:table-cell>
          <table:table-cell table:formula="of:=ABS(SUM([.C60];-1*[.D60]))" office:value-type="float" office:value="0.0226782251151">
            <text:p>0.0226782251</text:p>
          </table:table-cell>
          <table:table-cell table:formula="of:=[.E60]/POWER(SUM(POWER([.C60];2);POWER([.D60];2));0.5)" office:value-type="float" office:value="0.608269578335568">
            <text:p>0.6082695783</text:p>
          </table:table-cell>
          <table:table-cell table:number-columns-repeated="2" office:value-type="string">
            <text:p>NEG</text:p>
          </table:table-cell>
          <table:table-cell table:formula="of:=IF([.G60]=[.H60];0;1)" office:value-type="float" office:value="0">
            <text:p>0</text:p>
          </table:table-cell>
          <table:table-cell table:formula="of:=SUM([.I$2:.I60])" office:value-type="float" office:value="13">
            <text:p>13</text:p>
          </table:table-cell>
          <table:table-cell table:formula="of:=81-[.J60]" office:value-type="float" office:value="68">
            <text:p>68</text:p>
          </table:table-cell>
        </table:table-row>
        <table:table-row table:style-name="ro3">
          <table:table-cell office:value-type="string">
            <text:p>زنديق</text:p>
          </table:table-cell>
          <table:table-cell office:value-type="float" office:value="656">
            <text:p>656</text:p>
          </table:table-cell>
          <table:table-cell office:value-type="float" office:value="-0.0279046721808">
            <text:p>-0.0279046722</text:p>
          </table:table-cell>
          <table:table-cell office:value-type="float" office:value="0.0508822963115">
            <text:p>0.0508822963</text:p>
          </table:table-cell>
          <table:table-cell table:formula="of:=ABS(SUM([.C61];-1*[.D61]))" office:value-type="float" office:value="0.0787869684923">
            <text:p>0.0787869685</text:p>
          </table:table-cell>
          <table:table-cell table:formula="of:=[.E61]/POWER(SUM(POWER([.C61];2);POWER([.D61];2));0.5)" office:value-type="float" office:value="1.35765385890561">
            <text:p>1.3576538589</text:p>
          </table:table-cell>
          <table:table-cell table:number-columns-repeated="2" office:value-type="string">
            <text:p>NEG</text:p>
          </table:table-cell>
          <table:table-cell table:formula="of:=IF([.G61]=[.H61];0;1)" office:value-type="float" office:value="0">
            <text:p>0</text:p>
          </table:table-cell>
          <table:table-cell table:formula="of:=SUM([.I$2:.I61])" office:value-type="float" office:value="13">
            <text:p>13</text:p>
          </table:table-cell>
          <table:table-cell table:formula="of:=81-[.J61]" office:value-type="float" office:value="68">
            <text:p>68</text:p>
          </table:table-cell>
        </table:table-row>
        <table:table-row table:style-name="ro3">
          <table:table-cell office:value-type="string">
            <text:p>طفران</text:p>
          </table:table-cell>
          <table:table-cell office:value-type="float" office:value="662">
            <text:p>662</text:p>
          </table:table-cell>
          <table:table-cell office:value-type="float" office:value="0.034907755034">
            <text:p>0.034907755</text:p>
          </table:table-cell>
          <table:table-cell office:value-type="float" office:value="0.0191929481753">
            <text:p>0.0191929482</text:p>
          </table:table-cell>
          <table:table-cell table:formula="of:=ABS(SUM([.C62];-1*[.D62]))" office:value-type="float" office:value="0.0157148068587">
            <text:p>0.0157148069</text:p>
          </table:table-cell>
          <table:table-cell table:formula="of:=[.E62]/POWER(SUM(POWER([.C62];2);POWER([.D62];2));0.5)" office:value-type="float" office:value="0.394485864554185">
            <text:p>0.3944858646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62]=[.H62];0;1)" office:value-type="float" office:value="1">
            <text:p>1</text:p>
          </table:table-cell>
          <table:table-cell table:formula="of:=SUM([.I$2:.I62])" office:value-type="float" office:value="14">
            <text:p>14</text:p>
          </table:table-cell>
          <table:table-cell table:formula="of:=81-[.J62]" office:value-type="float" office:value="67">
            <text:p>67</text:p>
          </table:table-cell>
        </table:table-row>
        <table:table-row table:style-name="ro3">
          <table:table-cell office:value-type="string">
            <text:p>فظيعه</text:p>
          </table:table-cell>
          <table:table-cell office:value-type="float" office:value="675">
            <text:p>675</text:p>
          </table:table-cell>
          <table:table-cell office:value-type="float" office:value="0.0345432158739">
            <text:p>0.0345432159</text:p>
          </table:table-cell>
          <table:table-cell office:value-type="float" office:value="0.0215370165903">
            <text:p>0.0215370166</text:p>
          </table:table-cell>
          <table:table-cell table:formula="of:=ABS(SUM([.C63];-1*[.D63]))" office:value-type="float" office:value="0.0130061992836">
            <text:p>0.0130061993</text:p>
          </table:table-cell>
          <table:table-cell table:formula="of:=[.E63]/POWER(SUM(POWER([.C63];2);POWER([.D63];2));0.5)" office:value-type="float" office:value="0.319506045094572">
            <text:p>0.319506045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63]=[.H63];0;1)" office:value-type="float" office:value="1">
            <text:p>1</text:p>
          </table:table-cell>
          <table:table-cell table:formula="of:=SUM([.I$2:.I63])" office:value-type="float" office:value="15">
            <text:p>15</text:p>
          </table:table-cell>
          <table:table-cell table:formula="of:=81-[.J63]" office:value-type="float" office:value="66">
            <text:p>66</text:p>
          </table:table-cell>
        </table:table-row>
        <table:table-row table:style-name="ro3">
          <table:table-cell office:value-type="string">
            <text:p>قرده</text:p>
          </table:table-cell>
          <table:table-cell office:value-type="float" office:value="675">
            <text:p>675</text:p>
          </table:table-cell>
          <table:table-cell office:value-type="float" office:value="0.0188063364146">
            <text:p>0.0188063364</text:p>
          </table:table-cell>
          <table:table-cell office:value-type="float" office:value="0.0335428557409">
            <text:p>0.0335428557</text:p>
          </table:table-cell>
          <table:table-cell table:formula="of:=ABS(SUM([.C64];-1*[.D64]))" office:value-type="float" office:value="0.0147365193263">
            <text:p>0.0147365193</text:p>
          </table:table-cell>
          <table:table-cell table:formula="of:=[.E64]/POWER(SUM(POWER([.C64];2);POWER([.D64];2));0.5)" office:value-type="float" office:value="0.383212778559228">
            <text:p>0.3832127786</text:p>
          </table:table-cell>
          <table:table-cell table:number-columns-repeated="2" office:value-type="string">
            <text:p>NEG</text:p>
          </table:table-cell>
          <table:table-cell table:formula="of:=IF([.G64]=[.H64];0;1)" office:value-type="float" office:value="0">
            <text:p>0</text:p>
          </table:table-cell>
          <table:table-cell table:formula="of:=SUM([.I$2:.I64])" office:value-type="float" office:value="15">
            <text:p>15</text:p>
          </table:table-cell>
          <table:table-cell table:formula="of:=81-[.J64]" office:value-type="float" office:value="66">
            <text:p>66</text:p>
          </table:table-cell>
        </table:table-row>
        <table:table-row table:style-name="ro3">
          <table:table-cell office:value-type="string">
            <text:p>مؤذي</text:p>
          </table:table-cell>
          <table:table-cell office:value-type="float" office:value="676">
            <text:p>676</text:p>
          </table:table-cell>
          <table:table-cell office:value-type="float" office:value="0.0246361620826">
            <text:p>0.0246361621</text:p>
          </table:table-cell>
          <table:table-cell office:value-type="float" office:value="0.033525737889">
            <text:p>0.0335257379</text:p>
          </table:table-cell>
          <table:table-cell table:formula="of:=ABS(SUM([.C65];-1*[.D65]))" office:value-type="float" office:value="0.0088895758064">
            <text:p>0.0088895758</text:p>
          </table:table-cell>
          <table:table-cell table:formula="of:=[.E65]/POWER(SUM(POWER([.C65];2);POWER([.D65];2));0.5)" office:value-type="float" office:value="0.213669775569892">
            <text:p>0.2136697756</text:p>
          </table:table-cell>
          <table:table-cell table:number-columns-repeated="2" office:value-type="string">
            <text:p>NEG</text:p>
          </table:table-cell>
          <table:table-cell table:formula="of:=IF([.G65]=[.H65];0;1)" office:value-type="float" office:value="0">
            <text:p>0</text:p>
          </table:table-cell>
          <table:table-cell table:formula="of:=SUM([.I$2:.I65])" office:value-type="float" office:value="15">
            <text:p>15</text:p>
          </table:table-cell>
          <table:table-cell table:formula="of:=81-[.J65]" office:value-type="float" office:value="66">
            <text:p>66</text:p>
          </table:table-cell>
        </table:table-row>
        <table:table-row table:style-name="ro3">
          <table:table-cell office:value-type="string">
            <text:p>امنجي</text:p>
          </table:table-cell>
          <table:table-cell office:value-type="float" office:value="683">
            <text:p>683</text:p>
          </table:table-cell>
          <table:table-cell office:value-type="float" office:value="-0.00272815995219">
            <text:p>-0.00272816</text:p>
          </table:table-cell>
          <table:table-cell office:value-type="float" office:value="0.0442622560596">
            <text:p>0.0442622561</text:p>
          </table:table-cell>
          <table:table-cell table:formula="of:=ABS(SUM([.C66];-1*[.D66]))" office:value-type="float" office:value="0.04699041601179">
            <text:p>0.046990416</text:p>
          </table:table-cell>
          <table:table-cell table:formula="of:=[.E66]/POWER(SUM(POWER([.C66];2);POWER([.D66];2));0.5)" office:value-type="float" office:value="1.05962539508437">
            <text:p>1.0596253951</text:p>
          </table:table-cell>
          <table:table-cell table:number-columns-repeated="2" office:value-type="string">
            <text:p>NEG</text:p>
          </table:table-cell>
          <table:table-cell table:formula="of:=IF([.G66]=[.H66];0;1)" office:value-type="float" office:value="0">
            <text:p>0</text:p>
          </table:table-cell>
          <table:table-cell table:formula="of:=SUM([.I$2:.I66])" office:value-type="float" office:value="15">
            <text:p>15</text:p>
          </table:table-cell>
          <table:table-cell table:formula="of:=81-[.J66]" office:value-type="float" office:value="66">
            <text:p>66</text:p>
          </table:table-cell>
        </table:table-row>
        <table:table-row table:style-name="ro3">
          <table:table-cell office:value-type="string">
            <text:p>سخنه</text:p>
          </table:table-cell>
          <table:table-cell office:value-type="float" office:value="687">
            <text:p>687</text:p>
          </table:table-cell>
          <table:table-cell office:value-type="float" office:value="0.0125278464271">
            <text:p>0.0125278464</text:p>
          </table:table-cell>
          <table:table-cell office:value-type="float" office:value="0.0384884031515">
            <text:p>0.0384884032</text:p>
          </table:table-cell>
          <table:table-cell table:formula="of:=ABS(SUM([.C67];-1*[.D67]))" office:value-type="float" office:value="0.0259605567244">
            <text:p>0.0259605567</text:p>
          </table:table-cell>
          <table:table-cell table:formula="of:=[.E67]/POWER(SUM(POWER([.C67];2);POWER([.D67];2));0.5)" office:value-type="float" office:value="0.64138196058717">
            <text:p>0.6413819606</text:p>
          </table:table-cell>
          <table:table-cell table:number-columns-repeated="2" office:value-type="string">
            <text:p>NEG</text:p>
          </table:table-cell>
          <table:table-cell table:formula="of:=IF([.G67]=[.H67];0;1)" office:value-type="float" office:value="0">
            <text:p>0</text:p>
          </table:table-cell>
          <table:table-cell table:formula="of:=SUM([.I$2:.I67])" office:value-type="float" office:value="15">
            <text:p>15</text:p>
          </table:table-cell>
          <table:table-cell table:formula="of:=81-[.J67]" office:value-type="float" office:value="66">
            <text:p>66</text:p>
          </table:table-cell>
        </table:table-row>
        <table:table-row table:style-name="ro3">
          <table:table-cell office:value-type="string">
            <text:p>جدعه</text:p>
          </table:table-cell>
          <table:table-cell office:value-type="float" office:value="698">
            <text:p>698</text:p>
          </table:table-cell>
          <table:table-cell office:value-type="float" office:value="0.0434729202637">
            <text:p>0.0434729203</text:p>
          </table:table-cell>
          <table:table-cell office:value-type="float" office:value="0.0175124205915">
            <text:p>0.0175124206</text:p>
          </table:table-cell>
          <table:table-cell table:formula="of:=ABS(SUM([.C68];-1*[.D68]))" office:value-type="float" office:value="0.0259604996722">
            <text:p>0.0259604997</text:p>
          </table:table-cell>
          <table:table-cell table:formula="of:=[.E68]/POWER(SUM(POWER([.C68];2);POWER([.D68];2));0.5)" office:value-type="float" office:value="0.553910461075446">
            <text:p>0.5539104611</text:p>
          </table:table-cell>
          <table:table-cell table:number-columns-repeated="2" office:value-type="string">
            <text:p>POS</text:p>
          </table:table-cell>
          <table:table-cell table:formula="of:=IF([.G68]=[.H68];0;1)" office:value-type="float" office:value="0">
            <text:p>0</text:p>
          </table:table-cell>
          <table:table-cell table:formula="of:=SUM([.I$2:.I68])" office:value-type="float" office:value="15">
            <text:p>15</text:p>
          </table:table-cell>
          <table:table-cell table:formula="of:=81-[.J68]" office:value-type="float" office:value="66">
            <text:p>66</text:p>
          </table:table-cell>
        </table:table-row>
        <table:table-row table:style-name="ro3">
          <table:table-cell office:value-type="string">
            <text:p>جامدين</text:p>
          </table:table-cell>
          <table:table-cell office:value-type="float" office:value="701">
            <text:p>701</text:p>
          </table:table-cell>
          <table:table-cell office:value-type="float" office:value="0.0244440730362">
            <text:p>0.024444073</text:p>
          </table:table-cell>
          <table:table-cell office:value-type="float" office:value="0.030848369763">
            <text:p>0.0308483698</text:p>
          </table:table-cell>
          <table:table-cell table:formula="of:=ABS(SUM([.C69];-1*[.D69]))" office:value-type="float" office:value="0.0064042967268">
            <text:p>0.0064042967</text:p>
          </table:table-cell>
          <table:table-cell table:formula="of:=[.E69]/POWER(SUM(POWER([.C69];2);POWER([.D69];2));0.5)" office:value-type="float" office:value="0.162714728284782">
            <text:p>0.1627147283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G69]=[.H69];0;1)" office:value-type="float" office:value="1">
            <text:p>1</text:p>
          </table:table-cell>
          <table:table-cell table:formula="of:=SUM([.I$2:.I69])" office:value-type="float" office:value="16">
            <text:p>16</text:p>
          </table:table-cell>
          <table:table-cell table:formula="of:=81-[.J69]" office:value-type="float" office:value="65">
            <text:p>65</text:p>
          </table:table-cell>
        </table:table-row>
        <table:table-row table:style-name="ro3">
          <table:table-cell office:value-type="string">
            <text:p>متدين</text:p>
          </table:table-cell>
          <table:table-cell office:value-type="float" office:value="711">
            <text:p>711</text:p>
          </table:table-cell>
          <table:table-cell office:value-type="float" office:value="0.0150215746266">
            <text:p>0.0150215746</text:p>
          </table:table-cell>
          <table:table-cell office:value-type="float" office:value="0.0269018381318">
            <text:p>0.0269018381</text:p>
          </table:table-cell>
          <table:table-cell table:formula="of:=ABS(SUM([.C70];-1*[.D70]))" office:value-type="float" office:value="0.0118802635052">
            <text:p>0.0118802635</text:p>
          </table:table-cell>
          <table:table-cell table:formula="of:=[.E70]/POWER(SUM(POWER([.C70];2);POWER([.D70];2));0.5)" office:value-type="float" office:value="0.385577236763798">
            <text:p>0.3855772368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G70]=[.H70];0;1)" office:value-type="float" office:value="1">
            <text:p>1</text:p>
          </table:table-cell>
          <table:table-cell table:formula="of:=SUM([.I$2:.I70])" office:value-type="float" office:value="17">
            <text:p>17</text:p>
          </table:table-cell>
          <table:table-cell table:formula="of:=81-[.J70]" office:value-type="float" office:value="64">
            <text:p>64</text:p>
          </table:table-cell>
        </table:table-row>
        <table:table-row table:style-name="ro3">
          <table:table-cell office:value-type="string">
            <text:p>اذلف</text:p>
          </table:table-cell>
          <table:table-cell office:value-type="float" office:value="729">
            <text:p>729</text:p>
          </table:table-cell>
          <table:table-cell office:value-type="float" office:value="0.0323126495737">
            <text:p>0.0323126496</text:p>
          </table:table-cell>
          <table:table-cell office:value-type="float" office:value="0.0236746068027">
            <text:p>0.0236746068</text:p>
          </table:table-cell>
          <table:table-cell table:formula="of:=ABS(SUM([.C71];-1*[.D71]))" office:value-type="float" office:value="0.008638042771">
            <text:p>0.0086380428</text:p>
          </table:table-cell>
          <table:table-cell table:formula="of:=[.E71]/POWER(SUM(POWER([.C71];2);POWER([.D71];2));0.5)" office:value-type="float" office:value="0.215641688390103">
            <text:p>0.2156416884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71]=[.H71];0;1)" office:value-type="float" office:value="1">
            <text:p>1</text:p>
          </table:table-cell>
          <table:table-cell table:formula="of:=SUM([.I$2:.I71])" office:value-type="float" office:value="18">
            <text:p>18</text:p>
          </table:table-cell>
          <table:table-cell table:formula="of:=81-[.J71]" office:value-type="float" office:value="63">
            <text:p>63</text:p>
          </table:table-cell>
        </table:table-row>
        <table:table-row table:style-name="ro3">
          <table:table-cell office:value-type="string">
            <text:p>بتضرب</text:p>
          </table:table-cell>
          <table:table-cell office:value-type="float" office:value="736">
            <text:p>736</text:p>
          </table:table-cell>
          <table:table-cell office:value-type="float" office:value="-0.000113955319736">
            <text:p>-0.0001139553</text:p>
          </table:table-cell>
          <table:table-cell office:value-type="float" office:value="0.0429821069739">
            <text:p>0.042982107</text:p>
          </table:table-cell>
          <table:table-cell table:formula="of:=ABS(SUM([.C72];-1*[.D72]))" office:value-type="float" office:value="0.043096062293636">
            <text:p>0.0430960623</text:p>
          </table:table-cell>
          <table:table-cell table:formula="of:=[.E72]/POWER(SUM(POWER([.C72];2);POWER([.D72];2));0.5)" office:value-type="float" office:value="1.00264770313379">
            <text:p>1.0026477031</text:p>
          </table:table-cell>
          <table:table-cell table:number-columns-repeated="2" office:value-type="string">
            <text:p>NEG</text:p>
          </table:table-cell>
          <table:table-cell table:formula="of:=IF([.G72]=[.H72];0;1)" office:value-type="float" office:value="0">
            <text:p>0</text:p>
          </table:table-cell>
          <table:table-cell table:formula="of:=SUM([.I$2:.I72])" office:value-type="float" office:value="18">
            <text:p>18</text:p>
          </table:table-cell>
          <table:table-cell table:formula="of:=81-[.J72]" office:value-type="float" office:value="63">
            <text:p>63</text:p>
          </table:table-cell>
        </table:table-row>
        <table:table-row table:style-name="ro3">
          <table:table-cell office:value-type="string">
            <text:p>بحبها</text:p>
          </table:table-cell>
          <table:table-cell office:value-type="float" office:value="739">
            <text:p>739</text:p>
          </table:table-cell>
          <table:table-cell office:value-type="float" office:value="0.0496047008128">
            <text:p>0.0496047008</text:p>
          </table:table-cell>
          <table:table-cell office:value-type="float" office:value="0.014902828742">
            <text:p>0.0149028287</text:p>
          </table:table-cell>
          <table:table-cell table:formula="of:=ABS(SUM([.C73];-1*[.D73]))" office:value-type="float" office:value="0.0347018720708">
            <text:p>0.0347018721</text:p>
          </table:table-cell>
          <table:table-cell table:formula="of:=[.E73]/POWER(SUM(POWER([.C73];2);POWER([.D73];2));0.5)" office:value-type="float" office:value="0.669985152653397">
            <text:p>0.6699851527</text:p>
          </table:table-cell>
          <table:table-cell table:number-columns-repeated="2" office:value-type="string">
            <text:p>POS</text:p>
          </table:table-cell>
          <table:table-cell table:formula="of:=IF([.G73]=[.H73];0;1)" office:value-type="float" office:value="0">
            <text:p>0</text:p>
          </table:table-cell>
          <table:table-cell table:formula="of:=SUM([.I$2:.I73])" office:value-type="float" office:value="18">
            <text:p>18</text:p>
          </table:table-cell>
          <table:table-cell table:formula="of:=81-[.J73]" office:value-type="float" office:value="63">
            <text:p>63</text:p>
          </table:table-cell>
        </table:table-row>
        <table:table-row table:style-name="ro3">
          <table:table-cell office:value-type="string">
            <text:p>فاسق</text:p>
          </table:table-cell>
          <table:table-cell office:value-type="float" office:value="740">
            <text:p>740</text:p>
          </table:table-cell>
          <table:table-cell office:value-type="float" office:value="0.0021205183899">
            <text:p>0.0021205184</text:p>
          </table:table-cell>
          <table:table-cell office:value-type="float" office:value="0.0409230610877">
            <text:p>0.0409230611</text:p>
          </table:table-cell>
          <table:table-cell table:formula="of:=ABS(SUM([.C74];-1*[.D74]))" office:value-type="float" office:value="0.0388025426978">
            <text:p>0.0388025427</text:p>
          </table:table-cell>
          <table:table-cell table:formula="of:=[.E74]/POWER(SUM(POWER([.C74];2);POWER([.D74];2));0.5)" office:value-type="float" office:value="0.946912413060464">
            <text:p>0.9469124131</text:p>
          </table:table-cell>
          <table:table-cell table:number-columns-repeated="2" office:value-type="string">
            <text:p>NEG</text:p>
          </table:table-cell>
          <table:table-cell table:formula="of:=IF([.G74]=[.H74];0;1)" office:value-type="float" office:value="0">
            <text:p>0</text:p>
          </table:table-cell>
          <table:table-cell table:formula="of:=SUM([.I$2:.I74])" office:value-type="float" office:value="18">
            <text:p>18</text:p>
          </table:table-cell>
          <table:table-cell table:formula="of:=81-[.J74]" office:value-type="float" office:value="63">
            <text:p>63</text:p>
          </table:table-cell>
        </table:table-row>
        <table:table-row table:style-name="ro3">
          <table:table-cell office:value-type="string">
            <text:p>شايف نفسه</text:p>
          </table:table-cell>
          <table:table-cell office:value-type="float" office:value="767">
            <text:p>767</text:p>
          </table:table-cell>
          <table:table-cell office:value-type="float" office:value="0.0232487466497">
            <text:p>0.0232487466</text:p>
          </table:table-cell>
          <table:table-cell office:value-type="float" office:value="0.0253723893419">
            <text:p>0.0253723893</text:p>
          </table:table-cell>
          <table:table-cell table:formula="of:=ABS(SUM([.C75];-1*[.D75]))" office:value-type="float" office:value="0.0021236426922">
            <text:p>0.0021236427</text:p>
          </table:table-cell>
          <table:table-cell table:formula="of:=[.E75]/POWER(SUM(POWER([.C75];2);POWER([.D75];2));0.5)" office:value-type="float" office:value="0.0617102753371576">
            <text:p>0.0617102753</text:p>
          </table:table-cell>
          <table:table-cell table:number-columns-repeated="2" office:value-type="string">
            <text:p>NEG</text:p>
          </table:table-cell>
          <table:table-cell table:formula="of:=IF([.G75]=[.H75];0;1)" office:value-type="float" office:value="0">
            <text:p>0</text:p>
          </table:table-cell>
          <table:table-cell table:formula="of:=SUM([.I$2:.I75])" office:value-type="float" office:value="18">
            <text:p>18</text:p>
          </table:table-cell>
          <table:table-cell table:formula="of:=81-[.J75]" office:value-type="float" office:value="63">
            <text:p>63</text:p>
          </table:table-cell>
        </table:table-row>
        <table:table-row table:style-name="ro3">
          <table:table-cell office:value-type="string">
            <text:p>بنت وسخه</text:p>
          </table:table-cell>
          <table:table-cell office:value-type="float" office:value="779">
            <text:p>779</text:p>
          </table:table-cell>
          <table:table-cell office:value-type="float" office:value="-0.00811329063402">
            <text:p>-0.0081132906</text:p>
          </table:table-cell>
          <table:table-cell office:value-type="float" office:value="0.0456705802319">
            <text:p>0.0456705802</text:p>
          </table:table-cell>
          <table:table-cell table:formula="of:=ABS(SUM([.C76];-1*[.D76]))" office:value-type="float" office:value="0.05378387086592">
            <text:p>0.0537838709</text:p>
          </table:table-cell>
          <table:table-cell table:formula="of:=[.E76]/POWER(SUM(POWER([.C76];2);POWER([.D76];2));0.5)" office:value-type="float" office:value="1.15949404918891">
            <text:p>1.1594940492</text:p>
          </table:table-cell>
          <table:table-cell table:number-columns-repeated="2" office:value-type="string">
            <text:p>NEG</text:p>
          </table:table-cell>
          <table:table-cell table:formula="of:=IF([.G76]=[.H76];0;1)" office:value-type="float" office:value="0">
            <text:p>0</text:p>
          </table:table-cell>
          <table:table-cell table:formula="of:=SUM([.I$2:.I76])" office:value-type="float" office:value="18">
            <text:p>18</text:p>
          </table:table-cell>
          <table:table-cell table:formula="of:=81-[.J76]" office:value-type="float" office:value="63">
            <text:p>63</text:p>
          </table:table-cell>
        </table:table-row>
        <table:table-row table:style-name="ro3">
          <table:table-cell office:value-type="string">
            <text:p>دماغها</text:p>
          </table:table-cell>
          <table:table-cell office:value-type="float" office:value="791">
            <text:p>791</text:p>
          </table:table-cell>
          <table:table-cell office:value-type="float" office:value="0.0223537035149">
            <text:p>0.0223537035</text:p>
          </table:table-cell>
          <table:table-cell office:value-type="float" office:value="0.0330597041404">
            <text:p>0.0330597041</text:p>
          </table:table-cell>
          <table:table-cell table:formula="of:=ABS(SUM([.C77];-1*[.D77]))" office:value-type="float" office:value="0.0107060006255">
            <text:p>0.0107060006</text:p>
          </table:table-cell>
          <table:table-cell table:formula="of:=[.E77]/POWER(SUM(POWER([.C77];2);POWER([.D77];2));0.5)" office:value-type="float" office:value="0.268268408110483">
            <text:p>0.268268408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77]=[.H77];0;1)" office:value-type="float" office:value="1">
            <text:p>1</text:p>
          </table:table-cell>
          <table:table-cell table:formula="of:=SUM([.I$2:.I77])" office:value-type="float" office:value="19">
            <text:p>19</text:p>
          </table:table-cell>
          <table:table-cell table:formula="of:=81-[.J77]" office:value-type="float" office:value="62">
            <text:p>62</text:p>
          </table:table-cell>
        </table:table-row>
        <table:table-row table:style-name="ro3">
          <table:table-cell office:value-type="string">
            <text:p>مُتعب</text:p>
          </table:table-cell>
          <table:table-cell office:value-type="float" office:value="793">
            <text:p>793</text:p>
          </table:table-cell>
          <table:table-cell office:value-type="float" office:value="0.04624953769">
            <text:p>0.0462495377</text:p>
          </table:table-cell>
          <table:table-cell office:value-type="float" office:value="0.0176812426308">
            <text:p>0.0176812426</text:p>
          </table:table-cell>
          <table:table-cell table:formula="of:=ABS(SUM([.C78];-1*[.D78]))" office:value-type="float" office:value="0.0285682950592">
            <text:p>0.0285682951</text:p>
          </table:table-cell>
          <table:table-cell table:formula="of:=[.E78]/POWER(SUM(POWER([.C78];2);POWER([.D78];2));0.5)" office:value-type="float" office:value="0.576972926566638">
            <text:p>0.5769729266</text:p>
          </table:table-cell>
          <table:table-cell table:number-columns-repeated="2" office:value-type="string">
            <text:p>POS</text:p>
          </table:table-cell>
          <table:table-cell table:formula="of:=IF([.G78]=[.H78];0;1)" office:value-type="float" office:value="0">
            <text:p>0</text:p>
          </table:table-cell>
          <table:table-cell table:formula="of:=SUM([.I$2:.I78])" office:value-type="float" office:value="19">
            <text:p>19</text:p>
          </table:table-cell>
          <table:table-cell table:formula="of:=81-[.J78]" office:value-type="float" office:value="62">
            <text:p>62</text:p>
          </table:table-cell>
        </table:table-row>
        <table:table-row table:style-name="ro3">
          <table:table-cell office:value-type="string">
            <text:p>شيوعي</text:p>
          </table:table-cell>
          <table:table-cell office:value-type="float" office:value="805">
            <text:p>805</text:p>
          </table:table-cell>
          <table:table-cell office:value-type="float" office:value="0.00930279250013">
            <text:p>0.0093027925</text:p>
          </table:table-cell>
          <table:table-cell office:value-type="float" office:value="0.0355396926296">
            <text:p>0.0355396926</text:p>
          </table:table-cell>
          <table:table-cell table:formula="of:=ABS(SUM([.C79];-1*[.D79]))" office:value-type="float" office:value="0.02623690012947">
            <text:p>0.0262369001</text:p>
          </table:table-cell>
          <table:table-cell table:formula="of:=[.E79]/POWER(SUM(POWER([.C79];2);POWER([.D79];2));0.5)" office:value-type="float" office:value="0.714180692011665">
            <text:p>0.714180692</text:p>
          </table:table-cell>
          <table:table-cell table:number-columns-repeated="2" office:value-type="string">
            <text:p>NEG</text:p>
          </table:table-cell>
          <table:table-cell table:formula="of:=IF([.G79]=[.H79];0;1)" office:value-type="float" office:value="0">
            <text:p>0</text:p>
          </table:table-cell>
          <table:table-cell table:formula="of:=SUM([.I$2:.I79])" office:value-type="float" office:value="19">
            <text:p>19</text:p>
          </table:table-cell>
          <table:table-cell table:formula="of:=81-[.J79]" office:value-type="float" office:value="62">
            <text:p>62</text:p>
          </table:table-cell>
        </table:table-row>
        <table:table-row table:style-name="ro3">
          <table:table-cell office:value-type="string">
            <text:p>صيع</text:p>
          </table:table-cell>
          <table:table-cell office:value-type="float" office:value="824">
            <text:p>824</text:p>
          </table:table-cell>
          <table:table-cell office:value-type="float" office:value="0.0212366696278">
            <text:p>0.0212366696</text:p>
          </table:table-cell>
          <table:table-cell office:value-type="float" office:value="0.0297094959381">
            <text:p>0.0297094959</text:p>
          </table:table-cell>
          <table:table-cell table:formula="of:=ABS(SUM([.C80];-1*[.D80]))" office:value-type="float" office:value="0.0084728263103">
            <text:p>0.0084728263</text:p>
          </table:table-cell>
          <table:table-cell table:formula="of:=[.E80]/POWER(SUM(POWER([.C80];2);POWER([.D80];2));0.5)" office:value-type="float" office:value="0.232010330346968">
            <text:p>0.2320103303</text:p>
          </table:table-cell>
          <table:table-cell table:number-columns-repeated="2" office:value-type="string">
            <text:p>NEG</text:p>
          </table:table-cell>
          <table:table-cell table:formula="of:=IF([.G80]=[.H80];0;1)" office:value-type="float" office:value="0">
            <text:p>0</text:p>
          </table:table-cell>
          <table:table-cell table:formula="of:=SUM([.I$2:.I80])" office:value-type="float" office:value="19">
            <text:p>19</text:p>
          </table:table-cell>
          <table:table-cell table:formula="of:=81-[.J80]" office:value-type="float" office:value="62">
            <text:p>62</text:p>
          </table:table-cell>
        </table:table-row>
        <table:table-row table:style-name="ro3">
          <table:table-cell office:value-type="string">
            <text:p>عاهه</text:p>
          </table:table-cell>
          <table:table-cell office:value-type="float" office:value="830">
            <text:p>830</text:p>
          </table:table-cell>
          <table:table-cell office:value-type="float" office:value="0.0165004806293">
            <text:p>0.0165004806</text:p>
          </table:table-cell>
          <table:table-cell office:value-type="float" office:value="0.035861484648">
            <text:p>0.0358614846</text:p>
          </table:table-cell>
          <table:table-cell table:formula="of:=ABS(SUM([.C81];-1*[.D81]))" office:value-type="float" office:value="0.0193610040187">
            <text:p>0.019361004</text:p>
          </table:table-cell>
          <table:table-cell table:formula="of:=[.E81]/POWER(SUM(POWER([.C81];2);POWER([.D81];2));0.5)" office:value-type="float" office:value="0.490456704470104">
            <text:p>0.4904567045</text:p>
          </table:table-cell>
          <table:table-cell table:number-columns-repeated="2" office:value-type="string">
            <text:p>NEG</text:p>
          </table:table-cell>
          <table:table-cell table:formula="of:=IF([.G81]=[.H81];0;1)" office:value-type="float" office:value="0">
            <text:p>0</text:p>
          </table:table-cell>
          <table:table-cell table:formula="of:=SUM([.I$2:.I81])" office:value-type="float" office:value="19">
            <text:p>19</text:p>
          </table:table-cell>
          <table:table-cell table:formula="of:=81-[.J81]" office:value-type="float" office:value="62">
            <text:p>62</text:p>
          </table:table-cell>
        </table:table-row>
        <table:table-row table:style-name="ro3">
          <table:table-cell office:value-type="string">
            <text:p>ملخبط</text:p>
          </table:table-cell>
          <table:table-cell office:value-type="float" office:value="839">
            <text:p>839</text:p>
          </table:table-cell>
          <table:table-cell office:value-type="float" office:value="0.0452486354951">
            <text:p>0.0452486355</text:p>
          </table:table-cell>
          <table:table-cell office:value-type="float" office:value="0.0128866871694">
            <text:p>0.0128866872</text:p>
          </table:table-cell>
          <table:table-cell table:formula="of:=ABS(SUM([.C82];-1*[.D82]))" office:value-type="float" office:value="0.0323619483257">
            <text:p>0.0323619483</text:p>
          </table:table-cell>
          <table:table-cell table:formula="of:=[.E82]/POWER(SUM(POWER([.C82];2);POWER([.D82];2));0.5)" office:value-type="float" office:value="0.687850941016211">
            <text:p>0.68785094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82]=[.H82];0;1)" office:value-type="float" office:value="1">
            <text:p>1</text:p>
          </table:table-cell>
          <table:table-cell table:formula="of:=SUM([.I$2:.I82])" office:value-type="float" office:value="20">
            <text:p>20</text:p>
          </table:table-cell>
          <table:table-cell table:formula="of:=81-[.J82]" office:value-type="float" office:value="61">
            <text:p>61</text:p>
          </table:table-cell>
        </table:table-row>
        <table:table-row table:style-name="ro3">
          <table:table-cell office:value-type="string">
            <text:p>بجح</text:p>
          </table:table-cell>
          <table:table-cell office:value-type="float" office:value="857">
            <text:p>857</text:p>
          </table:table-cell>
          <table:table-cell office:value-type="float" office:value="-0.00257832310093">
            <text:p>-0.0025783231</text:p>
          </table:table-cell>
          <table:table-cell office:value-type="float" office:value="0.0397289442656">
            <text:p>0.0397289443</text:p>
          </table:table-cell>
          <table:table-cell table:formula="of:=ABS(SUM([.C83];-1*[.D83]))" office:value-type="float" office:value="0.04230726736653">
            <text:p>0.0423072674</text:p>
          </table:table-cell>
          <table:table-cell table:formula="of:=[.E83]/POWER(SUM(POWER([.C83];2);POWER([.D83];2));0.5)" office:value-type="float" office:value="1.06266237815151">
            <text:p>1.0626623782</text:p>
          </table:table-cell>
          <table:table-cell table:number-columns-repeated="2" office:value-type="string">
            <text:p>NEG</text:p>
          </table:table-cell>
          <table:table-cell table:formula="of:=IF([.G83]=[.H83];0;1)" office:value-type="float" office:value="0">
            <text:p>0</text:p>
          </table:table-cell>
          <table:table-cell table:formula="of:=SUM([.I$2:.I83])" office:value-type="float" office:value="20">
            <text:p>20</text:p>
          </table:table-cell>
          <table:table-cell table:formula="of:=81-[.J83]" office:value-type="float" office:value="61">
            <text:p>61</text:p>
          </table:table-cell>
        </table:table-row>
        <table:table-row table:style-name="ro3">
          <table:table-cell office:value-type="string">
            <text:p>متكبر</text:p>
          </table:table-cell>
          <table:table-cell office:value-type="float" office:value="870">
            <text:p>870</text:p>
          </table:table-cell>
          <table:table-cell office:value-type="float" office:value="0.0124684500533">
            <text:p>0.0124684501</text:p>
          </table:table-cell>
          <table:table-cell office:value-type="float" office:value="0.0381744928239">
            <text:p>0.0381744928</text:p>
          </table:table-cell>
          <table:table-cell table:formula="of:=ABS(SUM([.C84];-1*[.D84]))" office:value-type="float" office:value="0.0257060427706">
            <text:p>0.0257060428</text:p>
          </table:table-cell>
          <table:table-cell table:formula="of:=[.E84]/POWER(SUM(POWER([.C84];2);POWER([.D84];2));0.5)" office:value-type="float" office:value="0.640104885461698">
            <text:p>0.6401048855</text:p>
          </table:table-cell>
          <table:table-cell table:number-columns-repeated="2" office:value-type="string">
            <text:p>NEG</text:p>
          </table:table-cell>
          <table:table-cell table:formula="of:=IF([.G84]=[.H84];0;1)" office:value-type="float" office:value="0">
            <text:p>0</text:p>
          </table:table-cell>
          <table:table-cell table:formula="of:=SUM([.I$2:.I84])" office:value-type="float" office:value="20">
            <text:p>20</text:p>
          </table:table-cell>
          <table:table-cell table:formula="of:=81-[.J84]" office:value-type="float" office:value="61">
            <text:p>61</text:p>
          </table:table-cell>
        </table:table-row>
        <table:table-row table:style-name="ro3">
          <table:table-cell office:value-type="string">
            <text:p>انيقه</text:p>
          </table:table-cell>
          <table:table-cell office:value-type="float" office:value="919">
            <text:p>919</text:p>
          </table:table-cell>
          <table:table-cell office:value-type="float" office:value="0.0546515617603">
            <text:p>0.0546515618</text:p>
          </table:table-cell>
          <table:table-cell office:value-type="float" office:value="0.0103516972463">
            <text:p>0.0103516972</text:p>
          </table:table-cell>
          <table:table-cell table:formula="of:=ABS(SUM([.C85];-1*[.D85]))" office:value-type="float" office:value="0.044299864514">
            <text:p>0.0442998645</text:p>
          </table:table-cell>
          <table:table-cell table:formula="of:=[.E85]/POWER(SUM(POWER([.C85];2);POWER([.D85];2));0.5)" office:value-type="float" office:value="0.796426484384655">
            <text:p>0.7964264844</text:p>
          </table:table-cell>
          <table:table-cell table:number-columns-repeated="2" office:value-type="string">
            <text:p>POS</text:p>
          </table:table-cell>
          <table:table-cell table:formula="of:=IF([.G85]=[.H85];0;1)" office:value-type="float" office:value="0">
            <text:p>0</text:p>
          </table:table-cell>
          <table:table-cell table:formula="of:=SUM([.I$2:.I85])" office:value-type="float" office:value="20">
            <text:p>20</text:p>
          </table:table-cell>
          <table:table-cell table:formula="of:=81-[.J85]" office:value-type="float" office:value="61">
            <text:p>61</text:p>
          </table:table-cell>
        </table:table-row>
        <table:table-row table:style-name="ro3">
          <table:table-cell office:value-type="string">
            <text:p>اشطه</text:p>
          </table:table-cell>
          <table:table-cell office:value-type="float" office:value="927">
            <text:p>927</text:p>
          </table:table-cell>
          <table:table-cell office:value-type="float" office:value="0.0346592331967">
            <text:p>0.0346592332</text:p>
          </table:table-cell>
          <table:table-cell office:value-type="float" office:value="0.0214140401566">
            <text:p>0.0214140402</text:p>
          </table:table-cell>
          <table:table-cell table:formula="of:=ABS(SUM([.C86];-1*[.D86]))" office:value-type="float" office:value="0.0132451930401">
            <text:p>0.013245193</text:p>
          </table:table-cell>
          <table:table-cell table:formula="of:=[.E86]/POWER(SUM(POWER([.C86];2);POWER([.D86];2));0.5)" office:value-type="float" office:value="0.32510775538426">
            <text:p>0.3251077554</text:p>
          </table:table-cell>
          <table:table-cell table:number-columns-repeated="2" office:value-type="string">
            <text:p>POS</text:p>
          </table:table-cell>
          <table:table-cell table:formula="of:=IF([.G86]=[.H86];0;1)" office:value-type="float" office:value="0">
            <text:p>0</text:p>
          </table:table-cell>
          <table:table-cell table:formula="of:=SUM([.I$2:.I86])" office:value-type="float" office:value="20">
            <text:p>20</text:p>
          </table:table-cell>
          <table:table-cell table:formula="of:=81-[.J86]" office:value-type="float" office:value="61">
            <text:p>61</text:p>
          </table:table-cell>
        </table:table-row>
        <table:table-row table:style-name="ro3">
          <table:table-cell office:value-type="string">
            <text:p>منحط</text:p>
          </table:table-cell>
          <table:table-cell office:value-type="float" office:value="933">
            <text:p>933</text:p>
          </table:table-cell>
          <table:table-cell office:value-type="float" office:value="-0.00595167146394">
            <text:p>-0.0059516715</text:p>
          </table:table-cell>
          <table:table-cell office:value-type="float" office:value="0.0439481030545">
            <text:p>0.0439481031</text:p>
          </table:table-cell>
          <table:table-cell table:formula="of:=ABS(SUM([.C87];-1*[.D87]))" office:value-type="float" office:value="0.04989977451844">
            <text:p>0.0498997745</text:p>
          </table:table-cell>
          <table:table-cell table:formula="of:=[.E87]/POWER(SUM(POWER([.C87];2);POWER([.D87];2));0.5)" office:value-type="float" office:value="1.12515424427906">
            <text:p>1.1251542443</text:p>
          </table:table-cell>
          <table:table-cell table:number-columns-repeated="2" office:value-type="string">
            <text:p>NEG</text:p>
          </table:table-cell>
          <table:table-cell table:formula="of:=IF([.G87]=[.H87];0;1)" office:value-type="float" office:value="0">
            <text:p>0</text:p>
          </table:table-cell>
          <table:table-cell table:formula="of:=SUM([.I$2:.I87])" office:value-type="float" office:value="20">
            <text:p>20</text:p>
          </table:table-cell>
          <table:table-cell table:formula="of:=81-[.J87]" office:value-type="float" office:value="61">
            <text:p>61</text:p>
          </table:table-cell>
        </table:table-row>
        <table:table-row table:style-name="ro3">
          <table:table-cell office:value-type="string">
            <text:p>كسمك</text:p>
          </table:table-cell>
          <table:table-cell office:value-type="float" office:value="949">
            <text:p>949</text:p>
          </table:table-cell>
          <table:table-cell office:value-type="float" office:value="0.0047363924059">
            <text:p>0.0047363924</text:p>
          </table:table-cell>
          <table:table-cell office:value-type="float" office:value="0.0451222947261">
            <text:p>0.0451222947</text:p>
          </table:table-cell>
          <table:table-cell table:formula="of:=ABS(SUM([.C88];-1*[.D88]))" office:value-type="float" office:value="0.0403859023202">
            <text:p>0.0403859023</text:p>
          </table:table-cell>
          <table:table-cell table:formula="of:=[.E88]/POWER(SUM(POWER([.C88];2);POWER([.D88];2));0.5)" office:value-type="float" office:value="0.890141631018804">
            <text:p>0.890141631</text:p>
          </table:table-cell>
          <table:table-cell table:number-columns-repeated="2" office:value-type="string">
            <text:p>NEG</text:p>
          </table:table-cell>
          <table:table-cell table:formula="of:=IF([.G88]=[.H88];0;1)" office:value-type="float" office:value="0">
            <text:p>0</text:p>
          </table:table-cell>
          <table:table-cell table:formula="of:=SUM([.I$2:.I88])" office:value-type="float" office:value="20">
            <text:p>20</text:p>
          </table:table-cell>
          <table:table-cell table:formula="of:=81-[.J88]" office:value-type="float" office:value="61">
            <text:p>61</text:p>
          </table:table-cell>
        </table:table-row>
        <table:table-row table:style-name="ro3">
          <table:table-cell office:value-type="string">
            <text:p>كتكوت</text:p>
          </table:table-cell>
          <table:table-cell office:value-type="float" office:value="978">
            <text:p>978</text:p>
          </table:table-cell>
          <table:table-cell office:value-type="float" office:value="0.0302986693585">
            <text:p>0.0302986694</text:p>
          </table:table-cell>
          <table:table-cell office:value-type="float" office:value="0.0295649631687">
            <text:p>0.0295649632</text:p>
          </table:table-cell>
          <table:table-cell table:formula="of:=ABS(SUM([.C89];-1*[.D89]))" office:value-type="float" office:value="0.000733706189799999">
            <text:p>0.0007337062</text:p>
          </table:table-cell>
          <table:table-cell table:formula="of:=[.E89]/POWER(SUM(POWER([.C89];2);POWER([.D89];2));0.5)" office:value-type="float" office:value="0.0173317133569845">
            <text:p>0.0173317134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89]=[.H89];0;1)" office:value-type="float" office:value="1">
            <text:p>1</text:p>
          </table:table-cell>
          <table:table-cell table:formula="of:=SUM([.I$2:.I89])" office:value-type="float" office:value="21">
            <text:p>21</text:p>
          </table:table-cell>
          <table:table-cell table:formula="of:=81-[.J89]" office:value-type="float" office:value="60">
            <text:p>60</text:p>
          </table:table-cell>
        </table:table-row>
        <table:table-row table:style-name="ro3">
          <table:table-cell office:value-type="string">
            <text:p>حشره</text:p>
          </table:table-cell>
          <table:table-cell office:value-type="float" office:value="985">
            <text:p>985</text:p>
          </table:table-cell>
          <table:table-cell office:value-type="float" office:value="0.00473813823999">
            <text:p>0.0047381382</text:p>
          </table:table-cell>
          <table:table-cell office:value-type="float" office:value="0.0439522007354">
            <text:p>0.0439522007</text:p>
          </table:table-cell>
          <table:table-cell table:formula="of:=ABS(SUM([.C90];-1*[.D90]))" office:value-type="float" office:value="0.03921406249541">
            <text:p>0.0392140625</text:p>
          </table:table-cell>
          <table:table-cell table:formula="of:=[.E90]/POWER(SUM(POWER([.C90];2);POWER([.D90];2));0.5)" office:value-type="float" office:value="0.887058438217473">
            <text:p>0.8870584382</text:p>
          </table:table-cell>
          <table:table-cell table:number-columns-repeated="2" office:value-type="string">
            <text:p>NEG</text:p>
          </table:table-cell>
          <table:table-cell table:formula="of:=IF([.G90]=[.H90];0;1)" office:value-type="float" office:value="0">
            <text:p>0</text:p>
          </table:table-cell>
          <table:table-cell table:formula="of:=SUM([.I$2:.I90])" office:value-type="float" office:value="21">
            <text:p>21</text:p>
          </table:table-cell>
          <table:table-cell table:formula="of:=81-[.J90]" office:value-type="float" office:value="60">
            <text:p>60</text:p>
          </table:table-cell>
        </table:table-row>
        <table:table-row table:style-name="ro3">
          <table:table-cell office:value-type="string">
            <text:p>تواب</text:p>
          </table:table-cell>
          <table:table-cell office:value-type="float" office:value="992">
            <text:p>992</text:p>
          </table:table-cell>
          <table:table-cell office:value-type="float" office:value="0.0401455908106">
            <text:p>0.0401455908</text:p>
          </table:table-cell>
          <table:table-cell office:value-type="float" office:value="0.0132315379455">
            <text:p>0.0132315379</text:p>
          </table:table-cell>
          <table:table-cell table:formula="of:=ABS(SUM([.C91];-1*[.D91]))" office:value-type="float" office:value="0.0269140528651">
            <text:p>0.0269140529</text:p>
          </table:table-cell>
          <table:table-cell table:formula="of:=[.E91]/POWER(SUM(POWER([.C91];2);POWER([.D91];2));0.5)" office:value-type="float" office:value="0.636719529762716">
            <text:p>0.6367195298</text:p>
          </table:table-cell>
          <table:table-cell table:number-columns-repeated="2" office:value-type="string">
            <text:p>POS</text:p>
          </table:table-cell>
          <table:table-cell table:formula="of:=IF([.G91]=[.H91];0;1)" office:value-type="float" office:value="0">
            <text:p>0</text:p>
          </table:table-cell>
          <table:table-cell table:formula="of:=SUM([.I$2:.I91])" office:value-type="float" office:value="21">
            <text:p>21</text:p>
          </table:table-cell>
          <table:table-cell table:formula="of:=81-[.J91]" office:value-type="float" office:value="60">
            <text:p>60</text:p>
          </table:table-cell>
        </table:table-row>
        <table:table-row table:style-name="ro3">
          <table:table-cell office:value-type="string">
            <text:p>خنيث</text:p>
          </table:table-cell>
          <table:table-cell office:value-type="float" office:value="1000">
            <text:p>1000</text:p>
          </table:table-cell>
          <table:table-cell office:value-type="float" office:value="-0.0342788413071">
            <text:p>-0.0342788413</text:p>
          </table:table-cell>
          <table:table-cell office:value-type="float" office:value="0.054095906896">
            <text:p>0.0540959069</text:p>
          </table:table-cell>
          <table:table-cell table:formula="of:=ABS(SUM([.C92];-1*[.D92]))" office:value-type="float" office:value="0.0883747482031">
            <text:p>0.0883747482</text:p>
          </table:table-cell>
          <table:table-cell table:formula="of:=[.E92]/POWER(SUM(POWER([.C92];2);POWER([.D92];2));0.5)" office:value-type="float" office:value="1.37994508092741">
            <text:p>1.3799450809</text:p>
          </table:table-cell>
          <table:table-cell table:number-columns-repeated="2" office:value-type="string">
            <text:p>NEG</text:p>
          </table:table-cell>
          <table:table-cell table:formula="of:=IF([.G92]=[.H92];0;1)" office:value-type="float" office:value="0">
            <text:p>0</text:p>
          </table:table-cell>
          <table:table-cell table:formula="of:=SUM([.I$2:.I92])" office:value-type="float" office:value="21">
            <text:p>21</text:p>
          </table:table-cell>
          <table:table-cell table:formula="of:=81-[.J92]" office:value-type="float" office:value="60">
            <text:p>60</text:p>
          </table:table-cell>
        </table:table-row>
        <table:table-row table:style-name="ro3">
          <table:table-cell office:value-type="string">
            <text:p>مؤدب</text:p>
          </table:table-cell>
          <table:table-cell office:value-type="float" office:value="1054">
            <text:p>1054</text:p>
          </table:table-cell>
          <table:table-cell office:value-type="float" office:value="0.0334107782977">
            <text:p>0.0334107783</text:p>
          </table:table-cell>
          <table:table-cell office:value-type="float" office:value="0.0244799985181">
            <text:p>0.0244799985</text:p>
          </table:table-cell>
          <table:table-cell table:formula="of:=ABS(SUM([.C93];-1*[.D93]))" office:value-type="float" office:value="0.0089307797796">
            <text:p>0.0089307798</text:p>
          </table:table-cell>
          <table:table-cell table:formula="of:=[.E93]/POWER(SUM(POWER([.C93];2);POWER([.D93];2));0.5)" office:value-type="float" office:value="0.215619301797972">
            <text:p>0.2156193018</text:p>
          </table:table-cell>
          <table:table-cell table:number-columns-repeated="2" office:value-type="string">
            <text:p>POS</text:p>
          </table:table-cell>
          <table:table-cell table:formula="of:=IF([.G93]=[.H93];0;1)" office:value-type="float" office:value="0">
            <text:p>0</text:p>
          </table:table-cell>
          <table:table-cell table:formula="of:=SUM([.I$2:.I93])" office:value-type="float" office:value="21">
            <text:p>21</text:p>
          </table:table-cell>
          <table:table-cell table:formula="of:=81-[.J93]" office:value-type="float" office:value="60">
            <text:p>60</text:p>
          </table:table-cell>
        </table:table-row>
        <table:table-row table:style-name="ro3">
          <table:table-cell office:value-type="string">
            <text:p>للشعب السوري</text:p>
          </table:table-cell>
          <table:table-cell office:value-type="float" office:value="1062">
            <text:p>1062</text:p>
          </table:table-cell>
          <table:table-cell office:value-type="float" office:value="0.0520013132091">
            <text:p>0.0520013132</text:p>
          </table:table-cell>
          <table:table-cell office:value-type="float" office:value="0.0106684509372">
            <text:p>0.0106684509</text:p>
          </table:table-cell>
          <table:table-cell table:formula="of:=ABS(SUM([.C94];-1*[.D94]))" office:value-type="float" office:value="0.0413328622719">
            <text:p>0.0413328623</text:p>
          </table:table-cell>
          <table:table-cell table:formula="of:=[.E94]/POWER(SUM(POWER([.C94];2);POWER([.D94];2));0.5)" office:value-type="float" office:value="0.778625553974223">
            <text:p>0.778625554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94]=[.H94];0;1)" office:value-type="float" office:value="1">
            <text:p>1</text:p>
          </table:table-cell>
          <table:table-cell table:formula="of:=SUM([.I$2:.I94])" office:value-type="float" office:value="22">
            <text:p>22</text:p>
          </table:table-cell>
          <table:table-cell table:formula="of:=81-[.J94]" office:value-type="float" office:value="59">
            <text:p>59</text:p>
          </table:table-cell>
        </table:table-row>
        <table:table-row table:style-name="ro3">
          <table:table-cell office:value-type="string">
            <text:p>مقزز</text:p>
          </table:table-cell>
          <table:table-cell office:value-type="float" office:value="1065">
            <text:p>1065</text:p>
          </table:table-cell>
          <table:table-cell office:value-type="float" office:value="0.00151459797017">
            <text:p>0.001514598</text:p>
          </table:table-cell>
          <table:table-cell office:value-type="float" office:value="0.039962542703">
            <text:p>0.0399625427</text:p>
          </table:table-cell>
          <table:table-cell table:formula="of:=ABS(SUM([.C95];-1*[.D95]))" office:value-type="float" office:value="0.03844794473283">
            <text:p>0.0384479447</text:p>
          </table:table-cell>
          <table:table-cell table:formula="of:=[.E95]/POWER(SUM(POWER([.C95];2);POWER([.D95];2));0.5)" office:value-type="float" office:value="0.961409302317164">
            <text:p>0.9614093023</text:p>
          </table:table-cell>
          <table:table-cell table:number-columns-repeated="2" office:value-type="string">
            <text:p>NEG</text:p>
          </table:table-cell>
          <table:table-cell table:formula="of:=IF([.G95]=[.H95];0;1)" office:value-type="float" office:value="0">
            <text:p>0</text:p>
          </table:table-cell>
          <table:table-cell table:formula="of:=SUM([.I$2:.I95])" office:value-type="float" office:value="22">
            <text:p>22</text:p>
          </table:table-cell>
          <table:table-cell table:formula="of:=81-[.J95]" office:value-type="float" office:value="59">
            <text:p>59</text:p>
          </table:table-cell>
        </table:table-row>
        <table:table-row table:style-name="ro3">
          <table:table-cell office:value-type="string">
            <text:p>متناك</text:p>
          </table:table-cell>
          <table:table-cell office:value-type="float" office:value="1080">
            <text:p>1080</text:p>
          </table:table-cell>
          <table:table-cell office:value-type="float" office:value="-0.0296375424142">
            <text:p>-0.0296375424</text:p>
          </table:table-cell>
          <table:table-cell office:value-type="float" office:value="0.0579006678682">
            <text:p>0.0579006679</text:p>
          </table:table-cell>
          <table:table-cell table:formula="of:=ABS(SUM([.C96];-1*[.D96]))" office:value-type="float" office:value="0.0875382102824">
            <text:p>0.0875382103</text:p>
          </table:table-cell>
          <table:table-cell table:formula="of:=[.E96]/POWER(SUM(POWER([.C96];2);POWER([.D96];2));0.5)" office:value-type="float" office:value="1.3458069227977">
            <text:p>1.3458069228</text:p>
          </table:table-cell>
          <table:table-cell table:number-columns-repeated="2" office:value-type="string">
            <text:p>NEG</text:p>
          </table:table-cell>
          <table:table-cell table:formula="of:=IF([.G96]=[.H96];0;1)" office:value-type="float" office:value="0">
            <text:p>0</text:p>
          </table:table-cell>
          <table:table-cell table:formula="of:=SUM([.I$2:.I96])" office:value-type="float" office:value="22">
            <text:p>22</text:p>
          </table:table-cell>
          <table:table-cell table:formula="of:=81-[.J96]" office:value-type="float" office:value="59">
            <text:p>59</text:p>
          </table:table-cell>
        </table:table-row>
        <table:table-row table:style-name="ro3">
          <table:table-cell office:value-type="string">
            <text:p>نرجس</text:p>
          </table:table-cell>
          <table:table-cell office:value-type="float" office:value="1090">
            <text:p>1090</text:p>
          </table:table-cell>
          <table:table-cell office:value-type="float" office:value="0.0481312555557">
            <text:p>0.0481312556</text:p>
          </table:table-cell>
          <table:table-cell office:value-type="float" office:value="0.0179106166463">
            <text:p>0.0179106166</text:p>
          </table:table-cell>
          <table:table-cell table:formula="of:=ABS(SUM([.C97];-1*[.D97]))" office:value-type="float" office:value="0.0302206389094">
            <text:p>0.0302206389</text:p>
          </table:table-cell>
          <table:table-cell table:formula="of:=[.E97]/POWER(SUM(POWER([.C97];2);POWER([.D97];2));0.5)" office:value-type="float" office:value="0.58845734264514">
            <text:p>0.5884573426</text:p>
          </table:table-cell>
          <table:table-cell table:number-columns-repeated="2" office:value-type="string">
            <text:p>POS</text:p>
          </table:table-cell>
          <table:table-cell table:formula="of:=IF([.G97]=[.H97];0;1)" office:value-type="float" office:value="0">
            <text:p>0</text:p>
          </table:table-cell>
          <table:table-cell table:formula="of:=SUM([.I$2:.I97])" office:value-type="float" office:value="22">
            <text:p>22</text:p>
          </table:table-cell>
          <table:table-cell table:formula="of:=81-[.J97]" office:value-type="float" office:value="59">
            <text:p>59</text:p>
          </table:table-cell>
        </table:table-row>
        <table:table-row table:style-name="ro3">
          <table:table-cell office:value-type="string">
            <text:p>دكر</text:p>
          </table:table-cell>
          <table:table-cell office:value-type="float" office:value="1139">
            <text:p>1139</text:p>
          </table:table-cell>
          <table:table-cell office:value-type="float" office:value="0.0278027210836">
            <text:p>0.0278027211</text:p>
          </table:table-cell>
          <table:table-cell office:value-type="float" office:value="0.0292780990537">
            <text:p>0.0292780991</text:p>
          </table:table-cell>
          <table:table-cell table:formula="of:=ABS(SUM([.C98];-1*[.D98]))" office:value-type="float" office:value="0.0014753779701">
            <text:p>0.001475378</text:p>
          </table:table-cell>
          <table:table-cell table:formula="of:=[.E98]/POWER(SUM(POWER([.C98];2);POWER([.D98];2));0.5)" office:value-type="float" office:value="0.0365412218732021">
            <text:p>0.0365412219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G98]=[.H98];0;1)" office:value-type="float" office:value="1">
            <text:p>1</text:p>
          </table:table-cell>
          <table:table-cell table:formula="of:=SUM([.I$2:.I98])" office:value-type="float" office:value="23">
            <text:p>23</text:p>
          </table:table-cell>
          <table:table-cell table:formula="of:=81-[.J98]" office:value-type="float" office:value="58">
            <text:p>58</text:p>
          </table:table-cell>
        </table:table-row>
        <table:table-row table:style-name="ro3">
          <table:table-cell office:value-type="string">
            <text:p>عبيطه</text:p>
          </table:table-cell>
          <table:table-cell office:value-type="float" office:value="1141">
            <text:p>1141</text:p>
          </table:table-cell>
          <table:table-cell office:value-type="float" office:value="0.0275212858238">
            <text:p>0.0275212858</text:p>
          </table:table-cell>
          <table:table-cell office:value-type="float" office:value="0.0298211982996">
            <text:p>0.0298211983</text:p>
          </table:table-cell>
          <table:table-cell table:formula="of:=ABS(SUM([.C99];-1*[.D99]))" office:value-type="float" office:value="0.0022999124758">
            <text:p>0.0022999125</text:p>
          </table:table-cell>
          <table:table-cell table:formula="of:=[.E99]/POWER(SUM(POWER([.C99];2);POWER([.D99];2));0.5)" office:value-type="float" office:value="0.0566762052196956">
            <text:p>0.0566762052</text:p>
          </table:table-cell>
          <table:table-cell table:number-columns-repeated="2" office:value-type="string">
            <text:p>NEG</text:p>
          </table:table-cell>
          <table:table-cell table:formula="of:=IF([.G99]=[.H99];0;1)" office:value-type="float" office:value="0">
            <text:p>0</text:p>
          </table:table-cell>
          <table:table-cell table:formula="of:=SUM([.I$2:.I99])" office:value-type="float" office:value="23">
            <text:p>23</text:p>
          </table:table-cell>
          <table:table-cell table:formula="of:=81-[.J99]" office:value-type="float" office:value="58">
            <text:p>58</text:p>
          </table:table-cell>
        </table:table-row>
        <table:table-row table:style-name="ro3">
          <table:table-cell office:value-type="string">
            <text:p>عصبيه</text:p>
          </table:table-cell>
          <table:table-cell office:value-type="float" office:value="1153">
            <text:p>1153</text:p>
          </table:table-cell>
          <table:table-cell office:value-type="float" office:value="0.0193308788199">
            <text:p>0.0193308788</text:p>
          </table:table-cell>
          <table:table-cell office:value-type="float" office:value="0.0371334513114">
            <text:p>0.0371334513</text:p>
          </table:table-cell>
          <table:table-cell table:formula="of:=ABS(SUM([.C100];-1*[.D100]))" office:value-type="float" office:value="0.0178025724915">
            <text:p>0.0178025725</text:p>
          </table:table-cell>
          <table:table-cell table:formula="of:=[.E100]/POWER(SUM(POWER([.C100];2);POWER([.D100];2));0.5)" office:value-type="float" office:value="0.42525000033946">
            <text:p>0.4252500003</text:p>
          </table:table-cell>
          <table:table-cell table:number-columns-repeated="2" office:value-type="string">
            <text:p>NEG</text:p>
          </table:table-cell>
          <table:table-cell table:formula="of:=IF([.G100]=[.H100];0;1)" office:value-type="float" office:value="0">
            <text:p>0</text:p>
          </table:table-cell>
          <table:table-cell table:formula="of:=SUM([.I$2:.I100])" office:value-type="float" office:value="23">
            <text:p>23</text:p>
          </table:table-cell>
          <table:table-cell table:formula="of:=81-[.J100]" office:value-type="float" office:value="58">
            <text:p>58</text:p>
          </table:table-cell>
        </table:table-row>
        <table:table-row table:style-name="ro3">
          <table:table-cell office:value-type="string">
            <text:p>مستفز</text:p>
          </table:table-cell>
          <table:table-cell office:value-type="float" office:value="1242">
            <text:p>1242</text:p>
          </table:table-cell>
          <table:table-cell office:value-type="float" office:value="0.0111946179865">
            <text:p>0.011194618</text:p>
          </table:table-cell>
          <table:table-cell office:value-type="float" office:value="0.0394899652204">
            <text:p>0.0394899652</text:p>
          </table:table-cell>
          <table:table-cell table:formula="of:=ABS(SUM([.C101];-1*[.D101]))" office:value-type="float" office:value="0.0282953472339">
            <text:p>0.0282953472</text:p>
          </table:table-cell>
          <table:table-cell table:formula="of:=[.E101]/POWER(SUM(POWER([.C101];2);POWER([.D101];2));0.5)" office:value-type="float" office:value="0.689356441204586">
            <text:p>0.6893564412</text:p>
          </table:table-cell>
          <table:table-cell table:number-columns-repeated="2" office:value-type="string">
            <text:p>NEG</text:p>
          </table:table-cell>
          <table:table-cell table:formula="of:=IF([.G101]=[.H101];0;1)" office:value-type="float" office:value="0">
            <text:p>0</text:p>
          </table:table-cell>
          <table:table-cell table:formula="of:=SUM([.I$2:.I101])" office:value-type="float" office:value="23">
            <text:p>23</text:p>
          </table:table-cell>
          <table:table-cell table:formula="of:=81-[.J101]" office:value-type="float" office:value="58">
            <text:p>58</text:p>
          </table:table-cell>
        </table:table-row>
        <table:table-row table:style-name="ro3">
          <table:table-cell office:value-type="string">
            <text:p>شحات</text:p>
          </table:table-cell>
          <table:table-cell office:value-type="float" office:value="1250">
            <text:p>1250</text:p>
          </table:table-cell>
          <table:table-cell office:value-type="float" office:value="0.027759121137">
            <text:p>0.0277591211</text:p>
          </table:table-cell>
          <table:table-cell office:value-type="float" office:value="0.0312561025321">
            <text:p>0.0312561025</text:p>
          </table:table-cell>
          <table:table-cell table:formula="of:=ABS(SUM([.C102];-1*[.D102]))" office:value-type="float" office:value="0.0034969813951">
            <text:p>0.0034969814</text:p>
          </table:table-cell>
          <table:table-cell table:formula="of:=[.E102]/POWER(SUM(POWER([.C102];2);POWER([.D102];2));0.5)" office:value-type="float" office:value="0.083653312919064">
            <text:p>0.0836533129</text:p>
          </table:table-cell>
          <table:table-cell table:number-columns-repeated="2" office:value-type="string">
            <text:p>NEG</text:p>
          </table:table-cell>
          <table:table-cell table:formula="of:=IF([.G102]=[.H102];0;1)" office:value-type="float" office:value="0">
            <text:p>0</text:p>
          </table:table-cell>
          <table:table-cell table:formula="of:=SUM([.I$2:.I102])" office:value-type="float" office:value="23">
            <text:p>23</text:p>
          </table:table-cell>
          <table:table-cell table:formula="of:=81-[.J102]" office:value-type="float" office:value="58">
            <text:p>58</text:p>
          </table:table-cell>
        </table:table-row>
        <table:table-row table:style-name="ro3">
          <table:table-cell office:value-type="string">
            <text:p>غلابه</text:p>
          </table:table-cell>
          <table:table-cell office:value-type="float" office:value="1268">
            <text:p>1268</text:p>
          </table:table-cell>
          <table:table-cell office:value-type="float" office:value="0.0104953284766">
            <text:p>0.0104953285</text:p>
          </table:table-cell>
          <table:table-cell office:value-type="float" office:value="0.0386779917421">
            <text:p>0.0386779917</text:p>
          </table:table-cell>
          <table:table-cell table:formula="of:=ABS(SUM([.C103];-1*[.D103]))" office:value-type="float" office:value="0.0281826632655">
            <text:p>0.0281826633</text:p>
          </table:table-cell>
          <table:table-cell table:formula="of:=[.E103]/POWER(SUM(POWER([.C103];2);POWER([.D103];2));0.5)" office:value-type="float" office:value="0.703218799578487">
            <text:p>0.7032187996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G103]=[.H103];0;1)" office:value-type="float" office:value="1">
            <text:p>1</text:p>
          </table:table-cell>
          <table:table-cell table:formula="of:=SUM([.I$2:.I103])" office:value-type="float" office:value="24">
            <text:p>24</text:p>
          </table:table-cell>
          <table:table-cell table:formula="of:=81-[.J103]" office:value-type="float" office:value="57">
            <text:p>57</text:p>
          </table:table-cell>
        </table:table-row>
        <table:table-row table:style-name="ro3">
          <table:table-cell office:value-type="string">
            <text:p>رخمه</text:p>
          </table:table-cell>
          <table:table-cell office:value-type="float" office:value="1270">
            <text:p>1270</text:p>
          </table:table-cell>
          <table:table-cell office:value-type="float" office:value="0.0377835390461">
            <text:p>0.037783539</text:p>
          </table:table-cell>
          <table:table-cell office:value-type="float" office:value="0.0251183016536">
            <text:p>0.0251183017</text:p>
          </table:table-cell>
          <table:table-cell table:formula="of:=ABS(SUM([.C104];-1*[.D104]))" office:value-type="float" office:value="0.0126652373925">
            <text:p>0.0126652374</text:p>
          </table:table-cell>
          <table:table-cell table:formula="of:=[.E104]/POWER(SUM(POWER([.C104];2);POWER([.D104];2));0.5)" office:value-type="float" office:value="0.279148482998324">
            <text:p>0.279148483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104]=[.H104];0;1)" office:value-type="float" office:value="1">
            <text:p>1</text:p>
          </table:table-cell>
          <table:table-cell table:formula="of:=SUM([.I$2:.I104])" office:value-type="float" office:value="25">
            <text:p>25</text:p>
          </table:table-cell>
          <table:table-cell table:formula="of:=81-[.J104]" office:value-type="float" office:value="56">
            <text:p>56</text:p>
          </table:table-cell>
        </table:table-row>
        <table:table-row table:style-name="ro3">
          <table:table-cell office:value-type="string">
            <text:p>مخيف</text:p>
          </table:table-cell>
          <table:table-cell office:value-type="float" office:value="1296">
            <text:p>1296</text:p>
          </table:table-cell>
          <table:table-cell office:value-type="float" office:value="0.0254413640189">
            <text:p>0.025441364</text:p>
          </table:table-cell>
          <table:table-cell office:value-type="float" office:value="0.034082392639">
            <text:p>0.0340823926</text:p>
          </table:table-cell>
          <table:table-cell table:formula="of:=ABS(SUM([.C105];-1*[.D105]))" office:value-type="float" office:value="0.0086410286201">
            <text:p>0.0086410286</text:p>
          </table:table-cell>
          <table:table-cell table:formula="of:=[.E105]/POWER(SUM(POWER([.C105];2);POWER([.D105];2));0.5)" office:value-type="float" office:value="0.20317088224976">
            <text:p>0.2031708822</text:p>
          </table:table-cell>
          <table:table-cell table:number-columns-repeated="2" office:value-type="string">
            <text:p>NEG</text:p>
          </table:table-cell>
          <table:table-cell table:formula="of:=IF([.G105]=[.H105];0;1)" office:value-type="float" office:value="0">
            <text:p>0</text:p>
          </table:table-cell>
          <table:table-cell table:formula="of:=SUM([.I$2:.I105])" office:value-type="float" office:value="25">
            <text:p>25</text:p>
          </table:table-cell>
          <table:table-cell table:formula="of:=81-[.J105]" office:value-type="float" office:value="56">
            <text:p>56</text:p>
          </table:table-cell>
        </table:table-row>
        <table:table-row table:style-name="ro3">
          <table:table-cell office:value-type="string">
            <text:p>نعجه</text:p>
          </table:table-cell>
          <table:table-cell office:value-type="float" office:value="1318">
            <text:p>1318</text:p>
          </table:table-cell>
          <table:table-cell office:value-type="float" office:value="-0.00554831440038">
            <text:p>-0.0055483144</text:p>
          </table:table-cell>
          <table:table-cell office:value-type="float" office:value="0.0469979746173">
            <text:p>0.0469979746</text:p>
          </table:table-cell>
          <table:table-cell table:formula="of:=ABS(SUM([.C106];-1*[.D106]))" office:value-type="float" office:value="0.05254628901768">
            <text:p>0.052546289</text:p>
          </table:table-cell>
          <table:table-cell table:formula="of:=[.E106]/POWER(SUM(POWER([.C106];2);POWER([.D106];2));0.5)" office:value-type="float" office:value="1.11034376884104">
            <text:p>1.1103437688</text:p>
          </table:table-cell>
          <table:table-cell table:number-columns-repeated="2" office:value-type="string">
            <text:p>NEG</text:p>
          </table:table-cell>
          <table:table-cell table:formula="of:=IF([.G106]=[.H106];0;1)" office:value-type="float" office:value="0">
            <text:p>0</text:p>
          </table:table-cell>
          <table:table-cell table:formula="of:=SUM([.I$2:.I106])" office:value-type="float" office:value="25">
            <text:p>25</text:p>
          </table:table-cell>
          <table:table-cell table:formula="of:=81-[.J106]" office:value-type="float" office:value="56">
            <text:p>56</text:p>
          </table:table-cell>
        </table:table-row>
        <table:table-row table:style-name="ro3">
          <table:table-cell office:value-type="string">
            <text:p>موزه</text:p>
          </table:table-cell>
          <table:table-cell office:value-type="float" office:value="1349">
            <text:p>1349</text:p>
          </table:table-cell>
          <table:table-cell office:value-type="float" office:value="0.0128846964519">
            <text:p>0.0128846965</text:p>
          </table:table-cell>
          <table:table-cell office:value-type="float" office:value="0.0383383357937">
            <text:p>0.0383383358</text:p>
          </table:table-cell>
          <table:table-cell table:formula="of:=ABS(SUM([.C107];-1*[.D107]))" office:value-type="float" office:value="0.0254536393418">
            <text:p>0.0254536393</text:p>
          </table:table-cell>
          <table:table-cell table:formula="of:=[.E107]/POWER(SUM(POWER([.C107];2);POWER([.D107];2));0.5)" office:value-type="float" office:value="0.629330853480287">
            <text:p>0.6293308535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107]=[.H107];0;1)" office:value-type="float" office:value="1">
            <text:p>1</text:p>
          </table:table-cell>
          <table:table-cell table:formula="of:=SUM([.I$2:.I107])" office:value-type="float" office:value="26">
            <text:p>26</text:p>
          </table:table-cell>
          <table:table-cell table:formula="of:=81-[.J107]" office:value-type="float" office:value="55">
            <text:p>55</text:p>
          </table:table-cell>
        </table:table-row>
        <table:table-row table:style-name="ro3">
          <table:table-cell office:value-type="string">
            <text:p>مغرور</text:p>
          </table:table-cell>
          <table:table-cell office:value-type="float" office:value="1475">
            <text:p>1475</text:p>
          </table:table-cell>
          <table:table-cell office:value-type="float" office:value="0.0342296587475">
            <text:p>0.0342296587</text:p>
          </table:table-cell>
          <table:table-cell office:value-type="float" office:value="0.0262067279649">
            <text:p>0.026206728</text:p>
          </table:table-cell>
          <table:table-cell table:formula="of:=ABS(SUM([.C108];-1*[.D108]))" office:value-type="float" office:value="0.0080229307826">
            <text:p>0.0080229308</text:p>
          </table:table-cell>
          <table:table-cell table:formula="of:=[.E108]/POWER(SUM(POWER([.C108];2);POWER([.D108];2));0.5)" office:value-type="float" office:value="0.186104205653229">
            <text:p>0.1861042057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108]=[.H108];0;1)" office:value-type="float" office:value="1">
            <text:p>1</text:p>
          </table:table-cell>
          <table:table-cell table:formula="of:=SUM([.I$2:.I108])" office:value-type="float" office:value="27">
            <text:p>27</text:p>
          </table:table-cell>
          <table:table-cell table:formula="of:=81-[.J108]" office:value-type="float" office:value="54">
            <text:p>54</text:p>
          </table:table-cell>
        </table:table-row>
        <table:table-row table:style-name="ro3">
          <table:table-cell office:value-type="string">
            <text:p>شعب مصر</text:p>
          </table:table-cell>
          <table:table-cell office:value-type="float" office:value="1519">
            <text:p>1519</text:p>
          </table:table-cell>
          <table:table-cell office:value-type="float" office:value="0.027355156859">
            <text:p>0.0273551569</text:p>
          </table:table-cell>
          <table:table-cell office:value-type="float" office:value="0.021164008566">
            <text:p>0.0211640086</text:p>
          </table:table-cell>
          <table:table-cell table:formula="of:=ABS(SUM([.C109];-1*[.D109]))" office:value-type="float" office:value="0.006191148293">
            <text:p>0.0061911483</text:p>
          </table:table-cell>
          <table:table-cell table:formula="of:=[.E109]/POWER(SUM(POWER([.C109];2);POWER([.D109];2));0.5)" office:value-type="float" office:value="0.179005222333669">
            <text:p>0.1790052223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109]=[.H109];0;1)" office:value-type="float" office:value="1">
            <text:p>1</text:p>
          </table:table-cell>
          <table:table-cell table:formula="of:=SUM([.I$2:.I109])" office:value-type="float" office:value="28">
            <text:p>28</text:p>
          </table:table-cell>
          <table:table-cell table:formula="of:=81-[.J109]" office:value-type="float" office:value="53">
            <text:p>53</text:p>
          </table:table-cell>
        </table:table-row>
        <table:table-row table:style-name="ro3">
          <table:table-cell office:value-type="string">
            <text:p>محترمه</text:p>
          </table:table-cell>
          <table:table-cell office:value-type="float" office:value="1525">
            <text:p>1525</text:p>
          </table:table-cell>
          <table:table-cell office:value-type="float" office:value="0.0378332356065">
            <text:p>0.0378332356</text:p>
          </table:table-cell>
          <table:table-cell office:value-type="float" office:value="0.0262515487565">
            <text:p>0.0262515488</text:p>
          </table:table-cell>
          <table:table-cell table:formula="of:=ABS(SUM([.C110];-1*[.D110]))" office:value-type="float" office:value="0.01158168685">
            <text:p>0.0115816869</text:p>
          </table:table-cell>
          <table:table-cell table:formula="of:=[.E110]/POWER(SUM(POWER([.C110];2);POWER([.D110];2));0.5)" office:value-type="float" office:value="0.251508653893015">
            <text:p>0.2515086539</text:p>
          </table:table-cell>
          <table:table-cell table:number-columns-repeated="2" office:value-type="string">
            <text:p>POS</text:p>
          </table:table-cell>
          <table:table-cell table:formula="of:=IF([.G110]=[.H110];0;1)" office:value-type="float" office:value="0">
            <text:p>0</text:p>
          </table:table-cell>
          <table:table-cell table:formula="of:=SUM([.I$2:.I110])" office:value-type="float" office:value="28">
            <text:p>28</text:p>
          </table:table-cell>
          <table:table-cell table:formula="of:=81-[.J110]" office:value-type="float" office:value="53">
            <text:p>53</text:p>
          </table:table-cell>
        </table:table-row>
        <table:table-row table:style-name="ro3">
          <table:table-cell office:value-type="string">
            <text:p>معجبه</text:p>
          </table:table-cell>
          <table:table-cell office:value-type="float" office:value="1581">
            <text:p>1581</text:p>
          </table:table-cell>
          <table:table-cell office:value-type="float" office:value="0.0576631942285">
            <text:p>0.0576631942</text:p>
          </table:table-cell>
          <table:table-cell office:value-type="float" office:value="0.00969578077054">
            <text:p>0.0096957808</text:p>
          </table:table-cell>
          <table:table-cell table:formula="of:=ABS(SUM([.C111];-1*[.D111]))" office:value-type="float" office:value="0.04796741345796">
            <text:p>0.0479674135</text:p>
          </table:table-cell>
          <table:table-cell table:formula="of:=[.E111]/POWER(SUM(POWER([.C111];2);POWER([.D111];2));0.5)" office:value-type="float" office:value="0.820339151565154">
            <text:p>0.8203391516</text:p>
          </table:table-cell>
          <table:table-cell table:number-columns-repeated="2" office:value-type="string">
            <text:p>POS</text:p>
          </table:table-cell>
          <table:table-cell table:formula="of:=IF([.G111]=[.H111];0;1)" office:value-type="float" office:value="0">
            <text:p>0</text:p>
          </table:table-cell>
          <table:table-cell table:formula="of:=SUM([.I$2:.I111])" office:value-type="float" office:value="28">
            <text:p>28</text:p>
          </table:table-cell>
          <table:table-cell table:formula="of:=81-[.J111]" office:value-type="float" office:value="53">
            <text:p>53</text:p>
          </table:table-cell>
        </table:table-row>
        <table:table-row table:style-name="ro3">
          <table:table-cell office:value-type="string">
            <text:p>بضان</text:p>
          </table:table-cell>
          <table:table-cell office:value-type="float" office:value="1594">
            <text:p>1594</text:p>
          </table:table-cell>
          <table:table-cell office:value-type="float" office:value="0.0104592532081">
            <text:p>0.0104592532</text:p>
          </table:table-cell>
          <table:table-cell office:value-type="float" office:value="0.0442312808502">
            <text:p>0.0442312809</text:p>
          </table:table-cell>
          <table:table-cell table:formula="of:=ABS(SUM([.C112];-1*[.D112]))" office:value-type="float" office:value="0.0337720276421">
            <text:p>0.0337720276</text:p>
          </table:table-cell>
          <table:table-cell table:formula="of:=[.E112]/POWER(SUM(POWER([.C112];2);POWER([.D112];2));0.5)" office:value-type="float" office:value="0.743040986000585">
            <text:p>0.743040986</text:p>
          </table:table-cell>
          <table:table-cell table:number-columns-repeated="2" office:value-type="string">
            <text:p>NEG</text:p>
          </table:table-cell>
          <table:table-cell table:formula="of:=IF([.G112]=[.H112];0;1)" office:value-type="float" office:value="0">
            <text:p>0</text:p>
          </table:table-cell>
          <table:table-cell table:formula="of:=SUM([.I$2:.I112])" office:value-type="float" office:value="28">
            <text:p>28</text:p>
          </table:table-cell>
          <table:table-cell table:formula="of:=81-[.J112]" office:value-type="float" office:value="53">
            <text:p>53</text:p>
          </table:table-cell>
        </table:table-row>
        <table:table-row table:style-name="ro3">
          <table:table-cell office:value-type="string">
            <text:p>اغبيا</text:p>
          </table:table-cell>
          <table:table-cell office:value-type="float" office:value="1705">
            <text:p>1705</text:p>
          </table:table-cell>
          <table:table-cell office:value-type="float" office:value="0.00266089766256">
            <text:p>0.0026608977</text:p>
          </table:table-cell>
          <table:table-cell office:value-type="float" office:value="0.0443069826837">
            <text:p>0.0443069827</text:p>
          </table:table-cell>
          <table:table-cell table:formula="of:=ABS(SUM([.C113];-1*[.D113]))" office:value-type="float" office:value="0.04164608502114">
            <text:p>0.041646085</text:p>
          </table:table-cell>
          <table:table-cell table:formula="of:=[.E113]/POWER(SUM(POWER([.C113];2);POWER([.D113];2));0.5)" office:value-type="float" office:value="0.938253571823404">
            <text:p>0.9382535718</text:p>
          </table:table-cell>
          <table:table-cell table:number-columns-repeated="2" office:value-type="string">
            <text:p>NEG</text:p>
          </table:table-cell>
          <table:table-cell table:formula="of:=IF([.G113]=[.H113];0;1)" office:value-type="float" office:value="0">
            <text:p>0</text:p>
          </table:table-cell>
          <table:table-cell table:formula="of:=SUM([.I$2:.I113])" office:value-type="float" office:value="28">
            <text:p>28</text:p>
          </table:table-cell>
          <table:table-cell table:formula="of:=81-[.J113]" office:value-type="float" office:value="53">
            <text:p>53</text:p>
          </table:table-cell>
        </table:table-row>
        <table:table-row table:style-name="ro3">
          <table:table-cell office:value-type="string">
            <text:p>رووعه</text:p>
          </table:table-cell>
          <table:table-cell office:value-type="float" office:value="1710">
            <text:p>1710</text:p>
          </table:table-cell>
          <table:table-cell office:value-type="float" office:value="0.0750074907874">
            <text:p>0.0750074908</text:p>
          </table:table-cell>
          <table:table-cell office:value-type="float" office:value="-0.0108151635987">
            <text:p>-0.0108151636</text:p>
          </table:table-cell>
          <table:table-cell table:formula="of:=ABS(SUM([.C114];-1*[.D114]))" office:value-type="float" office:value="0.0858226543861">
            <text:p>0.0858226544</text:p>
          </table:table-cell>
          <table:table-cell table:formula="of:=[.E114]/POWER(SUM(POWER([.C114];2);POWER([.D114];2));0.5)" office:value-type="float" office:value="1.13247618289242">
            <text:p>1.1324761829</text:p>
          </table:table-cell>
          <table:table-cell table:number-columns-repeated="2" office:value-type="string">
            <text:p>POS</text:p>
          </table:table-cell>
          <table:table-cell table:formula="of:=IF([.G114]=[.H114];0;1)" office:value-type="float" office:value="0">
            <text:p>0</text:p>
          </table:table-cell>
          <table:table-cell table:formula="of:=SUM([.I$2:.I114])" office:value-type="float" office:value="28">
            <text:p>28</text:p>
          </table:table-cell>
          <table:table-cell table:formula="of:=81-[.J114]" office:value-type="float" office:value="53">
            <text:p>53</text:p>
          </table:table-cell>
        </table:table-row>
        <table:table-row table:style-name="ro3">
          <table:table-cell office:value-type="string">
            <text:p>لذيذه</text:p>
          </table:table-cell>
          <table:table-cell office:value-type="float" office:value="1757">
            <text:p>1757</text:p>
          </table:table-cell>
          <table:table-cell office:value-type="float" office:value="0.062900234515">
            <text:p>0.0629002345</text:p>
          </table:table-cell>
          <table:table-cell office:value-type="float" office:value="0.00488447171945">
            <text:p>0.0048844717</text:p>
          </table:table-cell>
          <table:table-cell table:formula="of:=ABS(SUM([.C115];-1*[.D115]))" office:value-type="float" office:value="0.05801576279555">
            <text:p>0.0580157628</text:p>
          </table:table-cell>
          <table:table-cell table:formula="of:=[.E115]/POWER(SUM(POWER([.C115];2);POWER([.D115];2));0.5)" office:value-type="float" office:value="0.919577287673679">
            <text:p>0.9195772877</text:p>
          </table:table-cell>
          <table:table-cell table:number-columns-repeated="2" office:value-type="string">
            <text:p>POS</text:p>
          </table:table-cell>
          <table:table-cell table:formula="of:=IF([.G115]=[.H115];0;1)" office:value-type="float" office:value="0">
            <text:p>0</text:p>
          </table:table-cell>
          <table:table-cell table:formula="of:=SUM([.I$2:.I115])" office:value-type="float" office:value="28">
            <text:p>28</text:p>
          </table:table-cell>
          <table:table-cell table:formula="of:=81-[.J115]" office:value-type="float" office:value="53">
            <text:p>53</text:p>
          </table:table-cell>
        </table:table-row>
        <table:table-row table:style-name="ro3">
          <table:table-cell office:value-type="string">
            <text:p>برنس</text:p>
          </table:table-cell>
          <table:table-cell office:value-type="float" office:value="1796">
            <text:p>1796</text:p>
          </table:table-cell>
          <table:table-cell office:value-type="float" office:value="0.0477212995886">
            <text:p>0.0477212996</text:p>
          </table:table-cell>
          <table:table-cell office:value-type="float" office:value="0.0160273017038">
            <text:p>0.0160273017</text:p>
          </table:table-cell>
          <table:table-cell table:formula="of:=ABS(SUM([.C116];-1*[.D116]))" office:value-type="float" office:value="0.0316939978848">
            <text:p>0.0316939979</text:p>
          </table:table-cell>
          <table:table-cell table:formula="of:=[.E116]/POWER(SUM(POWER([.C116];2);POWER([.D116];2));0.5)" office:value-type="float" office:value="0.629588595572372">
            <text:p>0.6295885956</text:p>
          </table:table-cell>
          <table:table-cell table:number-columns-repeated="2" office:value-type="string">
            <text:p>POS</text:p>
          </table:table-cell>
          <table:table-cell table:formula="of:=IF([.G116]=[.H116];0;1)" office:value-type="float" office:value="0">
            <text:p>0</text:p>
          </table:table-cell>
          <table:table-cell table:formula="of:=SUM([.I$2:.I116])" office:value-type="float" office:value="28">
            <text:p>28</text:p>
          </table:table-cell>
          <table:table-cell table:formula="of:=81-[.J116]" office:value-type="float" office:value="53">
            <text:p>53</text:p>
          </table:table-cell>
        </table:table-row>
        <table:table-row table:style-name="ro3">
          <table:table-cell office:value-type="string">
            <text:p>مقرف</text:p>
          </table:table-cell>
          <table:table-cell office:value-type="float" office:value="1826">
            <text:p>1826</text:p>
          </table:table-cell>
          <table:table-cell office:value-type="float" office:value="0.00648150209402">
            <text:p>0.0064815021</text:p>
          </table:table-cell>
          <table:table-cell office:value-type="float" office:value="0.0468318995576">
            <text:p>0.0468318996</text:p>
          </table:table-cell>
          <table:table-cell table:formula="of:=ABS(SUM([.C117];-1*[.D117]))" office:value-type="float" office:value="0.04035039746358">
            <text:p>0.0403503975</text:p>
          </table:table-cell>
          <table:table-cell table:formula="of:=[.E117]/POWER(SUM(POWER([.C117];2);POWER([.D117];2));0.5)" office:value-type="float" office:value="0.853465674031333">
            <text:p>0.853465674</text:p>
          </table:table-cell>
          <table:table-cell table:number-columns-repeated="2" office:value-type="string">
            <text:p>NEG</text:p>
          </table:table-cell>
          <table:table-cell table:formula="of:=IF([.G117]=[.H117];0;1)" office:value-type="float" office:value="0">
            <text:p>0</text:p>
          </table:table-cell>
          <table:table-cell table:formula="of:=SUM([.I$2:.I117])" office:value-type="float" office:value="28">
            <text:p>28</text:p>
          </table:table-cell>
          <table:table-cell table:formula="of:=81-[.J117]" office:value-type="float" office:value="53">
            <text:p>53</text:p>
          </table:table-cell>
        </table:table-row>
        <table:table-row table:style-name="ro3">
          <table:table-cell office:value-type="string">
            <text:p>صوفي</text:p>
          </table:table-cell>
          <table:table-cell office:value-type="float" office:value="1851">
            <text:p>1851</text:p>
          </table:table-cell>
          <table:table-cell office:value-type="float" office:value="0.03470864506">
            <text:p>0.0347086451</text:p>
          </table:table-cell>
          <table:table-cell office:value-type="float" office:value="0.0280341352263">
            <text:p>0.0280341352</text:p>
          </table:table-cell>
          <table:table-cell table:formula="of:=ABS(SUM([.C118];-1*[.D118]))" office:value-type="float" office:value="0.0066745098337">
            <text:p>0.0066745098</text:p>
          </table:table-cell>
          <table:table-cell table:formula="of:=[.E118]/POWER(SUM(POWER([.C118];2);POWER([.D118];2));0.5)" office:value-type="float" office:value="0.14959844323222">
            <text:p>0.1495984432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118]=[.H118];0;1)" office:value-type="float" office:value="1">
            <text:p>1</text:p>
          </table:table-cell>
          <table:table-cell table:formula="of:=SUM([.I$2:.I118])" office:value-type="float" office:value="29">
            <text:p>29</text:p>
          </table:table-cell>
          <table:table-cell table:formula="of:=81-[.J118]" office:value-type="float" office:value="52">
            <text:p>52</text:p>
          </table:table-cell>
        </table:table-row>
        <table:table-row table:style-name="ro3">
          <table:table-cell office:value-type="string">
            <text:p>شرموطه</text:p>
          </table:table-cell>
          <table:table-cell office:value-type="float" office:value="1863">
            <text:p>1863</text:p>
          </table:table-cell>
          <table:table-cell office:value-type="float" office:value="-0.0558381055488">
            <text:p>-0.0558381055</text:p>
          </table:table-cell>
          <table:table-cell office:value-type="float" office:value="0.0673439411841">
            <text:p>0.0673439412</text:p>
          </table:table-cell>
          <table:table-cell table:formula="of:=ABS(SUM([.C119];-1*[.D119]))" office:value-type="float" office:value="0.1231820467329">
            <text:p>0.1231820467</text:p>
          </table:table-cell>
          <table:table-cell table:formula="of:=[.E119]/POWER(SUM(POWER([.C119];2);POWER([.D119];2));0.5)" office:value-type="float" office:value="1.40808447172213">
            <text:p>1.4080844717</text:p>
          </table:table-cell>
          <table:table-cell table:number-columns-repeated="2" office:value-type="string">
            <text:p>NEG</text:p>
          </table:table-cell>
          <table:table-cell table:formula="of:=IF([.G119]=[.H119];0;1)" office:value-type="float" office:value="0">
            <text:p>0</text:p>
          </table:table-cell>
          <table:table-cell table:formula="of:=SUM([.I$2:.I119])" office:value-type="float" office:value="29">
            <text:p>29</text:p>
          </table:table-cell>
          <table:table-cell table:formula="of:=81-[.J119]" office:value-type="float" office:value="52">
            <text:p>52</text:p>
          </table:table-cell>
        </table:table-row>
        <table:table-row table:style-name="ro3">
          <table:table-cell office:value-type="string">
            <text:p>رموطه</text:p>
          </table:table-cell>
          <table:table-cell office:value-type="float" office:value="1879">
            <text:p>1879</text:p>
          </table:table-cell>
          <table:table-cell office:value-type="float" office:value="-0.0558702160033">
            <text:p>-0.055870216</text:p>
          </table:table-cell>
          <table:table-cell office:value-type="float" office:value="0.0674439432136">
            <text:p>0.0674439432</text:p>
          </table:table-cell>
          <table:table-cell table:formula="of:=ABS(SUM([.C120];-1*[.D120]))" office:value-type="float" office:value="0.1233141592169">
            <text:p>0.1233141592</text:p>
          </table:table-cell>
          <table:table-cell table:formula="of:=[.E120]/POWER(SUM(POWER([.C120];2);POWER([.D120];2));0.5)" office:value-type="float" office:value="1.40802559695186">
            <text:p>1.408025597</text:p>
          </table:table-cell>
          <table:table-cell table:number-columns-repeated="2" office:value-type="string">
            <text:p>NEG</text:p>
          </table:table-cell>
          <table:table-cell table:formula="of:=IF([.G120]=[.H120];0;1)" office:value-type="float" office:value="0">
            <text:p>0</text:p>
          </table:table-cell>
          <table:table-cell table:formula="of:=SUM([.I$2:.I120])" office:value-type="float" office:value="29">
            <text:p>29</text:p>
          </table:table-cell>
          <table:table-cell table:formula="of:=81-[.J120]" office:value-type="float" office:value="52">
            <text:p>52</text:p>
          </table:table-cell>
        </table:table-row>
        <table:table-row table:style-name="ro3">
          <table:table-cell office:value-type="string">
            <text:p>قيوم</text:p>
          </table:table-cell>
          <table:table-cell office:value-type="float" office:value="1907">
            <text:p>1907</text:p>
          </table:table-cell>
          <table:table-cell office:value-type="float" office:value="0.0399869161336">
            <text:p>0.0399869161</text:p>
          </table:table-cell>
          <table:table-cell office:value-type="float" office:value="0.0138021143522">
            <text:p>0.0138021144</text:p>
          </table:table-cell>
          <table:table-cell table:formula="of:=ABS(SUM([.C121];-1*[.D121]))" office:value-type="float" office:value="0.0261848017814">
            <text:p>0.0261848018</text:p>
          </table:table-cell>
          <table:table-cell table:formula="of:=[.E121]/POWER(SUM(POWER([.C121];2);POWER([.D121];2));0.5)" office:value-type="float" office:value="0.618998056541613">
            <text:p>0.6189980565</text:p>
          </table:table-cell>
          <table:table-cell table:number-columns-repeated="2" office:value-type="string">
            <text:p>POS</text:p>
          </table:table-cell>
          <table:table-cell table:formula="of:=IF([.G121]=[.H121];0;1)" office:value-type="float" office:value="0">
            <text:p>0</text:p>
          </table:table-cell>
          <table:table-cell table:formula="of:=SUM([.I$2:.I121])" office:value-type="float" office:value="29">
            <text:p>29</text:p>
          </table:table-cell>
          <table:table-cell table:formula="of:=81-[.J121]" office:value-type="float" office:value="52">
            <text:p>52</text:p>
          </table:table-cell>
        </table:table-row>
        <table:table-row table:style-name="ro3">
          <table:table-cell office:value-type="string">
            <text:p>خنزير</text:p>
          </table:table-cell>
          <table:table-cell office:value-type="float" office:value="1918">
            <text:p>1918</text:p>
          </table:table-cell>
          <table:table-cell office:value-type="float" office:value="-0.0236190727344">
            <text:p>-0.0236190727</text:p>
          </table:table-cell>
          <table:table-cell office:value-type="float" office:value="0.0557352705592">
            <text:p>0.0557352706</text:p>
          </table:table-cell>
          <table:table-cell table:formula="of:=ABS(SUM([.C122];-1*[.D122]))" office:value-type="float" office:value="0.0793543432936">
            <text:p>0.0793543433</text:p>
          </table:table-cell>
          <table:table-cell table:formula="of:=[.E122]/POWER(SUM(POWER([.C122];2);POWER([.D122];2));0.5)" office:value-type="float" office:value="1.31092038757548">
            <text:p>1.3109203876</text:p>
          </table:table-cell>
          <table:table-cell table:number-columns-repeated="2" office:value-type="string">
            <text:p>NEG</text:p>
          </table:table-cell>
          <table:table-cell table:formula="of:=IF([.G122]=[.H122];0;1)" office:value-type="float" office:value="0">
            <text:p>0</text:p>
          </table:table-cell>
          <table:table-cell table:formula="of:=SUM([.I$2:.I122])" office:value-type="float" office:value="29">
            <text:p>29</text:p>
          </table:table-cell>
          <table:table-cell table:formula="of:=81-[.J122]" office:value-type="float" office:value="52">
            <text:p>52</text:p>
          </table:table-cell>
        </table:table-row>
        <table:table-row table:style-name="ro3">
          <table:table-cell office:value-type="string">
            <text:p>اهبل</text:p>
          </table:table-cell>
          <table:table-cell office:value-type="float" office:value="1951">
            <text:p>1951</text:p>
          </table:table-cell>
          <table:table-cell office:value-type="float" office:value="0.000986022961717">
            <text:p>0.000986023</text:p>
          </table:table-cell>
          <table:table-cell office:value-type="float" office:value="0.0457587957688">
            <text:p>0.0457587958</text:p>
          </table:table-cell>
          <table:table-cell table:formula="of:=ABS(SUM([.C123];-1*[.D123]))" office:value-type="float" office:value="0.044772772807083">
            <text:p>0.0447727728</text:p>
          </table:table-cell>
          <table:table-cell table:formula="of:=[.E123]/POWER(SUM(POWER([.C123];2);POWER([.D123];2));0.5)" office:value-type="float" office:value="0.978224646152373">
            <text:p>0.9782246462</text:p>
          </table:table-cell>
          <table:table-cell table:number-columns-repeated="2" office:value-type="string">
            <text:p>NEG</text:p>
          </table:table-cell>
          <table:table-cell table:formula="of:=IF([.G123]=[.H123];0;1)" office:value-type="float" office:value="0">
            <text:p>0</text:p>
          </table:table-cell>
          <table:table-cell table:formula="of:=SUM([.I$2:.I123])" office:value-type="float" office:value="29">
            <text:p>29</text:p>
          </table:table-cell>
          <table:table-cell table:formula="of:=81-[.J123]" office:value-type="float" office:value="52">
            <text:p>52</text:p>
          </table:table-cell>
        </table:table-row>
        <table:table-row table:style-name="ro3">
          <table:table-cell office:value-type="string">
            <text:p>اناني</text:p>
          </table:table-cell>
          <table:table-cell office:value-type="float" office:value="2207">
            <text:p>2207</text:p>
          </table:table-cell>
          <table:table-cell office:value-type="float" office:value="0.0128967361394">
            <text:p>0.0128967361</text:p>
          </table:table-cell>
          <table:table-cell office:value-type="float" office:value="0.0373470842235">
            <text:p>0.0373470842</text:p>
          </table:table-cell>
          <table:table-cell table:formula="of:=ABS(SUM([.C124];-1*[.D124]))" office:value-type="float" office:value="0.0244503480841">
            <text:p>0.0244503481</text:p>
          </table:table-cell>
          <table:table-cell table:formula="of:=[.E124]/POWER(SUM(POWER([.C124];2);POWER([.D124];2));0.5)" office:value-type="float" office:value="0.618821567447423">
            <text:p>0.6188215674</text:p>
          </table:table-cell>
          <table:table-cell table:number-columns-repeated="2" office:value-type="string">
            <text:p>NEG</text:p>
          </table:table-cell>
          <table:table-cell table:formula="of:=IF([.G124]=[.H124];0;1)" office:value-type="float" office:value="0">
            <text:p>0</text:p>
          </table:table-cell>
          <table:table-cell table:formula="of:=SUM([.I$2:.I124])" office:value-type="float" office:value="29">
            <text:p>29</text:p>
          </table:table-cell>
          <table:table-cell table:formula="of:=81-[.J124]" office:value-type="float" office:value="52">
            <text:p>52</text:p>
          </table:table-cell>
        </table:table-row>
        <table:table-row table:style-name="ro3">
          <table:table-cell office:value-type="string">
            <text:p>معرص</text:p>
          </table:table-cell>
          <table:table-cell office:value-type="float" office:value="2224">
            <text:p>2224</text:p>
          </table:table-cell>
          <table:table-cell office:value-type="float" office:value="-0.0153344309584">
            <text:p>-0.015334431</text:p>
          </table:table-cell>
          <table:table-cell office:value-type="float" office:value="0.055146388668">
            <text:p>0.0551463887</text:p>
          </table:table-cell>
          <table:table-cell table:formula="of:=ABS(SUM([.C125];-1*[.D125]))" office:value-type="float" office:value="0.0704808196264">
            <text:p>0.0704808196</text:p>
          </table:table-cell>
          <table:table-cell table:formula="of:=[.E125]/POWER(SUM(POWER([.C125];2);POWER([.D125];2));0.5)" office:value-type="float" office:value="1.23134902974903">
            <text:p>1.2313490297</text:p>
          </table:table-cell>
          <table:table-cell table:number-columns-repeated="2" office:value-type="string">
            <text:p>NEG</text:p>
          </table:table-cell>
          <table:table-cell table:formula="of:=IF([.G125]=[.H125];0;1)" office:value-type="float" office:value="0">
            <text:p>0</text:p>
          </table:table-cell>
          <table:table-cell table:formula="of:=SUM([.I$2:.I125])" office:value-type="float" office:value="29">
            <text:p>29</text:p>
          </table:table-cell>
          <table:table-cell table:formula="of:=81-[.J125]" office:value-type="float" office:value="52">
            <text:p>52</text:p>
          </table:table-cell>
        </table:table-row>
        <table:table-row table:style-name="ro3">
          <table:table-cell office:value-type="string">
            <text:p>خائن</text:p>
          </table:table-cell>
          <table:table-cell office:value-type="float" office:value="2296">
            <text:p>2296</text:p>
          </table:table-cell>
          <table:table-cell office:value-type="float" office:value="-0.00441211083015">
            <text:p>-0.0044121108</text:p>
          </table:table-cell>
          <table:table-cell office:value-type="float" office:value="0.0474019390412">
            <text:p>0.047401939</text:p>
          </table:table-cell>
          <table:table-cell table:formula="of:=ABS(SUM([.C126];-1*[.D126]))" office:value-type="float" office:value="0.05181404987135">
            <text:p>0.0518140499</text:p>
          </table:table-cell>
          <table:table-cell table:formula="of:=[.E126]/POWER(SUM(POWER([.C126];2);POWER([.D126];2));0.5)" office:value-type="float" office:value="1.08837422325252">
            <text:p>1.0883742233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126]=[.H126];0;1)" office:value-type="float" office:value="1">
            <text:p>1</text:p>
          </table:table-cell>
          <table:table-cell table:formula="of:=SUM([.I$2:.I126])" office:value-type="float" office:value="30">
            <text:p>30</text:p>
          </table:table-cell>
          <table:table-cell table:formula="of:=81-[.J126]" office:value-type="float" office:value="51">
            <text:p>51</text:p>
          </table:table-cell>
        </table:table-row>
        <table:table-row table:style-name="ro3">
          <table:table-cell office:value-type="string">
            <text:p>ارهابيين</text:p>
          </table:table-cell>
          <table:table-cell office:value-type="float" office:value="2296">
            <text:p>2296</text:p>
          </table:table-cell>
          <table:table-cell office:value-type="float" office:value="-0.0056656678981">
            <text:p>-0.0056656679</text:p>
          </table:table-cell>
          <table:table-cell office:value-type="float" office:value="0.052688898726">
            <text:p>0.0526888987</text:p>
          </table:table-cell>
          <table:table-cell table:formula="of:=ABS(SUM([.C127];-1*[.D127]))" office:value-type="float" office:value="0.0583545666241">
            <text:p>0.0583545666</text:p>
          </table:table-cell>
          <table:table-cell table:formula="of:=[.E127]/POWER(SUM(POWER([.C127];2);POWER([.D127];2));0.5)" office:value-type="float" office:value="1.10118248815983">
            <text:p>1.1011824882</text:p>
          </table:table-cell>
          <table:table-cell table:number-columns-repeated="2" office:value-type="string">
            <text:p>NEG</text:p>
          </table:table-cell>
          <table:table-cell table:formula="of:=IF([.G127]=[.H127];0;1)" office:value-type="float" office:value="0">
            <text:p>0</text:p>
          </table:table-cell>
          <table:table-cell table:formula="of:=SUM([.I$2:.I127])" office:value-type="float" office:value="30">
            <text:p>30</text:p>
          </table:table-cell>
          <table:table-cell table:formula="of:=81-[.J127]" office:value-type="float" office:value="51">
            <text:p>51</text:p>
          </table:table-cell>
        </table:table-row>
        <table:table-row table:style-name="ro3">
          <table:table-cell office:value-type="string">
            <text:p>زانيه</text:p>
          </table:table-cell>
          <table:table-cell office:value-type="float" office:value="2297">
            <text:p>2297</text:p>
          </table:table-cell>
          <table:table-cell office:value-type="float" office:value="0.0249248502302">
            <text:p>0.0249248502</text:p>
          </table:table-cell>
          <table:table-cell office:value-type="float" office:value="0.0383897943767">
            <text:p>0.0383897944</text:p>
          </table:table-cell>
          <table:table-cell table:formula="of:=ABS(SUM([.C128];-1*[.D128]))" office:value-type="float" office:value="0.0134649441465">
            <text:p>0.0134649441</text:p>
          </table:table-cell>
          <table:table-cell table:formula="of:=[.E128]/POWER(SUM(POWER([.C128];2);POWER([.D128];2));0.5)" office:value-type="float" office:value="0.294177874777714">
            <text:p>0.2941778748</text:p>
          </table:table-cell>
          <table:table-cell table:number-columns-repeated="2" office:value-type="string">
            <text:p>NEG</text:p>
          </table:table-cell>
          <table:table-cell table:formula="of:=IF([.G128]=[.H128];0;1)" office:value-type="float" office:value="0">
            <text:p>0</text:p>
          </table:table-cell>
          <table:table-cell table:formula="of:=SUM([.I$2:.I128])" office:value-type="float" office:value="30">
            <text:p>30</text:p>
          </table:table-cell>
          <table:table-cell table:formula="of:=81-[.J128]" office:value-type="float" office:value="51">
            <text:p>51</text:p>
          </table:table-cell>
        </table:table-row>
        <table:table-row table:style-name="ro3">
          <table:table-cell office:value-type="string">
            <text:p>جبان</text:p>
          </table:table-cell>
          <table:table-cell office:value-type="float" office:value="2313">
            <text:p>2313</text:p>
          </table:table-cell>
          <table:table-cell office:value-type="float" office:value="-0.00726602301192">
            <text:p>-0.007266023</text:p>
          </table:table-cell>
          <table:table-cell office:value-type="float" office:value="0.0463058875189">
            <text:p>0.0463058875</text:p>
          </table:table-cell>
          <table:table-cell table:formula="of:=ABS(SUM([.C129];-1*[.D129]))" office:value-type="float" office:value="0.05357191053082">
            <text:p>0.0535719105</text:p>
          </table:table-cell>
          <table:table-cell table:formula="of:=[.E129]/POWER(SUM(POWER([.C129];2);POWER([.D129];2));0.5)" office:value-type="float" office:value="1.14292862714071">
            <text:p>1.1429286271</text:p>
          </table:table-cell>
          <table:table-cell table:number-columns-repeated="2" office:value-type="string">
            <text:p>NEG</text:p>
          </table:table-cell>
          <table:table-cell table:formula="of:=IF([.G129]=[.H129];0;1)" office:value-type="float" office:value="0">
            <text:p>0</text:p>
          </table:table-cell>
          <table:table-cell table:formula="of:=SUM([.I$2:.I129])" office:value-type="float" office:value="30">
            <text:p>30</text:p>
          </table:table-cell>
          <table:table-cell table:formula="of:=81-[.J129]" office:value-type="float" office:value="51">
            <text:p>51</text:p>
          </table:table-cell>
        </table:table-row>
        <table:table-row table:style-name="ro3">
          <table:table-cell office:value-type="string">
            <text:p>مضحك</text:p>
          </table:table-cell>
          <table:table-cell office:value-type="float" office:value="2356">
            <text:p>2356</text:p>
          </table:table-cell>
          <table:table-cell office:value-type="float" office:value="0.0262804276689">
            <text:p>0.0262804277</text:p>
          </table:table-cell>
          <table:table-cell office:value-type="float" office:value="0.0347428431279">
            <text:p>0.0347428431</text:p>
          </table:table-cell>
          <table:table-cell table:formula="of:=ABS(SUM([.C130];-1*[.D130]))" office:value-type="float" office:value="0.008462415459">
            <text:p>0.0084624155</text:p>
          </table:table-cell>
          <table:table-cell table:formula="of:=[.E130]/POWER(SUM(POWER([.C130];2);POWER([.D130];2));0.5)" office:value-type="float" office:value="0.194257406424748">
            <text:p>0.1942574064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130]=[.H130];0;1)" office:value-type="float" office:value="1">
            <text:p>1</text:p>
          </table:table-cell>
          <table:table-cell table:formula="of:=SUM([.I$2:.I130])" office:value-type="float" office:value="31">
            <text:p>31</text:p>
          </table:table-cell>
          <table:table-cell table:formula="of:=81-[.J130]" office:value-type="float" office:value="50">
            <text:p>50</text:p>
          </table:table-cell>
        </table:table-row>
        <table:table-row table:style-name="ro3">
          <table:table-cell office:value-type="string">
            <text:p>مثقف</text:p>
          </table:table-cell>
          <table:table-cell office:value-type="float" office:value="2402">
            <text:p>2402</text:p>
          </table:table-cell>
          <table:table-cell office:value-type="float" office:value="0.0336044771091">
            <text:p>0.0336044771</text:p>
          </table:table-cell>
          <table:table-cell office:value-type="float" office:value="0.0256437120271">
            <text:p>0.025643712</text:p>
          </table:table-cell>
          <table:table-cell table:formula="of:=ABS(SUM([.C131];-1*[.D131]))" office:value-type="float" office:value="0.007960765082">
            <text:p>0.0079607651</text:p>
          </table:table-cell>
          <table:table-cell table:formula="of:=[.E131]/POWER(SUM(POWER([.C131];2);POWER([.D131];2));0.5)" office:value-type="float" office:value="0.18832563554429">
            <text:p>0.1883256355</text:p>
          </table:table-cell>
          <table:table-cell table:number-columns-repeated="2" office:value-type="string">
            <text:p>POS</text:p>
          </table:table-cell>
          <table:table-cell table:formula="of:=IF([.G131]=[.H131];0;1)" office:value-type="float" office:value="0">
            <text:p>0</text:p>
          </table:table-cell>
          <table:table-cell table:formula="of:=SUM([.I$2:.I131])" office:value-type="float" office:value="31">
            <text:p>31</text:p>
          </table:table-cell>
          <table:table-cell table:formula="of:=81-[.J131]" office:value-type="float" office:value="50">
            <text:p>50</text:p>
          </table:table-cell>
        </table:table-row>
        <table:table-row table:style-name="ro3">
          <table:table-cell office:value-type="string">
            <text:p>نذل</text:p>
          </table:table-cell>
          <table:table-cell office:value-type="float" office:value="2428">
            <text:p>2428</text:p>
          </table:table-cell>
          <table:table-cell office:value-type="float" office:value="0.0189871379031">
            <text:p>0.0189871379</text:p>
          </table:table-cell>
          <table:table-cell office:value-type="float" office:value="0.0387311150823">
            <text:p>0.0387311151</text:p>
          </table:table-cell>
          <table:table-cell table:formula="of:=ABS(SUM([.C132];-1*[.D132]))" office:value-type="float" office:value="0.0197439771792">
            <text:p>0.0197439772</text:p>
          </table:table-cell>
          <table:table-cell table:formula="of:=[.E132]/POWER(SUM(POWER([.C132];2);POWER([.D132];2));0.5)" office:value-type="float" office:value="0.457727373643949">
            <text:p>0.4577273736</text:p>
          </table:table-cell>
          <table:table-cell table:number-columns-repeated="2" office:value-type="string">
            <text:p>NEG</text:p>
          </table:table-cell>
          <table:table-cell table:formula="of:=IF([.G132]=[.H132];0;1)" office:value-type="float" office:value="0">
            <text:p>0</text:p>
          </table:table-cell>
          <table:table-cell table:formula="of:=SUM([.I$2:.I132])" office:value-type="float" office:value="31">
            <text:p>31</text:p>
          </table:table-cell>
          <table:table-cell table:formula="of:=81-[.J132]" office:value-type="float" office:value="50">
            <text:p>50</text:p>
          </table:table-cell>
        </table:table-row>
        <table:table-row table:style-name="ro3">
          <table:table-cell office:value-type="string">
            <text:p>عبيط</text:p>
          </table:table-cell>
          <table:table-cell office:value-type="float" office:value="2445">
            <text:p>2445</text:p>
          </table:table-cell>
          <table:table-cell office:value-type="float" office:value="0.0186504244326">
            <text:p>0.0186504244</text:p>
          </table:table-cell>
          <table:table-cell office:value-type="float" office:value="0.0393659130195">
            <text:p>0.039365913</text:p>
          </table:table-cell>
          <table:table-cell table:formula="of:=ABS(SUM([.C133];-1*[.D133]))" office:value-type="float" office:value="0.0207154885869">
            <text:p>0.0207154886</text:p>
          </table:table-cell>
          <table:table-cell table:formula="of:=[.E133]/POWER(SUM(POWER([.C133];2);POWER([.D133];2));0.5)" office:value-type="float" office:value="0.475557188223603">
            <text:p>0.4755571882</text:p>
          </table:table-cell>
          <table:table-cell table:number-columns-repeated="2" office:value-type="string">
            <text:p>NEG</text:p>
          </table:table-cell>
          <table:table-cell table:formula="of:=IF([.G133]=[.H133];0;1)" office:value-type="float" office:value="0">
            <text:p>0</text:p>
          </table:table-cell>
          <table:table-cell table:formula="of:=SUM([.I$2:.I133])" office:value-type="float" office:value="31">
            <text:p>31</text:p>
          </table:table-cell>
          <table:table-cell table:formula="of:=81-[.J133]" office:value-type="float" office:value="50">
            <text:p>50</text:p>
          </table:table-cell>
        </table:table-row>
        <table:table-row table:style-name="ro3">
          <table:table-cell office:value-type="string">
            <text:p>بحبك</text:p>
          </table:table-cell>
          <table:table-cell office:value-type="float" office:value="2462">
            <text:p>2462</text:p>
          </table:table-cell>
          <table:table-cell office:value-type="float" office:value="0.0632870804109">
            <text:p>0.0632870804</text:p>
          </table:table-cell>
          <table:table-cell office:value-type="float" office:value="0.00448742452339">
            <text:p>0.0044874245</text:p>
          </table:table-cell>
          <table:table-cell table:formula="of:=ABS(SUM([.C134];-1*[.D134]))" office:value-type="float" office:value="0.05879965588751">
            <text:p>0.0587996559</text:p>
          </table:table-cell>
          <table:table-cell table:formula="of:=[.E134]/POWER(SUM(POWER([.C134];2);POWER([.D134];2));0.5)" office:value-type="float" office:value="0.926767339914774">
            <text:p>0.9267673399</text:p>
          </table:table-cell>
          <table:table-cell table:number-columns-repeated="2" office:value-type="string">
            <text:p>POS</text:p>
          </table:table-cell>
          <table:table-cell table:formula="of:=IF([.G134]=[.H134];0;1)" office:value-type="float" office:value="0">
            <text:p>0</text:p>
          </table:table-cell>
          <table:table-cell table:formula="of:=SUM([.I$2:.I134])" office:value-type="float" office:value="31">
            <text:p>31</text:p>
          </table:table-cell>
          <table:table-cell table:formula="of:=81-[.J134]" office:value-type="float" office:value="50">
            <text:p>50</text:p>
          </table:table-cell>
        </table:table-row>
        <table:table-row table:style-name="ro3">
          <table:table-cell office:value-type="string">
            <text:p>كتوم</text:p>
          </table:table-cell>
          <table:table-cell office:value-type="float" office:value="2493">
            <text:p>2493</text:p>
          </table:table-cell>
          <table:table-cell office:value-type="float" office:value="0.0532514400732">
            <text:p>0.0532514401</text:p>
          </table:table-cell>
          <table:table-cell office:value-type="float" office:value="0.00803609715583">
            <text:p>0.0080360972</text:p>
          </table:table-cell>
          <table:table-cell table:formula="of:=ABS(SUM([.C135];-1*[.D135]))" office:value-type="float" office:value="0.04521534291737">
            <text:p>0.0452153429</text:p>
          </table:table-cell>
          <table:table-cell table:formula="of:=[.E135]/POWER(SUM(POWER([.C135];2);POWER([.D135];2));0.5)" office:value-type="float" office:value="0.839585176893191">
            <text:p>0.8395851769</text:p>
          </table:table-cell>
          <table:table-cell table:number-columns-repeated="2" office:value-type="string">
            <text:p>POS</text:p>
          </table:table-cell>
          <table:table-cell table:formula="of:=IF([.G135]=[.H135];0;1)" office:value-type="float" office:value="0">
            <text:p>0</text:p>
          </table:table-cell>
          <table:table-cell table:formula="of:=SUM([.I$2:.I135])" office:value-type="float" office:value="31">
            <text:p>31</text:p>
          </table:table-cell>
          <table:table-cell table:formula="of:=81-[.J135]" office:value-type="float" office:value="50">
            <text:p>50</text:p>
          </table:table-cell>
        </table:table-row>
        <table:table-row table:style-name="ro3">
          <table:table-cell office:value-type="string">
            <text:p>محبوب</text:p>
          </table:table-cell>
          <table:table-cell office:value-type="float" office:value="2529">
            <text:p>2529</text:p>
          </table:table-cell>
          <table:table-cell office:value-type="float" office:value="0.0456675837612">
            <text:p>0.0456675838</text:p>
          </table:table-cell>
          <table:table-cell office:value-type="float" office:value="0.0179067882793">
            <text:p>0.0179067883</text:p>
          </table:table-cell>
          <table:table-cell table:formula="of:=ABS(SUM([.C136];-1*[.D136]))" office:value-type="float" office:value="0.0277607954819">
            <text:p>0.0277607955</text:p>
          </table:table-cell>
          <table:table-cell table:formula="of:=[.E136]/POWER(SUM(POWER([.C136];2);POWER([.D136];2));0.5)" office:value-type="float" office:value="0.565936540129929">
            <text:p>0.5659365401</text:p>
          </table:table-cell>
          <table:table-cell table:number-columns-repeated="2" office:value-type="string">
            <text:p>POS</text:p>
          </table:table-cell>
          <table:table-cell table:formula="of:=IF([.G136]=[.H136];0;1)" office:value-type="float" office:value="0">
            <text:p>0</text:p>
          </table:table-cell>
          <table:table-cell table:formula="of:=SUM([.I$2:.I136])" office:value-type="float" office:value="31">
            <text:p>31</text:p>
          </table:table-cell>
          <table:table-cell table:formula="of:=81-[.J136]" office:value-type="float" office:value="50">
            <text:p>50</text:p>
          </table:table-cell>
        </table:table-row>
        <table:table-row table:style-name="ro3">
          <table:table-cell office:value-type="string">
            <text:p>مجيد</text:p>
          </table:table-cell>
          <table:table-cell office:value-type="float" office:value="2561">
            <text:p>2561</text:p>
          </table:table-cell>
          <table:table-cell office:value-type="float" office:value="0.0504408357171">
            <text:p>0.0504408357</text:p>
          </table:table-cell>
          <table:table-cell office:value-type="float" office:value="0.0180271604298">
            <text:p>0.0180271604</text:p>
          </table:table-cell>
          <table:table-cell table:formula="of:=ABS(SUM([.C137];-1*[.D137]))" office:value-type="float" office:value="0.0324136752873">
            <text:p>0.0324136753</text:p>
          </table:table-cell>
          <table:table-cell table:formula="of:=[.E137]/POWER(SUM(POWER([.C137];2);POWER([.D137];2));0.5)" office:value-type="float" office:value="0.605122910523242">
            <text:p>0.6051229105</text:p>
          </table:table-cell>
          <table:table-cell table:number-columns-repeated="2" office:value-type="string">
            <text:p>POS</text:p>
          </table:table-cell>
          <table:table-cell table:formula="of:=IF([.G137]=[.H137];0;1)" office:value-type="float" office:value="0">
            <text:p>0</text:p>
          </table:table-cell>
          <table:table-cell table:formula="of:=SUM([.I$2:.I137])" office:value-type="float" office:value="31">
            <text:p>31</text:p>
          </table:table-cell>
          <table:table-cell table:formula="of:=81-[.J137]" office:value-type="float" office:value="50">
            <text:p>50</text:p>
          </table:table-cell>
        </table:table-row>
        <table:table-row table:style-name="ro3">
          <table:table-cell office:value-type="string">
            <text:p>ضعيفه</text:p>
          </table:table-cell>
          <table:table-cell office:value-type="float" office:value="2574">
            <text:p>2574</text:p>
          </table:table-cell>
          <table:table-cell office:value-type="float" office:value="0.0217162250993">
            <text:p>0.0217162251</text:p>
          </table:table-cell>
          <table:table-cell office:value-type="float" office:value="0.0360984405996">
            <text:p>0.0360984406</text:p>
          </table:table-cell>
          <table:table-cell table:formula="of:=ABS(SUM([.C138];-1*[.D138]))" office:value-type="float" office:value="0.0143822155003">
            <text:p>0.0143822155</text:p>
          </table:table-cell>
          <table:table-cell table:formula="of:=[.E138]/POWER(SUM(POWER([.C138];2);POWER([.D138];2));0.5)" office:value-type="float" office:value="0.341400627378561">
            <text:p>0.3414006274</text:p>
          </table:table-cell>
          <table:table-cell table:number-columns-repeated="2" office:value-type="string">
            <text:p>NEG</text:p>
          </table:table-cell>
          <table:table-cell table:formula="of:=IF([.G138]=[.H138];0;1)" office:value-type="float" office:value="0">
            <text:p>0</text:p>
          </table:table-cell>
          <table:table-cell table:formula="of:=SUM([.I$2:.I138])" office:value-type="float" office:value="31">
            <text:p>31</text:p>
          </table:table-cell>
          <table:table-cell table:formula="of:=81-[.J138]" office:value-type="float" office:value="50">
            <text:p>50</text:p>
          </table:table-cell>
        </table:table-row>
        <table:table-row table:style-name="ro3">
          <table:table-cell office:value-type="string">
            <text:p>زباله</text:p>
          </table:table-cell>
          <table:table-cell office:value-type="float" office:value="2636">
            <text:p>2636</text:p>
          </table:table-cell>
          <table:table-cell office:value-type="float" office:value="0.0165599410746">
            <text:p>0.0165599411</text:p>
          </table:table-cell>
          <table:table-cell office:value-type="float" office:value="0.0424883156783">
            <text:p>0.0424883157</text:p>
          </table:table-cell>
          <table:table-cell table:formula="of:=ABS(SUM([.C139];-1*[.D139]))" office:value-type="float" office:value="0.0259283746037">
            <text:p>0.0259283746</text:p>
          </table:table-cell>
          <table:table-cell table:formula="of:=[.E139]/POWER(SUM(POWER([.C139];2);POWER([.D139];2));0.5)" office:value-type="float" office:value="0.568587121684695">
            <text:p>0.5685871217</text:p>
          </table:table-cell>
          <table:table-cell table:number-columns-repeated="2" office:value-type="string">
            <text:p>NEG</text:p>
          </table:table-cell>
          <table:table-cell table:formula="of:=IF([.G139]=[.H139];0;1)" office:value-type="float" office:value="0">
            <text:p>0</text:p>
          </table:table-cell>
          <table:table-cell table:formula="of:=SUM([.I$2:.I139])" office:value-type="float" office:value="31">
            <text:p>31</text:p>
          </table:table-cell>
          <table:table-cell table:formula="of:=81-[.J139]" office:value-type="float" office:value="50">
            <text:p>50</text:p>
          </table:table-cell>
        </table:table-row>
        <table:table-row table:style-name="ro3">
          <table:table-cell office:value-type="string">
            <text:p>جدعان</text:p>
          </table:table-cell>
          <table:table-cell office:value-type="float" office:value="2639">
            <text:p>2639</text:p>
          </table:table-cell>
          <table:table-cell office:value-type="float" office:value="0.0127106634058">
            <text:p>0.0127106634</text:p>
          </table:table-cell>
          <table:table-cell office:value-type="float" office:value="0.0432567953163">
            <text:p>0.0432567953</text:p>
          </table:table-cell>
          <table:table-cell table:formula="of:=ABS(SUM([.C140];-1*[.D140]))" office:value-type="float" office:value="0.0305461319105">
            <text:p>0.0305461319</text:p>
          </table:table-cell>
          <table:table-cell table:formula="of:=[.E140]/POWER(SUM(POWER([.C140];2);POWER([.D140];2));0.5)" office:value-type="float" office:value="0.677514152558976">
            <text:p>0.6775141526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140]=[.H140];0;1)" office:value-type="float" office:value="1">
            <text:p>1</text:p>
          </table:table-cell>
          <table:table-cell table:formula="of:=SUM([.I$2:.I140])" office:value-type="float" office:value="32">
            <text:p>32</text:p>
          </table:table-cell>
          <table:table-cell table:formula="of:=81-[.J140]" office:value-type="float" office:value="49">
            <text:p>49</text:p>
          </table:table-cell>
        </table:table-row>
        <table:table-row table:style-name="ro3">
          <table:table-cell office:value-type="string">
            <text:p>محارب</text:p>
          </table:table-cell>
          <table:table-cell office:value-type="float" office:value="2691">
            <text:p>2691</text:p>
          </table:table-cell>
          <table:table-cell office:value-type="float" office:value="0.0185554136917">
            <text:p>0.0185554137</text:p>
          </table:table-cell>
          <table:table-cell office:value-type="float" office:value="0.0336375160049">
            <text:p>0.033637516</text:p>
          </table:table-cell>
          <table:table-cell table:formula="of:=ABS(SUM([.C141];-1*[.D141]))" office:value-type="float" office:value="0.0150821023132">
            <text:p>0.0150821023</text:p>
          </table:table-cell>
          <table:table-cell table:formula="of:=[.E141]/POWER(SUM(POWER([.C141];2);POWER([.D141];2));0.5)" office:value-type="float" office:value="0.392599923027093">
            <text:p>0.392599923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141]=[.H141];0;1)" office:value-type="float" office:value="1">
            <text:p>1</text:p>
          </table:table-cell>
          <table:table-cell table:formula="of:=SUM([.I$2:.I141])" office:value-type="float" office:value="33">
            <text:p>33</text:p>
          </table:table-cell>
          <table:table-cell table:formula="of:=81-[.J141]" office:value-type="float" office:value="48">
            <text:p>48</text:p>
          </table:table-cell>
        </table:table-row>
        <table:table-row table:style-name="ro3">
          <table:table-cell office:value-type="string">
            <text:p>عميل</text:p>
          </table:table-cell>
          <table:table-cell office:value-type="float" office:value="2732">
            <text:p>2732</text:p>
          </table:table-cell>
          <table:table-cell office:value-type="float" office:value="0.00070778706022">
            <text:p>0.0007077871</text:p>
          </table:table-cell>
          <table:table-cell office:value-type="float" office:value="0.046000758556">
            <text:p>0.0460007586</text:p>
          </table:table-cell>
          <table:table-cell table:formula="of:=ABS(SUM([.C142];-1*[.D142]))" office:value-type="float" office:value="0.04529297149578">
            <text:p>0.0452929715</text:p>
          </table:table-cell>
          <table:table-cell table:formula="of:=[.E142]/POWER(SUM(POWER([.C142];2);POWER([.D142];2));0.5)" office:value-type="float" office:value="0.98449704951797">
            <text:p>0.9844970495</text:p>
          </table:table-cell>
          <table:table-cell table:number-columns-repeated="2" office:value-type="string">
            <text:p>NEG</text:p>
          </table:table-cell>
          <table:table-cell table:formula="of:=IF([.G142]=[.H142];0;1)" office:value-type="float" office:value="0">
            <text:p>0</text:p>
          </table:table-cell>
          <table:table-cell table:formula="of:=SUM([.I$2:.I142])" office:value-type="float" office:value="33">
            <text:p>33</text:p>
          </table:table-cell>
          <table:table-cell table:formula="of:=81-[.J142]" office:value-type="float" office:value="48">
            <text:p>48</text:p>
          </table:table-cell>
        </table:table-row>
        <table:table-row table:style-name="ro3">
          <table:table-cell office:value-type="string">
            <text:p>حاقد</text:p>
          </table:table-cell>
          <table:table-cell office:value-type="float" office:value="2789">
            <text:p>2789</text:p>
          </table:table-cell>
          <table:table-cell office:value-type="float" office:value="0.013037507757">
            <text:p>0.0130375078</text:p>
          </table:table-cell>
          <table:table-cell office:value-type="float" office:value="0.0370666493808">
            <text:p>0.0370666494</text:p>
          </table:table-cell>
          <table:table-cell table:formula="of:=ABS(SUM([.C143];-1*[.D143]))" office:value-type="float" office:value="0.0240291416238">
            <text:p>0.0240291416</text:p>
          </table:table-cell>
          <table:table-cell table:formula="of:=[.E143]/POWER(SUM(POWER([.C143];2);POWER([.D143];2));0.5)" office:value-type="float" office:value="0.611542761896979">
            <text:p>0.6115427619</text:p>
          </table:table-cell>
          <table:table-cell table:number-columns-repeated="2" office:value-type="string">
            <text:p>NEG</text:p>
          </table:table-cell>
          <table:table-cell table:formula="of:=IF([.G143]=[.H143];0;1)" office:value-type="float" office:value="0">
            <text:p>0</text:p>
          </table:table-cell>
          <table:table-cell table:formula="of:=SUM([.I$2:.I143])" office:value-type="float" office:value="33">
            <text:p>33</text:p>
          </table:table-cell>
          <table:table-cell table:formula="of:=81-[.J143]" office:value-type="float" office:value="48">
            <text:p>48</text:p>
          </table:table-cell>
        </table:table-row>
        <table:table-row table:style-name="ro3">
          <table:table-cell office:value-type="string">
            <text:p>حليم</text:p>
          </table:table-cell>
          <table:table-cell office:value-type="float" office:value="2812">
            <text:p>2812</text:p>
          </table:table-cell>
          <table:table-cell office:value-type="float" office:value="0.0490326692537">
            <text:p>0.0490326693</text:p>
          </table:table-cell>
          <table:table-cell office:value-type="float" office:value="0.0180888479075">
            <text:p>0.0180888479</text:p>
          </table:table-cell>
          <table:table-cell table:formula="of:=ABS(SUM([.C144];-1*[.D144]))" office:value-type="float" office:value="0.0309438213462">
            <text:p>0.0309438213</text:p>
          </table:table-cell>
          <table:table-cell table:formula="of:=[.E144]/POWER(SUM(POWER([.C144];2);POWER([.D144];2));0.5)" office:value-type="float" office:value="0.592080245385175">
            <text:p>0.5920802454</text:p>
          </table:table-cell>
          <table:table-cell table:number-columns-repeated="2" office:value-type="string">
            <text:p>POS</text:p>
          </table:table-cell>
          <table:table-cell table:formula="of:=IF([.G144]=[.H144];0;1)" office:value-type="float" office:value="0">
            <text:p>0</text:p>
          </table:table-cell>
          <table:table-cell table:formula="of:=SUM([.I$2:.I144])" office:value-type="float" office:value="33">
            <text:p>33</text:p>
          </table:table-cell>
          <table:table-cell table:formula="of:=81-[.J144]" office:value-type="float" office:value="48">
            <text:p>48</text:p>
          </table:table-cell>
        </table:table-row>
        <table:table-row table:style-name="ro3">
          <table:table-cell office:value-type="string">
            <text:p>نجس</text:p>
          </table:table-cell>
          <table:table-cell office:value-type="float" office:value="2983">
            <text:p>2983</text:p>
          </table:table-cell>
          <table:table-cell office:value-type="float" office:value="-0.00594455166674">
            <text:p>-0.0059445517</text:p>
          </table:table-cell>
          <table:table-cell office:value-type="float" office:value="0.0509240927499">
            <text:p>0.0509240927</text:p>
          </table:table-cell>
          <table:table-cell table:formula="of:=ABS(SUM([.C145];-1*[.D145]))" office:value-type="float" office:value="0.05686864441664">
            <text:p>0.0568686444</text:p>
          </table:table-cell>
          <table:table-cell table:formula="of:=[.E145]/POWER(SUM(POWER([.C145];2);POWER([.D145];2));0.5)" office:value-type="float" office:value="1.10920175620989">
            <text:p>1.1092017562</text:p>
          </table:table-cell>
          <table:table-cell table:number-columns-repeated="2" office:value-type="string">
            <text:p>NEG</text:p>
          </table:table-cell>
          <table:table-cell table:formula="of:=IF([.G145]=[.H145];0;1)" office:value-type="float" office:value="0">
            <text:p>0</text:p>
          </table:table-cell>
          <table:table-cell table:formula="of:=SUM([.I$2:.I145])" office:value-type="float" office:value="33">
            <text:p>33</text:p>
          </table:table-cell>
          <table:table-cell table:formula="of:=81-[.J145]" office:value-type="float" office:value="48">
            <text:p>48</text:p>
          </table:table-cell>
        </table:table-row>
        <table:table-row table:style-name="ro3">
          <table:table-cell office:value-type="string">
            <text:p>ناجح</text:p>
          </table:table-cell>
          <table:table-cell office:value-type="float" office:value="2983">
            <text:p>2983</text:p>
          </table:table-cell>
          <table:table-cell office:value-type="float" office:value="0.0454802836764">
            <text:p>0.0454802837</text:p>
          </table:table-cell>
          <table:table-cell office:value-type="float" office:value="0.0136135418263">
            <text:p>0.0136135418</text:p>
          </table:table-cell>
          <table:table-cell table:formula="of:=ABS(SUM([.C146];-1*[.D146]))" office:value-type="float" office:value="0.0318667418501">
            <text:p>0.0318667419</text:p>
          </table:table-cell>
          <table:table-cell table:formula="of:=[.E146]/POWER(SUM(POWER([.C146];2);POWER([.D146];2));0.5)" office:value-type="float" office:value="0.67124559190085">
            <text:p>0.6712455919</text:p>
          </table:table-cell>
          <table:table-cell table:number-columns-repeated="2" office:value-type="string">
            <text:p>POS</text:p>
          </table:table-cell>
          <table:table-cell table:formula="of:=IF([.G146]=[.H146];0;1)" office:value-type="float" office:value="0">
            <text:p>0</text:p>
          </table:table-cell>
          <table:table-cell table:formula="of:=SUM([.I$2:.I146])" office:value-type="float" office:value="33">
            <text:p>33</text:p>
          </table:table-cell>
          <table:table-cell table:formula="of:=81-[.J146]" office:value-type="float" office:value="48">
            <text:p>48</text:p>
          </table:table-cell>
        </table:table-row>
        <table:table-row table:style-name="ro3">
          <table:table-cell office:value-type="string">
            <text:p>خفيفه</text:p>
          </table:table-cell>
          <table:table-cell office:value-type="float" office:value="3007">
            <text:p>3007</text:p>
          </table:table-cell>
          <table:table-cell office:value-type="float" office:value="0.0430821189266">
            <text:p>0.0430821189</text:p>
          </table:table-cell>
          <table:table-cell office:value-type="float" office:value="0.0242199785147">
            <text:p>0.0242199785</text:p>
          </table:table-cell>
          <table:table-cell table:formula="of:=ABS(SUM([.C147];-1*[.D147]))" office:value-type="float" office:value="0.0188621404119">
            <text:p>0.0188621404</text:p>
          </table:table-cell>
          <table:table-cell table:formula="of:=[.E147]/POWER(SUM(POWER([.C147];2);POWER([.D147];2));0.5)" office:value-type="float" office:value="0.381643624222677">
            <text:p>0.3816436242</text:p>
          </table:table-cell>
          <table:table-cell table:number-columns-repeated="2" office:value-type="string">
            <text:p>POS</text:p>
          </table:table-cell>
          <table:table-cell table:formula="of:=IF([.G147]=[.H147];0;1)" office:value-type="float" office:value="0">
            <text:p>0</text:p>
          </table:table-cell>
          <table:table-cell table:formula="of:=SUM([.I$2:.I147])" office:value-type="float" office:value="33">
            <text:p>33</text:p>
          </table:table-cell>
          <table:table-cell table:formula="of:=81-[.J147]" office:value-type="float" office:value="48">
            <text:p>48</text:p>
          </table:table-cell>
        </table:table-row>
        <table:table-row table:style-name="ro3">
          <table:table-cell office:value-type="string">
            <text:p>سخيف</text:p>
          </table:table-cell>
          <table:table-cell office:value-type="float" office:value="3058">
            <text:p>3058</text:p>
          </table:table-cell>
          <table:table-cell office:value-type="float" office:value="0.020514470577">
            <text:p>0.0205144706</text:p>
          </table:table-cell>
          <table:table-cell office:value-type="float" office:value="0.038759412944">
            <text:p>0.0387594129</text:p>
          </table:table-cell>
          <table:table-cell table:formula="of:=ABS(SUM([.C148];-1*[.D148]))" office:value-type="float" office:value="0.018244942367">
            <text:p>0.0182449424</text:p>
          </table:table-cell>
          <table:table-cell table:formula="of:=[.E148]/POWER(SUM(POWER([.C148];2);POWER([.D148];2));0.5)" office:value-type="float" office:value="0.416042351850887">
            <text:p>0.4160423519</text:p>
          </table:table-cell>
          <table:table-cell table:number-columns-repeated="2" office:value-type="string">
            <text:p>NEG</text:p>
          </table:table-cell>
          <table:table-cell table:formula="of:=IF([.G148]=[.H148];0;1)" office:value-type="float" office:value="0">
            <text:p>0</text:p>
          </table:table-cell>
          <table:table-cell table:formula="of:=SUM([.I$2:.I148])" office:value-type="float" office:value="33">
            <text:p>33</text:p>
          </table:table-cell>
          <table:table-cell table:formula="of:=81-[.J148]" office:value-type="float" office:value="48">
            <text:p>48</text:p>
          </table:table-cell>
        </table:table-row>
        <table:table-row table:style-name="ro3">
          <table:table-cell office:value-type="string">
            <text:p>قطري</text:p>
          </table:table-cell>
          <table:table-cell office:value-type="float" office:value="3169">
            <text:p>3169</text:p>
          </table:table-cell>
          <table:table-cell office:value-type="float" office:value="0.0250667929866">
            <text:p>0.025066793</text:p>
          </table:table-cell>
          <table:table-cell office:value-type="float" office:value="0.0379723720127">
            <text:p>0.037972372</text:p>
          </table:table-cell>
          <table:table-cell table:formula="of:=ABS(SUM([.C149];-1*[.D149]))" office:value-type="float" office:value="0.0129055790261">
            <text:p>0.012905579</text:p>
          </table:table-cell>
          <table:table-cell table:formula="of:=[.E149]/POWER(SUM(POWER([.C149];2);POWER([.D149];2));0.5)" office:value-type="float" office:value="0.283639431929795">
            <text:p>0.283639431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149]=[.H149];0;1)" office:value-type="float" office:value="1">
            <text:p>1</text:p>
          </table:table-cell>
          <table:table-cell table:formula="of:=SUM([.I$2:.I149])" office:value-type="float" office:value="34">
            <text:p>34</text:p>
          </table:table-cell>
          <table:table-cell table:formula="of:=81-[.J149]" office:value-type="float" office:value="47">
            <text:p>47</text:p>
          </table:table-cell>
        </table:table-row>
        <table:table-row table:style-name="ro3">
          <table:table-cell office:value-type="string">
            <text:p>عليّ</text:p>
          </table:table-cell>
          <table:table-cell office:value-type="float" office:value="3171">
            <text:p>3171</text:p>
          </table:table-cell>
          <table:table-cell office:value-type="float" office:value="0.0468820825466">
            <text:p>0.0468820825</text:p>
          </table:table-cell>
          <table:table-cell office:value-type="float" office:value="0.0259942864773">
            <text:p>0.0259942865</text:p>
          </table:table-cell>
          <table:table-cell table:formula="of:=ABS(SUM([.C150];-1*[.D150]))" office:value-type="float" office:value="0.0208877960693">
            <text:p>0.0208877961</text:p>
          </table:table-cell>
          <table:table-cell table:formula="of:=[.E150]/POWER(SUM(POWER([.C150];2);POWER([.D150];2));0.5)" office:value-type="float" office:value="0.389652079486083">
            <text:p>0.3896520795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150]=[.H150];0;1)" office:value-type="float" office:value="1">
            <text:p>1</text:p>
          </table:table-cell>
          <table:table-cell table:formula="of:=SUM([.I$2:.I150])" office:value-type="float" office:value="35">
            <text:p>35</text:p>
          </table:table-cell>
          <table:table-cell table:formula="of:=81-[.J150]" office:value-type="float" office:value="46">
            <text:p>46</text:p>
          </table:table-cell>
        </table:table-row>
        <table:table-row table:style-name="ro3">
          <table:table-cell office:value-type="string">
            <text:p>صحرا</text:p>
          </table:table-cell>
          <table:table-cell office:value-type="float" office:value="3178">
            <text:p>3178</text:p>
          </table:table-cell>
          <table:table-cell office:value-type="float" office:value="0.0264641980672">
            <text:p>0.0264641981</text:p>
          </table:table-cell>
          <table:table-cell office:value-type="float" office:value="0.0396397893341">
            <text:p>0.0396397893</text:p>
          </table:table-cell>
          <table:table-cell table:formula="of:=ABS(SUM([.C151];-1*[.D151]))" office:value-type="float" office:value="0.0131755912669">
            <text:p>0.0131755913</text:p>
          </table:table-cell>
          <table:table-cell table:formula="of:=[.E151]/POWER(SUM(POWER([.C151];2);POWER([.D151];2));0.5)" office:value-type="float" office:value="0.276438043072277">
            <text:p>0.276438043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151]=[.H151];0;1)" office:value-type="float" office:value="1">
            <text:p>1</text:p>
          </table:table-cell>
          <table:table-cell table:formula="of:=SUM([.I$2:.I151])" office:value-type="float" office:value="36">
            <text:p>36</text:p>
          </table:table-cell>
          <table:table-cell table:formula="of:=81-[.J151]" office:value-type="float" office:value="45">
            <text:p>45</text:p>
          </table:table-cell>
        </table:table-row>
        <table:table-row table:style-name="ro3">
          <table:table-cell office:value-type="string">
            <text:p>خطير</text:p>
          </table:table-cell>
          <table:table-cell office:value-type="float" office:value="3206">
            <text:p>3206</text:p>
          </table:table-cell>
          <table:table-cell office:value-type="float" office:value="0.0109177156406">
            <text:p>0.0109177156</text:p>
          </table:table-cell>
          <table:table-cell office:value-type="float" office:value="0.0457743733689">
            <text:p>0.0457743734</text:p>
          </table:table-cell>
          <table:table-cell table:formula="of:=ABS(SUM([.C152];-1*[.D152]))" office:value-type="float" office:value="0.0348566577283">
            <text:p>0.0348566577</text:p>
          </table:table-cell>
          <table:table-cell table:formula="of:=[.E152]/POWER(SUM(POWER([.C152];2);POWER([.D152];2));0.5)" office:value-type="float" office:value="0.74071118472385">
            <text:p>0.7407111847</text:p>
          </table:table-cell>
          <table:table-cell table:number-columns-repeated="2" office:value-type="string">
            <text:p>NEG</text:p>
          </table:table-cell>
          <table:table-cell table:formula="of:=IF([.G152]=[.H152];0;1)" office:value-type="float" office:value="0">
            <text:p>0</text:p>
          </table:table-cell>
          <table:table-cell table:formula="of:=SUM([.I$2:.I152])" office:value-type="float" office:value="36">
            <text:p>36</text:p>
          </table:table-cell>
          <table:table-cell table:formula="of:=81-[.J152]" office:value-type="float" office:value="45">
            <text:p>45</text:p>
          </table:table-cell>
        </table:table-row>
        <table:table-row table:style-name="ro3">
          <table:table-cell office:value-type="string">
            <text:p>الوسخه</text:p>
          </table:table-cell>
          <table:table-cell office:value-type="float" office:value="3218">
            <text:p>3218</text:p>
          </table:table-cell>
          <table:table-cell office:value-type="float" office:value="-0.0199277304569">
            <text:p>-0.0199277305</text:p>
          </table:table-cell>
          <table:table-cell office:value-type="float" office:value="0.059580311247">
            <text:p>0.0595803112</text:p>
          </table:table-cell>
          <table:table-cell table:formula="of:=ABS(SUM([.C153];-1*[.D153]))" office:value-type="float" office:value="0.0795080417039">
            <text:p>0.0795080417</text:p>
          </table:table-cell>
          <table:table-cell table:formula="of:=[.E153]/POWER(SUM(POWER([.C153];2);POWER([.D153];2));0.5)" office:value-type="float" office:value="1.26555626676003">
            <text:p>1.2655562668</text:p>
          </table:table-cell>
          <table:table-cell table:number-columns-repeated="2" office:value-type="string">
            <text:p>NEG</text:p>
          </table:table-cell>
          <table:table-cell table:formula="of:=IF([.G153]=[.H153];0;1)" office:value-type="float" office:value="0">
            <text:p>0</text:p>
          </table:table-cell>
          <table:table-cell table:formula="of:=SUM([.I$2:.I153])" office:value-type="float" office:value="36">
            <text:p>36</text:p>
          </table:table-cell>
          <table:table-cell table:formula="of:=81-[.J153]" office:value-type="float" office:value="45">
            <text:p>45</text:p>
          </table:table-cell>
        </table:table-row>
        <table:table-row table:style-name="ro3">
          <table:table-cell office:value-type="string">
            <text:p>داهيه</text:p>
          </table:table-cell>
          <table:table-cell office:value-type="float" office:value="3229">
            <text:p>3229</text:p>
          </table:table-cell>
          <table:table-cell office:value-type="float" office:value="0.00408596018973">
            <text:p>0.0040859602</text:p>
          </table:table-cell>
          <table:table-cell office:value-type="float" office:value="0.0487194250463">
            <text:p>0.048719425</text:p>
          </table:table-cell>
          <table:table-cell table:formula="of:=ABS(SUM([.C154];-1*[.D154]))" office:value-type="float" office:value="0.04463346485657">
            <text:p>0.0446334649</text:p>
          </table:table-cell>
          <table:table-cell table:formula="of:=[.E154]/POWER(SUM(POWER([.C154];2);POWER([.D154];2));0.5)" office:value-type="float" office:value="0.912927827147885">
            <text:p>0.9129278271</text:p>
          </table:table-cell>
          <table:table-cell table:number-columns-repeated="2" office:value-type="string">
            <text:p>NEG</text:p>
          </table:table-cell>
          <table:table-cell table:formula="of:=IF([.G154]=[.H154];0;1)" office:value-type="float" office:value="0">
            <text:p>0</text:p>
          </table:table-cell>
          <table:table-cell table:formula="of:=SUM([.I$2:.I154])" office:value-type="float" office:value="36">
            <text:p>36</text:p>
          </table:table-cell>
          <table:table-cell table:formula="of:=81-[.J154]" office:value-type="float" office:value="45">
            <text:p>45</text:p>
          </table:table-cell>
        </table:table-row>
        <table:table-row table:style-name="ro3">
          <table:table-cell office:value-type="string">
            <text:p>غفور</text:p>
          </table:table-cell>
          <table:table-cell office:value-type="float" office:value="3231">
            <text:p>3231</text:p>
          </table:table-cell>
          <table:table-cell office:value-type="float" office:value="0.0817234152224">
            <text:p>0.0817234152</text:p>
          </table:table-cell>
          <table:table-cell office:value-type="float" office:value="-0.0221813428876">
            <text:p>-0.0221813429</text:p>
          </table:table-cell>
          <table:table-cell table:formula="of:=ABS(SUM([.C155];-1*[.D155]))" office:value-type="float" office:value="0.10390475811">
            <text:p>0.1039047581</text:p>
          </table:table-cell>
          <table:table-cell table:formula="of:=[.E155]/POWER(SUM(POWER([.C155];2);POWER([.D155];2));0.5)" office:value-type="float" office:value="1.22702608079445">
            <text:p>1.2270260808</text:p>
          </table:table-cell>
          <table:table-cell table:number-columns-repeated="2" office:value-type="string">
            <text:p>POS</text:p>
          </table:table-cell>
          <table:table-cell table:formula="of:=IF([.G155]=[.H155];0;1)" office:value-type="float" office:value="0">
            <text:p>0</text:p>
          </table:table-cell>
          <table:table-cell table:formula="of:=SUM([.I$2:.I155])" office:value-type="float" office:value="36">
            <text:p>36</text:p>
          </table:table-cell>
          <table:table-cell table:formula="of:=81-[.J155]" office:value-type="float" office:value="45">
            <text:p>45</text:p>
          </table:table-cell>
        </table:table-row>
        <table:table-row table:style-name="ro3">
          <table:table-cell office:value-type="string">
            <text:p>جامده</text:p>
          </table:table-cell>
          <table:table-cell office:value-type="float" office:value="3362">
            <text:p>3362</text:p>
          </table:table-cell>
          <table:table-cell office:value-type="float" office:value="0.0211882778356">
            <text:p>0.0211882778</text:p>
          </table:table-cell>
          <table:table-cell office:value-type="float" office:value="0.0422336839334">
            <text:p>0.0422336839</text:p>
          </table:table-cell>
          <table:table-cell table:formula="of:=ABS(SUM([.C156];-1*[.D156]))" office:value-type="float" office:value="0.0210454060978">
            <text:p>0.0210454061</text:p>
          </table:table-cell>
          <table:table-cell table:formula="of:=[.E156]/POWER(SUM(POWER([.C156];2);POWER([.D156];2));0.5)" office:value-type="float" office:value="0.445398968612717">
            <text:p>0.4453989686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156]=[.H156];0;1)" office:value-type="float" office:value="1">
            <text:p>1</text:p>
          </table:table-cell>
          <table:table-cell table:formula="of:=SUM([.I$2:.I156])" office:value-type="float" office:value="37">
            <text:p>37</text:p>
          </table:table-cell>
          <table:table-cell table:formula="of:=81-[.J156]" office:value-type="float" office:value="44">
            <text:p>44</text:p>
          </table:table-cell>
        </table:table-row>
        <table:table-row table:style-name="ro3">
          <table:table-cell office:value-type="string">
            <text:p>لاسع</text:p>
          </table:table-cell>
          <table:table-cell office:value-type="float" office:value="3455">
            <text:p>3455</text:p>
          </table:table-cell>
          <table:table-cell office:value-type="float" office:value="0.0323857670137">
            <text:p>0.032385767</text:p>
          </table:table-cell>
          <table:table-cell office:value-type="float" office:value="0.0365008723699">
            <text:p>0.0365008724</text:p>
          </table:table-cell>
          <table:table-cell table:formula="of:=ABS(SUM([.C157];-1*[.D157]))" office:value-type="float" office:value="0.0041151053562">
            <text:p>0.0041151054</text:p>
          </table:table-cell>
          <table:table-cell table:formula="of:=[.E157]/POWER(SUM(POWER([.C157];2);POWER([.D157];2));0.5)" office:value-type="float" office:value="0.0843310361618222">
            <text:p>0.0843310362</text:p>
          </table:table-cell>
          <table:table-cell table:number-columns-repeated="2" office:value-type="string">
            <text:p>NEG</text:p>
          </table:table-cell>
          <table:table-cell table:formula="of:=IF([.G157]=[.H157];0;1)" office:value-type="float" office:value="0">
            <text:p>0</text:p>
          </table:table-cell>
          <table:table-cell table:formula="of:=SUM([.I$2:.I157])" office:value-type="float" office:value="37">
            <text:p>37</text:p>
          </table:table-cell>
          <table:table-cell table:formula="of:=81-[.J157]" office:value-type="float" office:value="44">
            <text:p>44</text:p>
          </table:table-cell>
        </table:table-row>
        <table:table-row table:style-name="ro3">
          <table:table-cell office:value-type="string">
            <text:p>ممحونه</text:p>
          </table:table-cell>
          <table:table-cell office:value-type="float" office:value="3675">
            <text:p>3675</text:p>
          </table:table-cell>
          <table:table-cell office:value-type="float" office:value="-0.0477436907259">
            <text:p>-0.0477436907</text:p>
          </table:table-cell>
          <table:table-cell office:value-type="float" office:value="0.0748057298262">
            <text:p>0.0748057298</text:p>
          </table:table-cell>
          <table:table-cell table:formula="of:=ABS(SUM([.C158];-1*[.D158]))" office:value-type="float" office:value="0.1225494205521">
            <text:p>0.1225494206</text:p>
          </table:table-cell>
          <table:table-cell table:formula="of:=[.E158]/POWER(SUM(POWER([.C158];2);POWER([.D158];2));0.5)" office:value-type="float" office:value="1.38094420234328">
            <text:p>1.3809442023</text:p>
          </table:table-cell>
          <table:table-cell table:number-columns-repeated="2" office:value-type="string">
            <text:p>NEG</text:p>
          </table:table-cell>
          <table:table-cell table:formula="of:=IF([.G158]=[.H158];0;1)" office:value-type="float" office:value="0">
            <text:p>0</text:p>
          </table:table-cell>
          <table:table-cell table:formula="of:=SUM([.I$2:.I158])" office:value-type="float" office:value="37">
            <text:p>37</text:p>
          </table:table-cell>
          <table:table-cell table:formula="of:=81-[.J158]" office:value-type="float" office:value="44">
            <text:p>44</text:p>
          </table:table-cell>
        </table:table-row>
        <table:table-row table:style-name="ro3">
          <table:table-cell office:value-type="string">
            <text:p>جبار</text:p>
          </table:table-cell>
          <table:table-cell office:value-type="float" office:value="3731">
            <text:p>3731</text:p>
          </table:table-cell>
          <table:table-cell office:value-type="float" office:value="0.0334488230675">
            <text:p>0.0334488231</text:p>
          </table:table-cell>
          <table:table-cell office:value-type="float" office:value="0.0269992417813">
            <text:p>0.0269992418</text:p>
          </table:table-cell>
          <table:table-cell table:formula="of:=ABS(SUM([.C159];-1*[.D159]))" office:value-type="float" office:value="0.0064495812862">
            <text:p>0.0064495813</text:p>
          </table:table-cell>
          <table:table-cell table:formula="of:=[.E159]/POWER(SUM(POWER([.C159];2);POWER([.D159];2));0.5)" office:value-type="float" office:value="0.150039655419415">
            <text:p>0.1500396554</text:p>
          </table:table-cell>
          <table:table-cell table:number-columns-repeated="2" office:value-type="string">
            <text:p>POS</text:p>
          </table:table-cell>
          <table:table-cell table:formula="of:=IF([.G159]=[.H159];0;1)" office:value-type="float" office:value="0">
            <text:p>0</text:p>
          </table:table-cell>
          <table:table-cell table:formula="of:=SUM([.I$2:.I159])" office:value-type="float" office:value="37">
            <text:p>37</text:p>
          </table:table-cell>
          <table:table-cell table:formula="of:=81-[.J159]" office:value-type="float" office:value="44">
            <text:p>44</text:p>
          </table:table-cell>
        </table:table-row>
        <table:table-row table:style-name="ro3">
          <table:table-cell office:value-type="string">
            <text:p>مفيد</text:p>
          </table:table-cell>
          <table:table-cell office:value-type="float" office:value="3789">
            <text:p>3789</text:p>
          </table:table-cell>
          <table:table-cell office:value-type="float" office:value="0.0583757311204">
            <text:p>0.0583757311</text:p>
          </table:table-cell>
          <table:table-cell office:value-type="float" office:value="0.0170568969372">
            <text:p>0.0170568969</text:p>
          </table:table-cell>
          <table:table-cell table:formula="of:=ABS(SUM([.C160];-1*[.D160]))" office:value-type="float" office:value="0.0413188341832">
            <text:p>0.0413188342</text:p>
          </table:table-cell>
          <table:table-cell table:formula="of:=[.E160]/POWER(SUM(POWER([.C160];2);POWER([.D160];2));0.5)" office:value-type="float" office:value="0.67940014596983">
            <text:p>0.679400146</text:p>
          </table:table-cell>
          <table:table-cell table:number-columns-repeated="2" office:value-type="string">
            <text:p>POS</text:p>
          </table:table-cell>
          <table:table-cell table:formula="of:=IF([.G160]=[.H160];0;1)" office:value-type="float" office:value="0">
            <text:p>0</text:p>
          </table:table-cell>
          <table:table-cell table:formula="of:=SUM([.I$2:.I160])" office:value-type="float" office:value="37">
            <text:p>37</text:p>
          </table:table-cell>
          <table:table-cell table:formula="of:=81-[.J160]" office:value-type="float" office:value="44">
            <text:p>44</text:p>
          </table:table-cell>
        </table:table-row>
        <table:table-row table:style-name="ro3">
          <table:table-cell office:value-type="string">
            <text:p>حقير</text:p>
          </table:table-cell>
          <table:table-cell office:value-type="float" office:value="3807">
            <text:p>3807</text:p>
          </table:table-cell>
          <table:table-cell office:value-type="float" office:value="-0.00456552293052">
            <text:p>-0.0045655229</text:p>
          </table:table-cell>
          <table:table-cell office:value-type="float" office:value="0.0514568901443">
            <text:p>0.0514568901</text:p>
          </table:table-cell>
          <table:table-cell table:formula="of:=ABS(SUM([.C161];-1*[.D161]))" office:value-type="float" office:value="0.05602241307482">
            <text:p>0.0560224131</text:p>
          </table:table-cell>
          <table:table-cell table:formula="of:=[.E161]/POWER(SUM(POWER([.C161];2);POWER([.D161];2));0.5)" office:value-type="float" office:value="1.08446502712296">
            <text:p>1.0844650271</text:p>
          </table:table-cell>
          <table:table-cell table:number-columns-repeated="2" office:value-type="string">
            <text:p>NEG</text:p>
          </table:table-cell>
          <table:table-cell table:formula="of:=IF([.G161]=[.H161];0;1)" office:value-type="float" office:value="0">
            <text:p>0</text:p>
          </table:table-cell>
          <table:table-cell table:formula="of:=SUM([.I$2:.I161])" office:value-type="float" office:value="37">
            <text:p>37</text:p>
          </table:table-cell>
          <table:table-cell table:formula="of:=81-[.J161]" office:value-type="float" office:value="44">
            <text:p>44</text:p>
          </table:table-cell>
        </table:table-row>
        <table:table-row table:style-name="ro3">
          <table:table-cell office:value-type="string">
            <text:p>واطي</text:p>
          </table:table-cell>
          <table:table-cell office:value-type="float" office:value="4045">
            <text:p>4045</text:p>
          </table:table-cell>
          <table:table-cell office:value-type="float" office:value="0.0200003668031">
            <text:p>0.0200003668</text:p>
          </table:table-cell>
          <table:table-cell office:value-type="float" office:value="0.0423867734658">
            <text:p>0.0423867735</text:p>
          </table:table-cell>
          <table:table-cell table:formula="of:=ABS(SUM([.C162];-1*[.D162]))" office:value-type="float" office:value="0.0223864066627">
            <text:p>0.0223864067</text:p>
          </table:table-cell>
          <table:table-cell table:formula="of:=[.E162]/POWER(SUM(POWER([.C162];2);POWER([.D162];2));0.5)" office:value-type="float" office:value="0.477643240778594">
            <text:p>0.4776432408</text:p>
          </table:table-cell>
          <table:table-cell table:number-columns-repeated="2" office:value-type="string">
            <text:p>NEG</text:p>
          </table:table-cell>
          <table:table-cell table:formula="of:=IF([.G162]=[.H162];0;1)" office:value-type="float" office:value="0">
            <text:p>0</text:p>
          </table:table-cell>
          <table:table-cell table:formula="of:=SUM([.I$2:.I162])" office:value-type="float" office:value="37">
            <text:p>37</text:p>
          </table:table-cell>
          <table:table-cell table:formula="of:=81-[.J162]" office:value-type="float" office:value="44">
            <text:p>44</text:p>
          </table:table-cell>
        </table:table-row>
        <table:table-row table:style-name="ro3">
          <table:table-cell office:value-type="string">
            <text:p>متعب</text:p>
          </table:table-cell>
          <table:table-cell office:value-type="float" office:value="4107">
            <text:p>4107</text:p>
          </table:table-cell>
          <table:table-cell office:value-type="float" office:value="0.037053994219">
            <text:p>0.0370539942</text:p>
          </table:table-cell>
          <table:table-cell office:value-type="float" office:value="0.0293865411573">
            <text:p>0.0293865412</text:p>
          </table:table-cell>
          <table:table-cell table:formula="of:=ABS(SUM([.C163];-1*[.D163]))" office:value-type="float" office:value="0.0076674530617">
            <text:p>0.0076674531</text:p>
          </table:table-cell>
          <table:table-cell table:formula="of:=[.E163]/POWER(SUM(POWER([.C163];2);POWER([.D163];2));0.5)" office:value-type="float" office:value="0.162128790053578">
            <text:p>0.162128790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163]=[.H163];0;1)" office:value-type="float" office:value="1">
            <text:p>1</text:p>
          </table:table-cell>
          <table:table-cell table:formula="of:=SUM([.I$2:.I163])" office:value-type="float" office:value="38">
            <text:p>38</text:p>
          </table:table-cell>
          <table:table-cell table:formula="of:=81-[.J163]" office:value-type="float" office:value="43">
            <text:p>43</text:p>
          </table:table-cell>
        </table:table-row>
        <table:table-row table:style-name="ro3">
          <table:table-cell office:value-type="string">
            <text:p>متخلف</text:p>
          </table:table-cell>
          <table:table-cell office:value-type="float" office:value="4111">
            <text:p>4111</text:p>
          </table:table-cell>
          <table:table-cell office:value-type="float" office:value="0.0160121264009">
            <text:p>0.0160121264</text:p>
          </table:table-cell>
          <table:table-cell office:value-type="float" office:value="0.0438540577022">
            <text:p>0.0438540577</text:p>
          </table:table-cell>
          <table:table-cell table:formula="of:=ABS(SUM([.C164];-1*[.D164]))" office:value-type="float" office:value="0.0278419313013">
            <text:p>0.0278419313</text:p>
          </table:table-cell>
          <table:table-cell table:formula="of:=[.E164]/POWER(SUM(POWER([.C164];2);POWER([.D164];2));0.5)" office:value-type="float" office:value="0.596367940436411">
            <text:p>0.5963679404</text:p>
          </table:table-cell>
          <table:table-cell table:number-columns-repeated="2" office:value-type="string">
            <text:p>NEG</text:p>
          </table:table-cell>
          <table:table-cell table:formula="of:=IF([.G164]=[.H164];0;1)" office:value-type="float" office:value="0">
            <text:p>0</text:p>
          </table:table-cell>
          <table:table-cell table:formula="of:=SUM([.I$2:.I164])" office:value-type="float" office:value="38">
            <text:p>38</text:p>
          </table:table-cell>
          <table:table-cell table:formula="of:=81-[.J164]" office:value-type="float" office:value="43">
            <text:p>43</text:p>
          </table:table-cell>
        </table:table-row>
        <table:table-row table:style-name="ro3">
          <table:table-cell office:value-type="string">
            <text:p>اسطوره</text:p>
          </table:table-cell>
          <table:table-cell office:value-type="float" office:value="4131">
            <text:p>4131</text:p>
          </table:table-cell>
          <table:table-cell office:value-type="float" office:value="0.0551137039772">
            <text:p>0.055113704</text:p>
          </table:table-cell>
          <table:table-cell office:value-type="float" office:value="0.0149103869394">
            <text:p>0.0149103869</text:p>
          </table:table-cell>
          <table:table-cell table:formula="of:=ABS(SUM([.C165];-1*[.D165]))" office:value-type="float" office:value="0.0402033170378">
            <text:p>0.040203317</text:p>
          </table:table-cell>
          <table:table-cell table:formula="of:=[.E165]/POWER(SUM(POWER([.C165];2);POWER([.D165];2));0.5)" office:value-type="float" office:value="0.704147666102061">
            <text:p>0.7041476661</text:p>
          </table:table-cell>
          <table:table-cell table:number-columns-repeated="2" office:value-type="string">
            <text:p>POS</text:p>
          </table:table-cell>
          <table:table-cell table:formula="of:=IF([.G165]=[.H165];0;1)" office:value-type="float" office:value="0">
            <text:p>0</text:p>
          </table:table-cell>
          <table:table-cell table:formula="of:=SUM([.I$2:.I165])" office:value-type="float" office:value="38">
            <text:p>38</text:p>
          </table:table-cell>
          <table:table-cell table:formula="of:=81-[.J165]" office:value-type="float" office:value="43">
            <text:p>43</text:p>
          </table:table-cell>
        </table:table-row>
        <table:table-row table:style-name="ro3">
          <table:table-cell office:value-type="string">
            <text:p>مهندس</text:p>
          </table:table-cell>
          <table:table-cell office:value-type="float" office:value="4290">
            <text:p>4290</text:p>
          </table:table-cell>
          <table:table-cell office:value-type="float" office:value="0.0434050656109">
            <text:p>0.0434050656</text:p>
          </table:table-cell>
          <table:table-cell office:value-type="float" office:value="0.026550480528">
            <text:p>0.0265504805</text:p>
          </table:table-cell>
          <table:table-cell table:formula="of:=ABS(SUM([.C166];-1*[.D166]))" office:value-type="float" office:value="0.0168545850829">
            <text:p>0.0168545851</text:p>
          </table:table-cell>
          <table:table-cell table:formula="of:=[.E166]/POWER(SUM(POWER([.C166];2);POWER([.D166];2));0.5)" office:value-type="float" office:value="0.331251689151229">
            <text:p>0.3312516892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166]=[.H166];0;1)" office:value-type="float" office:value="1">
            <text:p>1</text:p>
          </table:table-cell>
          <table:table-cell table:formula="of:=SUM([.I$2:.I166])" office:value-type="float" office:value="39">
            <text:p>39</text:p>
          </table:table-cell>
          <table:table-cell table:formula="of:=81-[.J166]" office:value-type="float" office:value="42">
            <text:p>42</text:p>
          </table:table-cell>
        </table:table-row>
        <table:table-row table:style-name="ro3">
          <table:table-cell office:value-type="string">
            <text:p>مؤلم</text:p>
          </table:table-cell>
          <table:table-cell office:value-type="float" office:value="4669">
            <text:p>4669</text:p>
          </table:table-cell>
          <table:table-cell office:value-type="float" office:value="0.0241201173006">
            <text:p>0.0241201173</text:p>
          </table:table-cell>
          <table:table-cell office:value-type="float" office:value="0.0438160320709">
            <text:p>0.0438160321</text:p>
          </table:table-cell>
          <table:table-cell table:formula="of:=ABS(SUM([.C167];-1*[.D167]))" office:value-type="float" office:value="0.0196959147703">
            <text:p>0.0196959148</text:p>
          </table:table-cell>
          <table:table-cell table:formula="of:=[.E167]/POWER(SUM(POWER([.C167];2);POWER([.D167];2));0.5)" office:value-type="float" office:value="0.393790355979452">
            <text:p>0.393790356</text:p>
          </table:table-cell>
          <table:table-cell table:number-columns-repeated="2" office:value-type="string">
            <text:p>NEG</text:p>
          </table:table-cell>
          <table:table-cell table:formula="of:=IF([.G167]=[.H167];0;1)" office:value-type="float" office:value="0">
            <text:p>0</text:p>
          </table:table-cell>
          <table:table-cell table:formula="of:=SUM([.I$2:.I167])" office:value-type="float" office:value="39">
            <text:p>39</text:p>
          </table:table-cell>
          <table:table-cell table:formula="of:=81-[.J167]" office:value-type="float" office:value="42">
            <text:p>42</text:p>
          </table:table-cell>
        </table:table-row>
        <table:table-row table:style-name="ro3">
          <table:table-cell office:value-type="string">
            <text:p>مريضه</text:p>
          </table:table-cell>
          <table:table-cell office:value-type="float" office:value="4749">
            <text:p>4749</text:p>
          </table:table-cell>
          <table:table-cell office:value-type="float" office:value="0.0472745785302">
            <text:p>0.0472745785</text:p>
          </table:table-cell>
          <table:table-cell office:value-type="float" office:value="0.0233406490915">
            <text:p>0.0233406491</text:p>
          </table:table-cell>
          <table:table-cell table:formula="of:=ABS(SUM([.C168];-1*[.D168]))" office:value-type="float" office:value="0.0239339294387">
            <text:p>0.0239339294</text:p>
          </table:table-cell>
          <table:table-cell table:formula="of:=[.E168]/POWER(SUM(POWER([.C168];2);POWER([.D168];2));0.5)" office:value-type="float" office:value="0.453959653128781">
            <text:p>0.4539596531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168]=[.H168];0;1)" office:value-type="float" office:value="1">
            <text:p>1</text:p>
          </table:table-cell>
          <table:table-cell table:formula="of:=SUM([.I$2:.I168])" office:value-type="float" office:value="40">
            <text:p>40</text:p>
          </table:table-cell>
          <table:table-cell table:formula="of:=81-[.J168]" office:value-type="float" office:value="41">
            <text:p>41</text:p>
          </table:table-cell>
        </table:table-row>
        <table:table-row table:style-name="ro3">
          <table:table-cell office:value-type="string">
            <text:p>قحبه</text:p>
          </table:table-cell>
          <table:table-cell office:value-type="float" office:value="4831">
            <text:p>4831</text:p>
          </table:table-cell>
          <table:table-cell office:value-type="float" office:value="-0.0610623919617">
            <text:p>-0.061062392</text:p>
          </table:table-cell>
          <table:table-cell office:value-type="float" office:value="0.0722294737882">
            <text:p>0.0722294738</text:p>
          </table:table-cell>
          <table:table-cell table:formula="of:=ABS(SUM([.C169];-1*[.D169]))" office:value-type="float" office:value="0.1332918657499">
            <text:p>0.1332918657</text:p>
          </table:table-cell>
          <table:table-cell table:formula="of:=[.E169]/POWER(SUM(POWER([.C169];2);POWER([.D169];2));0.5)" office:value-type="float" office:value="1.40927639092373">
            <text:p>1.4092763909</text:p>
          </table:table-cell>
          <table:table-cell table:number-columns-repeated="2" office:value-type="string">
            <text:p>NEG</text:p>
          </table:table-cell>
          <table:table-cell table:formula="of:=IF([.G169]=[.H169];0;1)" office:value-type="float" office:value="0">
            <text:p>0</text:p>
          </table:table-cell>
          <table:table-cell table:formula="of:=SUM([.I$2:.I169])" office:value-type="float" office:value="40">
            <text:p>40</text:p>
          </table:table-cell>
          <table:table-cell table:formula="of:=81-[.J169]" office:value-type="float" office:value="41">
            <text:p>41</text:p>
          </table:table-cell>
        </table:table-row>
        <table:table-row table:style-name="ro3">
          <table:table-cell office:value-type="string">
            <text:p>الحيوان</text:p>
          </table:table-cell>
          <table:table-cell office:value-type="float" office:value="4876">
            <text:p>4876</text:p>
          </table:table-cell>
          <table:table-cell office:value-type="float" office:value="0.0152771325211">
            <text:p>0.0152771325</text:p>
          </table:table-cell>
          <table:table-cell office:value-type="float" office:value="0.046892824667">
            <text:p>0.0468928247</text:p>
          </table:table-cell>
          <table:table-cell table:formula="of:=ABS(SUM([.C170];-1*[.D170]))" office:value-type="float" office:value="0.0316156921459">
            <text:p>0.0316156921</text:p>
          </table:table-cell>
          <table:table-cell table:formula="of:=[.E170]/POWER(SUM(POWER([.C170];2);POWER([.D170];2));0.5)" office:value-type="float" office:value="0.641049615081041">
            <text:p>0.6410496151</text:p>
          </table:table-cell>
          <table:table-cell table:number-columns-repeated="2" office:value-type="string">
            <text:p>NEG</text:p>
          </table:table-cell>
          <table:table-cell table:formula="of:=IF([.G170]=[.H170];0;1)" office:value-type="float" office:value="0">
            <text:p>0</text:p>
          </table:table-cell>
          <table:table-cell table:formula="of:=SUM([.I$2:.I170])" office:value-type="float" office:value="40">
            <text:p>40</text:p>
          </table:table-cell>
          <table:table-cell table:formula="of:=81-[.J170]" office:value-type="float" office:value="41">
            <text:p>41</text:p>
          </table:table-cell>
        </table:table-row>
        <table:table-row table:style-name="ro3">
          <table:table-cell office:value-type="string">
            <text:p>قذر</text:p>
          </table:table-cell>
          <table:table-cell office:value-type="float" office:value="4976">
            <text:p>4976</text:p>
          </table:table-cell>
          <table:table-cell office:value-type="float" office:value="-0.0136986334919">
            <text:p>-0.0136986335</text:p>
          </table:table-cell>
          <table:table-cell office:value-type="float" office:value="0.0567769387156">
            <text:p>0.0567769387</text:p>
          </table:table-cell>
          <table:table-cell table:formula="of:=ABS(SUM([.C171];-1*[.D171]))" office:value-type="float" office:value="0.0704755722075">
            <text:p>0.0704755722</text:p>
          </table:table-cell>
          <table:table-cell table:formula="of:=[.E171]/POWER(SUM(POWER([.C171];2);POWER([.D171];2));0.5)" office:value-type="float" office:value="1.20664731624114">
            <text:p>1.2066473162</text:p>
          </table:table-cell>
          <table:table-cell table:number-columns-repeated="2" office:value-type="string">
            <text:p>NEG</text:p>
          </table:table-cell>
          <table:table-cell table:formula="of:=IF([.G171]=[.H171];0;1)" office:value-type="float" office:value="0">
            <text:p>0</text:p>
          </table:table-cell>
          <table:table-cell table:formula="of:=SUM([.I$2:.I171])" office:value-type="float" office:value="40">
            <text:p>40</text:p>
          </table:table-cell>
          <table:table-cell table:formula="of:=81-[.J171]" office:value-type="float" office:value="41">
            <text:p>41</text:p>
          </table:table-cell>
        </table:table-row>
        <table:table-row table:style-name="ro3">
          <table:table-cell office:value-type="string">
            <text:p>خطر</text:p>
          </table:table-cell>
          <table:table-cell office:value-type="float" office:value="5177">
            <text:p>5177</text:p>
          </table:table-cell>
          <table:table-cell office:value-type="float" office:value="0.0148370106207">
            <text:p>0.0148370106</text:p>
          </table:table-cell>
          <table:table-cell office:value-type="float" office:value="0.045121389905">
            <text:p>0.0451213899</text:p>
          </table:table-cell>
          <table:table-cell table:formula="of:=ABS(SUM([.C172];-1*[.D172]))" office:value-type="float" office:value="0.0302843792843">
            <text:p>0.0302843793</text:p>
          </table:table-cell>
          <table:table-cell table:formula="of:=[.E172]/POWER(SUM(POWER([.C172];2);POWER([.D172];2));0.5)" office:value-type="float" office:value="0.637590364864637">
            <text:p>0.6375903649</text:p>
          </table:table-cell>
          <table:table-cell table:number-columns-repeated="2" office:value-type="string">
            <text:p>NEG</text:p>
          </table:table-cell>
          <table:table-cell table:formula="of:=IF([.G172]=[.H172];0;1)" office:value-type="float" office:value="0">
            <text:p>0</text:p>
          </table:table-cell>
          <table:table-cell table:formula="of:=SUM([.I$2:.I172])" office:value-type="float" office:value="40">
            <text:p>40</text:p>
          </table:table-cell>
          <table:table-cell table:formula="of:=81-[.J172]" office:value-type="float" office:value="41">
            <text:p>41</text:p>
          </table:table-cell>
        </table:table-row>
        <table:table-row table:style-name="ro3">
          <table:table-cell office:value-type="string">
            <text:p>فلول</text:p>
          </table:table-cell>
          <table:table-cell office:value-type="float" office:value="5278">
            <text:p>5278</text:p>
          </table:table-cell>
          <table:table-cell office:value-type="float" office:value="-0.00787796036724">
            <text:p>-0.0078779604</text:p>
          </table:table-cell>
          <table:table-cell office:value-type="float" office:value="0.051915216759">
            <text:p>0.0519152168</text:p>
          </table:table-cell>
          <table:table-cell table:formula="of:=ABS(SUM([.C173];-1*[.D173]))" office:value-type="float" office:value="0.05979317712624">
            <text:p>0.0597931771</text:p>
          </table:table-cell>
          <table:table-cell table:formula="of:=[.E173]/POWER(SUM(POWER([.C173];2);POWER([.D173];2));0.5)" office:value-type="float" office:value="1.13871069830811">
            <text:p>1.1387106983</text:p>
          </table:table-cell>
          <table:table-cell table:number-columns-repeated="2" office:value-type="string">
            <text:p>NEG</text:p>
          </table:table-cell>
          <table:table-cell table:formula="of:=IF([.G173]=[.H173];0;1)" office:value-type="float" office:value="0">
            <text:p>0</text:p>
          </table:table-cell>
          <table:table-cell table:formula="of:=SUM([.I$2:.I173])" office:value-type="float" office:value="40">
            <text:p>40</text:p>
          </table:table-cell>
          <table:table-cell table:formula="of:=81-[.J173]" office:value-type="float" office:value="41">
            <text:p>41</text:p>
          </table:table-cell>
        </table:table-row>
        <table:table-row table:style-name="ro3">
          <table:table-cell office:value-type="string">
            <text:p>ازعل</text:p>
          </table:table-cell>
          <table:table-cell office:value-type="float" office:value="5536">
            <text:p>5536</text:p>
          </table:table-cell>
          <table:table-cell office:value-type="float" office:value="0.0455708971019">
            <text:p>0.0455708971</text:p>
          </table:table-cell>
          <table:table-cell office:value-type="float" office:value="0.0286570357864">
            <text:p>0.0286570358</text:p>
          </table:table-cell>
          <table:table-cell table:formula="of:=ABS(SUM([.C174];-1*[.D174]))" office:value-type="float" office:value="0.0169138613155">
            <text:p>0.0169138613</text:p>
          </table:table-cell>
          <table:table-cell table:formula="of:=[.E174]/POWER(SUM(POWER([.C174];2);POWER([.D174];2));0.5)" office:value-type="float" office:value="0.31419454661533">
            <text:p>0.3141945466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174]=[.H174];0;1)" office:value-type="float" office:value="1">
            <text:p>1</text:p>
          </table:table-cell>
          <table:table-cell table:formula="of:=SUM([.I$2:.I174])" office:value-type="float" office:value="41">
            <text:p>41</text:p>
          </table:table-cell>
          <table:table-cell table:formula="of:=81-[.J174]" office:value-type="float" office:value="40">
            <text:p>40</text:p>
          </table:table-cell>
        </table:table-row>
        <table:table-row table:style-name="ro3">
          <table:table-cell office:value-type="string">
            <text:p>كويسه</text:p>
          </table:table-cell>
          <table:table-cell office:value-type="float" office:value="5606">
            <text:p>5606</text:p>
          </table:table-cell>
          <table:table-cell office:value-type="float" office:value="0.0691056423886">
            <text:p>0.0691056424</text:p>
          </table:table-cell>
          <table:table-cell office:value-type="float" office:value="0.0094489039541">
            <text:p>0.009448904</text:p>
          </table:table-cell>
          <table:table-cell table:formula="of:=ABS(SUM([.C175];-1*[.D175]))" office:value-type="float" office:value="0.0596567384345">
            <text:p>0.0596567384</text:p>
          </table:table-cell>
          <table:table-cell table:formula="of:=[.E175]/POWER(SUM(POWER([.C175];2);POWER([.D175];2));0.5)" office:value-type="float" office:value="0.855310522271968">
            <text:p>0.8553105223</text:p>
          </table:table-cell>
          <table:table-cell table:number-columns-repeated="2" office:value-type="string">
            <text:p>POS</text:p>
          </table:table-cell>
          <table:table-cell table:formula="of:=IF([.G175]=[.H175];0;1)" office:value-type="float" office:value="0">
            <text:p>0</text:p>
          </table:table-cell>
          <table:table-cell table:formula="of:=SUM([.I$2:.I175])" office:value-type="float" office:value="41">
            <text:p>41</text:p>
          </table:table-cell>
          <table:table-cell table:formula="of:=81-[.J175]" office:value-type="float" office:value="40">
            <text:p>40</text:p>
          </table:table-cell>
        </table:table-row>
        <table:table-row table:style-name="ro3">
          <table:table-cell office:value-type="string">
            <text:p>مزه</text:p>
          </table:table-cell>
          <table:table-cell office:value-type="float" office:value="5721">
            <text:p>5721</text:p>
          </table:table-cell>
          <table:table-cell office:value-type="float" office:value="0.0296296044082">
            <text:p>0.0296296044</text:p>
          </table:table-cell>
          <table:table-cell office:value-type="float" office:value="0.0387633564182">
            <text:p>0.0387633564</text:p>
          </table:table-cell>
          <table:table-cell table:formula="of:=ABS(SUM([.C176];-1*[.D176]))" office:value-type="float" office:value="0.00913375201">
            <text:p>0.009133752</text:p>
          </table:table-cell>
          <table:table-cell table:formula="of:=[.E176]/POWER(SUM(POWER([.C176];2);POWER([.D176];2));0.5)" office:value-type="float" office:value="0.187203556860711">
            <text:p>0.187203556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176]=[.H176];0;1)" office:value-type="float" office:value="1">
            <text:p>1</text:p>
          </table:table-cell>
          <table:table-cell table:formula="of:=SUM([.I$2:.I176])" office:value-type="float" office:value="42">
            <text:p>42</text:p>
          </table:table-cell>
          <table:table-cell table:formula="of:=81-[.J176]" office:value-type="float" office:value="39">
            <text:p>39</text:p>
          </table:table-cell>
        </table:table-row>
        <table:table-row table:style-name="ro3">
          <table:table-cell office:value-type="string">
            <text:p>وطنيه</text:p>
          </table:table-cell>
          <table:table-cell office:value-type="float" office:value="6123">
            <text:p>6123</text:p>
          </table:table-cell>
          <table:table-cell office:value-type="float" office:value="0.0271227685974">
            <text:p>0.0271227686</text:p>
          </table:table-cell>
          <table:table-cell office:value-type="float" office:value="0.0377388998639">
            <text:p>0.0377388999</text:p>
          </table:table-cell>
          <table:table-cell table:formula="of:=ABS(SUM([.C177];-1*[.D177]))" office:value-type="float" office:value="0.0106161312665">
            <text:p>0.0106161313</text:p>
          </table:table-cell>
          <table:table-cell table:formula="of:=[.E177]/POWER(SUM(POWER([.C177];2);POWER([.D177];2));0.5)" office:value-type="float" office:value="0.228429695191686">
            <text:p>0.2284296952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G177]=[.H177];0;1)" office:value-type="float" office:value="1">
            <text:p>1</text:p>
          </table:table-cell>
          <table:table-cell table:formula="of:=SUM([.I$2:.I177])" office:value-type="float" office:value="43">
            <text:p>43</text:p>
          </table:table-cell>
          <table:table-cell table:formula="of:=81-[.J177]" office:value-type="float" office:value="38">
            <text:p>38</text:p>
          </table:table-cell>
        </table:table-row>
        <table:table-row table:style-name="ro3">
          <table:table-cell office:value-type="string">
            <text:p>حكيم</text:p>
          </table:table-cell>
          <table:table-cell office:value-type="float" office:value="6239">
            <text:p>6239</text:p>
          </table:table-cell>
          <table:table-cell office:value-type="float" office:value="0.0449281150218">
            <text:p>0.044928115</text:p>
          </table:table-cell>
          <table:table-cell office:value-type="float" office:value="0.0256629246084">
            <text:p>0.0256629246</text:p>
          </table:table-cell>
          <table:table-cell table:formula="of:=ABS(SUM([.C178];-1*[.D178]))" office:value-type="float" office:value="0.0192651904134">
            <text:p>0.0192651904</text:p>
          </table:table-cell>
          <table:table-cell table:formula="of:=[.E178]/POWER(SUM(POWER([.C178];2);POWER([.D178];2));0.5)" office:value-type="float" office:value="0.372339651310753">
            <text:p>0.3723396513</text:p>
          </table:table-cell>
          <table:table-cell table:number-columns-repeated="2" office:value-type="string">
            <text:p>POS</text:p>
          </table:table-cell>
          <table:table-cell table:formula="of:=IF([.G178]=[.H178];0;1)" office:value-type="float" office:value="0">
            <text:p>0</text:p>
          </table:table-cell>
          <table:table-cell table:formula="of:=SUM([.I$2:.I178])" office:value-type="float" office:value="43">
            <text:p>43</text:p>
          </table:table-cell>
          <table:table-cell table:formula="of:=81-[.J178]" office:value-type="float" office:value="38">
            <text:p>38</text:p>
          </table:table-cell>
        </table:table-row>
        <table:table-row table:style-name="ro3">
          <table:table-cell office:value-type="string">
            <text:p>لباس</text:p>
          </table:table-cell>
          <table:table-cell office:value-type="float" office:value="6324">
            <text:p>6324</text:p>
          </table:table-cell>
          <table:table-cell office:value-type="float" office:value="0.0519069401745">
            <text:p>0.0519069402</text:p>
          </table:table-cell>
          <table:table-cell office:value-type="float" office:value="0.0255410430998">
            <text:p>0.0255410431</text:p>
          </table:table-cell>
          <table:table-cell table:formula="of:=ABS(SUM([.C179];-1*[.D179]))" office:value-type="float" office:value="0.0263658970747">
            <text:p>0.0263658971</text:p>
          </table:table-cell>
          <table:table-cell table:formula="of:=[.E179]/POWER(SUM(POWER([.C179];2);POWER([.D179];2));0.5)" office:value-type="float" office:value="0.455759533381309">
            <text:p>0.4557595334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179]=[.H179];0;1)" office:value-type="float" office:value="1">
            <text:p>1</text:p>
          </table:table-cell>
          <table:table-cell table:formula="of:=SUM([.I$2:.I179])" office:value-type="float" office:value="44">
            <text:p>44</text:p>
          </table:table-cell>
          <table:table-cell table:formula="of:=81-[.J179]" office:value-type="float" office:value="37">
            <text:p>37</text:p>
          </table:table-cell>
        </table:table-row>
        <table:table-row table:style-name="ro3">
          <table:table-cell office:value-type="string">
            <text:p>قادر</text:p>
          </table:table-cell>
          <table:table-cell office:value-type="float" office:value="6606">
            <text:p>6606</text:p>
          </table:table-cell>
          <table:table-cell office:value-type="float" office:value="0.0360040396615">
            <text:p>0.0360040397</text:p>
          </table:table-cell>
          <table:table-cell office:value-type="float" office:value="0.0324325871079">
            <text:p>0.0324325871</text:p>
          </table:table-cell>
          <table:table-cell table:formula="of:=ABS(SUM([.C180];-1*[.D180]))" office:value-type="float" office:value="0.0035714525536">
            <text:p>0.0035714526</text:p>
          </table:table-cell>
          <table:table-cell table:formula="of:=[.E180]/POWER(SUM(POWER([.C180];2);POWER([.D180];2));0.5)" office:value-type="float" office:value="0.0737022440334561">
            <text:p>0.073702244</text:p>
          </table:table-cell>
          <table:table-cell table:number-columns-repeated="2" office:value-type="string">
            <text:p>POS</text:p>
          </table:table-cell>
          <table:table-cell table:formula="of:=IF([.G180]=[.H180];0;1)" office:value-type="float" office:value="0">
            <text:p>0</text:p>
          </table:table-cell>
          <table:table-cell table:formula="of:=SUM([.I$2:.I180])" office:value-type="float" office:value="44">
            <text:p>44</text:p>
          </table:table-cell>
          <table:table-cell table:formula="of:=81-[.J180]" office:value-type="float" office:value="37">
            <text:p>37</text:p>
          </table:table-cell>
        </table:table-row>
        <table:table-row table:style-name="ro3">
          <table:table-cell office:value-type="string">
            <text:p>نسخ</text:p>
          </table:table-cell>
          <table:table-cell office:value-type="float" office:value="6789">
            <text:p>6789</text:p>
          </table:table-cell>
          <table:table-cell office:value-type="float" office:value="0.050560153183">
            <text:p>0.0505601532</text:p>
          </table:table-cell>
          <table:table-cell office:value-type="float" office:value="0.0265455636077">
            <text:p>0.0265455636</text:p>
          </table:table-cell>
          <table:table-cell table:formula="of:=ABS(SUM([.C181];-1*[.D181]))" office:value-type="float" office:value="0.0240145895753">
            <text:p>0.0240145896</text:p>
          </table:table-cell>
          <table:table-cell table:formula="of:=[.E181]/POWER(SUM(POWER([.C181];2);POWER([.D181];2));0.5)" office:value-type="float" office:value="0.420532953316277">
            <text:p>0.4205329533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181]=[.H181];0;1)" office:value-type="float" office:value="1">
            <text:p>1</text:p>
          </table:table-cell>
          <table:table-cell table:formula="of:=SUM([.I$2:.I181])" office:value-type="float" office:value="45">
            <text:p>45</text:p>
          </table:table-cell>
          <table:table-cell table:formula="of:=81-[.J181]" office:value-type="float" office:value="36">
            <text:p>36</text:p>
          </table:table-cell>
        </table:table-row>
        <table:table-row table:style-name="ro3">
          <table:table-cell office:value-type="string">
            <text:p>خروف</text:p>
          </table:table-cell>
          <table:table-cell office:value-type="float" office:value="6793">
            <text:p>6793</text:p>
          </table:table-cell>
          <table:table-cell office:value-type="float" office:value="0.0377749850297">
            <text:p>0.037774985</text:p>
          </table:table-cell>
          <table:table-cell office:value-type="float" office:value="0.0333922228571">
            <text:p>0.0333922229</text:p>
          </table:table-cell>
          <table:table-cell table:formula="of:=ABS(SUM([.C182];-1*[.D182]))" office:value-type="float" office:value="0.0043827621726">
            <text:p>0.0043827622</text:p>
          </table:table-cell>
          <table:table-cell table:formula="of:=[.E182]/POWER(SUM(POWER([.C182];2);POWER([.D182];2));0.5)" office:value-type="float" office:value="0.0869282591122392">
            <text:p>0.086928259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182]=[.H182];0;1)" office:value-type="float" office:value="1">
            <text:p>1</text:p>
          </table:table-cell>
          <table:table-cell table:formula="of:=SUM([.I$2:.I182])" office:value-type="float" office:value="46">
            <text:p>46</text:p>
          </table:table-cell>
          <table:table-cell table:formula="of:=81-[.J182]" office:value-type="float" office:value="35">
            <text:p>35</text:p>
          </table:table-cell>
        </table:table-row>
        <table:table-row table:style-name="ro3">
          <table:table-cell office:value-type="string">
            <text:p>ذكي</text:p>
          </table:table-cell>
          <table:table-cell office:value-type="float" office:value="6833">
            <text:p>6833</text:p>
          </table:table-cell>
          <table:table-cell office:value-type="float" office:value="0.0469766909846">
            <text:p>0.046976691</text:p>
          </table:table-cell>
          <table:table-cell office:value-type="float" office:value="0.028769575692">
            <text:p>0.0287695757</text:p>
          </table:table-cell>
          <table:table-cell table:formula="of:=ABS(SUM([.C183];-1*[.D183]))" office:value-type="float" office:value="0.0182071152926">
            <text:p>0.0182071153</text:p>
          </table:table-cell>
          <table:table-cell table:formula="of:=[.E183]/POWER(SUM(POWER([.C183];2);POWER([.D183];2));0.5)" office:value-type="float" office:value="0.330519978499905">
            <text:p>0.3305199785</text:p>
          </table:table-cell>
          <table:table-cell table:number-columns-repeated="2" office:value-type="string">
            <text:p>POS</text:p>
          </table:table-cell>
          <table:table-cell table:formula="of:=IF([.G183]=[.H183];0;1)" office:value-type="float" office:value="0">
            <text:p>0</text:p>
          </table:table-cell>
          <table:table-cell table:formula="of:=SUM([.I$2:.I183])" office:value-type="float" office:value="46">
            <text:p>46</text:p>
          </table:table-cell>
          <table:table-cell table:formula="of:=81-[.J183]" office:value-type="float" office:value="35">
            <text:p>35</text:p>
          </table:table-cell>
        </table:table-row>
        <table:table-row table:style-name="ro3">
          <table:table-cell office:value-type="string">
            <text:p>ارهابي</text:p>
          </table:table-cell>
          <table:table-cell office:value-type="float" office:value="6942">
            <text:p>6942</text:p>
          </table:table-cell>
          <table:table-cell office:value-type="float" office:value="-0.00186438376876">
            <text:p>-0.0018643838</text:p>
          </table:table-cell>
          <table:table-cell office:value-type="float" office:value="0.0581851778256">
            <text:p>0.0581851778</text:p>
          </table:table-cell>
          <table:table-cell table:formula="of:=ABS(SUM([.C184];-1*[.D184]))" office:value-type="float" office:value="0.06004956159436">
            <text:p>0.0600495616</text:p>
          </table:table-cell>
          <table:table-cell table:formula="of:=[.E184]/POWER(SUM(POWER([.C184];2);POWER([.D184];2));0.5)" office:value-type="float" office:value="1.03151285166348">
            <text:p>1.0315128517</text:p>
          </table:table-cell>
          <table:table-cell table:number-columns-repeated="2" office:value-type="string">
            <text:p>NEG</text:p>
          </table:table-cell>
          <table:table-cell table:formula="of:=IF([.G184]=[.H184];0;1)" office:value-type="float" office:value="0">
            <text:p>0</text:p>
          </table:table-cell>
          <table:table-cell table:formula="of:=SUM([.I$2:.I184])" office:value-type="float" office:value="46">
            <text:p>46</text:p>
          </table:table-cell>
          <table:table-cell table:formula="of:=81-[.J184]" office:value-type="float" office:value="35">
            <text:p>35</text:p>
          </table:table-cell>
        </table:table-row>
        <table:table-row table:style-name="ro3">
          <table:table-cell office:value-type="string">
            <text:p>مباريات</text:p>
          </table:table-cell>
          <table:table-cell office:value-type="float" office:value="6976">
            <text:p>6976</text:p>
          </table:table-cell>
          <table:table-cell office:value-type="float" office:value="0.0595779171929">
            <text:p>0.0595779172</text:p>
          </table:table-cell>
          <table:table-cell office:value-type="float" office:value="0.0185369287359">
            <text:p>0.0185369287</text:p>
          </table:table-cell>
          <table:table-cell table:formula="of:=ABS(SUM([.C185];-1*[.D185]))" office:value-type="float" office:value="0.041040988457">
            <text:p>0.0410409885</text:p>
          </table:table-cell>
          <table:table-cell table:formula="of:=[.E185]/POWER(SUM(POWER([.C185];2);POWER([.D185];2));0.5)" office:value-type="float" office:value="0.657760015619931">
            <text:p>0.6577600156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185]=[.H185];0;1)" office:value-type="float" office:value="1">
            <text:p>1</text:p>
          </table:table-cell>
          <table:table-cell table:formula="of:=SUM([.I$2:.I185])" office:value-type="float" office:value="47">
            <text:p>47</text:p>
          </table:table-cell>
          <table:table-cell table:formula="of:=81-[.J185]" office:value-type="float" office:value="34">
            <text:p>34</text:p>
          </table:table-cell>
        </table:table-row>
        <table:table-row table:style-name="ro3">
          <table:table-cell office:value-type="string">
            <text:p>سيء</text:p>
          </table:table-cell>
          <table:table-cell office:value-type="float" office:value="6979">
            <text:p>6979</text:p>
          </table:table-cell>
          <table:table-cell office:value-type="float" office:value="0.0413260980089">
            <text:p>0.041326098</text:p>
          </table:table-cell>
          <table:table-cell office:value-type="float" office:value="0.0304179297466">
            <text:p>0.0304179297</text:p>
          </table:table-cell>
          <table:table-cell table:formula="of:=ABS(SUM([.C186];-1*[.D186]))" office:value-type="float" office:value="0.0109081682623">
            <text:p>0.0109081683</text:p>
          </table:table-cell>
          <table:table-cell table:formula="of:=[.E186]/POWER(SUM(POWER([.C186];2);POWER([.D186];2));0.5)" office:value-type="float" office:value="0.212578047413161">
            <text:p>0.2125780474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186]=[.H186];0;1)" office:value-type="float" office:value="1">
            <text:p>1</text:p>
          </table:table-cell>
          <table:table-cell table:formula="of:=SUM([.I$2:.I186])" office:value-type="float" office:value="48">
            <text:p>48</text:p>
          </table:table-cell>
          <table:table-cell table:formula="of:=81-[.J186]" office:value-type="float" office:value="33">
            <text:p>33</text:p>
          </table:table-cell>
        </table:table-row>
        <table:table-row table:style-name="ro3">
          <table:table-cell office:value-type="string">
            <text:p>طموح</text:p>
          </table:table-cell>
          <table:table-cell office:value-type="float" office:value="7040">
            <text:p>7040</text:p>
          </table:table-cell>
          <table:table-cell office:value-type="float" office:value="0.0562266537584">
            <text:p>0.0562266538</text:p>
          </table:table-cell>
          <table:table-cell office:value-type="float" office:value="0.0197652195609">
            <text:p>0.0197652196</text:p>
          </table:table-cell>
          <table:table-cell table:formula="of:=ABS(SUM([.C187];-1*[.D187]))" office:value-type="float" office:value="0.0364614341975">
            <text:p>0.0364614342</text:p>
          </table:table-cell>
          <table:table-cell table:formula="of:=[.E187]/POWER(SUM(POWER([.C187];2);POWER([.D187];2));0.5)" office:value-type="float" office:value="0.611774154147834">
            <text:p>0.6117741541</text:p>
          </table:table-cell>
          <table:table-cell table:number-columns-repeated="2" office:value-type="string">
            <text:p>POS</text:p>
          </table:table-cell>
          <table:table-cell table:formula="of:=IF([.G187]=[.H187];0;1)" office:value-type="float" office:value="0">
            <text:p>0</text:p>
          </table:table-cell>
          <table:table-cell table:formula="of:=SUM([.I$2:.I187])" office:value-type="float" office:value="48">
            <text:p>48</text:p>
          </table:table-cell>
          <table:table-cell table:formula="of:=81-[.J187]" office:value-type="float" office:value="33">
            <text:p>33</text:p>
          </table:table-cell>
        </table:table-row>
        <table:table-row table:style-name="ro3">
          <table:table-cell office:value-type="string">
            <text:p>جدار</text:p>
          </table:table-cell>
          <table:table-cell office:value-type="float" office:value="7149">
            <text:p>7149</text:p>
          </table:table-cell>
          <table:table-cell office:value-type="float" office:value="0.0444213211818">
            <text:p>0.0444213212</text:p>
          </table:table-cell>
          <table:table-cell office:value-type="float" office:value="0.0304518189782">
            <text:p>0.030451819</text:p>
          </table:table-cell>
          <table:table-cell table:formula="of:=ABS(SUM([.C188];-1*[.D188]))" office:value-type="float" office:value="0.0139695022036">
            <text:p>0.0139695022</text:p>
          </table:table-cell>
          <table:table-cell table:formula="of:=[.E188]/POWER(SUM(POWER([.C188];2);POWER([.D188];2));0.5)" office:value-type="float" office:value="0.25938178557765">
            <text:p>0.2593817856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188]=[.H188];0;1)" office:value-type="float" office:value="1">
            <text:p>1</text:p>
          </table:table-cell>
          <table:table-cell table:formula="of:=SUM([.I$2:.I188])" office:value-type="float" office:value="49">
            <text:p>49</text:p>
          </table:table-cell>
          <table:table-cell table:formula="of:=81-[.J188]" office:value-type="float" office:value="32">
            <text:p>32</text:p>
          </table:table-cell>
        </table:table-row>
        <table:table-row table:style-name="ro3">
          <table:table-cell office:value-type="string">
            <text:p>مهمه</text:p>
          </table:table-cell>
          <table:table-cell office:value-type="float" office:value="7264">
            <text:p>7264</text:p>
          </table:table-cell>
          <table:table-cell office:value-type="float" office:value="0.0504903231585">
            <text:p>0.0504903232</text:p>
          </table:table-cell>
          <table:table-cell office:value-type="float" office:value="0.0256932710713">
            <text:p>0.0256932711</text:p>
          </table:table-cell>
          <table:table-cell table:formula="of:=ABS(SUM([.C189];-1*[.D189]))" office:value-type="float" office:value="0.0247970520872">
            <text:p>0.0247970521</text:p>
          </table:table-cell>
          <table:table-cell table:formula="of:=[.E189]/POWER(SUM(POWER([.C189];2);POWER([.D189];2));0.5)" office:value-type="float" office:value="0.437710521322742">
            <text:p>0.4377105213</text:p>
          </table:table-cell>
          <table:table-cell table:number-columns-repeated="2" office:value-type="string">
            <text:p>POS</text:p>
          </table:table-cell>
          <table:table-cell table:formula="of:=IF([.G189]=[.H189];0;1)" office:value-type="float" office:value="0">
            <text:p>0</text:p>
          </table:table-cell>
          <table:table-cell table:formula="of:=SUM([.I$2:.I189])" office:value-type="float" office:value="49">
            <text:p>49</text:p>
          </table:table-cell>
          <table:table-cell table:formula="of:=81-[.J189]" office:value-type="float" office:value="32">
            <text:p>32</text:p>
          </table:table-cell>
        </table:table-row>
        <table:table-row table:style-name="ro3">
          <table:table-cell office:value-type="string">
            <text:p>كريه</text:p>
          </table:table-cell>
          <table:table-cell office:value-type="float" office:value="7424">
            <text:p>7424</text:p>
          </table:table-cell>
          <table:table-cell office:value-type="float" office:value="0.0106418913497">
            <text:p>0.0106418913</text:p>
          </table:table-cell>
          <table:table-cell office:value-type="float" office:value="0.0513650527145">
            <text:p>0.0513650527</text:p>
          </table:table-cell>
          <table:table-cell table:formula="of:=ABS(SUM([.C190];-1*[.D190]))" office:value-type="float" office:value="0.0407231613648">
            <text:p>0.0407231614</text:p>
          </table:table-cell>
          <table:table-cell table:formula="of:=[.E190]/POWER(SUM(POWER([.C190];2);POWER([.D190];2));0.5)" office:value-type="float" office:value="0.776331799019421">
            <text:p>0.776331799</text:p>
          </table:table-cell>
          <table:table-cell table:number-columns-repeated="2" office:value-type="string">
            <text:p>NEG</text:p>
          </table:table-cell>
          <table:table-cell table:formula="of:=IF([.G190]=[.H190];0;1)" office:value-type="float" office:value="0">
            <text:p>0</text:p>
          </table:table-cell>
          <table:table-cell table:formula="of:=SUM([.I$2:.I190])" office:value-type="float" office:value="49">
            <text:p>49</text:p>
          </table:table-cell>
          <table:table-cell table:formula="of:=81-[.J190]" office:value-type="float" office:value="32">
            <text:p>32</text:p>
          </table:table-cell>
        </table:table-row>
        <table:table-row table:style-name="ro3">
          <table:table-cell office:value-type="string">
            <text:p>شيعي</text:p>
          </table:table-cell>
          <table:table-cell office:value-type="float" office:value="7845">
            <text:p>7845</text:p>
          </table:table-cell>
          <table:table-cell office:value-type="float" office:value="0.00974346278731">
            <text:p>0.0097434628</text:p>
          </table:table-cell>
          <table:table-cell office:value-type="float" office:value="0.0508544428534">
            <text:p>0.0508544429</text:p>
          </table:table-cell>
          <table:table-cell table:formula="of:=ABS(SUM([.C191];-1*[.D191]))" office:value-type="float" office:value="0.04111098006609">
            <text:p>0.0411109801</text:p>
          </table:table-cell>
          <table:table-cell table:formula="of:=[.E191]/POWER(SUM(POWER([.C191];2);POWER([.D191];2));0.5)" office:value-type="float" office:value="0.793963542142268">
            <text:p>0.7939635421</text:p>
          </table:table-cell>
          <table:table-cell table:number-columns-repeated="2" office:value-type="string">
            <text:p>NEG</text:p>
          </table:table-cell>
          <table:table-cell table:formula="of:=IF([.G191]=[.H191];0;1)" office:value-type="float" office:value="0">
            <text:p>0</text:p>
          </table:table-cell>
          <table:table-cell table:formula="of:=SUM([.I$2:.I191])" office:value-type="float" office:value="49">
            <text:p>49</text:p>
          </table:table-cell>
          <table:table-cell table:formula="of:=81-[.J191]" office:value-type="float" office:value="32">
            <text:p>32</text:p>
          </table:table-cell>
        </table:table-row>
        <table:table-row table:style-name="ro3">
          <table:table-cell office:value-type="string">
            <text:p>مؤمن</text:p>
          </table:table-cell>
          <table:table-cell office:value-type="float" office:value="8586">
            <text:p>8586</text:p>
          </table:table-cell>
          <table:table-cell office:value-type="float" office:value="0.037573803775">
            <text:p>0.0375738038</text:p>
          </table:table-cell>
          <table:table-cell office:value-type="float" office:value="0.0312786337887">
            <text:p>0.0312786338</text:p>
          </table:table-cell>
          <table:table-cell table:formula="of:=ABS(SUM([.C192];-1*[.D192]))" office:value-type="float" office:value="0.0062951699863">
            <text:p>0.00629517</text:p>
          </table:table-cell>
          <table:table-cell table:formula="of:=[.E192]/POWER(SUM(POWER([.C192];2);POWER([.D192];2));0.5)" office:value-type="float" office:value="0.128764296372533">
            <text:p>0.1287642964</text:p>
          </table:table-cell>
          <table:table-cell table:number-columns-repeated="2" office:value-type="string">
            <text:p>POS</text:p>
          </table:table-cell>
          <table:table-cell table:formula="of:=IF([.G192]=[.H192];0;1)" office:value-type="float" office:value="0">
            <text:p>0</text:p>
          </table:table-cell>
          <table:table-cell table:formula="of:=SUM([.I$2:.I192])" office:value-type="float" office:value="49">
            <text:p>49</text:p>
          </table:table-cell>
          <table:table-cell table:formula="of:=81-[.J192]" office:value-type="float" office:value="32">
            <text:p>32</text:p>
          </table:table-cell>
        </table:table-row>
        <table:table-row table:style-name="ro3">
          <table:table-cell office:value-type="string">
            <text:p>حلوه</text:p>
          </table:table-cell>
          <table:table-cell office:value-type="float" office:value="8667">
            <text:p>8667</text:p>
          </table:table-cell>
          <table:table-cell office:value-type="float" office:value="0.0622674048943">
            <text:p>0.0622674049</text:p>
          </table:table-cell>
          <table:table-cell office:value-type="float" office:value="0.019969301499">
            <text:p>0.0199693015</text:p>
          </table:table-cell>
          <table:table-cell table:formula="of:=ABS(SUM([.C193];-1*[.D193]))" office:value-type="float" office:value="0.0422981033953">
            <text:p>0.0422981034</text:p>
          </table:table-cell>
          <table:table-cell table:formula="of:=[.E193]/POWER(SUM(POWER([.C193];2);POWER([.D193];2));0.5)" office:value-type="float" office:value="0.646847506512007">
            <text:p>0.6468475065</text:p>
          </table:table-cell>
          <table:table-cell table:number-columns-repeated="2" office:value-type="string">
            <text:p>POS</text:p>
          </table:table-cell>
          <table:table-cell table:formula="of:=IF([.G193]=[.H193];0;1)" office:value-type="float" office:value="0">
            <text:p>0</text:p>
          </table:table-cell>
          <table:table-cell table:formula="of:=SUM([.I$2:.I193])" office:value-type="float" office:value="49">
            <text:p>49</text:p>
          </table:table-cell>
          <table:table-cell table:formula="of:=81-[.J193]" office:value-type="float" office:value="32">
            <text:p>32</text:p>
          </table:table-cell>
        </table:table-row>
        <table:table-row table:style-name="ro3">
          <table:table-cell office:value-type="string">
            <text:p>مبدع</text:p>
          </table:table-cell>
          <table:table-cell office:value-type="float" office:value="8833">
            <text:p>8833</text:p>
          </table:table-cell>
          <table:table-cell office:value-type="float" office:value="0.102297958619">
            <text:p>0.1022979586</text:p>
          </table:table-cell>
          <table:table-cell office:value-type="float" office:value="-0.0276248465643">
            <text:p>-0.0276248466</text:p>
          </table:table-cell>
          <table:table-cell table:formula="of:=ABS(SUM([.C194];-1*[.D194]))" office:value-type="float" office:value="0.1299228051833">
            <text:p>0.1299228052</text:p>
          </table:table-cell>
          <table:table-cell table:formula="of:=[.E194]/POWER(SUM(POWER([.C194];2);POWER([.D194];2));0.5)" office:value-type="float" office:value="1.22612317236316">
            <text:p>1.2261231724</text:p>
          </table:table-cell>
          <table:table-cell table:number-columns-repeated="2" office:value-type="string">
            <text:p>POS</text:p>
          </table:table-cell>
          <table:table-cell table:formula="of:=IF([.G194]=[.H194];0;1)" office:value-type="float" office:value="0">
            <text:p>0</text:p>
          </table:table-cell>
          <table:table-cell table:formula="of:=SUM([.I$2:.I194])" office:value-type="float" office:value="49">
            <text:p>49</text:p>
          </table:table-cell>
          <table:table-cell table:formula="of:=81-[.J194]" office:value-type="float" office:value="32">
            <text:p>32</text:p>
          </table:table-cell>
        </table:table-row>
        <table:table-row table:style-name="ro3">
          <table:table-cell office:value-type="string">
            <text:p>نقي</text:p>
          </table:table-cell>
          <table:table-cell office:value-type="float" office:value="8926">
            <text:p>8926</text:p>
          </table:table-cell>
          <table:table-cell office:value-type="float" office:value="0.058219413184">
            <text:p>0.0582194132</text:p>
          </table:table-cell>
          <table:table-cell office:value-type="float" office:value="0.0206768206626">
            <text:p>0.0206768207</text:p>
          </table:table-cell>
          <table:table-cell table:formula="of:=ABS(SUM([.C195];-1*[.D195]))" office:value-type="float" office:value="0.0375425925214">
            <text:p>0.0375425925</text:p>
          </table:table-cell>
          <table:table-cell table:formula="of:=[.E195]/POWER(SUM(POWER([.C195];2);POWER([.D195];2));0.5)" office:value-type="float" office:value="0.607661074286011">
            <text:p>0.6076610743</text:p>
          </table:table-cell>
          <table:table-cell table:number-columns-repeated="2" office:value-type="string">
            <text:p>POS</text:p>
          </table:table-cell>
          <table:table-cell table:formula="of:=IF([.G195]=[.H195];0;1)" office:value-type="float" office:value="0">
            <text:p>0</text:p>
          </table:table-cell>
          <table:table-cell table:formula="of:=SUM([.I$2:.I195])" office:value-type="float" office:value="49">
            <text:p>49</text:p>
          </table:table-cell>
          <table:table-cell table:formula="of:=81-[.J195]" office:value-type="float" office:value="32">
            <text:p>32</text:p>
          </table:table-cell>
        </table:table-row>
        <table:table-row table:style-name="ro3">
          <table:table-cell office:value-type="string">
            <text:p>كيوت</text:p>
          </table:table-cell>
          <table:table-cell office:value-type="float" office:value="9155">
            <text:p>9155</text:p>
          </table:table-cell>
          <table:table-cell office:value-type="float" office:value="0.0686939894238">
            <text:p>0.0686939894</text:p>
          </table:table-cell>
          <table:table-cell office:value-type="float" office:value="0.0151569591645">
            <text:p>0.0151569592</text:p>
          </table:table-cell>
          <table:table-cell table:formula="of:=ABS(SUM([.C196];-1*[.D196]))" office:value-type="float" office:value="0.0535370302593">
            <text:p>0.0535370303</text:p>
          </table:table-cell>
          <table:table-cell table:formula="of:=[.E196]/POWER(SUM(POWER([.C196];2);POWER([.D196];2));0.5)" office:value-type="float" office:value="0.761050029348499">
            <text:p>0.7610500293</text:p>
          </table:table-cell>
          <table:table-cell table:number-columns-repeated="2" office:value-type="string">
            <text:p>POS</text:p>
          </table:table-cell>
          <table:table-cell table:formula="of:=IF([.G196]=[.H196];0;1)" office:value-type="float" office:value="0">
            <text:p>0</text:p>
          </table:table-cell>
          <table:table-cell table:formula="of:=SUM([.I$2:.I196])" office:value-type="float" office:value="49">
            <text:p>49</text:p>
          </table:table-cell>
          <table:table-cell table:formula="of:=81-[.J196]" office:value-type="float" office:value="32">
            <text:p>32</text:p>
          </table:table-cell>
        </table:table-row>
        <table:table-row table:style-name="ro3">
          <table:table-cell office:value-type="string">
            <text:p>قدير</text:p>
          </table:table-cell>
          <table:table-cell office:value-type="float" office:value="9313">
            <text:p>9313</text:p>
          </table:table-cell>
          <table:table-cell office:value-type="float" office:value="0.0842933756349">
            <text:p>0.0842933756</text:p>
          </table:table-cell>
          <table:table-cell office:value-type="float" office:value="-0.0160780206893">
            <text:p>-0.0160780207</text:p>
          </table:table-cell>
          <table:table-cell table:formula="of:=ABS(SUM([.C197];-1*[.D197]))" office:value-type="float" office:value="0.1003713963242">
            <text:p>0.1003713963</text:p>
          </table:table-cell>
          <table:table-cell table:formula="of:=[.E197]/POWER(SUM(POWER([.C197];2);POWER([.D197];2));0.5)" office:value-type="float" office:value="1.16965218028755">
            <text:p>1.1696521803</text:p>
          </table:table-cell>
          <table:table-cell table:number-columns-repeated="2" office:value-type="string">
            <text:p>POS</text:p>
          </table:table-cell>
          <table:table-cell table:formula="of:=IF([.G197]=[.H197];0;1)" office:value-type="float" office:value="0">
            <text:p>0</text:p>
          </table:table-cell>
          <table:table-cell table:formula="of:=SUM([.I$2:.I197])" office:value-type="float" office:value="49">
            <text:p>49</text:p>
          </table:table-cell>
          <table:table-cell table:formula="of:=81-[.J197]" office:value-type="float" office:value="32">
            <text:p>32</text:p>
          </table:table-cell>
        </table:table-row>
        <table:table-row table:style-name="ro3">
          <table:table-cell office:value-type="string">
            <text:p>مريض</text:p>
          </table:table-cell>
          <table:table-cell office:value-type="float" office:value="9404">
            <text:p>9404</text:p>
          </table:table-cell>
          <table:table-cell office:value-type="float" office:value="0.045205988028">
            <text:p>0.045205988</text:p>
          </table:table-cell>
          <table:table-cell office:value-type="float" office:value="0.0295264442702">
            <text:p>0.0295264443</text:p>
          </table:table-cell>
          <table:table-cell table:formula="of:=ABS(SUM([.C198];-1*[.D198]))" office:value-type="float" office:value="0.0156795437578">
            <text:p>0.0156795438</text:p>
          </table:table-cell>
          <table:table-cell table:formula="of:=[.E198]/POWER(SUM(POWER([.C198];2);POWER([.D198];2));0.5)" office:value-type="float" office:value="0.290392183913278">
            <text:p>0.2903921839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198]=[.H198];0;1)" office:value-type="float" office:value="1">
            <text:p>1</text:p>
          </table:table-cell>
          <table:table-cell table:formula="of:=SUM([.I$2:.I198])" office:value-type="float" office:value="50">
            <text:p>50</text:p>
          </table:table-cell>
          <table:table-cell table:formula="of:=81-[.J198]" office:value-type="float" office:value="31">
            <text:p>31</text:p>
          </table:table-cell>
        </table:table-row>
        <table:table-row table:style-name="ro3">
          <table:table-cell office:value-type="string">
            <text:p>محمود</text:p>
          </table:table-cell>
          <table:table-cell office:value-type="float" office:value="9446">
            <text:p>9446</text:p>
          </table:table-cell>
          <table:table-cell office:value-type="float" office:value="0.0256797933221">
            <text:p>0.0256797933</text:p>
          </table:table-cell>
          <table:table-cell office:value-type="float" office:value="0.0451722392438">
            <text:p>0.0451722392</text:p>
          </table:table-cell>
          <table:table-cell table:formula="of:=ABS(SUM([.C199];-1*[.D199]))" office:value-type="float" office:value="0.0194924459217">
            <text:p>0.0194924459</text:p>
          </table:table-cell>
          <table:table-cell table:formula="of:=[.E199]/POWER(SUM(POWER([.C199];2);POWER([.D199];2));0.5)" office:value-type="float" office:value="0.375133478801848">
            <text:p>0.3751334788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199]=[.H199];0;1)" office:value-type="float" office:value="1">
            <text:p>1</text:p>
          </table:table-cell>
          <table:table-cell table:formula="of:=SUM([.I$2:.I199])" office:value-type="float" office:value="51">
            <text:p>51</text:p>
          </table:table-cell>
          <table:table-cell table:formula="of:=81-[.J199]" office:value-type="float" office:value="30">
            <text:p>30</text:p>
          </table:table-cell>
        </table:table-row>
        <table:table-row table:style-name="ro3">
          <table:table-cell office:value-type="string">
            <text:p>كويس</text:p>
          </table:table-cell>
          <table:table-cell office:value-type="float" office:value="9505">
            <text:p>9505</text:p>
          </table:table-cell>
          <table:table-cell office:value-type="float" office:value="0.0668564180257">
            <text:p>0.066856418</text:p>
          </table:table-cell>
          <table:table-cell office:value-type="float" office:value="0.0170278085564">
            <text:p>0.0170278086</text:p>
          </table:table-cell>
          <table:table-cell table:formula="of:=ABS(SUM([.C200];-1*[.D200]))" office:value-type="float" office:value="0.0498286094693">
            <text:p>0.0498286095</text:p>
          </table:table-cell>
          <table:table-cell table:formula="of:=[.E200]/POWER(SUM(POWER([.C200];2);POWER([.D200];2));0.5)" office:value-type="float" office:value="0.72225033274712">
            <text:p>0.7222503327</text:p>
          </table:table-cell>
          <table:table-cell table:number-columns-repeated="2" office:value-type="string">
            <text:p>POS</text:p>
          </table:table-cell>
          <table:table-cell table:formula="of:=IF([.G200]=[.H200];0;1)" office:value-type="float" office:value="0">
            <text:p>0</text:p>
          </table:table-cell>
          <table:table-cell table:formula="of:=SUM([.I$2:.I200])" office:value-type="float" office:value="51">
            <text:p>51</text:p>
          </table:table-cell>
          <table:table-cell table:formula="of:=81-[.J200]" office:value-type="float" office:value="30">
            <text:p>30</text:p>
          </table:table-cell>
        </table:table-row>
        <table:table-row table:style-name="ro3">
          <table:table-cell office:value-type="string">
            <text:p>عادل</text:p>
          </table:table-cell>
          <table:table-cell office:value-type="float" office:value="9516">
            <text:p>9516</text:p>
          </table:table-cell>
          <table:table-cell office:value-type="float" office:value="0.0376265464589">
            <text:p>0.0376265465</text:p>
          </table:table-cell>
          <table:table-cell office:value-type="float" office:value="0.032127273497">
            <text:p>0.0321272735</text:p>
          </table:table-cell>
          <table:table-cell table:formula="of:=ABS(SUM([.C201];-1*[.D201]))" office:value-type="float" office:value="0.0054992729619">
            <text:p>0.005499273</text:p>
          </table:table-cell>
          <table:table-cell table:formula="of:=[.E201]/POWER(SUM(POWER([.C201];2);POWER([.D201];2));0.5)" office:value-type="float" office:value="0.111149312763979">
            <text:p>0.1111493128</text:p>
          </table:table-cell>
          <table:table-cell table:number-columns-repeated="2" office:value-type="string">
            <text:p>POS</text:p>
          </table:table-cell>
          <table:table-cell table:formula="of:=IF([.G201]=[.H201];0;1)" office:value-type="float" office:value="0">
            <text:p>0</text:p>
          </table:table-cell>
          <table:table-cell table:formula="of:=SUM([.I$2:.I201])" office:value-type="float" office:value="51">
            <text:p>51</text:p>
          </table:table-cell>
          <table:table-cell table:formula="of:=81-[.J201]" office:value-type="float" office:value="30">
            <text:p>30</text:p>
          </table:table-cell>
        </table:table-row>
        <table:table-row table:style-name="ro3">
          <table:table-cell office:value-type="string">
            <text:p>عسل</text:p>
          </table:table-cell>
          <table:table-cell office:value-type="float" office:value="9649">
            <text:p>9649</text:p>
          </table:table-cell>
          <table:table-cell office:value-type="float" office:value="0.0651730065892">
            <text:p>0.0651730066</text:p>
          </table:table-cell>
          <table:table-cell office:value-type="float" office:value="0.0162031175556">
            <text:p>0.0162031176</text:p>
          </table:table-cell>
          <table:table-cell table:formula="of:=ABS(SUM([.C202];-1*[.D202]))" office:value-type="float" office:value="0.0489698890336">
            <text:p>0.048969889</text:p>
          </table:table-cell>
          <table:table-cell table:formula="of:=[.E202]/POWER(SUM(POWER([.C202];2);POWER([.D202];2));0.5)" office:value-type="float" office:value="0.729185246631928">
            <text:p>0.7291852466</text:p>
          </table:table-cell>
          <table:table-cell table:number-columns-repeated="2" office:value-type="string">
            <text:p>POS</text:p>
          </table:table-cell>
          <table:table-cell table:formula="of:=IF([.G202]=[.H202];0;1)" office:value-type="float" office:value="0">
            <text:p>0</text:p>
          </table:table-cell>
          <table:table-cell table:formula="of:=SUM([.I$2:.I202])" office:value-type="float" office:value="51">
            <text:p>51</text:p>
          </table:table-cell>
          <table:table-cell table:formula="of:=81-[.J202]" office:value-type="float" office:value="30">
            <text:p>30</text:p>
          </table:table-cell>
        </table:table-row>
        <table:table-row table:style-name="ro3">
          <table:table-cell office:value-type="string">
            <text:p>الكلب</text:p>
          </table:table-cell>
          <table:table-cell office:value-type="float" office:value="9699">
            <text:p>9699</text:p>
          </table:table-cell>
          <table:table-cell office:value-type="float" office:value="0.00379581348274">
            <text:p>0.0037958135</text:p>
          </table:table-cell>
          <table:table-cell office:value-type="float" office:value="0.056817366863">
            <text:p>0.0568173669</text:p>
          </table:table-cell>
          <table:table-cell table:formula="of:=ABS(SUM([.C203];-1*[.D203]))" office:value-type="float" office:value="0.05302155338026">
            <text:p>0.0530215534</text:p>
          </table:table-cell>
          <table:table-cell table:formula="of:=[.E203]/POWER(SUM(POWER([.C203];2);POWER([.D203];2));0.5)" office:value-type="float" office:value="0.931117151174728">
            <text:p>0.9311171512</text:p>
          </table:table-cell>
          <table:table-cell table:number-columns-repeated="2" office:value-type="string">
            <text:p>NEG</text:p>
          </table:table-cell>
          <table:table-cell table:formula="of:=IF([.G203]=[.H203];0;1)" office:value-type="float" office:value="0">
            <text:p>0</text:p>
          </table:table-cell>
          <table:table-cell table:formula="of:=SUM([.I$2:.I203])" office:value-type="float" office:value="51">
            <text:p>51</text:p>
          </table:table-cell>
          <table:table-cell table:formula="of:=81-[.J203]" office:value-type="float" office:value="30">
            <text:p>30</text:p>
          </table:table-cell>
        </table:table-row>
        <table:table-row table:style-name="ro3">
          <table:table-cell office:value-type="string">
            <text:p>مصر ال</text:p>
          </table:table-cell>
          <table:table-cell office:value-type="float" office:value="10158">
            <text:p>10158</text:p>
          </table:table-cell>
          <table:table-cell office:value-type="float" office:value="0.0279370952489">
            <text:p>0.0279370952</text:p>
          </table:table-cell>
          <table:table-cell office:value-type="float" office:value="0.0413480922319">
            <text:p>0.0413480922</text:p>
          </table:table-cell>
          <table:table-cell table:formula="of:=ABS(SUM([.C204];-1*[.D204]))" office:value-type="float" office:value="0.013410996983">
            <text:p>0.013410997</text:p>
          </table:table-cell>
          <table:table-cell table:formula="of:=[.E204]/POWER(SUM(POWER([.C204];2);POWER([.D204];2));0.5)" office:value-type="float" office:value="0.268750114142227">
            <text:p>0.268750114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04]=[.H204];0;1)" office:value-type="float" office:value="1">
            <text:p>1</text:p>
          </table:table-cell>
          <table:table-cell table:formula="of:=SUM([.I$2:.I204])" office:value-type="float" office:value="52">
            <text:p>52</text:p>
          </table:table-cell>
          <table:table-cell table:formula="of:=81-[.J204]" office:value-type="float" office:value="29">
            <text:p>29</text:p>
          </table:table-cell>
        </table:table-row>
        <table:table-row table:style-name="ro3">
          <table:table-cell office:value-type="string">
            <text:p>حيوان</text:p>
          </table:table-cell>
          <table:table-cell office:value-type="float" office:value="10219">
            <text:p>10219</text:p>
          </table:table-cell>
          <table:table-cell office:value-type="float" office:value="0.0208769665349">
            <text:p>0.0208769665</text:p>
          </table:table-cell>
          <table:table-cell office:value-type="float" office:value="0.0500859447379">
            <text:p>0.0500859447</text:p>
          </table:table-cell>
          <table:table-cell table:formula="of:=ABS(SUM([.C205];-1*[.D205]))" office:value-type="float" office:value="0.029208978203">
            <text:p>0.0292089782</text:p>
          </table:table-cell>
          <table:table-cell table:formula="of:=[.E205]/POWER(SUM(POWER([.C205];2);POWER([.D205];2));0.5)" office:value-type="float" office:value="0.538287509811511">
            <text:p>0.5382875098</text:p>
          </table:table-cell>
          <table:table-cell table:number-columns-repeated="2" office:value-type="string">
            <text:p>NEG</text:p>
          </table:table-cell>
          <table:table-cell table:formula="of:=IF([.G205]=[.H205];0;1)" office:value-type="float" office:value="0">
            <text:p>0</text:p>
          </table:table-cell>
          <table:table-cell table:formula="of:=SUM([.I$2:.I205])" office:value-type="float" office:value="52">
            <text:p>52</text:p>
          </table:table-cell>
          <table:table-cell table:formula="of:=81-[.J205]" office:value-type="float" office:value="29">
            <text:p>29</text:p>
          </table:table-cell>
        </table:table-row>
        <table:table-row table:style-name="ro3">
          <table:table-cell office:value-type="string">
            <text:p>وسخه</text:p>
          </table:table-cell>
          <table:table-cell office:value-type="float" office:value="10498">
            <text:p>10498</text:p>
          </table:table-cell>
          <table:table-cell office:value-type="float" office:value="-0.00246781365654">
            <text:p>-0.0024678137</text:p>
          </table:table-cell>
          <table:table-cell office:value-type="float" office:value="0.0625293563627">
            <text:p>0.0625293564</text:p>
          </table:table-cell>
          <table:table-cell table:formula="of:=ABS(SUM([.C206];-1*[.D206]))" office:value-type="float" office:value="0.06499717001924">
            <text:p>0.06499717</text:p>
          </table:table-cell>
          <table:table-cell table:formula="of:=[.E206]/POWER(SUM(POWER([.C206];2);POWER([.D206];2));0.5)" office:value-type="float" office:value="1.03865788738638">
            <text:p>1.0386578874</text:p>
          </table:table-cell>
          <table:table-cell table:number-columns-repeated="2" office:value-type="string">
            <text:p>NEG</text:p>
          </table:table-cell>
          <table:table-cell table:formula="of:=IF([.G206]=[.H206];0;1)" office:value-type="float" office:value="0">
            <text:p>0</text:p>
          </table:table-cell>
          <table:table-cell table:formula="of:=SUM([.I$2:.I206])" office:value-type="float" office:value="52">
            <text:p>52</text:p>
          </table:table-cell>
          <table:table-cell table:formula="of:=81-[.J206]" office:value-type="float" office:value="29">
            <text:p>29</text:p>
          </table:table-cell>
        </table:table-row>
        <table:table-row table:style-name="ro3">
          <table:table-cell office:value-type="string">
            <text:p>مسكين</text:p>
          </table:table-cell>
          <table:table-cell office:value-type="float" office:value="10645">
            <text:p>10645</text:p>
          </table:table-cell>
          <table:table-cell office:value-type="float" office:value="0.0313446002831">
            <text:p>0.0313446003</text:p>
          </table:table-cell>
          <table:table-cell office:value-type="float" office:value="0.041867936194">
            <text:p>0.0418679362</text:p>
          </table:table-cell>
          <table:table-cell table:formula="of:=ABS(SUM([.C207];-1*[.D207]))" office:value-type="float" office:value="0.0105233359109">
            <text:p>0.0105233359</text:p>
          </table:table-cell>
          <table:table-cell table:formula="of:=[.E207]/POWER(SUM(POWER([.C207];2);POWER([.D207];2));0.5)" office:value-type="float" office:value="0.201206669947416">
            <text:p>0.2012066699</text:p>
          </table:table-cell>
          <table:table-cell table:number-columns-repeated="2" office:value-type="string">
            <text:p>NEG</text:p>
          </table:table-cell>
          <table:table-cell table:formula="of:=IF([.G207]=[.H207];0;1)" office:value-type="float" office:value="0">
            <text:p>0</text:p>
          </table:table-cell>
          <table:table-cell table:formula="of:=SUM([.I$2:.I207])" office:value-type="float" office:value="52">
            <text:p>52</text:p>
          </table:table-cell>
          <table:table-cell table:formula="of:=81-[.J207]" office:value-type="float" office:value="29">
            <text:p>29</text:p>
          </table:table-cell>
        </table:table-row>
        <table:table-row table:style-name="ro3">
          <table:table-cell office:value-type="string">
            <text:p>غبي</text:p>
          </table:table-cell>
          <table:table-cell office:value-type="float" office:value="10662">
            <text:p>10662</text:p>
          </table:table-cell>
          <table:table-cell office:value-type="float" office:value="0.0190283159941">
            <text:p>0.019028316</text:p>
          </table:table-cell>
          <table:table-cell office:value-type="float" office:value="0.0485051943646">
            <text:p>0.0485051944</text:p>
          </table:table-cell>
          <table:table-cell table:formula="of:=ABS(SUM([.C208];-1*[.D208]))" office:value-type="float" office:value="0.0294768783705">
            <text:p>0.0294768784</text:p>
          </table:table-cell>
          <table:table-cell table:formula="of:=[.E208]/POWER(SUM(POWER([.C208];2);POWER([.D208];2));0.5)" office:value-type="float" office:value="0.565731178787118">
            <text:p>0.5657311788</text:p>
          </table:table-cell>
          <table:table-cell table:number-columns-repeated="2" office:value-type="string">
            <text:p>NEG</text:p>
          </table:table-cell>
          <table:table-cell table:formula="of:=IF([.G208]=[.H208];0;1)" office:value-type="float" office:value="0">
            <text:p>0</text:p>
          </table:table-cell>
          <table:table-cell table:formula="of:=SUM([.I$2:.I208])" office:value-type="float" office:value="52">
            <text:p>52</text:p>
          </table:table-cell>
          <table:table-cell table:formula="of:=81-[.J208]" office:value-type="float" office:value="29">
            <text:p>29</text:p>
          </table:table-cell>
        </table:table-row>
        <table:table-row table:style-name="ro3">
          <table:table-cell office:value-type="string">
            <text:p>خول</text:p>
          </table:table-cell>
          <table:table-cell office:value-type="float" office:value="10732">
            <text:p>10732</text:p>
          </table:table-cell>
          <table:table-cell office:value-type="float" office:value="0.0216829484199">
            <text:p>0.0216829484</text:p>
          </table:table-cell>
          <table:table-cell office:value-type="float" office:value="0.0487697737424">
            <text:p>0.0487697737</text:p>
          </table:table-cell>
          <table:table-cell table:formula="of:=ABS(SUM([.C209];-1*[.D209]))" office:value-type="float" office:value="0.0270868253225">
            <text:p>0.0270868253</text:p>
          </table:table-cell>
          <table:table-cell table:formula="of:=[.E209]/POWER(SUM(POWER([.C209];2);POWER([.D209];2));0.5)" office:value-type="float" office:value="0.507503732161292">
            <text:p>0.5075037322</text:p>
          </table:table-cell>
          <table:table-cell table:number-columns-repeated="2" office:value-type="string">
            <text:p>NEG</text:p>
          </table:table-cell>
          <table:table-cell table:formula="of:=IF([.G209]=[.H209];0;1)" office:value-type="float" office:value="0">
            <text:p>0</text:p>
          </table:table-cell>
          <table:table-cell table:formula="of:=SUM([.I$2:.I209])" office:value-type="float" office:value="52">
            <text:p>52</text:p>
          </table:table-cell>
          <table:table-cell table:formula="of:=81-[.J209]" office:value-type="float" office:value="29">
            <text:p>29</text:p>
          </table:table-cell>
        </table:table-row>
        <table:table-row table:style-name="ro3">
          <table:table-cell office:value-type="string">
            <text:p>عره</text:p>
          </table:table-cell>
          <table:table-cell office:value-type="float" office:value="10764">
            <text:p>10764</text:p>
          </table:table-cell>
          <table:table-cell office:value-type="float" office:value="0.0386713871999">
            <text:p>0.0386713872</text:p>
          </table:table-cell>
          <table:table-cell office:value-type="float" office:value="0.0382542502964">
            <text:p>0.0382542503</text:p>
          </table:table-cell>
          <table:table-cell table:formula="of:=ABS(SUM([.C210];-1*[.D210]))" office:value-type="float" office:value="0.000417136903500002">
            <text:p>0.0004171369</text:p>
          </table:table-cell>
          <table:table-cell table:formula="of:=[.E210]/POWER(SUM(POWER([.C210];2);POWER([.D210];2));0.5)" office:value-type="float" office:value="0.0076686006447487">
            <text:p>0.0076686006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210]=[.H210];0;1)" office:value-type="float" office:value="1">
            <text:p>1</text:p>
          </table:table-cell>
          <table:table-cell table:formula="of:=SUM([.I$2:.I210])" office:value-type="float" office:value="53">
            <text:p>53</text:p>
          </table:table-cell>
          <table:table-cell table:formula="of:=81-[.J210]" office:value-type="float" office:value="28">
            <text:p>28</text:p>
          </table:table-cell>
        </table:table-row>
        <table:table-row table:style-name="ro3">
          <table:table-cell office:value-type="string">
            <text:p>جامد</text:p>
          </table:table-cell>
          <table:table-cell office:value-type="float" office:value="10860">
            <text:p>10860</text:p>
          </table:table-cell>
          <table:table-cell office:value-type="float" office:value="0.0253788650389">
            <text:p>0.025378865</text:p>
          </table:table-cell>
          <table:table-cell office:value-type="float" office:value="0.047539203132">
            <text:p>0.0475392031</text:p>
          </table:table-cell>
          <table:table-cell table:formula="of:=ABS(SUM([.C211];-1*[.D211]))" office:value-type="float" office:value="0.0221603380931">
            <text:p>0.0221603381</text:p>
          </table:table-cell>
          <table:table-cell table:formula="of:=[.E211]/POWER(SUM(POWER([.C211];2);POWER([.D211];2));0.5)" office:value-type="float" office:value="0.411219208875421">
            <text:p>0.411219208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11]=[.H211];0;1)" office:value-type="float" office:value="1">
            <text:p>1</text:p>
          </table:table-cell>
          <table:table-cell table:formula="of:=SUM([.I$2:.I211])" office:value-type="float" office:value="54">
            <text:p>54</text:p>
          </table:table-cell>
          <table:table-cell table:formula="of:=81-[.J211]" office:value-type="float" office:value="27">
            <text:p>27</text:p>
          </table:table-cell>
        </table:table-row>
        <table:table-row table:style-name="ro3">
          <table:table-cell office:value-type="string">
            <text:p>حاجات</text:p>
          </table:table-cell>
          <table:table-cell office:value-type="float" office:value="11258">
            <text:p>11258</text:p>
          </table:table-cell>
          <table:table-cell office:value-type="float" office:value="0.0471199756461">
            <text:p>0.0471199756</text:p>
          </table:table-cell>
          <table:table-cell office:value-type="float" office:value="0.0340396265907">
            <text:p>0.0340396266</text:p>
          </table:table-cell>
          <table:table-cell table:formula="of:=ABS(SUM([.C212];-1*[.D212]))" office:value-type="float" office:value="0.0130803490554">
            <text:p>0.0130803491</text:p>
          </table:table-cell>
          <table:table-cell table:formula="of:=[.E212]/POWER(SUM(POWER([.C212];2);POWER([.D212];2));0.5)" office:value-type="float" office:value="0.225022523410897">
            <text:p>0.2250225234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212]=[.H212];0;1)" office:value-type="float" office:value="1">
            <text:p>1</text:p>
          </table:table-cell>
          <table:table-cell table:formula="of:=SUM([.I$2:.I212])" office:value-type="float" office:value="55">
            <text:p>55</text:p>
          </table:table-cell>
          <table:table-cell table:formula="of:=81-[.J212]" office:value-type="float" office:value="26">
            <text:p>26</text:p>
          </table:table-cell>
        </table:table-row>
        <table:table-row table:style-name="ro3">
          <table:table-cell office:value-type="string">
            <text:p>جاهل</text:p>
          </table:table-cell>
          <table:table-cell office:value-type="float" office:value="11852">
            <text:p>11852</text:p>
          </table:table-cell>
          <table:table-cell office:value-type="float" office:value="0.023303665379">
            <text:p>0.0233036654</text:p>
          </table:table-cell>
          <table:table-cell office:value-type="float" office:value="0.0477250720815">
            <text:p>0.0477250721</text:p>
          </table:table-cell>
          <table:table-cell table:formula="of:=ABS(SUM([.C213];-1*[.D213]))" office:value-type="float" office:value="0.0244214067025">
            <text:p>0.0244214067</text:p>
          </table:table-cell>
          <table:table-cell table:formula="of:=[.E213]/POWER(SUM(POWER([.C213];2);POWER([.D213];2));0.5)" office:value-type="float" office:value="0.459821095344559">
            <text:p>0.4598210953</text:p>
          </table:table-cell>
          <table:table-cell table:number-columns-repeated="2" office:value-type="string">
            <text:p>NEG</text:p>
          </table:table-cell>
          <table:table-cell table:formula="of:=IF([.G213]=[.H213];0;1)" office:value-type="float" office:value="0">
            <text:p>0</text:p>
          </table:table-cell>
          <table:table-cell table:formula="of:=SUM([.I$2:.I213])" office:value-type="float" office:value="55">
            <text:p>55</text:p>
          </table:table-cell>
          <table:table-cell table:formula="of:=81-[.J213]" office:value-type="float" office:value="26">
            <text:p>26</text:p>
          </table:table-cell>
        </table:table-row>
        <table:table-row table:style-name="ro3">
          <table:table-cell office:value-type="string">
            <text:p>ممل</text:p>
          </table:table-cell>
          <table:table-cell office:value-type="float" office:value="12055">
            <text:p>12055</text:p>
          </table:table-cell>
          <table:table-cell office:value-type="float" office:value="0.0487610989733">
            <text:p>0.048761099</text:p>
          </table:table-cell>
          <table:table-cell office:value-type="float" office:value="0.0326709127637">
            <text:p>0.0326709128</text:p>
          </table:table-cell>
          <table:table-cell table:formula="of:=ABS(SUM([.C214];-1*[.D214]))" office:value-type="float" office:value="0.0160901862096">
            <text:p>0.0160901862</text:p>
          </table:table-cell>
          <table:table-cell table:formula="of:=[.E214]/POWER(SUM(POWER([.C214];2);POWER([.D214];2));0.5)" office:value-type="float" office:value="0.274134917850395">
            <text:p>0.2741349179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G214]=[.H214];0;1)" office:value-type="float" office:value="1">
            <text:p>1</text:p>
          </table:table-cell>
          <table:table-cell table:formula="of:=SUM([.I$2:.I214])" office:value-type="float" office:value="56">
            <text:p>56</text:p>
          </table:table-cell>
          <table:table-cell table:formula="of:=81-[.J214]" office:value-type="float" office:value="25">
            <text:p>25</text:p>
          </table:table-cell>
        </table:table-row>
        <table:table-row table:style-name="ro3">
          <table:table-cell office:value-type="string">
            <text:p>خصيه</text:p>
          </table:table-cell>
          <table:table-cell office:value-type="float" office:value="12179">
            <text:p>12179</text:p>
          </table:table-cell>
          <table:table-cell office:value-type="float" office:value="0.0306831239318">
            <text:p>0.0306831239</text:p>
          </table:table-cell>
          <table:table-cell office:value-type="float" office:value="0.0367418222756">
            <text:p>0.0367418223</text:p>
          </table:table-cell>
          <table:table-cell table:formula="of:=ABS(SUM([.C215];-1*[.D215]))" office:value-type="float" office:value="0.0060586983438">
            <text:p>0.0060586983</text:p>
          </table:table-cell>
          <table:table-cell table:formula="of:=[.E215]/POWER(SUM(POWER([.C215];2);POWER([.D215];2));0.5)" office:value-type="float" office:value="0.126569014155818">
            <text:p>0.1265690142</text:p>
          </table:table-cell>
          <table:table-cell table:number-columns-repeated="2" office:value-type="string">
            <text:p>NEG</text:p>
          </table:table-cell>
          <table:table-cell table:formula="of:=IF([.G215]=[.H215];0;1)" office:value-type="float" office:value="0">
            <text:p>0</text:p>
          </table:table-cell>
          <table:table-cell table:formula="of:=SUM([.I$2:.I215])" office:value-type="float" office:value="56">
            <text:p>56</text:p>
          </table:table-cell>
          <table:table-cell table:formula="of:=81-[.J215]" office:value-type="float" office:value="25">
            <text:p>25</text:p>
          </table:table-cell>
        </table:table-row>
        <table:table-row table:style-name="ro3">
          <table:table-cell office:value-type="string">
            <text:p>ذوق</text:p>
          </table:table-cell>
          <table:table-cell office:value-type="float" office:value="12306">
            <text:p>12306</text:p>
          </table:table-cell>
          <table:table-cell office:value-type="float" office:value="0.0760665497832">
            <text:p>0.0760665498</text:p>
          </table:table-cell>
          <table:table-cell office:value-type="float" office:value="0.00840177144744">
            <text:p>0.0084017714</text:p>
          </table:table-cell>
          <table:table-cell table:formula="of:=ABS(SUM([.C216];-1*[.D216]))" office:value-type="float" office:value="0.06766477833576">
            <text:p>0.0676647783</text:p>
          </table:table-cell>
          <table:table-cell table:formula="of:=[.E216]/POWER(SUM(POWER([.C216];2);POWER([.D216];2));0.5)" office:value-type="float" office:value="0.884170075657747">
            <text:p>0.8841700757</text:p>
          </table:table-cell>
          <table:table-cell table:number-columns-repeated="2" office:value-type="string">
            <text:p>POS</text:p>
          </table:table-cell>
          <table:table-cell table:formula="of:=IF([.G216]=[.H216];0;1)" office:value-type="float" office:value="0">
            <text:p>0</text:p>
          </table:table-cell>
          <table:table-cell table:formula="of:=SUM([.I$2:.I216])" office:value-type="float" office:value="56">
            <text:p>56</text:p>
          </table:table-cell>
          <table:table-cell table:formula="of:=81-[.J216]" office:value-type="float" office:value="25">
            <text:p>25</text:p>
          </table:table-cell>
        </table:table-row>
        <table:table-row table:style-name="ro3">
          <table:table-cell office:value-type="string">
            <text:p>حنين</text:p>
          </table:table-cell>
          <table:table-cell office:value-type="float" office:value="13387">
            <text:p>13387</text:p>
          </table:table-cell>
          <table:table-cell office:value-type="float" office:value="0.0231895137547">
            <text:p>0.0231895138</text:p>
          </table:table-cell>
          <table:table-cell office:value-type="float" office:value="0.053703377195">
            <text:p>0.0537033772</text:p>
          </table:table-cell>
          <table:table-cell table:formula="of:=ABS(SUM([.C217];-1*[.D217]))" office:value-type="float" office:value="0.0305138634403">
            <text:p>0.0305138634</text:p>
          </table:table-cell>
          <table:table-cell table:formula="of:=[.E217]/POWER(SUM(POWER([.C217];2);POWER([.D217];2));0.5)" office:value-type="float" office:value="0.521638322217879">
            <text:p>0.5216383222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17]=[.H217];0;1)" office:value-type="float" office:value="1">
            <text:p>1</text:p>
          </table:table-cell>
          <table:table-cell table:formula="of:=SUM([.I$2:.I217])" office:value-type="float" office:value="57">
            <text:p>57</text:p>
          </table:table-cell>
          <table:table-cell table:formula="of:=81-[.J217]" office:value-type="float" office:value="24">
            <text:p>24</text:p>
          </table:table-cell>
        </table:table-row>
        <table:table-row table:style-name="ro3">
          <table:table-cell office:value-type="string">
            <text:p>بارد</text:p>
          </table:table-cell>
          <table:table-cell office:value-type="float" office:value="13428">
            <text:p>13428</text:p>
          </table:table-cell>
          <table:table-cell office:value-type="float" office:value="0.0582692018859">
            <text:p>0.0582692019</text:p>
          </table:table-cell>
          <table:table-cell office:value-type="float" office:value="0.0299914958762">
            <text:p>0.0299914959</text:p>
          </table:table-cell>
          <table:table-cell table:formula="of:=ABS(SUM([.C218];-1*[.D218]))" office:value-type="float" office:value="0.0282777060097">
            <text:p>0.028277706</text:p>
          </table:table-cell>
          <table:table-cell table:formula="of:=[.E218]/POWER(SUM(POWER([.C218];2);POWER([.D218];2));0.5)" office:value-type="float" office:value="0.431492471658681">
            <text:p>0.4314924717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218]=[.H218];0;1)" office:value-type="float" office:value="1">
            <text:p>1</text:p>
          </table:table-cell>
          <table:table-cell table:formula="of:=SUM([.I$2:.I218])" office:value-type="float" office:value="58">
            <text:p>58</text:p>
          </table:table-cell>
          <table:table-cell table:formula="of:=81-[.J218]" office:value-type="float" office:value="23">
            <text:p>23</text:p>
          </table:table-cell>
        </table:table-row>
        <table:table-row table:style-name="ro3">
          <table:table-cell office:value-type="string">
            <text:p>غريب</text:p>
          </table:table-cell>
          <table:table-cell office:value-type="float" office:value="13564">
            <text:p>13564</text:p>
          </table:table-cell>
          <table:table-cell office:value-type="float" office:value="0.0312627401681">
            <text:p>0.0312627402</text:p>
          </table:table-cell>
          <table:table-cell office:value-type="float" office:value="0.044075086984">
            <text:p>0.044075087</text:p>
          </table:table-cell>
          <table:table-cell table:formula="of:=ABS(SUM([.C219];-1*[.D219]))" office:value-type="float" office:value="0.0128123468159">
            <text:p>0.0128123468</text:p>
          </table:table-cell>
          <table:table-cell table:formula="of:=[.E219]/POWER(SUM(POWER([.C219];2);POWER([.D219];2));0.5)" office:value-type="float" office:value="0.237104243398418">
            <text:p>0.2371042434</text:p>
          </table:table-cell>
          <table:table-cell table:number-columns-repeated="2" office:value-type="string">
            <text:p>NEG</text:p>
          </table:table-cell>
          <table:table-cell table:formula="of:=IF([.G219]=[.H219];0;1)" office:value-type="float" office:value="0">
            <text:p>0</text:p>
          </table:table-cell>
          <table:table-cell table:formula="of:=SUM([.I$2:.I219])" office:value-type="float" office:value="58">
            <text:p>58</text:p>
          </table:table-cell>
          <table:table-cell table:formula="of:=81-[.J219]" office:value-type="float" office:value="23">
            <text:p>23</text:p>
          </table:table-cell>
        </table:table-row>
        <table:table-row table:style-name="ro3">
          <table:table-cell office:value-type="string">
            <text:p>شمال</text:p>
          </table:table-cell>
          <table:table-cell office:value-type="float" office:value="13867">
            <text:p>13867</text:p>
          </table:table-cell>
          <table:table-cell office:value-type="float" office:value="0.0375727188223">
            <text:p>0.0375727188</text:p>
          </table:table-cell>
          <table:table-cell office:value-type="float" office:value="0.0455659556538">
            <text:p>0.0455659557</text:p>
          </table:table-cell>
          <table:table-cell table:formula="of:=ABS(SUM([.C220];-1*[.D220]))" office:value-type="float" office:value="0.00799323683149999">
            <text:p>0.0079932368</text:p>
          </table:table-cell>
          <table:table-cell table:formula="of:=[.E220]/POWER(SUM(POWER([.C220];2);POWER([.D220];2));0.5)" office:value-type="float" office:value="0.135343246470373">
            <text:p>0.1353432465</text:p>
          </table:table-cell>
          <table:table-cell table:number-columns-repeated="2" office:value-type="string">
            <text:p>NEG</text:p>
          </table:table-cell>
          <table:table-cell table:formula="of:=IF([.G220]=[.H220];0;1)" office:value-type="float" office:value="0">
            <text:p>0</text:p>
          </table:table-cell>
          <table:table-cell table:formula="of:=SUM([.I$2:.I220])" office:value-type="float" office:value="58">
            <text:p>58</text:p>
          </table:table-cell>
          <table:table-cell table:formula="of:=81-[.J220]" office:value-type="float" office:value="23">
            <text:p>23</text:p>
          </table:table-cell>
        </table:table-row>
        <table:table-row table:style-name="ro3">
          <table:table-cell office:value-type="string">
            <text:p>محترم</text:p>
          </table:table-cell>
          <table:table-cell office:value-type="float" office:value="13996">
            <text:p>13996</text:p>
          </table:table-cell>
          <table:table-cell office:value-type="float" office:value="0.0605370959525">
            <text:p>0.060537096</text:p>
          </table:table-cell>
          <table:table-cell office:value-type="float" office:value="0.0203657532679">
            <text:p>0.0203657533</text:p>
          </table:table-cell>
          <table:table-cell table:formula="of:=ABS(SUM([.C221];-1*[.D221]))" office:value-type="float" office:value="0.0401713426846">
            <text:p>0.0401713427</text:p>
          </table:table-cell>
          <table:table-cell table:formula="of:=[.E221]/POWER(SUM(POWER([.C221];2);POWER([.D221];2));0.5)" office:value-type="float" office:value="0.628945004301311">
            <text:p>0.6289450043</text:p>
          </table:table-cell>
          <table:table-cell table:number-columns-repeated="2" office:value-type="string">
            <text:p>POS</text:p>
          </table:table-cell>
          <table:table-cell table:formula="of:=IF([.G221]=[.H221];0;1)" office:value-type="float" office:value="0">
            <text:p>0</text:p>
          </table:table-cell>
          <table:table-cell table:formula="of:=SUM([.I$2:.I221])" office:value-type="float" office:value="58">
            <text:p>58</text:p>
          </table:table-cell>
          <table:table-cell table:formula="of:=81-[.J221]" office:value-type="float" office:value="23">
            <text:p>23</text:p>
          </table:table-cell>
        </table:table-row>
        <table:table-row table:style-name="ro3">
          <table:table-cell office:value-type="string">
            <text:p>قويه</text:p>
          </table:table-cell>
          <table:table-cell office:value-type="float" office:value="14091">
            <text:p>14091</text:p>
          </table:table-cell>
          <table:table-cell office:value-type="float" office:value="0.0520147145225">
            <text:p>0.0520147145</text:p>
          </table:table-cell>
          <table:table-cell office:value-type="float" office:value="0.0324282650694">
            <text:p>0.0324282651</text:p>
          </table:table-cell>
          <table:table-cell table:formula="of:=ABS(SUM([.C222];-1*[.D222]))" office:value-type="float" office:value="0.0195864494531">
            <text:p>0.0195864495</text:p>
          </table:table-cell>
          <table:table-cell table:formula="of:=[.E222]/POWER(SUM(POWER([.C222];2);POWER([.D222];2));0.5)" office:value-type="float" office:value="0.319542048620089">
            <text:p>0.3195420486</text:p>
          </table:table-cell>
          <table:table-cell table:number-columns-repeated="2" office:value-type="string">
            <text:p>POS</text:p>
          </table:table-cell>
          <table:table-cell table:formula="of:=IF([.G222]=[.H222];0;1)" office:value-type="float" office:value="0">
            <text:p>0</text:p>
          </table:table-cell>
          <table:table-cell table:formula="of:=SUM([.I$2:.I222])" office:value-type="float" office:value="58">
            <text:p>58</text:p>
          </table:table-cell>
          <table:table-cell table:formula="of:=81-[.J222]" office:value-type="float" office:value="23">
            <text:p>23</text:p>
          </table:table-cell>
        </table:table-row>
        <table:table-row table:style-name="ro3">
          <table:table-cell office:value-type="string">
            <text:p>وسخ</text:p>
          </table:table-cell>
          <table:table-cell office:value-type="float" office:value="14623">
            <text:p>14623</text:p>
          </table:table-cell>
          <table:table-cell office:value-type="float" office:value="0.00046436005837">
            <text:p>0.0004643601</text:p>
          </table:table-cell>
          <table:table-cell office:value-type="float" office:value="0.0637824672635">
            <text:p>0.0637824673</text:p>
          </table:table-cell>
          <table:table-cell table:formula="of:=ABS(SUM([.C223];-1*[.D223]))" office:value-type="float" office:value="0.06331810720513">
            <text:p>0.0633181072</text:p>
          </table:table-cell>
          <table:table-cell table:formula="of:=[.E223]/POWER(SUM(POWER([.C223];2);POWER([.D223];2));0.5)" office:value-type="float" office:value="0.992693320561164">
            <text:p>0.9926933206</text:p>
          </table:table-cell>
          <table:table-cell table:number-columns-repeated="2" office:value-type="string">
            <text:p>NEG</text:p>
          </table:table-cell>
          <table:table-cell table:formula="of:=IF([.G223]=[.H223];0;1)" office:value-type="float" office:value="0">
            <text:p>0</text:p>
          </table:table-cell>
          <table:table-cell table:formula="of:=SUM([.I$2:.I223])" office:value-type="float" office:value="58">
            <text:p>58</text:p>
          </table:table-cell>
          <table:table-cell table:formula="of:=81-[.J223]" office:value-type="float" office:value="23">
            <text:p>23</text:p>
          </table:table-cell>
        </table:table-row>
        <table:table-row table:style-name="ro3">
          <table:table-cell office:value-type="string">
            <text:p>جماعه</text:p>
          </table:table-cell>
          <table:table-cell office:value-type="float" office:value="14688">
            <text:p>14688</text:p>
          </table:table-cell>
          <table:table-cell office:value-type="float" office:value="0.0217145894736">
            <text:p>0.0217145895</text:p>
          </table:table-cell>
          <table:table-cell office:value-type="float" office:value="0.0473522974994">
            <text:p>0.0473522975</text:p>
          </table:table-cell>
          <table:table-cell table:formula="of:=ABS(SUM([.C224];-1*[.D224]))" office:value-type="float" office:value="0.0256377080258">
            <text:p>0.025637708</text:p>
          </table:table-cell>
          <table:table-cell table:formula="of:=[.E224]/POWER(SUM(POWER([.C224];2);POWER([.D224];2));0.5)" office:value-type="float" office:value="0.492145140128134">
            <text:p>0.492145140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24]=[.H224];0;1)" office:value-type="float" office:value="1">
            <text:p>1</text:p>
          </table:table-cell>
          <table:table-cell table:formula="of:=SUM([.I$2:.I224])" office:value-type="float" office:value="59">
            <text:p>59</text:p>
          </table:table-cell>
          <table:table-cell table:formula="of:=81-[.J224]" office:value-type="float" office:value="22">
            <text:p>22</text:p>
          </table:table-cell>
        </table:table-row>
        <table:table-row table:style-name="ro3">
          <table:table-cell office:value-type="string">
            <text:p>رحمن</text:p>
          </table:table-cell>
          <table:table-cell office:value-type="float" office:value="14819">
            <text:p>14819</text:p>
          </table:table-cell>
          <table:table-cell office:value-type="float" office:value="0.0676682664269">
            <text:p>0.0676682664</text:p>
          </table:table-cell>
          <table:table-cell office:value-type="float" office:value="0.0155806850587">
            <text:p>0.0155806851</text:p>
          </table:table-cell>
          <table:table-cell table:formula="of:=ABS(SUM([.C225];-1*[.D225]))" office:value-type="float" office:value="0.0520875813682">
            <text:p>0.0520875814</text:p>
          </table:table-cell>
          <table:table-cell table:formula="of:=[.E225]/POWER(SUM(POWER([.C225];2);POWER([.D225];2));0.5)" office:value-type="float" office:value="0.75012174627221">
            <text:p>0.7501217463</text:p>
          </table:table-cell>
          <table:table-cell table:number-columns-repeated="2" office:value-type="string">
            <text:p>POS</text:p>
          </table:table-cell>
          <table:table-cell table:formula="of:=IF([.G225]=[.H225];0;1)" office:value-type="float" office:value="0">
            <text:p>0</text:p>
          </table:table-cell>
          <table:table-cell table:formula="of:=SUM([.I$2:.I225])" office:value-type="float" office:value="59">
            <text:p>59</text:p>
          </table:table-cell>
          <table:table-cell table:formula="of:=81-[.J225]" office:value-type="float" office:value="22">
            <text:p>22</text:p>
          </table:table-cell>
        </table:table-row>
        <table:table-row table:style-name="ro3">
          <table:table-cell office:value-type="string">
            <text:p>شبه</text:p>
          </table:table-cell>
          <table:table-cell office:value-type="float" office:value="14864">
            <text:p>14864</text:p>
          </table:table-cell>
          <table:table-cell office:value-type="float" office:value="0.0386864520301">
            <text:p>0.038686452</text:p>
          </table:table-cell>
          <table:table-cell office:value-type="float" office:value="0.0432190440033">
            <text:p>0.043219044</text:p>
          </table:table-cell>
          <table:table-cell table:formula="of:=ABS(SUM([.C226];-1*[.D226]))" office:value-type="float" office:value="0.0045325919732">
            <text:p>0.004532592</text:p>
          </table:table-cell>
          <table:table-cell table:formula="of:=[.E226]/POWER(SUM(POWER([.C226];2);POWER([.D226];2));0.5)" office:value-type="float" office:value="0.0781420130007523">
            <text:p>0.078142013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26]=[.H226];0;1)" office:value-type="float" office:value="1">
            <text:p>1</text:p>
          </table:table-cell>
          <table:table-cell table:formula="of:=SUM([.I$2:.I226])" office:value-type="float" office:value="60">
            <text:p>60</text:p>
          </table:table-cell>
          <table:table-cell table:formula="of:=81-[.J226]" office:value-type="float" office:value="21">
            <text:p>21</text:p>
          </table:table-cell>
        </table:table-row>
        <table:table-row table:style-name="ro3">
          <table:table-cell office:value-type="string">
            <text:p>رائع</text:p>
          </table:table-cell>
          <table:table-cell office:value-type="float" office:value="15499">
            <text:p>15499</text:p>
          </table:table-cell>
          <table:table-cell office:value-type="float" office:value="0.0954428004096">
            <text:p>0.0954428004</text:p>
          </table:table-cell>
          <table:table-cell office:value-type="float" office:value="-0.00680819346999">
            <text:p>-0.0068081935</text:p>
          </table:table-cell>
          <table:table-cell table:formula="of:=ABS(SUM([.C227];-1*[.D227]))" office:value-type="float" office:value="0.10225099387959">
            <text:p>0.1022509939</text:p>
          </table:table-cell>
          <table:table-cell table:formula="of:=[.E227]/POWER(SUM(POWER([.C227];2);POWER([.D227];2));0.5)" office:value-type="float" office:value="1.06861740579859">
            <text:p>1.0686174058</text:p>
          </table:table-cell>
          <table:table-cell table:number-columns-repeated="2" office:value-type="string">
            <text:p>POS</text:p>
          </table:table-cell>
          <table:table-cell table:formula="of:=IF([.G227]=[.H227];0;1)" office:value-type="float" office:value="0">
            <text:p>0</text:p>
          </table:table-cell>
          <table:table-cell table:formula="of:=SUM([.I$2:.I227])" office:value-type="float" office:value="60">
            <text:p>60</text:p>
          </table:table-cell>
          <table:table-cell table:formula="of:=81-[.J227]" office:value-type="float" office:value="21">
            <text:p>21</text:p>
          </table:table-cell>
        </table:table-row>
        <table:table-row table:style-name="ro3">
          <table:table-cell office:value-type="string">
            <text:p>وسم</text:p>
          </table:table-cell>
          <table:table-cell office:value-type="float" office:value="16629">
            <text:p>16629</text:p>
          </table:table-cell>
          <table:table-cell office:value-type="float" office:value="0.0482047726771">
            <text:p>0.0482047727</text:p>
          </table:table-cell>
          <table:table-cell office:value-type="float" office:value="0.0321434355371">
            <text:p>0.0321434355</text:p>
          </table:table-cell>
          <table:table-cell table:formula="of:=ABS(SUM([.C228];-1*[.D228]))" office:value-type="float" office:value="0.01606133714">
            <text:p>0.0160613371</text:p>
          </table:table-cell>
          <table:table-cell table:formula="of:=[.E228]/POWER(SUM(POWER([.C228];2);POWER([.D228];2));0.5)" office:value-type="float" office:value="0.277212277118966">
            <text:p>0.2772122771</text:p>
          </table:table-cell>
          <table:table-cell table:number-columns-repeated="2" office:value-type="string">
            <text:p>POS</text:p>
          </table:table-cell>
          <table:table-cell table:formula="of:=IF([.G228]=[.H228];0;1)" office:value-type="float" office:value="0">
            <text:p>0</text:p>
          </table:table-cell>
          <table:table-cell table:formula="of:=SUM([.I$2:.I228])" office:value-type="float" office:value="60">
            <text:p>60</text:p>
          </table:table-cell>
          <table:table-cell table:formula="of:=81-[.J228]" office:value-type="float" office:value="21">
            <text:p>21</text:p>
          </table:table-cell>
        </table:table-row>
        <table:table-row table:style-name="ro3">
          <table:table-cell office:value-type="string">
            <text:p>وطني</text:p>
          </table:table-cell>
          <table:table-cell office:value-type="float" office:value="16665">
            <text:p>16665</text:p>
          </table:table-cell>
          <table:table-cell office:value-type="float" office:value="0.0377341342384">
            <text:p>0.0377341342</text:p>
          </table:table-cell>
          <table:table-cell office:value-type="float" office:value="0.0406172171532">
            <text:p>0.0406172172</text:p>
          </table:table-cell>
          <table:table-cell table:formula="of:=ABS(SUM([.C229];-1*[.D229]))" office:value-type="float" office:value="0.00288308291479999">
            <text:p>0.0028830829</text:p>
          </table:table-cell>
          <table:table-cell table:formula="of:=[.E229]/POWER(SUM(POWER([.C229];2);POWER([.D229];2));0.5)" office:value-type="float" office:value="0.0520034095373219">
            <text:p>0.0520034095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G229]=[.H229];0;1)" office:value-type="float" office:value="1">
            <text:p>1</text:p>
          </table:table-cell>
          <table:table-cell table:formula="of:=SUM([.I$2:.I229])" office:value-type="float" office:value="61">
            <text:p>61</text:p>
          </table:table-cell>
          <table:table-cell table:formula="of:=81-[.J229]" office:value-type="float" office:value="20">
            <text:p>20</text:p>
          </table:table-cell>
        </table:table-row>
        <table:table-row table:style-name="ro3">
          <table:table-cell office:value-type="string">
            <text:p>كلب</text:p>
          </table:table-cell>
          <table:table-cell office:value-type="float" office:value="16976">
            <text:p>16976</text:p>
          </table:table-cell>
          <table:table-cell office:value-type="float" office:value="0.0119879838359">
            <text:p>0.0119879838</text:p>
          </table:table-cell>
          <table:table-cell office:value-type="float" office:value="0.0595151107762">
            <text:p>0.0595151108</text:p>
          </table:table-cell>
          <table:table-cell table:formula="of:=ABS(SUM([.C230];-1*[.D230]))" office:value-type="float" office:value="0.0475271269403">
            <text:p>0.0475271269</text:p>
          </table:table-cell>
          <table:table-cell table:formula="of:=[.E230]/POWER(SUM(POWER([.C230];2);POWER([.D230];2));0.5)" office:value-type="float" office:value="0.782849043842248">
            <text:p>0.7828490438</text:p>
          </table:table-cell>
          <table:table-cell table:number-columns-repeated="2" office:value-type="string">
            <text:p>NEG</text:p>
          </table:table-cell>
          <table:table-cell table:formula="of:=IF([.G230]=[.H230];0;1)" office:value-type="float" office:value="0">
            <text:p>0</text:p>
          </table:table-cell>
          <table:table-cell table:formula="of:=SUM([.I$2:.I230])" office:value-type="float" office:value="61">
            <text:p>61</text:p>
          </table:table-cell>
          <table:table-cell table:formula="of:=81-[.J230]" office:value-type="float" office:value="20">
            <text:p>20</text:p>
          </table:table-cell>
        </table:table-row>
        <table:table-row table:style-name="ro3">
          <table:table-cell office:value-type="string">
            <text:p>مرح</text:p>
          </table:table-cell>
          <table:table-cell office:value-type="float" office:value="17129">
            <text:p>17129</text:p>
          </table:table-cell>
          <table:table-cell office:value-type="float" office:value="0.0574890269426">
            <text:p>0.0574890269</text:p>
          </table:table-cell>
          <table:table-cell office:value-type="float" office:value="0.028728142824">
            <text:p>0.0287281428</text:p>
          </table:table-cell>
          <table:table-cell table:formula="of:=ABS(SUM([.C231];-1*[.D231]))" office:value-type="float" office:value="0.0287608841186">
            <text:p>0.0287608841</text:p>
          </table:table-cell>
          <table:table-cell table:formula="of:=[.E231]/POWER(SUM(POWER([.C231];2);POWER([.D231];2));0.5)" office:value-type="float" office:value="0.447519256550659">
            <text:p>0.4475192566</text:p>
          </table:table-cell>
          <table:table-cell table:number-columns-repeated="2" office:value-type="string">
            <text:p>POS</text:p>
          </table:table-cell>
          <table:table-cell table:formula="of:=IF([.G231]=[.H231];0;1)" office:value-type="float" office:value="0">
            <text:p>0</text:p>
          </table:table-cell>
          <table:table-cell table:formula="of:=SUM([.I$2:.I231])" office:value-type="float" office:value="61">
            <text:p>61</text:p>
          </table:table-cell>
          <table:table-cell table:formula="of:=81-[.J231]" office:value-type="float" office:value="20">
            <text:p>20</text:p>
          </table:table-cell>
        </table:table-row>
        <table:table-row table:style-name="ro3">
          <table:table-cell office:value-type="string">
            <text:p>مركز</text:p>
          </table:table-cell>
          <table:table-cell office:value-type="float" office:value="17482">
            <text:p>17482</text:p>
          </table:table-cell>
          <table:table-cell office:value-type="float" office:value="0.046390956811">
            <text:p>0.0463909568</text:p>
          </table:table-cell>
          <table:table-cell office:value-type="float" office:value="0.0399426978763">
            <text:p>0.0399426979</text:p>
          </table:table-cell>
          <table:table-cell table:formula="of:=ABS(SUM([.C232];-1*[.D232]))" office:value-type="float" office:value="0.0064482589347">
            <text:p>0.0064482589</text:p>
          </table:table-cell>
          <table:table-cell table:formula="of:=[.E232]/POWER(SUM(POWER([.C232];2);POWER([.D232];2));0.5)" office:value-type="float" office:value="0.105334182918308">
            <text:p>0.1053341829</text:p>
          </table:table-cell>
          <table:table-cell table:number-columns-repeated="2" office:value-type="string">
            <text:p>POS</text:p>
          </table:table-cell>
          <table:table-cell table:formula="of:=IF([.G232]=[.H232];0;1)" office:value-type="float" office:value="0">
            <text:p>0</text:p>
          </table:table-cell>
          <table:table-cell table:formula="of:=SUM([.I$2:.I232])" office:value-type="float" office:value="61">
            <text:p>61</text:p>
          </table:table-cell>
          <table:table-cell table:formula="of:=81-[.J232]" office:value-type="float" office:value="20">
            <text:p>20</text:p>
          </table:table-cell>
        </table:table-row>
        <table:table-row table:style-name="ro3">
          <table:table-cell office:value-type="string">
            <text:p>كريم</text:p>
          </table:table-cell>
          <table:table-cell office:value-type="float" office:value="18270">
            <text:p>18270</text:p>
          </table:table-cell>
          <table:table-cell office:value-type="float" office:value="0.0708866557542">
            <text:p>0.0708866558</text:p>
          </table:table-cell>
          <table:table-cell office:value-type="float" office:value="0.0147944343366">
            <text:p>0.0147944343</text:p>
          </table:table-cell>
          <table:table-cell table:formula="of:=ABS(SUM([.C233];-1*[.D233]))" office:value-type="float" office:value="0.0560922214176">
            <text:p>0.0560922214</text:p>
          </table:table-cell>
          <table:table-cell table:formula="of:=[.E233]/POWER(SUM(POWER([.C233];2);POWER([.D233];2));0.5)" office:value-type="float" office:value="0.774604221567413">
            <text:p>0.7746042216</text:p>
          </table:table-cell>
          <table:table-cell table:number-columns-repeated="2" office:value-type="string">
            <text:p>POS</text:p>
          </table:table-cell>
          <table:table-cell table:formula="of:=IF([.G233]=[.H233];0;1)" office:value-type="float" office:value="0">
            <text:p>0</text:p>
          </table:table-cell>
          <table:table-cell table:formula="of:=SUM([.I$2:.I233])" office:value-type="float" office:value="61">
            <text:p>61</text:p>
          </table:table-cell>
          <table:table-cell table:formula="of:=81-[.J233]" office:value-type="float" office:value="20">
            <text:p>20</text:p>
          </table:table-cell>
        </table:table-row>
        <table:table-row table:style-name="ro3">
          <table:table-cell office:value-type="string">
            <text:p>سياسي</text:p>
          </table:table-cell>
          <table:table-cell office:value-type="float" office:value="18498">
            <text:p>18498</text:p>
          </table:table-cell>
          <table:table-cell office:value-type="float" office:value="0.0169785793005">
            <text:p>0.0169785793</text:p>
          </table:table-cell>
          <table:table-cell office:value-type="float" office:value="0.0523303257385">
            <text:p>0.0523303257</text:p>
          </table:table-cell>
          <table:table-cell table:formula="of:=ABS(SUM([.C234];-1*[.D234]))" office:value-type="float" office:value="0.035351746438">
            <text:p>0.0353517464</text:p>
          </table:table-cell>
          <table:table-cell table:formula="of:=[.E234]/POWER(SUM(POWER([.C234];2);POWER([.D234];2));0.5)" office:value-type="float" office:value="0.642574761384454">
            <text:p>0.6425747614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34]=[.H234];0;1)" office:value-type="float" office:value="1">
            <text:p>1</text:p>
          </table:table-cell>
          <table:table-cell table:formula="of:=SUM([.I$2:.I234])" office:value-type="float" office:value="62">
            <text:p>62</text:p>
          </table:table-cell>
          <table:table-cell table:formula="of:=81-[.J234]" office:value-type="float" office:value="19">
            <text:p>19</text:p>
          </table:table-cell>
        </table:table-row>
        <table:table-row table:style-name="ro3">
          <table:table-cell office:value-type="string">
            <text:p>عظيم</text:p>
          </table:table-cell>
          <table:table-cell office:value-type="float" office:value="19001">
            <text:p>19001</text:p>
          </table:table-cell>
          <table:table-cell office:value-type="float" office:value="0.0667886523046">
            <text:p>0.0667886523</text:p>
          </table:table-cell>
          <table:table-cell office:value-type="float" office:value="0.0177661414248">
            <text:p>0.0177661414</text:p>
          </table:table-cell>
          <table:table-cell table:formula="of:=ABS(SUM([.C235];-1*[.D235]))" office:value-type="float" office:value="0.0490225108798">
            <text:p>0.0490225109</text:p>
          </table:table-cell>
          <table:table-cell table:formula="of:=[.E235]/POWER(SUM(POWER([.C235];2);POWER([.D235];2));0.5)" office:value-type="float" office:value="0.709327882726106">
            <text:p>0.7093278827</text:p>
          </table:table-cell>
          <table:table-cell table:number-columns-repeated="2" office:value-type="string">
            <text:p>POS</text:p>
          </table:table-cell>
          <table:table-cell table:formula="of:=IF([.G235]=[.H235];0;1)" office:value-type="float" office:value="0">
            <text:p>0</text:p>
          </table:table-cell>
          <table:table-cell table:formula="of:=SUM([.I$2:.I235])" office:value-type="float" office:value="62">
            <text:p>62</text:p>
          </table:table-cell>
          <table:table-cell table:formula="of:=81-[.J235]" office:value-type="float" office:value="19">
            <text:p>19</text:p>
          </table:table-cell>
        </table:table-row>
        <table:table-row table:style-name="ro3">
          <table:table-cell office:value-type="string">
            <text:p>سيسي</text:p>
          </table:table-cell>
          <table:table-cell office:value-type="float" office:value="20667">
            <text:p>20667</text:p>
          </table:table-cell>
          <table:table-cell office:value-type="float" office:value="0.0276517250127">
            <text:p>0.027651725</text:p>
          </table:table-cell>
          <table:table-cell office:value-type="float" office:value="0.0522770599264">
            <text:p>0.0522770599</text:p>
          </table:table-cell>
          <table:table-cell table:formula="of:=ABS(SUM([.C236];-1*[.D236]))" office:value-type="float" office:value="0.0246253349137">
            <text:p>0.0246253349</text:p>
          </table:table-cell>
          <table:table-cell table:formula="of:=[.E236]/POWER(SUM(POWER([.C236];2);POWER([.D236];2));0.5)" office:value-type="float" office:value="0.416392340593773">
            <text:p>0.4163923406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36]=[.H236];0;1)" office:value-type="float" office:value="1">
            <text:p>1</text:p>
          </table:table-cell>
          <table:table-cell table:formula="of:=SUM([.I$2:.I236])" office:value-type="float" office:value="63">
            <text:p>63</text:p>
          </table:table-cell>
          <table:table-cell table:formula="of:=81-[.J236]" office:value-type="float" office:value="18">
            <text:p>18</text:p>
          </table:table-cell>
        </table:table-row>
        <table:table-row table:style-name="ro3">
          <table:table-cell office:value-type="string">
            <text:p>مجتمع</text:p>
          </table:table-cell>
          <table:table-cell office:value-type="float" office:value="21338">
            <text:p>21338</text:p>
          </table:table-cell>
          <table:table-cell office:value-type="float" office:value="0.0231122738318">
            <text:p>0.0231122738</text:p>
          </table:table-cell>
          <table:table-cell office:value-type="float" office:value="0.0499154689311">
            <text:p>0.0499154689</text:p>
          </table:table-cell>
          <table:table-cell table:formula="of:=ABS(SUM([.C237];-1*[.D237]))" office:value-type="float" office:value="0.0268031950993">
            <text:p>0.0268031951</text:p>
          </table:table-cell>
          <table:table-cell table:formula="of:=[.E237]/POWER(SUM(POWER([.C237];2);POWER([.D237];2));0.5)" office:value-type="float" office:value="0.487271928857525">
            <text:p>0.487271928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37]=[.H237];0;1)" office:value-type="float" office:value="1">
            <text:p>1</text:p>
          </table:table-cell>
          <table:table-cell table:formula="of:=SUM([.I$2:.I237])" office:value-type="float" office:value="64">
            <text:p>64</text:p>
          </table:table-cell>
          <table:table-cell table:formula="of:=81-[.J237]" office:value-type="float" office:value="17">
            <text:p>17</text:p>
          </table:table-cell>
        </table:table-row>
        <table:table-row table:style-name="ro3">
          <table:table-cell office:value-type="string">
            <text:p>امعه</text:p>
          </table:table-cell>
          <table:table-cell office:value-type="float" office:value="22046">
            <text:p>22046</text:p>
          </table:table-cell>
          <table:table-cell office:value-type="float" office:value="0.0384776986496">
            <text:p>0.0384776986</text:p>
          </table:table-cell>
          <table:table-cell office:value-type="float" office:value="0.0488671763013">
            <text:p>0.0488671763</text:p>
          </table:table-cell>
          <table:table-cell table:formula="of:=ABS(SUM([.C238];-1*[.D238]))" office:value-type="float" office:value="0.0103894776517">
            <text:p>0.0103894777</text:p>
          </table:table-cell>
          <table:table-cell table:formula="of:=[.E238]/POWER(SUM(POWER([.C238];2);POWER([.D238];2));0.5)" office:value-type="float" office:value="0.167040004179194">
            <text:p>0.1670400042</text:p>
          </table:table-cell>
          <table:table-cell table:number-columns-repeated="2" office:value-type="string">
            <text:p>NEG</text:p>
          </table:table-cell>
          <table:table-cell table:formula="of:=IF([.G238]=[.H238];0;1)" office:value-type="float" office:value="0">
            <text:p>0</text:p>
          </table:table-cell>
          <table:table-cell table:formula="of:=SUM([.I$2:.I238])" office:value-type="float" office:value="64">
            <text:p>64</text:p>
          </table:table-cell>
          <table:table-cell table:formula="of:=81-[.J238]" office:value-type="float" office:value="17">
            <text:p>17</text:p>
          </table:table-cell>
        </table:table-row>
        <table:table-row table:style-name="ro3">
          <table:table-cell office:value-type="string">
            <text:p>عزيز</text:p>
          </table:table-cell>
          <table:table-cell office:value-type="float" office:value="23153">
            <text:p>23153</text:p>
          </table:table-cell>
          <table:table-cell office:value-type="float" office:value="0.0622263085919">
            <text:p>0.0622263086</text:p>
          </table:table-cell>
          <table:table-cell office:value-type="float" office:value="0.0257059456733">
            <text:p>0.0257059457</text:p>
          </table:table-cell>
          <table:table-cell table:formula="of:=ABS(SUM([.C239];-1*[.D239]))" office:value-type="float" office:value="0.0365203629186">
            <text:p>0.0365203629</text:p>
          </table:table-cell>
          <table:table-cell table:formula="of:=[.E239]/POWER(SUM(POWER([.C239];2);POWER([.D239];2));0.5)" office:value-type="float" office:value="0.5424335940561">
            <text:p>0.5424335941</text:p>
          </table:table-cell>
          <table:table-cell table:number-columns-repeated="2" office:value-type="string">
            <text:p>POS</text:p>
          </table:table-cell>
          <table:table-cell table:formula="of:=IF([.G239]=[.H239];0;1)" office:value-type="float" office:value="0">
            <text:p>0</text:p>
          </table:table-cell>
          <table:table-cell table:formula="of:=SUM([.I$2:.I239])" office:value-type="float" office:value="64">
            <text:p>64</text:p>
          </table:table-cell>
          <table:table-cell table:formula="of:=81-[.J239]" office:value-type="float" office:value="17">
            <text:p>17</text:p>
          </table:table-cell>
        </table:table-row>
        <table:table-row table:style-name="ro3">
          <table:table-cell office:value-type="string">
            <text:p>احبه</text:p>
          </table:table-cell>
          <table:table-cell office:value-type="float" office:value="23709">
            <text:p>23709</text:p>
          </table:table-cell>
          <table:table-cell office:value-type="float" office:value="0.052769725761">
            <text:p>0.0527697258</text:p>
          </table:table-cell>
          <table:table-cell office:value-type="float" office:value="0.0375759877488">
            <text:p>0.0375759877</text:p>
          </table:table-cell>
          <table:table-cell table:formula="of:=ABS(SUM([.C240];-1*[.D240]))" office:value-type="float" office:value="0.0151937380122">
            <text:p>0.015193738</text:p>
          </table:table-cell>
          <table:table-cell table:formula="of:=[.E240]/POWER(SUM(POWER([.C240];2);POWER([.D240];2));0.5)" office:value-type="float" office:value="0.234539452407453">
            <text:p>0.2345394524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240]=[.H240];0;1)" office:value-type="float" office:value="1">
            <text:p>1</text:p>
          </table:table-cell>
          <table:table-cell table:formula="of:=SUM([.I$2:.I240])" office:value-type="float" office:value="65">
            <text:p>65</text:p>
          </table:table-cell>
          <table:table-cell table:formula="of:=81-[.J240]" office:value-type="float" office:value="16">
            <text:p>16</text:p>
          </table:table-cell>
        </table:table-row>
        <table:table-row table:style-name="ro3">
          <table:table-cell office:value-type="string">
            <text:p>باع</text:p>
          </table:table-cell>
          <table:table-cell office:value-type="float" office:value="24960">
            <text:p>24960</text:p>
          </table:table-cell>
          <table:table-cell office:value-type="float" office:value="0.0307496357753">
            <text:p>0.0307496358</text:p>
          </table:table-cell>
          <table:table-cell office:value-type="float" office:value="0.0502589350819">
            <text:p>0.0502589351</text:p>
          </table:table-cell>
          <table:table-cell table:formula="of:=ABS(SUM([.C241];-1*[.D241]))" office:value-type="float" office:value="0.0195092993066">
            <text:p>0.0195092993</text:p>
          </table:table-cell>
          <table:table-cell table:formula="of:=[.E241]/POWER(SUM(POWER([.C241];2);POWER([.D241];2));0.5)" office:value-type="float" office:value="0.331118194868326">
            <text:p>0.3311181949</text:p>
          </table:table-cell>
          <table:table-cell table:number-columns-repeated="2" office:value-type="string">
            <text:p>NEG</text:p>
          </table:table-cell>
          <table:table-cell table:formula="of:=IF([.G241]=[.H241];0;1)" office:value-type="float" office:value="0">
            <text:p>0</text:p>
          </table:table-cell>
          <table:table-cell table:formula="of:=SUM([.I$2:.I241])" office:value-type="float" office:value="65">
            <text:p>65</text:p>
          </table:table-cell>
          <table:table-cell table:formula="of:=81-[.J241]" office:value-type="float" office:value="16">
            <text:p>16</text:p>
          </table:table-cell>
        </table:table-row>
        <table:table-row table:style-name="ro3">
          <table:table-cell office:value-type="string">
            <text:p>شخصي</text:p>
          </table:table-cell>
          <table:table-cell office:value-type="float" office:value="25687">
            <text:p>25687</text:p>
          </table:table-cell>
          <table:table-cell office:value-type="float" office:value="0.0461348249057">
            <text:p>0.0461348249</text:p>
          </table:table-cell>
          <table:table-cell office:value-type="float" office:value="0.0369694225812">
            <text:p>0.0369694226</text:p>
          </table:table-cell>
          <table:table-cell table:formula="of:=ABS(SUM([.C242];-1*[.D242]))" office:value-type="float" office:value="0.0091654023245">
            <text:p>0.0091654023</text:p>
          </table:table-cell>
          <table:table-cell table:formula="of:=[.E242]/POWER(SUM(POWER([.C242];2);POWER([.D242];2));0.5)" office:value-type="float" office:value="0.155030799128472">
            <text:p>0.155030799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242]=[.H242];0;1)" office:value-type="float" office:value="1">
            <text:p>1</text:p>
          </table:table-cell>
          <table:table-cell table:formula="of:=SUM([.I$2:.I242])" office:value-type="float" office:value="66">
            <text:p>66</text:p>
          </table:table-cell>
          <table:table-cell table:formula="of:=81-[.J242]" office:value-type="float" office:value="15">
            <text:p>15</text:p>
          </table:table-cell>
        </table:table-row>
        <table:table-row table:style-name="ro3">
          <table:table-cell office:value-type="string">
            <text:p>لا و</text:p>
          </table:table-cell>
          <table:table-cell office:value-type="float" office:value="26602">
            <text:p>26602</text:p>
          </table:table-cell>
          <table:table-cell office:value-type="float" office:value="0.053119603217">
            <text:p>0.0531196032</text:p>
          </table:table-cell>
          <table:table-cell office:value-type="float" office:value="0.037411148047">
            <text:p>0.037411148</text:p>
          </table:table-cell>
          <table:table-cell table:formula="of:=ABS(SUM([.C243];-1*[.D243]))" office:value-type="float" office:value="0.01570845517">
            <text:p>0.0157084552</text:p>
          </table:table-cell>
          <table:table-cell table:formula="of:=[.E243]/POWER(SUM(POWER([.C243];2);POWER([.D243];2));0.5)" office:value-type="float" office:value="0.241774823925466">
            <text:p>0.2417748239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243]=[.H243];0;1)" office:value-type="float" office:value="1">
            <text:p>1</text:p>
          </table:table-cell>
          <table:table-cell table:formula="of:=SUM([.I$2:.I243])" office:value-type="float" office:value="67">
            <text:p>67</text:p>
          </table:table-cell>
          <table:table-cell table:formula="of:=81-[.J243]" office:value-type="float" office:value="14">
            <text:p>14</text:p>
          </table:table-cell>
        </table:table-row>
        <table:table-row table:style-name="ro3">
          <table:table-cell office:value-type="string">
            <text:p>اكيد</text:p>
          </table:table-cell>
          <table:table-cell office:value-type="float" office:value="29200">
            <text:p>29200</text:p>
          </table:table-cell>
          <table:table-cell office:value-type="float" office:value="0.0528616702475">
            <text:p>0.0528616702</text:p>
          </table:table-cell>
          <table:table-cell office:value-type="float" office:value="0.0372198806812">
            <text:p>0.0372198807</text:p>
          </table:table-cell>
          <table:table-cell table:formula="of:=ABS(SUM([.C244];-1*[.D244]))" office:value-type="float" office:value="0.0156417895663">
            <text:p>0.0156417896</text:p>
          </table:table-cell>
          <table:table-cell table:formula="of:=[.E244]/POWER(SUM(POWER([.C244];2);POWER([.D244];2));0.5)" office:value-type="float" office:value="0.241944161190252">
            <text:p>0.2419441612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244]=[.H244];0;1)" office:value-type="float" office:value="1">
            <text:p>1</text:p>
          </table:table-cell>
          <table:table-cell table:formula="of:=SUM([.I$2:.I244])" office:value-type="float" office:value="68">
            <text:p>68</text:p>
          </table:table-cell>
          <table:table-cell table:formula="of:=81-[.J244]" office:value-type="float" office:value="13">
            <text:p>13</text:p>
          </table:table-cell>
        </table:table-row>
        <table:table-row table:style-name="ro3">
          <table:table-cell office:value-type="string">
            <text:p>ضب</text:p>
          </table:table-cell>
          <table:table-cell office:value-type="float" office:value="29476">
            <text:p>29476</text:p>
          </table:table-cell>
          <table:table-cell office:value-type="float" office:value="0.0252030239413">
            <text:p>0.0252030239</text:p>
          </table:table-cell>
          <table:table-cell office:value-type="float" office:value="0.0580120994019">
            <text:p>0.0580120994</text:p>
          </table:table-cell>
          <table:table-cell table:formula="of:=ABS(SUM([.C245];-1*[.D245]))" office:value-type="float" office:value="0.0328090754606">
            <text:p>0.0328090755</text:p>
          </table:table-cell>
          <table:table-cell table:formula="of:=[.E245]/POWER(SUM(POWER([.C245];2);POWER([.D245];2));0.5)" office:value-type="float" office:value="0.518718382802259">
            <text:p>0.5187183828</text:p>
          </table:table-cell>
          <table:table-cell table:number-columns-repeated="2" office:value-type="string">
            <text:p>NEG</text:p>
          </table:table-cell>
          <table:table-cell table:formula="of:=IF([.G245]=[.H245];0;1)" office:value-type="float" office:value="0">
            <text:p>0</text:p>
          </table:table-cell>
          <table:table-cell table:formula="of:=SUM([.I$2:.I245])" office:value-type="float" office:value="68">
            <text:p>68</text:p>
          </table:table-cell>
          <table:table-cell table:formula="of:=81-[.J245]" office:value-type="float" office:value="13">
            <text:p>13</text:p>
          </table:table-cell>
        </table:table-row>
        <table:table-row table:style-name="ro3">
          <table:table-cell office:value-type="string">
            <text:p>احا</text:p>
          </table:table-cell>
          <table:table-cell office:value-type="float" office:value="29681">
            <text:p>29681</text:p>
          </table:table-cell>
          <table:table-cell office:value-type="float" office:value="0.0443885812763">
            <text:p>0.0443885813</text:p>
          </table:table-cell>
          <table:table-cell office:value-type="float" office:value="0.0458645043981">
            <text:p>0.0458645044</text:p>
          </table:table-cell>
          <table:table-cell table:formula="of:=ABS(SUM([.C246];-1*[.D246]))" office:value-type="float" office:value="0.0014759231218">
            <text:p>0.0014759231</text:p>
          </table:table-cell>
          <table:table-cell table:formula="of:=[.E246]/POWER(SUM(POWER([.C246];2);POWER([.D246];2));0.5)" office:value-type="float" office:value="0.023123768469702">
            <text:p>0.0231237685</text:p>
          </table:table-cell>
          <table:table-cell table:number-columns-repeated="2" office:value-type="string">
            <text:p>NEG</text:p>
          </table:table-cell>
          <table:table-cell table:formula="of:=IF([.G246]=[.H246];0;1)" office:value-type="float" office:value="0">
            <text:p>0</text:p>
          </table:table-cell>
          <table:table-cell table:formula="of:=SUM([.I$2:.I246])" office:value-type="float" office:value="68">
            <text:p>68</text:p>
          </table:table-cell>
          <table:table-cell table:formula="of:=81-[.J246]" office:value-type="float" office:value="13">
            <text:p>13</text:p>
          </table:table-cell>
        </table:table-row>
        <table:table-row table:style-name="ro3">
          <table:table-cell office:value-type="string">
            <text:p>جميله</text:p>
          </table:table-cell>
          <table:table-cell office:value-type="float" office:value="30166">
            <text:p>30166</text:p>
          </table:table-cell>
          <table:table-cell office:value-type="float" office:value="0.094238567862">
            <text:p>0.0942385679</text:p>
          </table:table-cell>
          <table:table-cell office:value-type="float" office:value="0.00578748398278">
            <text:p>0.005787484</text:p>
          </table:table-cell>
          <table:table-cell table:formula="of:=ABS(SUM([.C247];-1*[.D247]))" office:value-type="float" office:value="0.08845108387922">
            <text:p>0.0884510839</text:p>
          </table:table-cell>
          <table:table-cell table:formula="of:=[.E247]/POWER(SUM(POWER([.C247];2);POWER([.D247];2));0.5)" office:value-type="float" office:value="0.936821902861036">
            <text:p>0.9368219029</text:p>
          </table:table-cell>
          <table:table-cell table:number-columns-repeated="2" office:value-type="string">
            <text:p>POS</text:p>
          </table:table-cell>
          <table:table-cell table:formula="of:=IF([.G247]=[.H247];0;1)" office:value-type="float" office:value="0">
            <text:p>0</text:p>
          </table:table-cell>
          <table:table-cell table:formula="of:=SUM([.I$2:.I247])" office:value-type="float" office:value="68">
            <text:p>68</text:p>
          </table:table-cell>
          <table:table-cell table:formula="of:=81-[.J247]" office:value-type="float" office:value="13">
            <text:p>13</text:p>
          </table:table-cell>
        </table:table-row>
        <table:table-row table:style-name="ro3">
          <table:table-cell office:value-type="string">
            <text:p>سيس</text:p>
          </table:table-cell>
          <table:table-cell office:value-type="float" office:value="32122">
            <text:p>32122</text:p>
          </table:table-cell>
          <table:table-cell office:value-type="float" office:value="0.0320148636585">
            <text:p>0.0320148637</text:p>
          </table:table-cell>
          <table:table-cell office:value-type="float" office:value="0.0554101444493">
            <text:p>0.0554101444</text:p>
          </table:table-cell>
          <table:table-cell table:formula="of:=ABS(SUM([.C248];-1*[.D248]))" office:value-type="float" office:value="0.0233952807908">
            <text:p>0.0233952808</text:p>
          </table:table-cell>
          <table:table-cell table:formula="of:=[.E248]/POWER(SUM(POWER([.C248];2);POWER([.D248];2));0.5)" office:value-type="float" office:value="0.365585376787071">
            <text:p>0.3655853768</text:p>
          </table:table-cell>
          <table:table-cell table:number-columns-repeated="2" office:value-type="string">
            <text:p>NEG</text:p>
          </table:table-cell>
          <table:table-cell table:formula="of:=IF([.G248]=[.H248];0;1)" office:value-type="float" office:value="0">
            <text:p>0</text:p>
          </table:table-cell>
          <table:table-cell table:formula="of:=SUM([.I$2:.I248])" office:value-type="float" office:value="68">
            <text:p>68</text:p>
          </table:table-cell>
          <table:table-cell table:formula="of:=81-[.J248]" office:value-type="float" office:value="13">
            <text:p>13</text:p>
          </table:table-cell>
        </table:table-row>
        <table:table-row table:style-name="ro3">
          <table:table-cell office:value-type="string">
            <text:p>حلو</text:p>
          </table:table-cell>
          <table:table-cell office:value-type="float" office:value="32318">
            <text:p>32318</text:p>
          </table:table-cell>
          <table:table-cell office:value-type="float" office:value="0.0641462096801">
            <text:p>0.0641462097</text:p>
          </table:table-cell>
          <table:table-cell office:value-type="float" office:value="0.0332413006503">
            <text:p>0.0332413007</text:p>
          </table:table-cell>
          <table:table-cell table:formula="of:=ABS(SUM([.C249];-1*[.D249]))" office:value-type="float" office:value="0.0309049090298">
            <text:p>0.030904909</text:p>
          </table:table-cell>
          <table:table-cell table:formula="of:=[.E249]/POWER(SUM(POWER([.C249];2);POWER([.D249];2));0.5)" office:value-type="float" office:value="0.427763627756334">
            <text:p>0.4277636278</text:p>
          </table:table-cell>
          <table:table-cell table:number-columns-repeated="2" office:value-type="string">
            <text:p>POS</text:p>
          </table:table-cell>
          <table:table-cell table:formula="of:=IF([.G249]=[.H249];0;1)" office:value-type="float" office:value="0">
            <text:p>0</text:p>
          </table:table-cell>
          <table:table-cell table:formula="of:=SUM([.I$2:.I249])" office:value-type="float" office:value="68">
            <text:p>68</text:p>
          </table:table-cell>
          <table:table-cell table:formula="of:=81-[.J249]" office:value-type="float" office:value="13">
            <text:p>13</text:p>
          </table:table-cell>
        </table:table-row>
        <table:table-row table:style-name="ro3">
          <table:table-cell office:value-type="string">
            <text:p>قوي</text:p>
          </table:table-cell>
          <table:table-cell office:value-type="float" office:value="33283">
            <text:p>33283</text:p>
          </table:table-cell>
          <table:table-cell office:value-type="float" office:value="0.0523688491721">
            <text:p>0.0523688492</text:p>
          </table:table-cell>
          <table:table-cell office:value-type="float" office:value="0.0412628044452">
            <text:p>0.0412628044</text:p>
          </table:table-cell>
          <table:table-cell table:formula="of:=ABS(SUM([.C250];-1*[.D250]))" office:value-type="float" office:value="0.0111060447269">
            <text:p>0.0111060447</text:p>
          </table:table-cell>
          <table:table-cell table:formula="of:=[.E250]/POWER(SUM(POWER([.C250];2);POWER([.D250];2));0.5)" office:value-type="float" office:value="0.166578097753691">
            <text:p>0.1665780978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250]=[.H250];0;1)" office:value-type="float" office:value="1">
            <text:p>1</text:p>
          </table:table-cell>
          <table:table-cell table:formula="of:=SUM([.I$2:.I250])" office:value-type="float" office:value="69">
            <text:p>69</text:p>
          </table:table-cell>
          <table:table-cell table:formula="of:=81-[.J250]" office:value-type="float" office:value="12">
            <text:p>12</text:p>
          </table:table-cell>
        </table:table-row>
        <table:table-row table:style-name="ro3">
          <table:table-cell office:value-type="string">
            <text:p>تاني</text:p>
          </table:table-cell>
          <table:table-cell office:value-type="float" office:value="35286">
            <text:p>35286</text:p>
          </table:table-cell>
          <table:table-cell office:value-type="float" office:value="0.0238735155978">
            <text:p>0.0238735156</text:p>
          </table:table-cell>
          <table:table-cell office:value-type="float" office:value="0.0603142719939">
            <text:p>0.060314272</text:p>
          </table:table-cell>
          <table:table-cell table:formula="of:=ABS(SUM([.C251];-1*[.D251]))" office:value-type="float" office:value="0.0364407563961">
            <text:p>0.0364407564</text:p>
          </table:table-cell>
          <table:table-cell table:formula="of:=[.E251]/POWER(SUM(POWER([.C251];2);POWER([.D251];2));0.5)" office:value-type="float" office:value="0.561774602505734">
            <text:p>0.5617746025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51]=[.H251];0;1)" office:value-type="float" office:value="1">
            <text:p>1</text:p>
          </table:table-cell>
          <table:table-cell table:formula="of:=SUM([.I$2:.I251])" office:value-type="float" office:value="70">
            <text:p>70</text:p>
          </table:table-cell>
          <table:table-cell table:formula="of:=81-[.J251]" office:value-type="float" office:value="11">
            <text:p>11</text:p>
          </table:table-cell>
        </table:table-row>
        <table:table-row table:style-name="ro3">
          <table:table-cell office:value-type="string">
            <text:p>صحي</text:p>
          </table:table-cell>
          <table:table-cell office:value-type="float" office:value="37438">
            <text:p>37438</text:p>
          </table:table-cell>
          <table:table-cell office:value-type="float" office:value="0.0473921406721">
            <text:p>0.0473921407</text:p>
          </table:table-cell>
          <table:table-cell office:value-type="float" office:value="0.047509142174">
            <text:p>0.0475091422</text:p>
          </table:table-cell>
          <table:table-cell table:formula="of:=ABS(SUM([.C252];-1*[.D252]))" office:value-type="float" office:value="0.000117001501899999">
            <text:p>0.0001170015</text:p>
          </table:table-cell>
          <table:table-cell table:formula="of:=[.E252]/POWER(SUM(POWER([.C252];2);POWER([.D252];2));0.5)" office:value-type="float" office:value="0.00174354845467584">
            <text:p>0.0017435485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52]=[.H252];0;1)" office:value-type="float" office:value="1">
            <text:p>1</text:p>
          </table:table-cell>
          <table:table-cell table:formula="of:=SUM([.I$2:.I252])" office:value-type="float" office:value="71">
            <text:p>71</text:p>
          </table:table-cell>
          <table:table-cell table:formula="of:=81-[.J252]" office:value-type="float" office:value="10">
            <text:p>10</text:p>
          </table:table-cell>
        </table:table-row>
        <table:table-row table:style-name="ro3">
          <table:table-cell office:value-type="string">
            <text:p>عادي</text:p>
          </table:table-cell>
          <table:table-cell office:value-type="float" office:value="38016">
            <text:p>38016</text:p>
          </table:table-cell>
          <table:table-cell office:value-type="float" office:value="0.0465198517161">
            <text:p>0.0465198517</text:p>
          </table:table-cell>
          <table:table-cell office:value-type="float" office:value="0.0472682558775">
            <text:p>0.0472682559</text:p>
          </table:table-cell>
          <table:table-cell table:formula="of:=ABS(SUM([.C253];-1*[.D253]))" office:value-type="float" office:value="0.000748404161399999">
            <text:p>0.0007484042</text:p>
          </table:table-cell>
          <table:table-cell table:formula="of:=[.E253]/POWER(SUM(POWER([.C253];2);POWER([.D253];2));0.5)" office:value-type="float" office:value="0.0112846889272581">
            <text:p>0.011284688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53]=[.H253];0;1)" office:value-type="float" office:value="1">
            <text:p>1</text:p>
          </table:table-cell>
          <table:table-cell table:formula="of:=SUM([.I$2:.I253])" office:value-type="float" office:value="72">
            <text:p>72</text:p>
          </table:table-cell>
          <table:table-cell table:formula="of:=81-[.J253]" office:value-type="float" office:value="9">
            <text:p>9</text:p>
          </table:table-cell>
        </table:table-row>
        <table:table-row table:style-name="ro3">
          <table:table-cell office:value-type="string">
            <text:p>كبير</text:p>
          </table:table-cell>
          <table:table-cell office:value-type="float" office:value="40807">
            <text:p>40807</text:p>
          </table:table-cell>
          <table:table-cell office:value-type="float" office:value="0.048863829385">
            <text:p>0.0488638294</text:p>
          </table:table-cell>
          <table:table-cell office:value-type="float" office:value="0.0442932986547">
            <text:p>0.0442932987</text:p>
          </table:table-cell>
          <table:table-cell table:formula="of:=ABS(SUM([.C254];-1*[.D254]))" office:value-type="float" office:value="0.0045705307303">
            <text:p>0.0045705307</text:p>
          </table:table-cell>
          <table:table-cell table:formula="of:=[.E254]/POWER(SUM(POWER([.C254];2);POWER([.D254];2));0.5)" office:value-type="float" office:value="0.0693016324141899">
            <text:p>0.0693016324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254]=[.H254];0;1)" office:value-type="float" office:value="1">
            <text:p>1</text:p>
          </table:table-cell>
          <table:table-cell table:formula="of:=SUM([.I$2:.I254])" office:value-type="float" office:value="73">
            <text:p>73</text:p>
          </table:table-cell>
          <table:table-cell table:formula="of:=81-[.J254]" office:value-type="float" office:value="8">
            <text:p>8</text:p>
          </table:table-cell>
        </table:table-row>
        <table:table-row table:style-name="ro3">
          <table:table-cell office:value-type="string">
            <text:p>طيب</text:p>
          </table:table-cell>
          <table:table-cell office:value-type="float" office:value="43312">
            <text:p>43312</text:p>
          </table:table-cell>
          <table:table-cell office:value-type="float" office:value="0.0627310303675">
            <text:p>0.0627310304</text:p>
          </table:table-cell>
          <table:table-cell office:value-type="float" office:value="0.0357338853128">
            <text:p>0.0357338853</text:p>
          </table:table-cell>
          <table:table-cell table:formula="of:=ABS(SUM([.C255];-1*[.D255]))" office:value-type="float" office:value="0.0269971450547">
            <text:p>0.0269971451</text:p>
          </table:table-cell>
          <table:table-cell table:formula="of:=[.E255]/POWER(SUM(POWER([.C255];2);POWER([.D255];2));0.5)" office:value-type="float" office:value="0.373948480694013">
            <text:p>0.3739484807</text:p>
          </table:table-cell>
          <table:table-cell table:number-columns-repeated="2" office:value-type="string">
            <text:p>POS</text:p>
          </table:table-cell>
          <table:table-cell table:formula="of:=IF([.G255]=[.H255];0;1)" office:value-type="float" office:value="0">
            <text:p>0</text:p>
          </table:table-cell>
          <table:table-cell table:formula="of:=SUM([.I$2:.I255])" office:value-type="float" office:value="73">
            <text:p>73</text:p>
          </table:table-cell>
          <table:table-cell table:formula="of:=81-[.J255]" office:value-type="float" office:value="8">
            <text:p>8</text:p>
          </table:table-cell>
        </table:table-row>
        <table:table-row table:style-name="ro3">
          <table:table-cell office:value-type="string">
            <text:p>حاد</text:p>
          </table:table-cell>
          <table:table-cell office:value-type="float" office:value="44691">
            <text:p>44691</text:p>
          </table:table-cell>
          <table:table-cell office:value-type="float" office:value="0.0428371484652">
            <text:p>0.0428371485</text:p>
          </table:table-cell>
          <table:table-cell office:value-type="float" office:value="0.0504641113484">
            <text:p>0.0504641113</text:p>
          </table:table-cell>
          <table:table-cell table:formula="of:=ABS(SUM([.C256];-1*[.D256]))" office:value-type="float" office:value="0.0076269628832">
            <text:p>0.0076269629</text:p>
          </table:table-cell>
          <table:table-cell table:formula="of:=[.E256]/POWER(SUM(POWER([.C256];2);POWER([.D256];2));0.5)" office:value-type="float" office:value="0.115221333956999">
            <text:p>0.115221334</text:p>
          </table:table-cell>
          <table:table-cell table:number-columns-repeated="2" office:value-type="string">
            <text:p>NEG</text:p>
          </table:table-cell>
          <table:table-cell table:formula="of:=IF([.G256]=[.H256];0;1)" office:value-type="float" office:value="0">
            <text:p>0</text:p>
          </table:table-cell>
          <table:table-cell table:formula="of:=SUM([.I$2:.I256])" office:value-type="float" office:value="73">
            <text:p>73</text:p>
          </table:table-cell>
          <table:table-cell table:formula="of:=81-[.J256]" office:value-type="float" office:value="8">
            <text:p>8</text:p>
          </table:table-cell>
        </table:table-row>
        <table:table-row table:style-name="ro3">
          <table:table-cell office:value-type="string">
            <text:p>جميل</text:p>
          </table:table-cell>
          <table:table-cell office:value-type="float" office:value="49033">
            <text:p>49033</text:p>
          </table:table-cell>
          <table:table-cell office:value-type="float" office:value="0.0980140676492">
            <text:p>0.0980140676</text:p>
          </table:table-cell>
          <table:table-cell office:value-type="float" office:value="0.0104743209578">
            <text:p>0.010474321</text:p>
          </table:table-cell>
          <table:table-cell table:formula="of:=ABS(SUM([.C257];-1*[.D257]))" office:value-type="float" office:value="0.0875397466914">
            <text:p>0.0875397467</text:p>
          </table:table-cell>
          <table:table-cell table:formula="of:=[.E257]/POWER(SUM(POWER([.C257];2);POWER([.D257];2));0.5)" office:value-type="float" office:value="0.888077882406085">
            <text:p>0.8880778824</text:p>
          </table:table-cell>
          <table:table-cell table:number-columns-repeated="2" office:value-type="string">
            <text:p>POS</text:p>
          </table:table-cell>
          <table:table-cell table:formula="of:=IF([.G257]=[.H257];0;1)" office:value-type="float" office:value="0">
            <text:p>0</text:p>
          </table:table-cell>
          <table:table-cell table:formula="of:=SUM([.I$2:.I257])" office:value-type="float" office:value="73">
            <text:p>73</text:p>
          </table:table-cell>
          <table:table-cell table:formula="of:=81-[.J257]" office:value-type="float" office:value="8">
            <text:p>8</text:p>
          </table:table-cell>
        </table:table-row>
        <table:table-row table:style-name="ro3">
          <table:table-cell office:value-type="string">
            <text:p>بلد</text:p>
          </table:table-cell>
          <table:table-cell office:value-type="float" office:value="54468">
            <text:p>54468</text:p>
          </table:table-cell>
          <table:table-cell office:value-type="float" office:value="0.018530144075">
            <text:p>0.0185301441</text:p>
          </table:table-cell>
          <table:table-cell office:value-type="float" office:value="0.0642195627527">
            <text:p>0.0642195628</text:p>
          </table:table-cell>
          <table:table-cell table:formula="of:=ABS(SUM([.C258];-1*[.D258]))" office:value-type="float" office:value="0.0456894186777">
            <text:p>0.0456894187</text:p>
          </table:table-cell>
          <table:table-cell table:formula="of:=[.E258]/POWER(SUM(POWER([.C258];2);POWER([.D258];2));0.5)" office:value-type="float" office:value="0.683569148675069">
            <text:p>0.6835691487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58]=[.H258];0;1)" office:value-type="float" office:value="1">
            <text:p>1</text:p>
          </table:table-cell>
          <table:table-cell table:formula="of:=SUM([.I$2:.I258])" office:value-type="float" office:value="74">
            <text:p>74</text:p>
          </table:table-cell>
          <table:table-cell table:formula="of:=81-[.J258]" office:value-type="float" office:value="7">
            <text:p>7</text:p>
          </table:table-cell>
        </table:table-row>
        <table:table-row table:style-name="ro3">
          <table:table-cell office:value-type="string">
            <text:p>مز</text:p>
          </table:table-cell>
          <table:table-cell office:value-type="float" office:value="71499">
            <text:p>71499</text:p>
          </table:table-cell>
          <table:table-cell office:value-type="float" office:value="0.0506734674954">
            <text:p>0.0506734675</text:p>
          </table:table-cell>
          <table:table-cell office:value-type="float" office:value="0.0558941770061">
            <text:p>0.055894177</text:p>
          </table:table-cell>
          <table:table-cell table:formula="of:=ABS(SUM([.C259];-1*[.D259]))" office:value-type="float" office:value="0.0052207095107">
            <text:p>0.0052207095</text:p>
          </table:table-cell>
          <table:table-cell table:formula="of:=[.E259]/POWER(SUM(POWER([.C259];2);POWER([.D259];2));0.5)" office:value-type="float" office:value="0.0691988113941488">
            <text:p>0.0691988114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59]=[.H259];0;1)" office:value-type="float" office:value="1">
            <text:p>1</text:p>
          </table:table-cell>
          <table:table-cell table:formula="of:=SUM([.I$2:.I259])" office:value-type="float" office:value="75">
            <text:p>75</text:p>
          </table:table-cell>
          <table:table-cell table:formula="of:=81-[.J259]" office:value-type="float" office:value="6">
            <text:p>6</text:p>
          </table:table-cell>
        </table:table-row>
        <table:table-row table:style-name="ro3">
          <table:table-cell office:value-type="string">
            <text:p>اخر</text:p>
          </table:table-cell>
          <table:table-cell office:value-type="float" office:value="127498">
            <text:p>127498</text:p>
          </table:table-cell>
          <table:table-cell office:value-type="float" office:value="0.0527813671174">
            <text:p>0.0527813671</text:p>
          </table:table-cell>
          <table:table-cell office:value-type="float" office:value="0.062129331469">
            <text:p>0.0621293315</text:p>
          </table:table-cell>
          <table:table-cell table:formula="of:=ABS(SUM([.C260];-1*[.D260]))" office:value-type="float" office:value="0.0093479643516">
            <text:p>0.0093479644</text:p>
          </table:table-cell>
          <table:table-cell table:formula="of:=[.E260]/POWER(SUM(POWER([.C260];2);POWER([.D260];2));0.5)" office:value-type="float" office:value="0.114667218834422">
            <text:p>0.1146672188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60]=[.H260];0;1)" office:value-type="float" office:value="1">
            <text:p>1</text:p>
          </table:table-cell>
          <table:table-cell table:formula="of:=SUM([.I$2:.I260])" office:value-type="float" office:value="76">
            <text:p>76</text:p>
          </table:table-cell>
          <table:table-cell table:formula="of:=81-[.J260]" office:value-type="float" office:value="5">
            <text:p>5</text:p>
          </table:table-cell>
        </table:table-row>
        <table:table-row table:style-name="ro3">
          <table:table-cell office:value-type="string">
            <text:p>صح</text:p>
          </table:table-cell>
          <table:table-cell office:value-type="float" office:value="130950">
            <text:p>130950</text:p>
          </table:table-cell>
          <table:table-cell office:value-type="float" office:value="0.0611269103144">
            <text:p>0.0611269103</text:p>
          </table:table-cell>
          <table:table-cell office:value-type="float" office:value="0.0603758471013">
            <text:p>0.0603758471</text:p>
          </table:table-cell>
          <table:table-cell table:formula="of:=ABS(SUM([.C261];-1*[.D261]))" office:value-type="float" office:value="0.000751063213099999">
            <text:p>0.0007510632</text:p>
          </table:table-cell>
          <table:table-cell table:formula="of:=[.E261]/POWER(SUM(POWER([.C261];2);POWER([.D261];2));0.5)" office:value-type="float" office:value="0.00874172333638739">
            <text:p>0.0087417233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261]=[.H261];0;1)" office:value-type="float" office:value="1">
            <text:p>1</text:p>
          </table:table-cell>
          <table:table-cell table:formula="of:=SUM([.I$2:.I261])" office:value-type="float" office:value="77">
            <text:p>77</text:p>
          </table:table-cell>
          <table:table-cell table:formula="of:=81-[.J261]" office:value-type="float" office:value="4">
            <text:p>4</text:p>
          </table:table-cell>
        </table:table-row>
        <table:table-row table:style-name="ro3">
          <table:table-cell office:value-type="string">
            <text:p>حر</text:p>
          </table:table-cell>
          <table:table-cell office:value-type="float" office:value="243216">
            <text:p>243216</text:p>
          </table:table-cell>
          <table:table-cell office:value-type="float" office:value="0.043626964009">
            <text:p>0.043626964</text:p>
          </table:table-cell>
          <table:table-cell office:value-type="float" office:value="0.0884966213745">
            <text:p>0.0884966214</text:p>
          </table:table-cell>
          <table:table-cell table:formula="of:=ABS(SUM([.C262];-1*[.D262]))" office:value-type="float" office:value="0.0448696573655">
            <text:p>0.0448696574</text:p>
          </table:table-cell>
          <table:table-cell table:formula="of:=[.E262]/POWER(SUM(POWER([.C262];2);POWER([.D262];2));0.5)" office:value-type="float" office:value="0.454763477323875">
            <text:p>0.4547634773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G262]=[.H262];0;1)" office:value-type="float" office:value="1">
            <text:p>1</text:p>
          </table:table-cell>
          <table:table-cell table:formula="of:=SUM([.I$2:.I262])" office:value-type="float" office:value="78">
            <text:p>78</text:p>
          </table:table-cell>
          <table:table-cell table:formula="of:=81-[.J262]" office:value-type="float" office:value="3">
            <text:p>3</text:p>
          </table:table-cell>
        </table:table-row>
        <table:table-row table:style-name="ro3">
          <table:table-cell office:value-type="string">
            <text:p>بس</text:p>
          </table:table-cell>
          <table:table-cell office:value-type="float" office:value="375129">
            <text:p>375129</text:p>
          </table:table-cell>
          <table:table-cell office:value-type="float" office:value="0.0701426655472">
            <text:p>0.0701426655</text:p>
          </table:table-cell>
          <table:table-cell office:value-type="float" office:value="0.0818930930831">
            <text:p>0.0818930931</text:p>
          </table:table-cell>
          <table:table-cell table:formula="of:=ABS(SUM([.C263];-1*[.D263]))" office:value-type="float" office:value="0.0117504275359">
            <text:p>0.0117504275</text:p>
          </table:table-cell>
          <table:table-cell table:formula="of:=[.E263]/POWER(SUM(POWER([.C263];2);POWER([.D263];2));0.5)" office:value-type="float" office:value="0.108975705517915">
            <text:p>0.1089757055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G263]=[.H263];0;1)" office:value-type="float" office:value="1">
            <text:p>1</text:p>
          </table:table-cell>
          <table:table-cell table:formula="of:=SUM([.I$2:.I263])" office:value-type="float" office:value="79">
            <text:p>79</text:p>
          </table:table-cell>
          <table:table-cell table:formula="of:=81-[.J263]" office:value-type="float" office:value="2">
            <text:p>2</text:p>
          </table:table-cell>
        </table:table-row>
        <table:table-row table:style-name="ro3">
          <table:table-cell office:value-type="string">
            <text:p>رب</text:p>
          </table:table-cell>
          <table:table-cell office:value-type="float" office:value="506083">
            <text:p>506083</text:p>
          </table:table-cell>
          <table:table-cell office:value-type="float" office:value="0.0946910729033">
            <text:p>0.0946910729</text:p>
          </table:table-cell>
          <table:table-cell office:value-type="float" office:value="0.0811480859381">
            <text:p>0.0811480859</text:p>
          </table:table-cell>
          <table:table-cell table:formula="of:=ABS(SUM([.C264];-1*[.D264]))" office:value-type="float" office:value="0.0135429869652">
            <text:p>0.013542987</text:p>
          </table:table-cell>
          <table:table-cell table:formula="of:=[.E264]/POWER(SUM(POWER([.C264];2);POWER([.D264];2));0.5)" office:value-type="float" office:value="0.108599933394639">
            <text:p>0.1085999334</text:p>
          </table:table-cell>
          <table:table-cell table:number-columns-repeated="2" office:value-type="string">
            <text:p>POS</text:p>
          </table:table-cell>
          <table:table-cell table:formula="of:=IF([.G264]=[.H264];0;1)" office:value-type="float" office:value="0">
            <text:p>0</text:p>
          </table:table-cell>
          <table:table-cell table:formula="of:=SUM([.I$2:.I264])" office:value-type="float" office:value="79">
            <text:p>79</text:p>
          </table:table-cell>
          <table:table-cell table:formula="of:=81-[.J264]" office:value-type="float" office:value="2">
            <text:p>2</text:p>
          </table:table-cell>
        </table:table-row>
        <table:table-row table:style-name="ro3">
          <table:table-cell office:value-type="string">
            <text:p>علي</text:p>
          </table:table-cell>
          <table:table-cell office:value-type="float" office:value="565040">
            <text:p>565040</text:p>
          </table:table-cell>
          <table:table-cell office:value-type="float" office:value="0.104928334023">
            <text:p>0.104928334</text:p>
          </table:table-cell>
          <table:table-cell office:value-type="float" office:value="0.0846725242139">
            <text:p>0.0846725242</text:p>
          </table:table-cell>
          <table:table-cell table:formula="of:=ABS(SUM([.C265];-1*[.D265]))" office:value-type="float" office:value="0.0202558098091">
            <text:p>0.0202558098</text:p>
          </table:table-cell>
          <table:table-cell table:formula="of:=[.E265]/POWER(SUM(POWER([.C265];2);POWER([.D265];2));0.5)" office:value-type="float" office:value="0.150231131313951">
            <text:p>0.1502311313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265]=[.H265];0;1)" office:value-type="float" office:value="1">
            <text:p>1</text:p>
          </table:table-cell>
          <table:table-cell table:formula="of:=SUM([.I$2:.I265])" office:value-type="float" office:value="80">
            <text:p>80</text:p>
          </table:table-cell>
          <table:table-cell table:formula="of:=81-[.J265]" office:value-type="float" office:value="1">
            <text:p>1</text:p>
          </table:table-cell>
        </table:table-row>
        <table:table-row table:style-name="ro3">
          <table:table-cell office:value-type="string">
            <text:p>الله</text:p>
          </table:table-cell>
          <table:table-cell office:value-type="float" office:value="578680">
            <text:p>578680</text:p>
          </table:table-cell>
          <table:table-cell office:value-type="float" office:value="0.140443001021">
            <text:p>0.140443001</text:p>
          </table:table-cell>
          <table:table-cell office:value-type="float" office:value="0.0410247378971">
            <text:p>0.0410247379</text:p>
          </table:table-cell>
          <table:table-cell table:formula="of:=ABS(SUM([.C266];-1*[.D266]))" office:value-type="float" office:value="0.0994182631239">
            <text:p>0.0994182631</text:p>
          </table:table-cell>
          <table:table-cell table:formula="of:=[.E266]/POWER(SUM(POWER([.C266];2);POWER([.D266];2));0.5)" office:value-type="float" office:value="0.679493915663356">
            <text:p>0.6794939157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G266]=[.H266];0;1)" office:value-type="float" office:value="1">
            <text:p>1</text:p>
          </table:table-cell>
          <table:table-cell table:formula="of:=SUM([.I$2:.I266])" office:value-type="float" office:value="81">
            <text:p>81</text:p>
          </table:table-cell>
          <table:table-cell table:formula="of:=81-[.J266]" office:value-type="float" office:value="0">
            <text:p>0</text:p>
          </table:table-cell>
        </table:table-row>
        <table:table-row table:style-name="ro3" table:number-rows-repeated="5">
          <table:table-cell table:number-columns-repeated="11"/>
        </table:table-row>
        <table:table-row table:style-name="ro5">
          <table:table-cell table:number-columns-repeated="3"/>
          <table:table-cell table:style-name="ce2" office:value-type="string">
            <text:p>Polarity precision with neutral</text:p>
          </table:table-cell>
          <table:table-cell table:style-name="ce2" table:formula="of:=185/266" office:value-type="float" office:value="0.695488721804511">
            <text:p>0.6954887218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ce2" office:value-type="string">
            <text:p>Polarity precision with removing neutral</text:p>
          </table:table-cell>
          <table:table-cell table:style-name="ce2" table:formula="of:=(206-21)/206" office:value-type="float" office:value="0.898058252427184">
            <text:p>0.8980582524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ce2" office:value-type="string">
            <text:p>Subjectivity precision</text:p>
          </table:table-cell>
          <table:table-cell table:style-name="ce2" table:formula="of:=(266-60)/266" office:value-type="float" office:value="0.774436090225564">
            <text:p>0.7744360902</text:p>
          </table:table-cell>
          <table:table-cell table:number-columns-repeated="6"/>
        </table:table-row>
        <table:table-row table:style-name="ro3" table:number-rows-repeated="1048301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K26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yelsahar </meta:initial-creator>
    <meta:creation-date>2014-01-20T14:52:27</meta:creation-date>
    <dc:date>2014-01-20T15:44:32</dc:date>
    <dc:creator>hadyelsahar </dc:creator>
    <meta:editing-duration>PT29M7S</meta:editing-duration>
    <meta:editing-cycles>3</meta:editing-cycles>
    <meta:generator>LibreOffice/3.5$Linux_x86 LibreOffice_project/350m1$Build-2</meta:generator>
    <meta:document-statistic meta:table-count="3" meta:cell-count="2932" meta:object-count="0"/>
  </office:meta>
</office:document-meta>
</file>